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4.89479166666667cm"/>
    </style:style>
    <style:style style:name="co8" style:family="table-column">
      <style:table-column-properties fo:break-before="auto" style:column-width="4.73604166666667cm"/>
    </style:style>
    <style:style style:name="co9" style:family="table-column">
      <style:table-column-properties fo:break-before="auto" style:column-width="5.84729166666667cm"/>
    </style:style>
    <style:style style:name="co10" style:family="table-column">
      <style:table-column-properties fo:break-before="auto" style:column-width="6.588125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5.318125cm"/>
    </style:style>
    <style:style style:name="co13" style:family="table-column">
      <style:table-column-properties fo:break-before="auto" style:column-width="3.30729166666667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4.1275cm"/>
    </style:style>
    <style:style style:name="co17" style:family="table-column">
      <style:table-column-properties fo:break-before="auto" style:column-width="5.132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inlagerungdatat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3"/>
        <table:table-column table:style-name="co11" table:number-columns-repeated="16373" table:default-cell-style-name="ce1"/>
        <table:table-row table:style-name="ro1">
          <table:table-cell office:value-type="string" table:style-name="ce1">
            <text:p>acc.ax</text:p>
          </table:table-cell>
          <table:table-cell office:value-type="string" table:style-name="ce1">
            <text:p>acc.ay</text:p>
          </table:table-cell>
          <table:table-cell office:value-type="string" table:style-name="ce1">
            <text:p>acc.az</text:p>
          </table:table-cell>
          <table:table-cell office:value-type="string" table:style-name="ce1">
            <text:p>acc.gx</text:p>
          </table:table-cell>
          <table:table-cell office:value-type="string" table:style-name="ce1">
            <text:p>acc.gy</text:p>
          </table:table-cell>
          <table:table-cell office:value-type="string" table:style-name="ce1">
            <text:p>acc.gz</text:p>
          </table:table-cell>
          <table:table-cell office:value-type="string" table:style-name="ce1">
            <text:p>gyro.gx</text:p>
          </table:table-cell>
          <table:table-cell office:value-type="string" table:style-name="ce1">
            <text:p>gyro.gy</text:p>
          </table:table-cell>
          <table:table-cell office:value-type="string" table:style-name="ce1">
            <text:p>gyro.gz</text:p>
          </table:table-cell>
          <table:table-cell office:value-type="string" table:style-name="ce2">
            <text:p>timestamp</text:p>
          </table:table-cell>
          <table:table-cell office:value-type="string" table:style-name="ce3">
            <text:p>timestamp hh:mm:ss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6148" table:style-name="ce2">
            <text:p>1661175576148</text:p>
          </table:table-cell>
          <table:table-cell office:value-type="date" office:date-value="2022-08-22T13:39:36" table:formula="of:=[.J2]/86400000+DATE(1970;1;1)" table:style-name="ce3">
            <text:p>2022-08-22 13:39:36:39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76206" table:style-name="ce2">
            <text:p>1661175576206</text:p>
          </table:table-cell>
          <table:table-cell office:value-type="date" office:date-value="2022-08-22T13:39:36" table:formula="of:=[.J3]/86400000+DATE(1970;1;1)" table:style-name="ce3">
            <text:p>2022-08-22 13:39:36:39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123864" table:style-name="ce1">
            <text:p>1,123864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76264" table:style-name="ce2">
            <text:p>1661175576264</text:p>
          </table:table-cell>
          <table:table-cell office:value-type="date" office:date-value="2022-08-22T13:39:36" table:formula="of:=[.J4]/86400000+DATE(1970;1;1)" table:style-name="ce3">
            <text:p>2022-08-22 13:39:36:39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6322" table:style-name="ce2">
            <text:p>1661175576322</text:p>
          </table:table-cell>
          <table:table-cell office:value-type="date" office:date-value="2022-08-22T13:39:36" table:formula="of:=[.J5]/86400000+DATE(1970;1;1)" table:style-name="ce3">
            <text:p>2022-08-22 13:39:36:39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6409" table:style-name="ce2">
            <text:p>1661175576409</text:p>
          </table:table-cell>
          <table:table-cell office:value-type="date" office:date-value="2022-08-22T13:39:36" table:formula="of:=[.J6]/86400000+DATE(1970;1;1)" table:style-name="ce3">
            <text:p>2022-08-22 13:39:36:39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6468" table:style-name="ce2">
            <text:p>1661175576468</text:p>
          </table:table-cell>
          <table:table-cell office:value-type="date" office:date-value="2022-08-22T13:39:36" table:formula="of:=[.J7]/86400000+DATE(1970;1;1)" table:style-name="ce3">
            <text:p>2022-08-22 13:39:36:39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6526" table:style-name="ce2">
            <text:p>1661175576526</text:p>
          </table:table-cell>
          <table:table-cell office:value-type="date" office:date-value="2022-08-22T13:39:36" table:formula="of:=[.J8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6583" table:style-name="ce2">
            <text:p>1661175576583</text:p>
          </table:table-cell>
          <table:table-cell office:value-type="date" office:date-value="2022-08-22T13:39:36" table:formula="of:=[.J9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6670" table:style-name="ce2">
            <text:p>1661175576670</text:p>
          </table:table-cell>
          <table:table-cell office:value-type="date" office:date-value="2022-08-22T13:39:36" table:formula="of:=[.J10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76729" table:style-name="ce2">
            <text:p>1661175576729</text:p>
          </table:table-cell>
          <table:table-cell office:value-type="date" office:date-value="2022-08-22T13:39:36" table:formula="of:=[.J11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284" table:style-name="ce1">
            <text:p>1,00284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6787" table:style-name="ce2">
            <text:p>1661175576787</text:p>
          </table:table-cell>
          <table:table-cell office:value-type="date" office:date-value="2022-08-22T13:39:36" table:formula="of:=[.J12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6846" table:style-name="ce2">
            <text:p>1661175576846</text:p>
          </table:table-cell>
          <table:table-cell office:value-type="date" office:date-value="2022-08-22T13:39:36" table:formula="of:=[.J13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6933" table:style-name="ce2">
            <text:p>1661175576933</text:p>
          </table:table-cell>
          <table:table-cell office:value-type="date" office:date-value="2022-08-22T13:39:36" table:formula="of:=[.J14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576991" table:style-name="ce2">
            <text:p>1661175576991</text:p>
          </table:table-cell>
          <table:table-cell office:value-type="date" office:date-value="2022-08-22T13:39:36" table:formula="of:=[.J15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77048" table:style-name="ce2">
            <text:p>1661175577048</text:p>
          </table:table-cell>
          <table:table-cell office:value-type="date" office:date-value="2022-08-22T13:39:37" table:formula="of:=[.J16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7107" table:style-name="ce2">
            <text:p>1661175577107</text:p>
          </table:table-cell>
          <table:table-cell office:value-type="date" office:date-value="2022-08-22T13:39:37" table:formula="of:=[.J17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7194" table:style-name="ce2">
            <text:p>1661175577194</text:p>
          </table:table-cell>
          <table:table-cell office:value-type="date" office:date-value="2022-08-22T13:39:37" table:formula="of:=[.J18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77252" table:style-name="ce2">
            <text:p>1661175577252</text:p>
          </table:table-cell>
          <table:table-cell office:value-type="date" office:date-value="2022-08-22T13:39:37" table:formula="of:=[.J19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7310" table:style-name="ce2">
            <text:p>1661175577310</text:p>
          </table:table-cell>
          <table:table-cell office:value-type="date" office:date-value="2022-08-22T13:39:37" table:formula="of:=[.J20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7369" table:style-name="ce2">
            <text:p>1661175577369</text:p>
          </table:table-cell>
          <table:table-cell office:value-type="date" office:date-value="2022-08-22T13:39:37" table:formula="of:=[.J21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7456" table:style-name="ce2">
            <text:p>1661175577456</text:p>
          </table:table-cell>
          <table:table-cell office:value-type="date" office:date-value="2022-08-22T13:39:37" table:formula="of:=[.J22]/86400000+DATE(1970;1;1)" table:style-name="ce3">
            <text:p>2022-08-22 13:39:37:39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2" table:style-name="ce1">
            <text:p>0,42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7514" table:style-name="ce2">
            <text:p>1661175577514</text:p>
          </table:table-cell>
          <table:table-cell office:value-type="date" office:date-value="2022-08-22T13:39:37" table:formula="of:=[.J23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577572" table:style-name="ce2">
            <text:p>1661175577572</text:p>
          </table:table-cell>
          <table:table-cell office:value-type="date" office:date-value="2022-08-22T13:39:37" table:formula="of:=[.J24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7630" table:style-name="ce2">
            <text:p>1661175577630</text:p>
          </table:table-cell>
          <table:table-cell office:value-type="date" office:date-value="2022-08-22T13:39:37" table:formula="of:=[.J25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7717" table:style-name="ce2">
            <text:p>1661175577717</text:p>
          </table:table-cell>
          <table:table-cell office:value-type="date" office:date-value="2022-08-22T13:39:37" table:formula="of:=[.J26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77775" table:style-name="ce2">
            <text:p>1661175577775</text:p>
          </table:table-cell>
          <table:table-cell office:value-type="date" office:date-value="2022-08-22T13:39:37" table:formula="of:=[.J27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7834" table:style-name="ce2">
            <text:p>1661175577834</text:p>
          </table:table-cell>
          <table:table-cell office:value-type="date" office:date-value="2022-08-22T13:39:37" table:formula="of:=[.J28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3439999999999998E-3" table:style-name="ce1">
            <text:p>0,00634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7891" table:style-name="ce2">
            <text:p>1661175577891</text:p>
          </table:table-cell>
          <table:table-cell office:value-type="date" office:date-value="2022-08-22T13:39:37" table:formula="of:=[.J29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7979" table:style-name="ce2">
            <text:p>1661175577979</text:p>
          </table:table-cell>
          <table:table-cell office:value-type="date" office:date-value="2022-08-22T13:39:37" table:formula="of:=[.J30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78036" table:style-name="ce2">
            <text:p>1661175578036</text:p>
          </table:table-cell>
          <table:table-cell office:value-type="date" office:date-value="2022-08-22T13:39:38" table:formula="of:=[.J31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8095" table:style-name="ce2">
            <text:p>1661175578095</text:p>
          </table:table-cell>
          <table:table-cell office:value-type="date" office:date-value="2022-08-22T13:39:38" table:formula="of:=[.J32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8153" table:style-name="ce2">
            <text:p>1661175578153</text:p>
          </table:table-cell>
          <table:table-cell office:value-type="date" office:date-value="2022-08-22T13:39:38" table:formula="of:=[.J33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2720000000000007E-3" table:style-name="ce1">
            <text:p>0,00927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8240" table:style-name="ce2">
            <text:p>1661175578240</text:p>
          </table:table-cell>
          <table:table-cell office:value-type="date" office:date-value="2022-08-22T13:39:38" table:formula="of:=[.J34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8299" table:style-name="ce2">
            <text:p>1661175578299</text:p>
          </table:table-cell>
          <table:table-cell office:value-type="date" office:date-value="2022-08-22T13:39:38" table:formula="of:=[.J35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8356" table:style-name="ce2">
            <text:p>1661175578356</text:p>
          </table:table-cell>
          <table:table-cell office:value-type="date" office:date-value="2022-08-22T13:39:38" table:formula="of:=[.J36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8414" table:style-name="ce2">
            <text:p>1661175578414</text:p>
          </table:table-cell>
          <table:table-cell office:value-type="date" office:date-value="2022-08-22T13:39:38" table:formula="of:=[.J37]/86400000+DATE(1970;1;1)" table:style-name="ce3">
            <text:p>2022-08-22 13:39:38:39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8502" table:style-name="ce2">
            <text:p>1661175578502</text:p>
          </table:table-cell>
          <table:table-cell office:value-type="date" office:date-value="2022-08-22T13:39:38" table:formula="of:=[.J38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578560" table:style-name="ce2">
            <text:p>1661175578560</text:p>
          </table:table-cell>
          <table:table-cell office:value-type="date" office:date-value="2022-08-22T13:39:38" table:formula="of:=[.J39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2959999999999996E-3" table:style-name="ce1">
            <text:p>0,00829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8618" table:style-name="ce2">
            <text:p>1661175578618</text:p>
          </table:table-cell>
          <table:table-cell office:value-type="date" office:date-value="2022-08-22T13:39:38" table:formula="of:=[.J40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8676" table:style-name="ce2">
            <text:p>1661175578676</text:p>
          </table:table-cell>
          <table:table-cell office:value-type="date" office:date-value="2022-08-22T13:39:38" table:formula="of:=[.J41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8763" table:style-name="ce2">
            <text:p>1661175578763</text:p>
          </table:table-cell>
          <table:table-cell office:value-type="date" office:date-value="2022-08-22T13:39:38" table:formula="of:=[.J42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8822" table:style-name="ce2">
            <text:p>1661175578822</text:p>
          </table:table-cell>
          <table:table-cell office:value-type="date" office:date-value="2022-08-22T13:39:38" table:formula="of:=[.J43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77" table:style-name="ce1">
            <text:p>0,7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8880" table:style-name="ce2">
            <text:p>1661175578880</text:p>
          </table:table-cell>
          <table:table-cell office:value-type="date" office:date-value="2022-08-22T13:39:38" table:formula="of:=[.J44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8939" table:style-name="ce2">
            <text:p>1661175578939</text:p>
          </table:table-cell>
          <table:table-cell office:value-type="date" office:date-value="2022-08-22T13:39:38" table:formula="of:=[.J45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79026" table:style-name="ce2">
            <text:p>1661175579026</text:p>
          </table:table-cell>
          <table:table-cell office:value-type="date" office:date-value="2022-08-22T13:39:39" table:formula="of:=[.J46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9083" table:style-name="ce2">
            <text:p>1661175579083</text:p>
          </table:table-cell>
          <table:table-cell office:value-type="date" office:date-value="2022-08-22T13:39:39" table:formula="of:=[.J47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79141" table:style-name="ce2">
            <text:p>1661175579141</text:p>
          </table:table-cell>
          <table:table-cell office:value-type="date" office:date-value="2022-08-22T13:39:39" table:formula="of:=[.J48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79200" table:style-name="ce2">
            <text:p>1661175579200</text:p>
          </table:table-cell>
          <table:table-cell office:value-type="date" office:date-value="2022-08-22T13:39:39" table:formula="of:=[.J49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9287" table:style-name="ce2">
            <text:p>1661175579287</text:p>
          </table:table-cell>
          <table:table-cell office:value-type="date" office:date-value="2022-08-22T13:39:39" table:formula="of:=[.J50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9345" table:style-name="ce2">
            <text:p>1661175579345</text:p>
          </table:table-cell>
          <table:table-cell office:value-type="date" office:date-value="2022-08-22T13:39:39" table:formula="of:=[.J51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79403" table:style-name="ce2">
            <text:p>1661175579403</text:p>
          </table:table-cell>
          <table:table-cell office:value-type="date" office:date-value="2022-08-22T13:39:39" table:formula="of:=[.J52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9461" table:style-name="ce2">
            <text:p>1661175579461</text:p>
          </table:table-cell>
          <table:table-cell office:value-type="date" office:date-value="2022-08-22T13:39:39" table:formula="of:=[.J53]/86400000+DATE(1970;1;1)" table:style-name="ce3">
            <text:p>2022-08-22 13:39:39:39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9549" table:style-name="ce2">
            <text:p>1661175579549</text:p>
          </table:table-cell>
          <table:table-cell office:value-type="date" office:date-value="2022-08-22T13:39:39" table:formula="of:=[.J54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79607" table:style-name="ce2">
            <text:p>1661175579607</text:p>
          </table:table-cell>
          <table:table-cell office:value-type="date" office:date-value="2022-08-22T13:39:39" table:formula="of:=[.J55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79665" table:style-name="ce2">
            <text:p>1661175579665</text:p>
          </table:table-cell>
          <table:table-cell office:value-type="date" office:date-value="2022-08-22T13:39:39" table:formula="of:=[.J56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79723" table:style-name="ce2">
            <text:p>1661175579723</text:p>
          </table:table-cell>
          <table:table-cell office:value-type="date" office:date-value="2022-08-22T13:39:39" table:formula="of:=[.J57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79811" table:style-name="ce2">
            <text:p>1661175579811</text:p>
          </table:table-cell>
          <table:table-cell office:value-type="date" office:date-value="2022-08-22T13:39:39" table:formula="of:=[.J58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599999999999996E-3" table:style-name="ce1">
            <text:p>0,0097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79868" table:style-name="ce2">
            <text:p>1661175579868</text:p>
          </table:table-cell>
          <table:table-cell office:value-type="date" office:date-value="2022-08-22T13:39:39" table:formula="of:=[.J59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79927" table:style-name="ce2">
            <text:p>1661175579927</text:p>
          </table:table-cell>
          <table:table-cell office:value-type="date" office:date-value="2022-08-22T13:39:39" table:formula="of:=[.J60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79985" table:style-name="ce2">
            <text:p>1661175579985</text:p>
          </table:table-cell>
          <table:table-cell office:value-type="date" office:date-value="2022-08-22T13:39:39" table:formula="of:=[.J61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0072" table:style-name="ce2">
            <text:p>1661175580072</text:p>
          </table:table-cell>
          <table:table-cell office:value-type="date" office:date-value="2022-08-22T13:39:40" table:formula="of:=[.J62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8079999999999998E-3" table:style-name="ce1">
            <text:p>0,007808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80131" table:style-name="ce2">
            <text:p>1661175580131</text:p>
          </table:table-cell>
          <table:table-cell office:value-type="date" office:date-value="2022-08-22T13:39:40" table:formula="of:=[.J63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0188" table:style-name="ce2">
            <text:p>1661175580188</text:p>
          </table:table-cell>
          <table:table-cell office:value-type="date" office:date-value="2022-08-22T13:39:40" table:formula="of:=[.J64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0246" table:style-name="ce2">
            <text:p>1661175580246</text:p>
          </table:table-cell>
          <table:table-cell office:value-type="date" office:date-value="2022-08-22T13:39:40" table:formula="of:=[.J65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0333" table:style-name="ce2">
            <text:p>1661175580333</text:p>
          </table:table-cell>
          <table:table-cell office:value-type="date" office:date-value="2022-08-22T13:39:40" table:formula="of:=[.J66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0392" table:style-name="ce2">
            <text:p>1661175580392</text:p>
          </table:table-cell>
          <table:table-cell office:value-type="date" office:date-value="2022-08-22T13:39:40" table:formula="of:=[.J67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580450" table:style-name="ce2">
            <text:p>1661175580450</text:p>
          </table:table-cell>
          <table:table-cell office:value-type="date" office:date-value="2022-08-22T13:39:40" table:formula="of:=[.J68]/86400000+DATE(1970;1;1)" table:style-name="ce3">
            <text:p>2022-08-22 13:39:40:39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0507" table:style-name="ce2">
            <text:p>1661175580507</text:p>
          </table:table-cell>
          <table:table-cell office:value-type="date" office:date-value="2022-08-22T13:39:40" table:formula="of:=[.J69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87449600000000005" table:style-name="ce1">
            <text:p>0,874496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0595" table:style-name="ce2">
            <text:p>1661175580595</text:p>
          </table:table-cell>
          <table:table-cell office:value-type="date" office:date-value="2022-08-22T13:39:40" table:formula="of:=[.J70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0654" table:style-name="ce2">
            <text:p>1661175580654</text:p>
          </table:table-cell>
          <table:table-cell office:value-type="date" office:date-value="2022-08-22T13:39:40" table:formula="of:=[.J71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42" table:style-name="ce1">
            <text:p>0,42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580711" table:style-name="ce2">
            <text:p>1661175580711</text:p>
          </table:table-cell>
          <table:table-cell office:value-type="date" office:date-value="2022-08-22T13:39:40" table:formula="of:=[.J72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0770" table:style-name="ce2">
            <text:p>1661175580770</text:p>
          </table:table-cell>
          <table:table-cell office:value-type="date" office:date-value="2022-08-22T13:39:40" table:formula="of:=[.J73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0857" table:style-name="ce2">
            <text:p>1661175580857</text:p>
          </table:table-cell>
          <table:table-cell office:value-type="date" office:date-value="2022-08-22T13:39:40" table:formula="of:=[.J74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0915" table:style-name="ce2">
            <text:p>1661175580915</text:p>
          </table:table-cell>
          <table:table-cell office:value-type="date" office:date-value="2022-08-22T13:39:40" table:formula="of:=[.J75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580973" table:style-name="ce2">
            <text:p>1661175580973</text:p>
          </table:table-cell>
          <table:table-cell office:value-type="date" office:date-value="2022-08-22T13:39:40" table:formula="of:=[.J76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1032" table:style-name="ce2">
            <text:p>1661175581032</text:p>
          </table:table-cell>
          <table:table-cell office:value-type="date" office:date-value="2022-08-22T13:39:41" table:formula="of:=[.J77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1119" table:style-name="ce2">
            <text:p>1661175581119</text:p>
          </table:table-cell>
          <table:table-cell office:value-type="date" office:date-value="2022-08-22T13:39:41" table:formula="of:=[.J78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1176" table:style-name="ce2">
            <text:p>1661175581176</text:p>
          </table:table-cell>
          <table:table-cell office:value-type="date" office:date-value="2022-08-22T13:39:41" table:formula="of:=[.J79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2959999999999996E-3" table:style-name="ce1">
            <text:p>0,00829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1234" table:style-name="ce2">
            <text:p>1661175581234</text:p>
          </table:table-cell>
          <table:table-cell office:value-type="date" office:date-value="2022-08-22T13:39:41" table:formula="of:=[.J80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2720000000000007E-3" table:style-name="ce1">
            <text:p>0,00927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1293" table:style-name="ce2">
            <text:p>1661175581293</text:p>
          </table:table-cell>
          <table:table-cell office:value-type="date" office:date-value="2022-08-22T13:39:41" table:formula="of:=[.J81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581380" table:style-name="ce2">
            <text:p>1661175581380</text:p>
          </table:table-cell>
          <table:table-cell office:value-type="date" office:date-value="2022-08-22T13:39:41" table:formula="of:=[.J82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1661175581438" table:style-name="ce2">
            <text:p>1661175581438</text:p>
          </table:table-cell>
          <table:table-cell office:value-type="date" office:date-value="2022-08-22T13:39:41" table:formula="of:=[.J83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1497" table:style-name="ce2">
            <text:p>1661175581497</text:p>
          </table:table-cell>
          <table:table-cell office:value-type="date" office:date-value="2022-08-22T13:39:41" table:formula="of:=[.J84]/86400000+DATE(1970;1;1)" table:style-name="ce3">
            <text:p>2022-08-22 13:39:41:39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1554" table:style-name="ce2">
            <text:p>1661175581554</text:p>
          </table:table-cell>
          <table:table-cell office:value-type="date" office:date-value="2022-08-22T13:39:41" table:formula="of:=[.J85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1641" table:style-name="ce2">
            <text:p>1661175581641</text:p>
          </table:table-cell>
          <table:table-cell office:value-type="date" office:date-value="2022-08-22T13:39:41" table:formula="of:=[.J86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1699" table:style-name="ce2">
            <text:p>1661175581699</text:p>
          </table:table-cell>
          <table:table-cell office:value-type="date" office:date-value="2022-08-22T13:39:41" table:formula="of:=[.J87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581758" table:style-name="ce2">
            <text:p>1661175581758</text:p>
          </table:table-cell>
          <table:table-cell office:value-type="date" office:date-value="2022-08-22T13:39:41" table:formula="of:=[.J88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1.05" table:style-name="ce1">
            <text:p>1,05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581815" table:style-name="ce2">
            <text:p>1661175581815</text:p>
          </table:table-cell>
          <table:table-cell office:value-type="date" office:date-value="2022-08-22T13:39:41" table:formula="of:=[.J89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" table:style-name="ce1">
            <text:p>-4,2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1902" table:style-name="ce2">
            <text:p>1661175581902</text:p>
          </table:table-cell>
          <table:table-cell office:value-type="date" office:date-value="2022-08-22T13:39:41" table:formula="of:=[.J90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1960" table:style-name="ce2">
            <text:p>1661175581960</text:p>
          </table:table-cell>
          <table:table-cell office:value-type="date" office:date-value="2022-08-22T13:39:41" table:formula="of:=[.J91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582019" table:style-name="ce2">
            <text:p>1661175582019</text:p>
          </table:table-cell>
          <table:table-cell office:value-type="date" office:date-value="2022-08-22T13:39:42" table:formula="of:=[.J92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2077" table:style-name="ce2">
            <text:p>1661175582077</text:p>
          </table:table-cell>
          <table:table-cell office:value-type="date" office:date-value="2022-08-22T13:39:42" table:formula="of:=[.J93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3680000000000004E-3" table:style-name="ce1">
            <text:p>0,005368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2164" table:style-name="ce2">
            <text:p>1661175582164</text:p>
          </table:table-cell>
          <table:table-cell office:value-type="date" office:date-value="2022-08-22T13:39:42" table:formula="of:=[.J94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82223" table:style-name="ce2">
            <text:p>1661175582223</text:p>
          </table:table-cell>
          <table:table-cell office:value-type="date" office:date-value="2022-08-22T13:39:42" table:formula="of:=[.J95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-1.6104E-2" table:style-name="ce1">
            <text:p>-0,01610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582280" table:style-name="ce2">
            <text:p>1661175582280</text:p>
          </table:table-cell>
          <table:table-cell office:value-type="date" office:date-value="2022-08-22T13:39:42" table:formula="of:=[.J96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35868" table:style-name="ce1">
            <text:p>0,35868</text:p>
          </table:table-cell>
          <table:table-cell office:value-type="float" office:value="-0.19080800000000001" table:style-name="ce1">
            <text:p>-0,190808</text:p>
          </table:table-cell>
          <table:table-cell office:value-type="float" office:value="1.3912880000000001" table:style-name="ce1">
            <text:p>1,391288</text:p>
          </table:table-cell>
          <table:table-cell office:value-type="float" office:value="8.82" table:style-name="ce1">
            <text:p>8,8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5.04" table:style-name="ce1">
            <text:p>5,04</text:p>
          </table:table-cell>
          <table:table-cell office:value-type="float" office:value="-2.4347829999999999" table:style-name="ce1">
            <text:p>-2,434783</text:p>
          </table:table-cell>
          <table:table-cell office:value-type="float" office:value="7.6521739999999996" table:style-name="ce1">
            <text:p>7,652174</text:p>
          </table:table-cell>
          <table:table-cell office:value-type="float" office:value="2.8521740000000002" table:style-name="ce1">
            <text:p>2,852174</text:p>
          </table:table-cell>
          <table:table-cell office:value-type="float" office:value="1661175582338" table:style-name="ce2">
            <text:p>1661175582338</text:p>
          </table:table-cell>
          <table:table-cell office:value-type="date" office:date-value="2022-08-22T13:39:42" table:formula="of:=[.J97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6.0512000000000003E-2" table:style-name="ce1">
            <text:p>-0,060512</text:p>
          </table:table-cell>
          <table:table-cell office:value-type="float" office:value="-0.168848" table:style-name="ce1">
            <text:p>-0,168848</text:p>
          </table:table-cell>
          <table:table-cell office:value-type="float" office:value="1.084824" table:style-name="ce1">
            <text:p>1,084824</text:p>
          </table:table-cell>
          <table:table-cell office:value-type="float" office:value="-2.17" table:style-name="ce1">
            <text:p>-2,17</text:p>
          </table:table-cell>
          <table:table-cell office:value-type="float" office:value="-5.81" table:style-name="ce1">
            <text:p>-5,81</text:p>
          </table:table-cell>
          <table:table-cell office:value-type="float" office:value="32.270000000000003" table:style-name="ce1">
            <text:p>32,2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31.234780000000001" table:style-name="ce1">
            <text:p>31,23478</text:p>
          </table:table-cell>
          <table:table-cell office:value-type="float" office:value="1661175582426" table:style-name="ce2">
            <text:p>1661175582426</text:p>
          </table:table-cell>
          <table:table-cell office:value-type="date" office:date-value="2022-08-22T13:39:42" table:formula="of:=[.J98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-0.15664800000000001" table:style-name="ce1">
            <text:p>-0,156648</text:p>
          </table:table-cell>
          <table:table-cell office:value-type="float" office:value="0.84765599999999997" table:style-name="ce1">
            <text:p>0,847656</text:p>
          </table:table-cell>
          <table:table-cell office:value-type="float" office:value="2.73" table:style-name="ce1">
            <text:p>2,73</text:p>
          </table:table-cell>
          <table:table-cell office:value-type="float" office:value="-6.93" table:style-name="ce1">
            <text:p>-6,93</text:p>
          </table:table-cell>
          <table:table-cell office:value-type="float" office:value="3.36" table:style-name="ce1">
            <text:p>3,36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1.182609" table:style-name="ce1">
            <text:p>1,182609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582484" table:style-name="ce2">
            <text:p>1661175582484</text:p>
          </table:table-cell>
          <table:table-cell office:value-type="date" office:date-value="2022-08-22T13:39:42" table:formula="of:=[.J99]/86400000+DATE(1970;1;1)" table:style-name="ce3">
            <text:p>2022-08-22 13:39:42:39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-0.35" table:style-name="ce1">
            <text:p>-0,35</text:p>
          </table:table-cell>
          <table:table-cell office:value-type="float" office:value="-2.66" table:style-name="ce1">
            <text:p>-2,66</text:p>
          </table:table-cell>
          <table:table-cell office:value-type="float" office:value="2.87" table:style-name="ce1">
            <text:p>2,8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2.2260870000000001" table:style-name="ce1">
            <text:p>2,226087</text:p>
          </table:table-cell>
          <table:table-cell office:value-type="float" office:value="1661175582542" table:style-name="ce2">
            <text:p>1661175582542</text:p>
          </table:table-cell>
          <table:table-cell office:value-type="date" office:date-value="2022-08-22T13:39:42" table:formula="of:=[.J100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8495200000000001" table:style-name="ce1">
            <text:p>0,184952</text:p>
          </table:table-cell>
          <table:table-cell office:value-type="float" office:value="0.11712" table:style-name="ce1">
            <text:p>0,11712</text:p>
          </table:table-cell>
          <table:table-cell office:value-type="float" office:value="0.77933600000000003" table:style-name="ce1">
            <text:p>0,779336</text:p>
          </table:table-cell>
          <table:table-cell office:value-type="float" office:value="-2.87" table:style-name="ce1">
            <text:p>-2,87</text:p>
          </table:table-cell>
          <table:table-cell office:value-type="float" office:value="-4.83" table:style-name="ce1">
            <text:p>-4,83</text:p>
          </table:table-cell>
          <table:table-cell office:value-type="float" office:value="0.42" table:style-name="ce1">
            <text:p>0,4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2.5043479999999998" table:style-name="ce1">
            <text:p>2,504348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582600" table:style-name="ce2">
            <text:p>1661175582600</text:p>
          </table:table-cell>
          <table:table-cell office:value-type="date" office:date-value="2022-08-22T13:39:42" table:formula="of:=[.J101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9.4672000000000006E-2" table:style-name="ce1">
            <text:p>-0,094672</text:p>
          </table:table-cell>
          <table:table-cell office:value-type="float" office:value="-0.101504" table:style-name="ce1">
            <text:p>-0,101504</text:p>
          </table:table-cell>
          <table:table-cell office:value-type="float" office:value="0.95843199999999995" table:style-name="ce1">
            <text:p>0,95843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62" table:style-name="ce1">
            <text:p>-4,62</text:p>
          </table:table-cell>
          <table:table-cell office:value-type="float" office:value="-1.61" table:style-name="ce1">
            <text:p>-1,61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661175582688" table:style-name="ce2">
            <text:p>1661175582688</text:p>
          </table:table-cell>
          <table:table-cell office:value-type="date" office:date-value="2022-08-22T13:39:42" table:formula="of:=[.J102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3176E-2" table:style-name="ce1">
            <text:p>-0,013176</text:p>
          </table:table-cell>
          <table:table-cell office:value-type="float" office:value="-3.9039999999999999E-3" table:style-name="ce1">
            <text:p>-0,003904</text:p>
          </table:table-cell>
          <table:table-cell office:value-type="float" office:value="0.88035200000000002" table:style-name="ce1">
            <text:p>0,880352</text:p>
          </table:table-cell>
          <table:table-cell office:value-type="float" office:value="3.57" table:style-name="ce1">
            <text:p>3,57</text:p>
          </table:table-cell>
          <table:table-cell office:value-type="float" office:value="-3.29" table:style-name="ce1">
            <text:p>-3,29</text:p>
          </table:table-cell>
          <table:table-cell office:value-type="float" office:value="-1.19" table:style-name="ce1">
            <text:p>-1,1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3.0608689999999998" table:style-name="ce1">
            <text:p>3,060869</text:p>
          </table:table-cell>
          <table:table-cell office:value-type="float" office:value="1661175582746" table:style-name="ce2">
            <text:p>1661175582746</text:p>
          </table:table-cell>
          <table:table-cell office:value-type="date" office:date-value="2022-08-22T13:39:42" table:formula="of:=[.J103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9039999999999998E-2" table:style-name="ce1">
            <text:p>-0,03904</text:p>
          </table:table-cell>
          <table:table-cell office:value-type="float" office:value="4.8800000000000003E-2" table:style-name="ce1">
            <text:p>0,0488</text:p>
          </table:table-cell>
          <table:table-cell office:value-type="float" office:value="0.77738399999999996" table:style-name="ce1">
            <text:p>0,77738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2.87" table:style-name="ce1">
            <text:p>-2,87</text:p>
          </table:table-cell>
          <table:table-cell office:value-type="float" office:value="-0.91" table:style-name="ce1">
            <text:p>-0,91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582804" table:style-name="ce2">
            <text:p>1661175582804</text:p>
          </table:table-cell>
          <table:table-cell office:value-type="date" office:date-value="2022-08-22T13:39:42" table:formula="of:=[.J104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4399999999999999E-3" table:style-name="ce1">
            <text:p>-0,00244</text:p>
          </table:table-cell>
          <table:table-cell office:value-type="float" office:value="7.2223999999999997E-2" table:style-name="ce1">
            <text:p>0,072224</text:p>
          </table:table-cell>
          <table:table-cell office:value-type="float" office:value="0.91012000000000004" table:style-name="ce1">
            <text:p>0,91012</text:p>
          </table:table-cell>
          <table:table-cell office:value-type="float" office:value="2.52" table:style-name="ce1">
            <text:p>2,5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59" table:style-name="ce1">
            <text:p>-2,59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0" table:style-name="ce1">
            <text:p>0</text:p>
          </table:table-cell>
          <table:table-cell office:value-type="float" office:value="1661175582863" table:style-name="ce2">
            <text:p>1661175582863</text:p>
          </table:table-cell>
          <table:table-cell office:value-type="date" office:date-value="2022-08-22T13:39:42" table:formula="of:=[.J105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0272000000000001E-2" table:style-name="ce1">
            <text:p>0,070272</text:p>
          </table:table-cell>
          <table:table-cell office:value-type="float" office:value="-0.14444799999999999" table:style-name="ce1">
            <text:p>-0,144448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3.99" table:style-name="ce1">
            <text:p>3,99</text:p>
          </table:table-cell>
          <table:table-cell office:value-type="float" office:value="-7.56" table:style-name="ce1">
            <text:p>-7,56</text:p>
          </table:table-cell>
          <table:table-cell office:value-type="float" office:value="-1.05" table:style-name="ce1">
            <text:p>-1,0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.321739" table:style-name="ce1">
            <text:p>1,321739</text:p>
          </table:table-cell>
          <table:table-cell office:value-type="float" office:value="1661175582950" table:style-name="ce2">
            <text:p>1661175582950</text:p>
          </table:table-cell>
          <table:table-cell office:value-type="date" office:date-value="2022-08-22T13:39:42" table:formula="of:=[.J106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0032000000000006E-2" table:style-name="ce1">
            <text:p>0,080032</text:p>
          </table:table-cell>
          <table:table-cell office:value-type="float" office:value="-0.16933599999999999" table:style-name="ce1">
            <text:p>-0,169336</text:p>
          </table:table-cell>
          <table:table-cell office:value-type="float" office:value="0.82276800000000005" table:style-name="ce1">
            <text:p>0,822768</text:p>
          </table:table-cell>
          <table:table-cell office:value-type="float" office:value="-2.73" table:style-name="ce1">
            <text:p>-2,73</text:p>
          </table:table-cell>
          <table:table-cell office:value-type="float" office:value="-0.91" table:style-name="ce1">
            <text:p>-0,91</text:p>
          </table:table-cell>
          <table:table-cell office:value-type="float" office:value="-2.52" table:style-name="ce1">
            <text:p>-2,52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2.7130429999999999" table:style-name="ce1">
            <text:p>2,713043</text:p>
          </table:table-cell>
          <table:table-cell office:value-type="float" office:value="1661175583008" table:style-name="ce2">
            <text:p>1661175583008</text:p>
          </table:table-cell>
          <table:table-cell office:value-type="date" office:date-value="2022-08-22T13:39:43" table:formula="of:=[.J107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888E-2" table:style-name="ce1">
            <text:p>0,024888</text:p>
          </table:table-cell>
          <table:table-cell office:value-type="float" office:value="2.8792000000000002E-2" table:style-name="ce1">
            <text:p>0,028792</text:p>
          </table:table-cell>
          <table:table-cell office:value-type="float" office:value="0.79104799999999997" table:style-name="ce1">
            <text:p>0,791048</text:p>
          </table:table-cell>
          <table:table-cell office:value-type="float" office:value="-0.84" table:style-name="ce1">
            <text:p>-0,84</text:p>
          </table:table-cell>
          <table:table-cell office:value-type="float" office:value="2.17" table:style-name="ce1">
            <text:p>2,17</text:p>
          </table:table-cell>
          <table:table-cell office:value-type="float" office:value="-1.4" table:style-name="ce1">
            <text:p>-1,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8086960000000001" table:style-name="ce1">
            <text:p>1,808696</text:p>
          </table:table-cell>
          <table:table-cell office:value-type="float" office:value="-2.4347829999999999" table:style-name="ce1">
            <text:p>-2,434783</text:p>
          </table:table-cell>
          <table:table-cell office:value-type="float" office:value="1661175583066" table:style-name="ce2">
            <text:p>1661175583066</text:p>
          </table:table-cell>
          <table:table-cell office:value-type="date" office:date-value="2022-08-22T13:39:43" table:formula="of:=[.J108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352E-2" table:style-name="ce1">
            <text:p>0,02635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2282960000000001" table:style-name="ce1">
            <text:p>1,228296</text:p>
          </table:table-cell>
          <table:table-cell office:value-type="float" office:value="3.08" table:style-name="ce1">
            <text:p>3,08</text:p>
          </table:table-cell>
          <table:table-cell office:value-type="float" office:value="-2.38" table:style-name="ce1">
            <text:p>-2,38</text:p>
          </table:table-cell>
          <table:table-cell office:value-type="float" office:value="-2.94" table:style-name="ce1">
            <text:p>-2,94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.669565" table:style-name="ce1">
            <text:p>1,669565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661175583125" table:style-name="ce2">
            <text:p>1661175583125</text:p>
          </table:table-cell>
          <table:table-cell office:value-type="date" office:date-value="2022-08-22T13:39:43" table:formula="of:=[.J109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2720000000000007E-3" table:style-name="ce1">
            <text:p>0,009272</text:p>
          </table:table-cell>
          <table:table-cell office:value-type="float" office:value="4.2456000000000001E-2" table:style-name="ce1">
            <text:p>0,042456</text:p>
          </table:table-cell>
          <table:table-cell office:value-type="float" office:value="0.89108799999999999" table:style-name="ce1">
            <text:p>0,891088</text:p>
          </table:table-cell>
          <table:table-cell office:value-type="float" office:value="-2.52" table:style-name="ce1">
            <text:p>-2,52</text:p>
          </table:table-cell>
          <table:table-cell office:value-type="float" office:value="-6.16" table:style-name="ce1">
            <text:p>-6,16</text:p>
          </table:table-cell>
          <table:table-cell office:value-type="float" office:value="-0.84" table:style-name="ce1">
            <text:p>-0,84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583212" table:style-name="ce2">
            <text:p>1661175583212</text:p>
          </table:table-cell>
          <table:table-cell office:value-type="date" office:date-value="2022-08-22T13:39:43" table:formula="of:=[.J110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5616E-2" table:style-name="ce1">
            <text:p>-0,01561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1500000000000004" table:style-name="ce1">
            <text:p>0,915</text:p>
          </table:table-cell>
          <table:table-cell office:value-type="float" office:value="1.96" table:style-name="ce1">
            <text:p>1,96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2.66" table:style-name="ce1">
            <text:p>-2,66</text:p>
          </table:table-cell>
          <table:table-cell office:value-type="float" office:value="0" table:style-name="ce1">
            <text:p>0</text:p>
          </table:table-cell>
          <table:table-cell office:value-type="float" office:value="-2.0173909999999999" table:style-name="ce1">
            <text:p>-2,017391</text:p>
          </table:table-cell>
          <table:table-cell office:value-type="float" office:value="2.5043479999999998" table:style-name="ce1">
            <text:p>2,504348</text:p>
          </table:table-cell>
          <table:table-cell office:value-type="float" office:value="1661175583270" table:style-name="ce2">
            <text:p>1661175583270</text:p>
          </table:table-cell>
          <table:table-cell office:value-type="date" office:date-value="2022-08-22T13:39:43" table:formula="of:=[.J111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2711999999999999E-2" table:style-name="ce1">
            <text:p>-0,072712</text:p>
          </table:table-cell>
          <table:table-cell office:value-type="float" office:value="-8.3935999999999997E-2" table:style-name="ce1">
            <text:p>-0,083936</text:p>
          </table:table-cell>
          <table:table-cell office:value-type="float" office:value="0.95843199999999995" table:style-name="ce1">
            <text:p>0,958432</text:p>
          </table:table-cell>
          <table:table-cell office:value-type="float" office:value="3.29" table:style-name="ce1">
            <text:p>3,29</text:p>
          </table:table-cell>
          <table:table-cell office:value-type="float" office:value="-5.81" table:style-name="ce1">
            <text:p>-5,81</text:p>
          </table:table-cell>
          <table:table-cell office:value-type="float" office:value="-2.52" table:style-name="ce1">
            <text:p>-2,52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1661175583328" table:style-name="ce2">
            <text:p>1661175583328</text:p>
          </table:table-cell>
          <table:table-cell office:value-type="date" office:date-value="2022-08-22T13:39:43" table:formula="of:=[.J112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6848000000000001E-2" table:style-name="ce1">
            <text:p>0,046848</text:p>
          </table:table-cell>
          <table:table-cell office:value-type="float" office:value="-0.10052800000000001" table:style-name="ce1">
            <text:p>-0,100528</text:p>
          </table:table-cell>
          <table:table-cell office:value-type="float" office:value="0.95062400000000002" table:style-name="ce1">
            <text:p>0,950624</text:p>
          </table:table-cell>
          <table:table-cell office:value-type="float" office:value="5.81" table:style-name="ce1">
            <text:p>5,81</text:p>
          </table:table-cell>
          <table:table-cell office:value-type="float" office:value="-2.17" table:style-name="ce1">
            <text:p>-2,17</text:p>
          </table:table-cell>
          <table:table-cell office:value-type="float" office:value="-2.52" table:style-name="ce1">
            <text:p>-2,52</text:p>
          </table:table-cell>
          <table:table-cell office:value-type="float" office:value="1.113043" table:style-name="ce1">
            <text:p>1,113043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.113043" table:style-name="ce1">
            <text:p>1,113043</text:p>
          </table:table-cell>
          <table:table-cell office:value-type="float" office:value="1661175583387" table:style-name="ce2">
            <text:p>1661175583387</text:p>
          </table:table-cell>
          <table:table-cell office:value-type="date" office:date-value="2022-08-22T13:39:43" table:formula="of:=[.J113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0272000000000001E-2" table:style-name="ce1">
            <text:p>-0,070272</text:p>
          </table:table-cell>
          <table:table-cell office:value-type="float" office:value="-3.5624000000000003E-2" table:style-name="ce1">
            <text:p>-0,035624</text:p>
          </table:table-cell>
          <table:table-cell office:value-type="float" office:value="0.93598400000000004" table:style-name="ce1">
            <text:p>0,935984</text:p>
          </table:table-cell>
          <table:table-cell office:value-type="float" office:value="4.2" table:style-name="ce1">
            <text:p>4,2</text:p>
          </table:table-cell>
          <table:table-cell office:value-type="float" office:value="-6.23" table:style-name="ce1">
            <text:p>-6,23</text:p>
          </table:table-cell>
          <table:table-cell office:value-type="float" office:value="-2.1" table:style-name="ce1">
            <text:p>-2,1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2.991304" table:style-name="ce1">
            <text:p>2,991304</text:p>
          </table:table-cell>
          <table:table-cell office:value-type="float" office:value="1661175583474" table:style-name="ce2">
            <text:p>1661175583474</text:p>
          </table:table-cell>
          <table:table-cell office:value-type="date" office:date-value="2022-08-22T13:39:43" table:formula="of:=[.J114]/86400000+DATE(1970;1;1)" table:style-name="ce3">
            <text:p>2022-08-22 13:39:43:39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928E-2" table:style-name="ce1">
            <text:p>0,02928</text:p>
          </table:table-cell>
          <table:table-cell office:value-type="float" office:value="1.464E-2" table:style-name="ce1">
            <text:p>0,01464</text:p>
          </table:table-cell>
          <table:table-cell office:value-type="float" office:value="0.806176" table:style-name="ce1">
            <text:p>0,80617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3532" table:style-name="ce2">
            <text:p>1661175583532</text:p>
          </table:table-cell>
          <table:table-cell office:value-type="date" office:date-value="2022-08-22T13:39:43" table:formula="of:=[.J115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928E-3" table:style-name="ce1">
            <text:p>0,002928</text:p>
          </table:table-cell>
          <table:table-cell office:value-type="float" office:value="0.102968" table:style-name="ce1">
            <text:p>0,102968</text:p>
          </table:table-cell>
          <table:table-cell office:value-type="float" office:value="1.028216" table:style-name="ce1">
            <text:p>1,028216</text:p>
          </table:table-cell>
          <table:table-cell office:value-type="float" office:value="5.04" table:style-name="ce1">
            <text:p>5,04</text:p>
          </table:table-cell>
          <table:table-cell office:value-type="float" office:value="-5.81" table:style-name="ce1">
            <text:p>-5,81</text:p>
          </table:table-cell>
          <table:table-cell office:value-type="float" office:value="-2.38" table:style-name="ce1">
            <text:p>-2,38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1661175583590" table:style-name="ce2">
            <text:p>1661175583590</text:p>
          </table:table-cell>
          <table:table-cell office:value-type="date" office:date-value="2022-08-22T13:39:43" table:formula="of:=[.J116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9048000000000003E-2" table:style-name="ce1">
            <text:p>0,059048</text:p>
          </table:table-cell>
          <table:table-cell office:value-type="float" office:value="-1.9519999999999999E-2" table:style-name="ce1">
            <text:p>-0,01952</text:p>
          </table:table-cell>
          <table:table-cell office:value-type="float" office:value="1.355664" table:style-name="ce1">
            <text:p>1,355664</text:p>
          </table:table-cell>
          <table:table-cell office:value-type="float" office:value="1.68" table:style-name="ce1">
            <text:p>1,68</text:p>
          </table:table-cell>
          <table:table-cell office:value-type="float" office:value="-6.3" table:style-name="ce1">
            <text:p>-6,3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583648" table:style-name="ce2">
            <text:p>1661175583648</text:p>
          </table:table-cell>
          <table:table-cell office:value-type="date" office:date-value="2022-08-22T13:39:43" table:formula="of:=[.J117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1728000000000003E-2" table:style-name="ce1">
            <text:p>0,051728</text:p>
          </table:table-cell>
          <table:table-cell office:value-type="float" office:value="-0.19520000000000001" table:style-name="ce1">
            <text:p>-0,1952</text:p>
          </table:table-cell>
          <table:table-cell office:value-type="float" office:value="0.76274399999999998" table:style-name="ce1">
            <text:p>0,762744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-3.08" table:style-name="ce1">
            <text:p>-3,08</text:p>
          </table:table-cell>
          <table:table-cell office:value-type="float" office:value="-2.66" table:style-name="ce1">
            <text:p>-2,6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182609" table:style-name="ce1">
            <text:p>1,182609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1661175583736" table:style-name="ce2">
            <text:p>1661175583736</text:p>
          </table:table-cell>
          <table:table-cell office:value-type="date" office:date-value="2022-08-22T13:39:43" table:formula="of:=[.J118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8079999999999998E-3" table:style-name="ce1">
            <text:p>-0,007808</text:p>
          </table:table-cell>
          <table:table-cell office:value-type="float" office:value="-7.8079999999999998E-3" table:style-name="ce1">
            <text:p>-0,007808</text:p>
          </table:table-cell>
          <table:table-cell office:value-type="float" office:value="1.1838880000000001" table:style-name="ce1">
            <text:p>1,183888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2.87" table:style-name="ce1">
            <text:p>-2,87</text:p>
          </table:table-cell>
          <table:table-cell office:value-type="float" office:value="-2.87" table:style-name="ce1">
            <text:p>-2,8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3793" table:style-name="ce2">
            <text:p>1661175583793</text:p>
          </table:table-cell>
          <table:table-cell office:value-type="date" office:date-value="2022-08-22T13:39:43" table:formula="of:=[.J119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5384000000000001E-2" table:style-name="ce1">
            <text:p>-0,045384</text:p>
          </table:table-cell>
          <table:table-cell office:value-type="float" office:value="-3.9039999999999999E-3" table:style-name="ce1">
            <text:p>-0,003904</text:p>
          </table:table-cell>
          <table:table-cell office:value-type="float" office:value="1.2048719999999999" table:style-name="ce1">
            <text:p>1,204872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4.2" table:style-name="ce1">
            <text:p>-4,2</text:p>
          </table:table-cell>
          <table:table-cell office:value-type="float" office:value="-1.68" table:style-name="ce1">
            <text:p>-1,6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1661175583852" table:style-name="ce2">
            <text:p>1661175583852</text:p>
          </table:table-cell>
          <table:table-cell office:value-type="date" office:date-value="2022-08-22T13:39:43" table:formula="of:=[.J120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1231999999999999E-2" table:style-name="ce1">
            <text:p>0,031232</text:p>
          </table:table-cell>
          <table:table-cell office:value-type="float" office:value="6.1976000000000003E-2" table:style-name="ce1">
            <text:p>0,061976</text:p>
          </table:table-cell>
          <table:table-cell office:value-type="float" office:value="1.1819360000000001" table:style-name="ce1">
            <text:p>1,181936</text:p>
          </table:table-cell>
          <table:table-cell office:value-type="float" office:value="-13.23" table:style-name="ce1">
            <text:p>-13,23</text:p>
          </table:table-cell>
          <table:table-cell office:value-type="float" office:value="-2.38" table:style-name="ce1">
            <text:p>-2,38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83910" table:style-name="ce2">
            <text:p>1661175583910</text:p>
          </table:table-cell>
          <table:table-cell office:value-type="date" office:date-value="2022-08-22T13:39:43" table:formula="of:=[.J121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22488" table:style-name="ce1">
            <text:p>0,122488</text:p>
          </table:table-cell>
          <table:table-cell office:value-type="float" office:value="-7.9056000000000001E-2" table:style-name="ce1">
            <text:p>-0,079056</text:p>
          </table:table-cell>
          <table:table-cell office:value-type="float" office:value="1.032608" table:style-name="ce1">
            <text:p>1,032608</text:p>
          </table:table-cell>
          <table:table-cell office:value-type="float" office:value="-1.68" table:style-name="ce1">
            <text:p>-1,68</text:p>
          </table:table-cell>
          <table:table-cell office:value-type="float" office:value="-4.62" table:style-name="ce1">
            <text:p>-4,62</text:p>
          </table:table-cell>
          <table:table-cell office:value-type="float" office:value="-3.78" table:style-name="ce1">
            <text:p>-3,7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583998" table:style-name="ce2">
            <text:p>1661175583998</text:p>
          </table:table-cell>
          <table:table-cell office:value-type="date" office:date-value="2022-08-22T13:39:43" table:formula="of:=[.J122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0016000000000003E-2" table:style-name="ce1">
            <text:p>-0,040016</text:p>
          </table:table-cell>
          <table:table-cell office:value-type="float" office:value="-2.7328000000000002E-2" table:style-name="ce1">
            <text:p>-0,027328</text:p>
          </table:table-cell>
          <table:table-cell office:value-type="float" office:value="1.1204480000000001" table:style-name="ce1">
            <text:p>1,120448</text:p>
          </table:table-cell>
          <table:table-cell office:value-type="float" office:value="1.26" table:style-name="ce1">
            <text:p>1,26</text:p>
          </table:table-cell>
          <table:table-cell office:value-type="float" office:value="-1.61" table:style-name="ce1">
            <text:p>-1,61</text:p>
          </table:table-cell>
          <table:table-cell office:value-type="float" office:value="-1.89" table:style-name="ce1">
            <text:p>-1,8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84056" table:style-name="ce2">
            <text:p>1661175584056</text:p>
          </table:table-cell>
          <table:table-cell office:value-type="date" office:date-value="2022-08-22T13:39:44" table:formula="of:=[.J123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1468" table:style-name="ce1">
            <text:p>-0,11468</text:p>
          </table:table-cell>
          <table:table-cell office:value-type="float" office:value="0.14152000000000001" table:style-name="ce1">
            <text:p>0,14152</text:p>
          </table:table-cell>
          <table:table-cell office:value-type="float" office:value="0.79690399999999995" table:style-name="ce1">
            <text:p>0,796904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35" table:style-name="ce1">
            <text:p>-0,3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2.643478" table:style-name="ce1">
            <text:p>2,643478</text:p>
          </table:table-cell>
          <table:table-cell office:value-type="float" office:value="1661175584114" table:style-name="ce2">
            <text:p>1661175584114</text:p>
          </table:table-cell>
          <table:table-cell office:value-type="date" office:date-value="2022-08-22T13:39:44" table:formula="of:=[.J124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4160000000000002E-3" table:style-name="ce1">
            <text:p>-0,003416</text:p>
          </table:table-cell>
          <table:table-cell office:value-type="float" office:value="3.7575999999999998E-2" table:style-name="ce1">
            <text:p>0,037576</text:p>
          </table:table-cell>
          <table:table-cell office:value-type="float" office:value="0.73248800000000003" table:style-name="ce1">
            <text:p>0,732488</text:p>
          </table:table-cell>
          <table:table-cell office:value-type="float" office:value="-0.77" table:style-name="ce1">
            <text:p>-0,77</text:p>
          </table:table-cell>
          <table:table-cell office:value-type="float" office:value="0.35" table:style-name="ce1">
            <text:p>0,35</text:p>
          </table:table-cell>
          <table:table-cell office:value-type="float" office:value="-1.75" table:style-name="ce1">
            <text:p>-1,75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2.295652" table:style-name="ce1">
            <text:p>2,29565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4172" table:style-name="ce2">
            <text:p>1661175584172</text:p>
          </table:table-cell>
          <table:table-cell office:value-type="date" office:date-value="2022-08-22T13:39:44" table:formula="of:=[.J125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5624000000000003E-2" table:style-name="ce1">
            <text:p>0,035624</text:p>
          </table:table-cell>
          <table:table-cell office:value-type="float" office:value="-0.12102400000000001" table:style-name="ce1">
            <text:p>-0,121024</text:p>
          </table:table-cell>
          <table:table-cell office:value-type="float" office:value="1.0213840000000001" table:style-name="ce1">
            <text:p>1,021384</text:p>
          </table:table-cell>
          <table:table-cell office:value-type="float" office:value="1.89" table:style-name="ce1">
            <text:p>1,89</text:p>
          </table:table-cell>
          <table:table-cell office:value-type="float" office:value="-9.0299999999999994" table:style-name="ce1">
            <text:p>-9,03</text:p>
          </table:table-cell>
          <table:table-cell office:value-type="float" office:value="-3.64" table:style-name="ce1">
            <text:p>-3,64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-2.0173909999999999" table:style-name="ce1">
            <text:p>-2,017391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584259" table:style-name="ce2">
            <text:p>1661175584259</text:p>
          </table:table-cell>
          <table:table-cell office:value-type="date" office:date-value="2022-08-22T13:39:44" table:formula="of:=[.J126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0256000000000002E-2" table:style-name="ce1">
            <text:p>-0,030256</text:p>
          </table:table-cell>
          <table:table-cell office:value-type="float" office:value="6.9783999999999999E-2" table:style-name="ce1">
            <text:p>0,069784</text:p>
          </table:table-cell>
          <table:table-cell office:value-type="float" office:value="0.78128799999999998" table:style-name="ce1">
            <text:p>0,78128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5.25" table:style-name="ce1">
            <text:p>-5,25</text:p>
          </table:table-cell>
          <table:table-cell office:value-type="float" office:value="-1.05" table:style-name="ce1">
            <text:p>-1,0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4318" table:style-name="ce2">
            <text:p>1661175584318</text:p>
          </table:table-cell>
          <table:table-cell office:value-type="date" office:date-value="2022-08-22T13:39:44" table:formula="of:=[.J127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0248E-2" table:style-name="ce1">
            <text:p>-0,010248</text:p>
          </table:table-cell>
          <table:table-cell office:value-type="float" office:value="0.134688" table:style-name="ce1">
            <text:p>0,134688</text:p>
          </table:table-cell>
          <table:table-cell office:value-type="float" office:value="1.1472880000000001" table:style-name="ce1">
            <text:p>1,147288</text:p>
          </table:table-cell>
          <table:table-cell office:value-type="float" office:value="-1.61" table:style-name="ce1">
            <text:p>-1,61</text:p>
          </table:table-cell>
          <table:table-cell office:value-type="float" office:value="-4.13" table:style-name="ce1">
            <text:p>-4,13</text:p>
          </table:table-cell>
          <table:table-cell office:value-type="float" office:value="-2.73" table:style-name="ce1">
            <text:p>-2,73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0.13913" table:style-name="ce1">
            <text:p>0,13913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1661175584376" table:style-name="ce2">
            <text:p>1661175584376</text:p>
          </table:table-cell>
          <table:table-cell office:value-type="date" office:date-value="2022-08-22T13:39:44" table:formula="of:=[.J128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2456000000000001E-2" table:style-name="ce1">
            <text:p>-0,042456</text:p>
          </table:table-cell>
          <table:table-cell office:value-type="float" office:value="3.1719999999999998E-2" table:style-name="ce1">
            <text:p>0,03172</text:p>
          </table:table-cell>
          <table:table-cell office:value-type="float" office:value="1.279048" table:style-name="ce1">
            <text:p>1,279048</text:p>
          </table:table-cell>
          <table:table-cell office:value-type="float" office:value="1.33" table:style-name="ce1">
            <text:p>1,33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3.22" table:style-name="ce1">
            <text:p>-3,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1661175584433" table:style-name="ce2">
            <text:p>1661175584433</text:p>
          </table:table-cell>
          <table:table-cell office:value-type="date" office:date-value="2022-08-22T13:39:44" table:formula="of:=[.J129]/86400000+DATE(1970;1;1)" table:style-name="ce3">
            <text:p>2022-08-22 13:39:44:39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5616E-2" table:style-name="ce1">
            <text:p>-0,015616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-5.74" table:style-name="ce1">
            <text:p>-5,74</text:p>
          </table:table-cell>
          <table:table-cell office:value-type="float" office:value="-3.92" table:style-name="ce1">
            <text:p>-3,92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84521" table:style-name="ce2">
            <text:p>1661175584521</text:p>
          </table:table-cell>
          <table:table-cell office:value-type="date" office:date-value="2022-08-22T13:39:44" table:formula="of:=[.J130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5.1728000000000003E-2" table:style-name="ce1">
            <text:p>-0,051728</text:p>
          </table:table-cell>
          <table:table-cell office:value-type="float" office:value="0.242536" table:style-name="ce1">
            <text:p>0,242536</text:p>
          </table:table-cell>
          <table:table-cell office:value-type="float" office:value="1.1472880000000001" table:style-name="ce1">
            <text:p>1,147288</text:p>
          </table:table-cell>
          <table:table-cell office:value-type="float" office:value="2.8" table:style-name="ce1">
            <text:p>2,8</text:p>
          </table:table-cell>
          <table:table-cell office:value-type="float" office:value="-7.35" table:style-name="ce1">
            <text:p>-7,35</text:p>
          </table:table-cell>
          <table:table-cell office:value-type="float" office:value="-1.54" table:style-name="ce1">
            <text:p>-1,5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84580" table:style-name="ce2">
            <text:p>1661175584580</text:p>
          </table:table-cell>
          <table:table-cell office:value-type="date" office:date-value="2022-08-22T13:39:44" table:formula="of:=[.J131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6.3927999999999999E-2" table:style-name="ce1">
            <text:p>-0,063928</text:p>
          </table:table-cell>
          <table:table-cell office:value-type="float" office:value="0.18202399999999999" table:style-name="ce1">
            <text:p>0,182024</text:p>
          </table:table-cell>
          <table:table-cell office:value-type="float" office:value="0.71004" table:style-name="ce1">
            <text:p>0,71004</text:p>
          </table:table-cell>
          <table:table-cell office:value-type="float" office:value="3.22" table:style-name="ce1">
            <text:p>3,22</text:p>
          </table:table-cell>
          <table:table-cell office:value-type="float" office:value="-5.53" table:style-name="ce1">
            <text:p>-5,53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1.669565" table:style-name="ce1">
            <text:p>1,669565</text:p>
          </table:table-cell>
          <table:table-cell office:value-type="float" office:value="1661175584637" table:style-name="ce2">
            <text:p>1661175584637</text:p>
          </table:table-cell>
          <table:table-cell office:value-type="date" office:date-value="2022-08-22T13:39:44" table:formula="of:=[.J132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6.1488000000000001E-2" table:style-name="ce1">
            <text:p>-0,061488</text:p>
          </table:table-cell>
          <table:table-cell office:value-type="float" office:value="5.8071999999999999E-2" table:style-name="ce1">
            <text:p>0,058072</text:p>
          </table:table-cell>
          <table:table-cell office:value-type="float" office:value="0.68173600000000001" table:style-name="ce1">
            <text:p>0,681736</text:p>
          </table:table-cell>
          <table:table-cell office:value-type="float" office:value="-3.57" table:style-name="ce1">
            <text:p>-3,57</text:p>
          </table:table-cell>
          <table:table-cell office:value-type="float" office:value="-5.04" table:style-name="ce1">
            <text:p>-5,04</text:p>
          </table:table-cell>
          <table:table-cell office:value-type="float" office:value="-3.64" table:style-name="ce1">
            <text:p>-3,64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0.13913" table:style-name="ce1">
            <text:p>0,13913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84696" table:style-name="ce2">
            <text:p>1661175584696</text:p>
          </table:table-cell>
          <table:table-cell office:value-type="date" office:date-value="2022-08-22T13:39:44" table:formula="of:=[.J133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16632" table:style-name="ce1">
            <text:p>0,116632</text:p>
          </table:table-cell>
          <table:table-cell office:value-type="float" office:value="-0.14249600000000001" table:style-name="ce1">
            <text:p>-0,142496</text:p>
          </table:table-cell>
          <table:table-cell office:value-type="float" office:value="0.56803199999999998" table:style-name="ce1">
            <text:p>0,568032</text:p>
          </table:table-cell>
          <table:table-cell office:value-type="float" office:value="3.01" table:style-name="ce1">
            <text:p>3,01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1.4" table:style-name="ce1">
            <text:p>-1,4</text:p>
          </table:table-cell>
          <table:table-cell office:value-type="float" office:value="1.113043" table:style-name="ce1">
            <text:p>1,113043</text:p>
          </table:table-cell>
          <table:table-cell office:value-type="float" office:value="1.113043" table:style-name="ce1">
            <text:p>1,113043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1661175584783" table:style-name="ce2">
            <text:p>1661175584783</text:p>
          </table:table-cell>
          <table:table-cell office:value-type="date" office:date-value="2022-08-22T13:39:44" table:formula="of:=[.J134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2208000000000001E-2" table:style-name="ce1">
            <text:p>0,032208</text:p>
          </table:table-cell>
          <table:table-cell office:value-type="float" office:value="0.107848" table:style-name="ce1">
            <text:p>0,107848</text:p>
          </table:table-cell>
          <table:table-cell office:value-type="float" office:value="1.235128" table:style-name="ce1">
            <text:p>1,23512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1.19" table:style-name="ce1">
            <text:p>1,19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1661175584841" table:style-name="ce2">
            <text:p>1661175584841</text:p>
          </table:table-cell>
          <table:table-cell office:value-type="date" office:date-value="2022-08-22T13:39:44" table:formula="of:=[.J135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0983999999999999E-2" table:style-name="ce1">
            <text:p>-0,020984</text:p>
          </table:table-cell>
          <table:table-cell office:value-type="float" office:value="2.5864000000000002E-2" table:style-name="ce1">
            <text:p>0,025864</text:p>
          </table:table-cell>
          <table:table-cell office:value-type="float" office:value="0.50019999999999998" table:style-name="ce1">
            <text:p>0,5002</text:p>
          </table:table-cell>
          <table:table-cell office:value-type="float" office:value="-10.15" table:style-name="ce1">
            <text:p>-10,15</text:p>
          </table:table-cell>
          <table:table-cell office:value-type="float" office:value="-6.3" table:style-name="ce1">
            <text:p>-6,3</text:p>
          </table:table-cell>
          <table:table-cell office:value-type="float" office:value="-2.94" table:style-name="ce1">
            <text:p>-2,9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2.3652169999999999" table:style-name="ce1">
            <text:p>2,365217</text:p>
          </table:table-cell>
          <table:table-cell office:value-type="float" office:value="1661175584899" table:style-name="ce2">
            <text:p>1661175584899</text:p>
          </table:table-cell>
          <table:table-cell office:value-type="date" office:date-value="2022-08-22T13:39:44" table:formula="of:=[.J136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3200000000000001E-3" table:style-name="ce1">
            <text:p>0,00732</text:p>
          </table:table-cell>
          <table:table-cell office:value-type="float" office:value="7.6616000000000004E-2" table:style-name="ce1">
            <text:p>0,076616</text:p>
          </table:table-cell>
          <table:table-cell office:value-type="float" office:value="1.4396" table:style-name="ce1">
            <text:p>1,439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75" table:style-name="ce1">
            <text:p>-1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9217390000000001" table:style-name="ce1">
            <text:p>-2,921739</text:p>
          </table:table-cell>
          <table:table-cell office:value-type="float" office:value="1661175584958" table:style-name="ce2">
            <text:p>1661175584958</text:p>
          </table:table-cell>
          <table:table-cell office:value-type="date" office:date-value="2022-08-22T13:39:44" table:formula="of:=[.J137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0016000000000003E-2" table:style-name="ce1">
            <text:p>-0,040016</text:p>
          </table:table-cell>
          <table:table-cell office:value-type="float" office:value="-4.3920000000000001E-2" table:style-name="ce1">
            <text:p>-0,04392</text:p>
          </table:table-cell>
          <table:table-cell office:value-type="float" office:value="0.72760800000000003" table:style-name="ce1">
            <text:p>0,727608</text:p>
          </table:table-cell>
          <table:table-cell office:value-type="float" office:value="-5.04" table:style-name="ce1">
            <text:p>-5,0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0" table:style-name="ce1">
            <text:p>0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.878261" table:style-name="ce1">
            <text:p>1,878261</text:p>
          </table:table-cell>
          <table:table-cell office:value-type="float" office:value="1661175585045" table:style-name="ce2">
            <text:p>1661175585045</text:p>
          </table:table-cell>
          <table:table-cell office:value-type="date" office:date-value="2022-08-22T13:39:45" table:formula="of:=[.J138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7519199999999999" table:style-name="ce1">
            <text:p>-0,175192</text:p>
          </table:table-cell>
          <table:table-cell office:value-type="float" office:value="2.3424E-2" table:style-name="ce1">
            <text:p>0,023424</text:p>
          </table:table-cell>
          <table:table-cell office:value-type="float" office:value="1.44204" table:style-name="ce1">
            <text:p>1,44204</text:p>
          </table:table-cell>
          <table:table-cell office:value-type="float" office:value="0.7" table:style-name="ce1">
            <text:p>0,7</text:p>
          </table:table-cell>
          <table:table-cell office:value-type="float" office:value="-2.8" table:style-name="ce1">
            <text:p>-2,8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585103" table:style-name="ce2">
            <text:p>1661175585103</text:p>
          </table:table-cell>
          <table:table-cell office:value-type="date" office:date-value="2022-08-22T13:39:45" table:formula="of:=[.J139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3200000000000001E-3" table:style-name="ce1">
            <text:p>-0,00732</text:p>
          </table:table-cell>
          <table:table-cell office:value-type="float" office:value="-0.14347199999999999" table:style-name="ce1">
            <text:p>-0,143472</text:p>
          </table:table-cell>
          <table:table-cell office:value-type="float" office:value="1.6108880000000001" table:style-name="ce1">
            <text:p>1,610888</text:p>
          </table:table-cell>
          <table:table-cell office:value-type="float" office:value="6.79" table:style-name="ce1">
            <text:p>6,79</text:p>
          </table:table-cell>
          <table:table-cell office:value-type="float" office:value="-0.91" table:style-name="ce1">
            <text:p>-0,91</text:p>
          </table:table-cell>
          <table:table-cell office:value-type="float" office:value="-4.13" table:style-name="ce1">
            <text:p>-4,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2.295652" table:style-name="ce1">
            <text:p>-2,295652</text:p>
          </table:table-cell>
          <table:table-cell office:value-type="float" office:value="1661175585160" table:style-name="ce2">
            <text:p>1661175585160</text:p>
          </table:table-cell>
          <table:table-cell office:value-type="date" office:date-value="2022-08-22T13:39:45" table:formula="of:=[.J140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-0.17080000000000001" table:style-name="ce1">
            <text:p>-0,1708</text:p>
          </table:table-cell>
          <table:table-cell office:value-type="float" office:value="0.738344" table:style-name="ce1">
            <text:p>0,738344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55" table:style-name="ce1">
            <text:p>-4,55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2.7130429999999999" table:style-name="ce1">
            <text:p>2,713043</text:p>
          </table:table-cell>
          <table:table-cell office:value-type="float" office:value="1661175585219" table:style-name="ce2">
            <text:p>1661175585219</text:p>
          </table:table-cell>
          <table:table-cell office:value-type="date" office:date-value="2022-08-22T13:39:45" table:formula="of:=[.J141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5.2215999999999999E-2" table:style-name="ce1">
            <text:p>-0,052216</text:p>
          </table:table-cell>
          <table:table-cell office:value-type="float" office:value="-5.5632000000000001E-2" table:style-name="ce1">
            <text:p>-0,055632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49" table:style-name="ce1">
            <text:p>0,49</text:p>
          </table:table-cell>
          <table:table-cell office:value-type="float" office:value="-7.28" table:style-name="ce1">
            <text:p>-7,28</text:p>
          </table:table-cell>
          <table:table-cell office:value-type="float" office:value="-4.76" table:style-name="ce1">
            <text:p>-4,7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5307" table:style-name="ce2">
            <text:p>1661175585307</text:p>
          </table:table-cell>
          <table:table-cell office:value-type="date" office:date-value="2022-08-22T13:39:45" table:formula="of:=[.J142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0256000000000002E-2" table:style-name="ce1">
            <text:p>-0,030256</text:p>
          </table:table-cell>
          <table:table-cell office:value-type="float" office:value="0.17031199999999999" table:style-name="ce1">
            <text:p>0,170312</text:p>
          </table:table-cell>
          <table:table-cell office:value-type="float" office:value="0.77250399999999997" table:style-name="ce1">
            <text:p>0,77250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7.63" table:style-name="ce1">
            <text:p>-7,63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1661175585364" table:style-name="ce2">
            <text:p>1661175585364</text:p>
          </table:table-cell>
          <table:table-cell office:value-type="date" office:date-value="2022-08-22T13:39:45" table:formula="of:=[.J143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1272799999999999" table:style-name="ce1">
            <text:p>-0,112728</text:p>
          </table:table-cell>
          <table:table-cell office:value-type="float" office:value="0.11809600000000001" table:style-name="ce1">
            <text:p>0,118096</text:p>
          </table:table-cell>
          <table:table-cell office:value-type="float" office:value="0.79397600000000002" table:style-name="ce1">
            <text:p>0,793976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5.74" table:style-name="ce1">
            <text:p>-5,74</text:p>
          </table:table-cell>
          <table:table-cell office:value-type="float" office:value="-1.96" table:style-name="ce1">
            <text:p>-1,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661175585423" table:style-name="ce2">
            <text:p>1661175585423</text:p>
          </table:table-cell>
          <table:table-cell office:value-type="date" office:date-value="2022-08-22T13:39:45" table:formula="of:=[.J144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352E-2" table:style-name="ce1">
            <text:p>0,026352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56168799999999997" table:style-name="ce1">
            <text:p>0,561688</text:p>
          </table:table-cell>
          <table:table-cell office:value-type="float" office:value="-7.35" table:style-name="ce1">
            <text:p>-7,35</text:p>
          </table:table-cell>
          <table:table-cell office:value-type="float" office:value="-3.43" table:style-name="ce1">
            <text:p>-3,43</text:p>
          </table:table-cell>
          <table:table-cell office:value-type="float" office:value="-2.8" table:style-name="ce1">
            <text:p>-2,8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.530435" table:style-name="ce1">
            <text:p>1,530435</text:p>
          </table:table-cell>
          <table:table-cell office:value-type="float" office:value="1661175585481" table:style-name="ce2">
            <text:p>1661175585481</text:p>
          </table:table-cell>
          <table:table-cell office:value-type="date" office:date-value="2022-08-22T13:39:45" table:formula="of:=[.J145]/86400000+DATE(1970;1;1)" table:style-name="ce3">
            <text:p>2022-08-22 13:39:45:39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0.171288" table:style-name="ce1">
            <text:p>0,171288</text:p>
          </table:table-cell>
          <table:table-cell office:value-type="float" office:value="1.3722559999999999" table:style-name="ce1">
            <text:p>1,372256</text:p>
          </table:table-cell>
          <table:table-cell office:value-type="float" office:value="1.19" table:style-name="ce1">
            <text:p>1,19</text:p>
          </table:table-cell>
          <table:table-cell office:value-type="float" office:value="-4.13" table:style-name="ce1">
            <text:p>-4,13</text:p>
          </table:table-cell>
          <table:table-cell office:value-type="float" office:value="-2.87" table:style-name="ce1">
            <text:p>-2,8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585568" table:style-name="ce2">
            <text:p>1661175585568</text:p>
          </table:table-cell>
          <table:table-cell office:value-type="date" office:date-value="2022-08-22T13:39:45" table:formula="of:=[.J146]/86400000+DATE(1970;1;1)" table:style-name="ce3">
            <text:p>2022-08-22 13:39:46:39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4168000000000001E-2" table:style-name="ce1">
            <text:p>0,054168</text:p>
          </table:table-cell>
          <table:table-cell office:value-type="float" office:value="0.123464" table:style-name="ce1">
            <text:p>0,123464</text:p>
          </table:table-cell>
          <table:table-cell office:value-type="float" office:value="1.0633520000000001" table:style-name="ce1">
            <text:p>1,063352</text:p>
          </table:table-cell>
          <table:table-cell office:value-type="float" office:value="3.99" table:style-name="ce1">
            <text:p>3,99</text:p>
          </table:table-cell>
          <table:table-cell office:value-type="float" office:value="-5.95" table:style-name="ce1">
            <text:p>-5,95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5626" table:style-name="ce2">
            <text:p>1661175585626</text:p>
          </table:table-cell>
          <table:table-cell office:value-type="date" office:date-value="2022-08-22T13:39:45" table:formula="of:=[.J147]/86400000+DATE(1970;1;1)" table:style-name="ce3">
            <text:p>2022-08-22 13:39:46:39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2.7328000000000002E-2" table:style-name="ce1">
            <text:p>0,027328</text:p>
          </table:table-cell>
          <table:table-cell office:value-type="float" office:value="0.886208" table:style-name="ce1">
            <text:p>0,886208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3.15" table:style-name="ce1">
            <text:p>-3,15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113043" table:style-name="ce1">
            <text:p>1,113043</text:p>
          </table:table-cell>
          <table:table-cell office:value-type="float" office:value="1661175585685" table:style-name="ce2">
            <text:p>1661175585685</text:p>
          </table:table-cell>
          <table:table-cell office:value-type="date" office:date-value="2022-08-22T13:39:45" table:formula="of:=[.J148]/86400000+DATE(1970;1;1)" table:style-name="ce3">
            <text:p>2022-08-22 13:39:46:39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3935999999999997E-2" table:style-name="ce1">
            <text:p>0,083936</text:p>
          </table:table-cell>
          <table:table-cell office:value-type="float" office:value="-8.7351999999999999E-2" table:style-name="ce1">
            <text:p>-0,087352</text:p>
          </table:table-cell>
          <table:table-cell office:value-type="float" office:value="0.82569599999999999" table:style-name="ce1">
            <text:p>0,825696</text:p>
          </table:table-cell>
          <table:table-cell office:value-type="float" office:value="-1.82" table:style-name="ce1">
            <text:p>-1,82</text:p>
          </table:table-cell>
          <table:table-cell office:value-type="float" office:value="-4.2" table:style-name="ce1">
            <text:p>-4,2</text:p>
          </table:table-cell>
          <table:table-cell office:value-type="float" office:value="-3.08" table:style-name="ce1">
            <text:p>-3,08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1661175585743" table:style-name="ce2">
            <text:p>1661175585743</text:p>
          </table:table-cell>
          <table:table-cell office:value-type="date" office:date-value="2022-08-22T13:39:45" table:formula="of:=[.J149]/86400000+DATE(1970;1;1)" table:style-name="ce3">
            <text:p>2022-08-22 13:39:46:39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7080000000000001E-2" table:style-name="ce1">
            <text:p>-0,01708</text:p>
          </table:table-cell>
          <table:table-cell office:value-type="float" office:value="8.5400000000000004E-2" table:style-name="ce1">
            <text:p>0,0854</text:p>
          </table:table-cell>
          <table:table-cell office:value-type="float" office:value="1.0213840000000001" table:style-name="ce1">
            <text:p>1,021384</text:p>
          </table:table-cell>
          <table:table-cell office:value-type="float" office:value="-0.7" table:style-name="ce1">
            <text:p>-0,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585830" table:style-name="ce2">
            <text:p>1661175585830</text:p>
          </table:table-cell>
          <table:table-cell office:value-type="date" office:date-value="2022-08-22T13:39:45" table:formula="of:=[.J150]/86400000+DATE(1970;1;1)" table:style-name="ce3">
            <text:p>2022-08-22 13:39:46:39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1719999999999998E-2" table:style-name="ce1">
            <text:p>0,03172</text:p>
          </table:table-cell>
          <table:table-cell office:value-type="float" office:value="6.6367999999999996E-2" table:style-name="ce1">
            <text:p>0,066368</text:p>
          </table:table-cell>
          <table:table-cell office:value-type="float" office:value="1.118984" table:style-name="ce1">
            <text:p>1,11898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3.64" table:style-name="ce1">
            <text:p>-3,64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" table:style-name="ce1">
            <text:p>0</text:p>
          </table:table-cell>
          <table:table-cell office:value-type="float" office:value="1661175585888" table:style-name="ce2">
            <text:p>1661175585888</text:p>
          </table:table-cell>
          <table:table-cell office:value-type="date" office:date-value="2022-08-22T13:39:45" table:formula="of:=[.J151]/86400000+DATE(1970;1;1)" table:style-name="ce3">
            <text:p>2022-08-22 13:39:46:39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-8.2959999999999996E-3" table:style-name="ce1">
            <text:p>-0,00829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76" table:style-name="ce1">
            <text:p>-4,76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5946" table:style-name="ce2">
            <text:p>1661175585946</text:p>
          </table:table-cell>
          <table:table-cell office:value-type="date" office:date-value="2022-08-22T13:39:45" table:formula="of:=[.J152]/86400000+DATE(1970;1;1)" table:style-name="ce3">
            <text:p>2022-08-22 13:39:46:3946</text:p>
          </table:table-cell>
          <table:table-cell table:number-columns-repeated="16373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49" table:style-name="ce1">
            <text:p>0,49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6004" table:style-name="ce2">
            <text:p>1661175586004</text:p>
          </table:table-cell>
          <table:table-cell office:value-type="date" office:date-value="2022-08-22T13:39:46" table:formula="of:=[.J153]/86400000+DATE(1970;1;1)" table:style-name="ce3">
            <text:p>2022-08-22 13:39:46:3946</text:p>
          </table:table-cell>
          <table:table-cell table:number-columns-repeated="16373"/>
        </table:table-row>
        <table:table-row table:style-name="ro1">
          <table:table-cell office:value-type="float" office:value="1.464E-2" table:style-name="ce1">
            <text:p>0,01464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586092" table:style-name="ce2">
            <text:p>1661175586092</text:p>
          </table:table-cell>
          <table:table-cell office:value-type="date" office:date-value="2022-08-22T13:39:46" table:formula="of:=[.J154]/86400000+DATE(1970;1;1)" table:style-name="ce3">
            <text:p>2022-08-22 13:39:46:3946</text:p>
          </table:table-cell>
          <table:table-cell table:number-columns-repeated="16373"/>
        </table:table-row>
        <table:table-row table:style-name="ro1">
          <table:table-cell office:value-type="float" office:value="-6.3439999999999998E-3" table:style-name="ce1">
            <text:p>-0,006344</text:p>
          </table:table-cell>
          <table:table-cell office:value-type="float" office:value="6.0999999999999999E-2" table:style-name="ce1">
            <text:p>0,061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1.75" table:style-name="ce1">
            <text:p>1,75</text:p>
          </table:table-cell>
          <table:table-cell office:value-type="float" office:value="-5.6" table:style-name="ce1">
            <text:p>-5,6</text:p>
          </table:table-cell>
          <table:table-cell office:value-type="float" office:value="-1.47" table:style-name="ce1">
            <text:p>-1,4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586150" table:style-name="ce2">
            <text:p>1661175586150</text:p>
          </table:table-cell>
          <table:table-cell office:value-type="date" office:date-value="2022-08-22T13:39:46" table:formula="of:=[.J155]/86400000+DATE(1970;1;1)" table:style-name="ce3">
            <text:p>2022-08-22 13:39:46:3946</text:p>
          </table:table-cell>
          <table:table-cell table:number-columns-repeated="16373"/>
        </table:table-row>
        <table:table-row table:style-name="ro1">
          <table:table-cell office:value-type="float" office:value="6.0512000000000003E-2" table:style-name="ce1">
            <text:p>0,060512</text:p>
          </table:table-cell>
          <table:table-cell office:value-type="float" office:value="-2.5864000000000002E-2" table:style-name="ce1">
            <text:p>-0,025864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2.38" table:style-name="ce1">
            <text:p>2,38</text:p>
          </table:table-cell>
          <table:table-cell office:value-type="float" office:value="-3.99" table:style-name="ce1">
            <text:p>-3,99</text:p>
          </table:table-cell>
          <table:table-cell office:value-type="float" office:value="-2.73" table:style-name="ce1">
            <text:p>-2,7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2.3652169999999999" table:style-name="ce1">
            <text:p>-2,365217</text:p>
          </table:table-cell>
          <table:table-cell office:value-type="float" office:value="1661175586208" table:style-name="ce2">
            <text:p>1661175586208</text:p>
          </table:table-cell>
          <table:table-cell office:value-type="date" office:date-value="2022-08-22T13:39:46" table:formula="of:=[.J156]/86400000+DATE(1970;1;1)" table:style-name="ce3">
            <text:p>2022-08-22 13:39:46:3946</text:p>
          </table:table-cell>
          <table:table-cell table:number-columns-repeated="16373"/>
        </table:table-row>
        <table:table-row table:style-name="ro1">
          <table:table-cell office:value-type="float" office:value="7.0760000000000003E-2" table:style-name="ce1">
            <text:p>0,07076</text:p>
          </table:table-cell>
          <table:table-cell office:value-type="float" office:value="4.8800000000000003E-2" table:style-name="ce1">
            <text:p>0,0488</text:p>
          </table:table-cell>
          <table:table-cell office:value-type="float" office:value="1.030656" table:style-name="ce1">
            <text:p>1,030656</text:p>
          </table:table-cell>
          <table:table-cell office:value-type="float" office:value="-0.77" table:style-name="ce1">
            <text:p>-0,7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586266" table:style-name="ce2">
            <text:p>1661175586266</text:p>
          </table:table-cell>
          <table:table-cell office:value-type="date" office:date-value="2022-08-22T13:39:46" table:formula="of:=[.J157]/86400000+DATE(1970;1;1)" table:style-name="ce3">
            <text:p>2022-08-22 13:39:46:3946</text:p>
          </table:table-cell>
          <table:table-cell table:number-columns-repeated="16373"/>
        </table:table-row>
        <table:table-row table:style-name="ro1">
          <table:table-cell office:value-type="float" office:value="-2.1472000000000002E-2" table:style-name="ce1">
            <text:p>-0,021472</text:p>
          </table:table-cell>
          <table:table-cell office:value-type="float" office:value="0.105408" table:style-name="ce1">
            <text:p>0,105408</text:p>
          </table:table-cell>
          <table:table-cell office:value-type="float" office:value="0.73395200000000005" table:style-name="ce1">
            <text:p>0,733952</text:p>
          </table:table-cell>
          <table:table-cell office:value-type="float" office:value="-1.75" table:style-name="ce1">
            <text:p>-1,75</text:p>
          </table:table-cell>
          <table:table-cell office:value-type="float" office:value="-5.74" table:style-name="ce1">
            <text:p>-5,74</text:p>
          </table:table-cell>
          <table:table-cell office:value-type="float" office:value="1.61" table:style-name="ce1">
            <text:p>1,61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3.965217" table:style-name="ce1">
            <text:p>3,965217</text:p>
          </table:table-cell>
          <table:table-cell office:value-type="float" office:value="1661175586353" table:style-name="ce2">
            <text:p>1661175586353</text:p>
          </table:table-cell>
          <table:table-cell office:value-type="date" office:date-value="2022-08-22T13:39:46" table:formula="of:=[.J158]/86400000+DATE(1970;1;1)" table:style-name="ce3">
            <text:p>2022-08-22 13:39:46:3946</text:p>
          </table:table-cell>
          <table:table-cell table:number-columns-repeated="16373"/>
        </table:table-row>
        <table:table-row table:style-name="ro1">
          <table:table-cell office:value-type="float" office:value="-2.4888E-2" table:style-name="ce1">
            <text:p>-0,024888</text:p>
          </table:table-cell>
          <table:table-cell office:value-type="float" office:value="-2.4400000000000002E-2" table:style-name="ce1">
            <text:p>-0,0244</text:p>
          </table:table-cell>
          <table:table-cell office:value-type="float" office:value="1.2136560000000001" table:style-name="ce1">
            <text:p>1,213656</text:p>
          </table:table-cell>
          <table:table-cell office:value-type="float" office:value="1.05" table:style-name="ce1">
            <text:p>1,05</text:p>
          </table:table-cell>
          <table:table-cell office:value-type="float" office:value="-3.57" table:style-name="ce1">
            <text:p>-3,57</text:p>
          </table:table-cell>
          <table:table-cell office:value-type="float" office:value="-0.84" table:style-name="ce1">
            <text:p>-0,8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2.8521740000000002" table:style-name="ce1">
            <text:p>-2,852174</text:p>
          </table:table-cell>
          <table:table-cell office:value-type="float" office:value="1661175586412" table:style-name="ce2">
            <text:p>1661175586412</text:p>
          </table:table-cell>
          <table:table-cell office:value-type="date" office:date-value="2022-08-22T13:39:46" table:formula="of:=[.J159]/86400000+DATE(1970;1;1)" table:style-name="ce3">
            <text:p>2022-08-22 13:39:46:3946</text:p>
          </table:table-cell>
          <table:table-cell table:number-columns-repeated="16373"/>
        </table:table-row>
        <table:table-row table:style-name="ro1">
          <table:table-cell office:value-type="float" office:value="5.8071999999999999E-2" table:style-name="ce1">
            <text:p>0,058072</text:p>
          </table:table-cell>
          <table:table-cell office:value-type="float" office:value="4.4895999999999998E-2" table:style-name="ce1">
            <text:p>0,044896</text:p>
          </table:table-cell>
          <table:table-cell office:value-type="float" office:value="1.015528" table:style-name="ce1">
            <text:p>1,015528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1.05" table:style-name="ce1">
            <text:p>1,0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13913" table:style-name="ce1">
            <text:p>0,13913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1661175586470" table:style-name="ce2">
            <text:p>1661175586470</text:p>
          </table:table-cell>
          <table:table-cell office:value-type="date" office:date-value="2022-08-22T13:39:46" table:formula="of:=[.J160]/86400000+DATE(1970;1;1)" table:style-name="ce3">
            <text:p>2022-08-22 13:39:46:3946</text:p>
          </table:table-cell>
          <table:table-cell table:number-columns-repeated="16373"/>
        </table:table-row>
        <table:table-row table:style-name="ro1">
          <table:table-cell office:value-type="float" office:value="9.2719999999999997E-2" table:style-name="ce1">
            <text:p>0,09272</text:p>
          </table:table-cell>
          <table:table-cell office:value-type="float" office:value="-2.7816E-2" table:style-name="ce1">
            <text:p>-0,027816</text:p>
          </table:table-cell>
          <table:table-cell office:value-type="float" office:value="1.0687199999999999" table:style-name="ce1">
            <text:p>1,06872</text:p>
          </table:table-cell>
          <table:table-cell office:value-type="float" office:value="1.54" table:style-name="ce1">
            <text:p>1,54</text:p>
          </table:table-cell>
          <table:table-cell office:value-type="float" office:value="-5.25" table:style-name="ce1">
            <text:p>-5,25</text:p>
          </table:table-cell>
          <table:table-cell office:value-type="float" office:value="-0.35" table:style-name="ce1">
            <text:p>-0,35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.2260870000000001" table:style-name="ce1">
            <text:p>2,226087</text:p>
          </table:table-cell>
          <table:table-cell office:value-type="float" office:value="1661175586528" table:style-name="ce2">
            <text:p>1661175586528</text:p>
          </table:table-cell>
          <table:table-cell office:value-type="date" office:date-value="2022-08-22T13:39:46" table:formula="of:=[.J161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-2.0008000000000001E-2" table:style-name="ce1">
            <text:p>-0,020008</text:p>
          </table:table-cell>
          <table:table-cell office:value-type="float" office:value="5.4168000000000001E-2" table:style-name="ce1">
            <text:p>0,054168</text:p>
          </table:table-cell>
          <table:table-cell office:value-type="float" office:value="0.81935199999999997" table:style-name="ce1">
            <text:p>0,819352</text:p>
          </table:table-cell>
          <table:table-cell office:value-type="float" office:value="-4.34" table:style-name="ce1">
            <text:p>-4,34</text:p>
          </table:table-cell>
          <table:table-cell office:value-type="float" office:value="-4.41" table:style-name="ce1">
            <text:p>-4,41</text:p>
          </table:table-cell>
          <table:table-cell office:value-type="float" office:value="-3.29" table:style-name="ce1">
            <text:p>-3,29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586616" table:style-name="ce2">
            <text:p>1661175586616</text:p>
          </table:table-cell>
          <table:table-cell office:value-type="date" office:date-value="2022-08-22T13:39:46" table:formula="of:=[.J162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-6.1488000000000001E-2" table:style-name="ce1">
            <text:p>-0,061488</text:p>
          </table:table-cell>
          <table:table-cell office:value-type="float" office:value="-0.14932799999999999" table:style-name="ce1">
            <text:p>-0,149328</text:p>
          </table:table-cell>
          <table:table-cell office:value-type="float" office:value="1.3473679999999999" table:style-name="ce1">
            <text:p>1,347368</text:p>
          </table:table-cell>
          <table:table-cell office:value-type="float" office:value="-2.87" table:style-name="ce1">
            <text:p>-2,8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4.2" table:style-name="ce1">
            <text:p>-4,2</text:p>
          </table:table-cell>
          <table:table-cell office:value-type="float" office:value="1.321739" table:style-name="ce1">
            <text:p>1,321739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6674" table:style-name="ce2">
            <text:p>1661175586674</text:p>
          </table:table-cell>
          <table:table-cell office:value-type="date" office:date-value="2022-08-22T13:39:46" table:formula="of:=[.J163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3.9039999999999998E-2" table:style-name="ce1">
            <text:p>0,03904</text:p>
          </table:table-cell>
          <table:table-cell office:value-type="float" office:value="-0.13761599999999999" table:style-name="ce1">
            <text:p>-0,137616</text:p>
          </table:table-cell>
          <table:table-cell office:value-type="float" office:value="0.97551200000000005" table:style-name="ce1">
            <text:p>0,975512</text:p>
          </table:table-cell>
          <table:table-cell office:value-type="float" office:value="3.43" table:style-name="ce1">
            <text:p>3,43</text:p>
          </table:table-cell>
          <table:table-cell office:value-type="float" office:value="-4.76" table:style-name="ce1">
            <text:p>-4,76</text:p>
          </table:table-cell>
          <table:table-cell office:value-type="float" office:value="-4.34" table:style-name="ce1">
            <text:p>-4,34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2.991304" table:style-name="ce1">
            <text:p>-2,991304</text:p>
          </table:table-cell>
          <table:table-cell office:value-type="float" office:value="1661175586732" table:style-name="ce2">
            <text:p>1661175586732</text:p>
          </table:table-cell>
          <table:table-cell office:value-type="date" office:date-value="2022-08-22T13:39:46" table:formula="of:=[.J164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-2.2936000000000002E-2" table:style-name="ce1">
            <text:p>-0,022936</text:p>
          </table:table-cell>
          <table:table-cell office:value-type="float" office:value="-7.4663999999999994E-2" table:style-name="ce1">
            <text:p>-0,074664</text:p>
          </table:table-cell>
          <table:table-cell office:value-type="float" office:value="0.88181600000000004" table:style-name="ce1">
            <text:p>0,881816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3.78" table:style-name="ce1">
            <text:p>-3,78</text:p>
          </table:table-cell>
          <table:table-cell office:value-type="float" office:value="-3.57" table:style-name="ce1">
            <text:p>-3,5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.8086960000000001" table:style-name="ce1">
            <text:p>1,808696</text:p>
          </table:table-cell>
          <table:table-cell office:value-type="float" office:value="1661175586790" table:style-name="ce2">
            <text:p>1661175586790</text:p>
          </table:table-cell>
          <table:table-cell office:value-type="date" office:date-value="2022-08-22T13:39:46" table:formula="of:=[.J165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1.5128000000000001E-2" table:style-name="ce1">
            <text:p>0,01512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1062959999999999" table:style-name="ce1">
            <text:p>1,106296</text:p>
          </table:table-cell>
          <table:table-cell office:value-type="float" office:value="1.75" table:style-name="ce1">
            <text:p>1,75</text:p>
          </table:table-cell>
          <table:table-cell office:value-type="float" office:value="-6.09" table:style-name="ce1">
            <text:p>-6,09</text:p>
          </table:table-cell>
          <table:table-cell office:value-type="float" office:value="-3.22" table:style-name="ce1">
            <text:p>-3,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661175586878" table:style-name="ce2">
            <text:p>1661175586878</text:p>
          </table:table-cell>
          <table:table-cell office:value-type="date" office:date-value="2022-08-22T13:39:46" table:formula="of:=[.J166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2.3424E-2" table:style-name="ce1">
            <text:p>0,023424</text:p>
          </table:table-cell>
          <table:table-cell office:value-type="float" office:value="-3.2208000000000001E-2" table:style-name="ce1">
            <text:p>-0,032208</text:p>
          </table:table-cell>
          <table:table-cell office:value-type="float" office:value="1.0535920000000001" table:style-name="ce1">
            <text:p>1,053592</text:p>
          </table:table-cell>
          <table:table-cell office:value-type="float" office:value="3.78" table:style-name="ce1">
            <text:p>3,78</text:p>
          </table:table-cell>
          <table:table-cell office:value-type="float" office:value="-7.98" table:style-name="ce1">
            <text:p>-7,98</text:p>
          </table:table-cell>
          <table:table-cell office:value-type="float" office:value="-3.29" table:style-name="ce1">
            <text:p>-3,29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1.182609" table:style-name="ce1">
            <text:p>1,182609</text:p>
          </table:table-cell>
          <table:table-cell office:value-type="float" office:value="1661175586935" table:style-name="ce2">
            <text:p>1661175586935</text:p>
          </table:table-cell>
          <table:table-cell office:value-type="date" office:date-value="2022-08-22T13:39:46" table:formula="of:=[.J167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0.172264" table:style-name="ce1">
            <text:p>0,172264</text:p>
          </table:table-cell>
          <table:table-cell office:value-type="float" office:value="4.6359999999999998E-2" table:style-name="ce1">
            <text:p>0,04636</text:p>
          </table:table-cell>
          <table:table-cell office:value-type="float" office:value="0.84814400000000001" table:style-name="ce1">
            <text:p>0,848144</text:p>
          </table:table-cell>
          <table:table-cell office:value-type="float" office:value="2.87" table:style-name="ce1">
            <text:p>2,87</text:p>
          </table:table-cell>
          <table:table-cell office:value-type="float" office:value="-4.2" table:style-name="ce1">
            <text:p>-4,2</text:p>
          </table:table-cell>
          <table:table-cell office:value-type="float" office:value="-1.89" table:style-name="ce1">
            <text:p>-1,89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1661175586993" table:style-name="ce2">
            <text:p>1661175586993</text:p>
          </table:table-cell>
          <table:table-cell office:value-type="date" office:date-value="2022-08-22T13:39:46" table:formula="of:=[.J168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-5.4168000000000001E-2" table:style-name="ce1">
            <text:p>-0,054168</text:p>
          </table:table-cell>
          <table:table-cell office:value-type="float" office:value="-8.7840000000000001E-2" table:style-name="ce1">
            <text:p>-0,08784</text:p>
          </table:table-cell>
          <table:table-cell office:value-type="float" office:value="1.1653439999999999" table:style-name="ce1">
            <text:p>1,16534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-3.78" table:style-name="ce1">
            <text:p>-3,78</text:p>
          </table:table-cell>
          <table:table-cell office:value-type="float" office:value="-3.78" table:style-name="ce1">
            <text:p>-3,78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587052" table:style-name="ce2">
            <text:p>1661175587052</text:p>
          </table:table-cell>
          <table:table-cell office:value-type="date" office:date-value="2022-08-22T13:39:47" table:formula="of:=[.J169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-2.6839999999999999E-2" table:style-name="ce1">
            <text:p>-0,02684</text:p>
          </table:table-cell>
          <table:table-cell office:value-type="float" office:value="1.020408" table:style-name="ce1">
            <text:p>1,02040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1.54" table:style-name="ce1">
            <text:p>-1,54</text:p>
          </table:table-cell>
          <table:table-cell office:value-type="float" office:value="0.13913" table:style-name="ce1">
            <text:p>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7139" table:style-name="ce2">
            <text:p>1661175587139</text:p>
          </table:table-cell>
          <table:table-cell office:value-type="date" office:date-value="2022-08-22T13:39:47" table:formula="of:=[.J170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1.6104E-2" table:style-name="ce1">
            <text:p>0,016104</text:p>
          </table:table-cell>
          <table:table-cell office:value-type="float" office:value="-1.0248E-2" table:style-name="ce1">
            <text:p>-0,01024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1.05" table:style-name="ce1">
            <text:p>1,05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587197" table:style-name="ce2">
            <text:p>1661175587197</text:p>
          </table:table-cell>
          <table:table-cell office:value-type="date" office:date-value="2022-08-22T13:39:47" table:formula="of:=[.J171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2.5864000000000002E-2" table:style-name="ce1">
            <text:p>0,0258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7256" table:style-name="ce2">
            <text:p>1661175587256</text:p>
          </table:table-cell>
          <table:table-cell office:value-type="date" office:date-value="2022-08-22T13:39:47" table:formula="of:=[.J172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1.9032E-2" table:style-name="ce1">
            <text:p>0,019032</text:p>
          </table:table-cell>
          <table:table-cell office:value-type="float" office:value="0" table:style-name="ce1">
            <text:p>0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7314" table:style-name="ce2">
            <text:p>1661175587314</text:p>
          </table:table-cell>
          <table:table-cell office:value-type="date" office:date-value="2022-08-22T13:39:47" table:formula="of:=[.J173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87401" table:style-name="ce2">
            <text:p>1661175587401</text:p>
          </table:table-cell>
          <table:table-cell office:value-type="date" office:date-value="2022-08-22T13:39:47" table:formula="of:=[.J174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2.1472000000000002E-2" table:style-name="ce1">
            <text:p>0,021472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1.117032" table:style-name="ce1">
            <text:p>1,11703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7459" table:style-name="ce2">
            <text:p>1661175587459</text:p>
          </table:table-cell>
          <table:table-cell office:value-type="date" office:date-value="2022-08-22T13:39:47" table:formula="of:=[.J175]/86400000+DATE(1970;1;1)" table:style-name="ce3">
            <text:p>2022-08-22 13:39:47:3947</text:p>
          </table:table-cell>
          <table:table-cell table:number-columns-repeated="16373"/>
        </table:table-row>
        <table:table-row table:style-name="ro1">
          <table:table-cell office:value-type="float" office:value="2.0983999999999999E-2" table:style-name="ce1">
            <text:p>0,020984</text:p>
          </table:table-cell>
          <table:table-cell office:value-type="float" office:value="-2.6839999999999999E-2" table:style-name="ce1">
            <text:p>-0,02684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35" table:style-name="ce1">
            <text:p>0,3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7518" table:style-name="ce2">
            <text:p>1661175587518</text:p>
          </table:table-cell>
          <table:table-cell office:value-type="date" office:date-value="2022-08-22T13:39:47" table:formula="of:=[.J176]/86400000+DATE(1970;1;1)" table:style-name="ce3">
            <text:p>2022-08-22 13:39:48:3948</text:p>
          </table:table-cell>
          <table:table-cell table:number-columns-repeated="16373"/>
        </table:table-row>
        <table:table-row table:style-name="ro1">
          <table:table-cell office:value-type="float" office:value="1.7568E-2" table:style-name="ce1">
            <text:p>0,017568</text:p>
          </table:table-cell>
          <table:table-cell office:value-type="float" office:value="-3.3183999999999998E-2" table:style-name="ce1">
            <text:p>-0,033184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87575" table:style-name="ce2">
            <text:p>1661175587575</text:p>
          </table:table-cell>
          <table:table-cell office:value-type="date" office:date-value="2022-08-22T13:39:47" table:formula="of:=[.J177]/86400000+DATE(1970;1;1)" table:style-name="ce3">
            <text:p>2022-08-22 13:39:48:3948</text:p>
          </table:table-cell>
          <table:table-cell table:number-columns-repeated="16373"/>
        </table:table-row>
        <table:table-row table:style-name="ro1">
          <table:table-cell office:value-type="float" office:value="1.0736000000000001E-2" table:style-name="ce1">
            <text:p>0,010736</text:p>
          </table:table-cell>
          <table:table-cell office:value-type="float" office:value="-1.3664000000000001E-2" table:style-name="ce1">
            <text:p>-0,013664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98" table:style-name="ce1">
            <text:p>0,98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7663" table:style-name="ce2">
            <text:p>1661175587663</text:p>
          </table:table-cell>
          <table:table-cell office:value-type="date" office:date-value="2022-08-22T13:39:47" table:formula="of:=[.J178]/86400000+DATE(1970;1;1)" table:style-name="ce3">
            <text:p>2022-08-22 13:39:48:3948</text:p>
          </table:table-cell>
          <table:table-cell table:number-columns-repeated="16373"/>
        </table:table-row>
        <table:table-row table:style-name="ro1">
          <table:table-cell office:value-type="float" office:value="9.2720000000000007E-3" table:style-name="ce1">
            <text:p>0,009272</text:p>
          </table:table-cell>
          <table:table-cell office:value-type="float" office:value="-1.3664000000000001E-2" table:style-name="ce1">
            <text:p>-0,013664</text:p>
          </table:table-cell>
          <table:table-cell office:value-type="float" office:value="1.008208" table:style-name="ce1">
            <text:p>1,00820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7721" table:style-name="ce2">
            <text:p>1661175587721</text:p>
          </table:table-cell>
          <table:table-cell office:value-type="date" office:date-value="2022-08-22T13:39:47" table:formula="of:=[.J179]/86400000+DATE(1970;1;1)" table:style-name="ce3">
            <text:p>2022-08-22 13:39:48:3948</text:p>
          </table:table-cell>
          <table:table-cell table:number-columns-repeated="16373"/>
        </table:table-row>
        <table:table-row table:style-name="ro1">
          <table:table-cell office:value-type="float" office:value="1.4152E-2" table:style-name="ce1">
            <text:p>0,014152</text:p>
          </table:table-cell>
          <table:table-cell office:value-type="float" office:value="-1.3176E-2" table:style-name="ce1">
            <text:p>-0,013176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1.19" table:style-name="ce1">
            <text:p>1,1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7779" table:style-name="ce2">
            <text:p>1661175587779</text:p>
          </table:table-cell>
          <table:table-cell office:value-type="date" office:date-value="2022-08-22T13:39:47" table:formula="of:=[.J180]/86400000+DATE(1970;1;1)" table:style-name="ce3">
            <text:p>2022-08-22 13:39:48:3948</text:p>
          </table:table-cell>
          <table:table-cell table:number-columns-repeated="16373"/>
        </table:table-row>
        <table:table-row table:style-name="ro1">
          <table:table-cell office:value-type="float" office:value="2.7816E-2" table:style-name="ce1">
            <text:p>0,027816</text:p>
          </table:table-cell>
          <table:table-cell office:value-type="float" office:value="3.2208000000000001E-2" table:style-name="ce1">
            <text:p>0,032208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1.47" table:style-name="ce1">
            <text:p>1,4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7837" table:style-name="ce2">
            <text:p>1661175587837</text:p>
          </table:table-cell>
          <table:table-cell office:value-type="date" office:date-value="2022-08-22T13:39:47" table:formula="of:=[.J181]/86400000+DATE(1970;1;1)" table:style-name="ce3">
            <text:p>2022-08-22 13:39:48:3948</text:p>
          </table:table-cell>
          <table:table-cell table:number-columns-repeated="16373"/>
        </table:table-row>
        <table:table-row table:style-name="ro1">
          <table:table-cell office:value-type="float" office:value="2.8303999999999999E-2" table:style-name="ce1">
            <text:p>0,028304</text:p>
          </table:table-cell>
          <table:table-cell office:value-type="float" office:value="3.2208000000000001E-2" table:style-name="ce1">
            <text:p>0,032208</text:p>
          </table:table-cell>
          <table:table-cell office:value-type="float" office:value="0.97697599999999996" table:style-name="ce1">
            <text:p>0,97697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7924" table:style-name="ce2">
            <text:p>1661175587924</text:p>
          </table:table-cell>
          <table:table-cell office:value-type="date" office:date-value="2022-08-22T13:39:47" table:formula="of:=[.J182]/86400000+DATE(1970;1;1)" table:style-name="ce3">
            <text:p>2022-08-22 13:39:48:3948</text:p>
          </table:table-cell>
          <table:table-cell table:number-columns-repeated="16373"/>
        </table:table-row>
        <table:table-row table:style-name="ro1">
          <table:table-cell office:value-type="float" office:value="2.3911999999999999E-2" table:style-name="ce1">
            <text:p>0,023912</text:p>
          </table:table-cell>
          <table:table-cell office:value-type="float" office:value="4.9287999999999998E-2" table:style-name="ce1">
            <text:p>0,049288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587983" table:style-name="ce2">
            <text:p>1661175587983</text:p>
          </table:table-cell>
          <table:table-cell office:value-type="date" office:date-value="2022-08-22T13:39:47" table:formula="of:=[.J183]/86400000+DATE(1970;1;1)" table:style-name="ce3">
            <text:p>2022-08-22 13:39:48:39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328000000000002E-2" table:style-name="ce1">
            <text:p>0,027328</text:p>
          </table:table-cell>
          <table:table-cell office:value-type="float" office:value="4.4895999999999998E-2" table:style-name="ce1">
            <text:p>0,044896</text:p>
          </table:table-cell>
          <table:table-cell office:value-type="float" office:value="0.972584" table:style-name="ce1">
            <text:p>0,97258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8041" table:style-name="ce2">
            <text:p>1661175588041</text:p>
          </table:table-cell>
          <table:table-cell office:value-type="date" office:date-value="2022-08-22T13:39:48" table:formula="of:=[.J184]/86400000+DATE(1970;1;1)" table:style-name="ce3">
            <text:p>2022-08-22 13:39:48:39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0744E-2" table:style-name="ce1">
            <text:p>0,030744</text:p>
          </table:table-cell>
          <table:table-cell office:value-type="float" office:value="4.2456000000000001E-2" table:style-name="ce1">
            <text:p>0,042456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88098" table:style-name="ce2">
            <text:p>1661175588098</text:p>
          </table:table-cell>
          <table:table-cell office:value-type="date" office:date-value="2022-08-22T13:39:48" table:formula="of:=[.J185]/86400000+DATE(1970;1;1)" table:style-name="ce3">
            <text:p>2022-08-22 13:39:48:39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35" table:style-name="ce1">
            <text:p>0,3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88186" table:style-name="ce2">
            <text:p>1661175588186</text:p>
          </table:table-cell>
          <table:table-cell office:value-type="date" office:date-value="2022-08-22T13:39:48" table:formula="of:=[.J186]/86400000+DATE(1970;1;1)" table:style-name="ce3">
            <text:p>2022-08-22 13:39:48:39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8244" table:style-name="ce2">
            <text:p>1661175588244</text:p>
          </table:table-cell>
          <table:table-cell office:value-type="date" office:date-value="2022-08-22T13:39:48" table:formula="of:=[.J187]/86400000+DATE(1970;1;1)" table:style-name="ce3">
            <text:p>2022-08-22 13:39:48:39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-3.2696000000000003E-2" table:style-name="ce1">
            <text:p>-0,032696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62" table:style-name="ce1">
            <text:p>-4,62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8302" table:style-name="ce2">
            <text:p>1661175588302</text:p>
          </table:table-cell>
          <table:table-cell office:value-type="date" office:date-value="2022-08-22T13:39:48" table:formula="of:=[.J188]/86400000+DATE(1970;1;1)" table:style-name="ce3">
            <text:p>2022-08-22 13:39:48:39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-2.8303999999999999E-2" table:style-name="ce1">
            <text:p>-0,02830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88360" table:style-name="ce2">
            <text:p>1661175588360</text:p>
          </table:table-cell>
          <table:table-cell office:value-type="date" office:date-value="2022-08-22T13:39:48" table:formula="of:=[.J189]/86400000+DATE(1970;1;1)" table:style-name="ce3">
            <text:p>2022-08-22 13:39:48:39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-9.2720000000000007E-3" table:style-name="ce1">
            <text:p>-0,009272</text:p>
          </table:table-cell>
          <table:table-cell office:value-type="float" office:value="1.006256" table:style-name="ce1">
            <text:p>1,006256</text:p>
          </table:table-cell>
          <table:table-cell office:value-type="float" office:value="1.05" table:style-name="ce1">
            <text:p>1,05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8447" table:style-name="ce2">
            <text:p>1661175588447</text:p>
          </table:table-cell>
          <table:table-cell office:value-type="date" office:date-value="2022-08-22T13:39:48" table:formula="of:=[.J190]/86400000+DATE(1970;1;1)" table:style-name="ce3">
            <text:p>2022-08-22 13:39:48:39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599999999999996E-3" table:style-name="ce1">
            <text:p>0,00976</text:p>
          </table:table-cell>
          <table:table-cell office:value-type="float" office:value="-8.7840000000000001E-3" table:style-name="ce1">
            <text:p>-0,00878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1.26" table:style-name="ce1">
            <text:p>1,26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8506" table:style-name="ce2">
            <text:p>1661175588506</text:p>
          </table:table-cell>
          <table:table-cell office:value-type="date" office:date-value="2022-08-22T13:39:48" table:formula="of:=[.J191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3.5624000000000003E-2" table:style-name="ce1">
            <text:p>0,035624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1.26" table:style-name="ce1">
            <text:p>1,2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88564" table:style-name="ce2">
            <text:p>1661175588564</text:p>
          </table:table-cell>
          <table:table-cell office:value-type="date" office:date-value="2022-08-22T13:39:48" table:formula="of:=[.J192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0744E-2" table:style-name="ce1">
            <text:p>0,030744</text:p>
          </table:table-cell>
          <table:table-cell office:value-type="float" office:value="3.8064000000000001E-2" table:style-name="ce1">
            <text:p>0,03806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1.19" table:style-name="ce1">
            <text:p>1,1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88623" table:style-name="ce2">
            <text:p>1661175588623</text:p>
          </table:table-cell>
          <table:table-cell office:value-type="date" office:date-value="2022-08-22T13:39:48" table:formula="of:=[.J193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352E-2" table:style-name="ce1">
            <text:p>0,026352</text:p>
          </table:table-cell>
          <table:table-cell office:value-type="float" office:value="3.8552000000000003E-2" table:style-name="ce1">
            <text:p>0,038552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8710" table:style-name="ce2">
            <text:p>1661175588710</text:p>
          </table:table-cell>
          <table:table-cell office:value-type="date" office:date-value="2022-08-22T13:39:48" table:formula="of:=[.J194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8303999999999999E-2" table:style-name="ce1">
            <text:p>0,028304</text:p>
          </table:table-cell>
          <table:table-cell office:value-type="float" office:value="3.5624000000000003E-2" table:style-name="ce1">
            <text:p>0,035624</text:p>
          </table:table-cell>
          <table:table-cell office:value-type="float" office:value="0.98673599999999995" table:style-name="ce1">
            <text:p>0,986736</text:p>
          </table:table-cell>
          <table:table-cell office:value-type="float" office:value="0" table:style-name="ce1">
            <text:p>0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8768" table:style-name="ce2">
            <text:p>1661175588768</text:p>
          </table:table-cell>
          <table:table-cell office:value-type="date" office:date-value="2022-08-22T13:39:48" table:formula="of:=[.J195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816E-2" table:style-name="ce1">
            <text:p>0,027816</text:p>
          </table:table-cell>
          <table:table-cell office:value-type="float" office:value="2.9767999999999999E-2" table:style-name="ce1">
            <text:p>0,029768</text:p>
          </table:table-cell>
          <table:table-cell office:value-type="float" office:value="1.003816" table:style-name="ce1">
            <text:p>1,003816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88826" table:style-name="ce2">
            <text:p>1661175588826</text:p>
          </table:table-cell>
          <table:table-cell office:value-type="date" office:date-value="2022-08-22T13:39:48" table:formula="of:=[.J196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-6.8320000000000004E-3" table:style-name="ce1">
            <text:p>-0,006832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21" table:style-name="ce1">
            <text:p>0,2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8885" table:style-name="ce2">
            <text:p>1661175588885</text:p>
          </table:table-cell>
          <table:table-cell office:value-type="date" office:date-value="2022-08-22T13:39:48" table:formula="of:=[.J197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8972" table:style-name="ce2">
            <text:p>1661175588972</text:p>
          </table:table-cell>
          <table:table-cell office:value-type="date" office:date-value="2022-08-22T13:39:48" table:formula="of:=[.J198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-2.4888E-2" table:style-name="ce1">
            <text:p>-0,024888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21" table:style-name="ce1">
            <text:p>0,21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89029" table:style-name="ce2">
            <text:p>1661175589029</text:p>
          </table:table-cell>
          <table:table-cell office:value-type="date" office:date-value="2022-08-22T13:39:49" table:formula="of:=[.J199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-2.5864000000000002E-2" table:style-name="ce1">
            <text:p>-0,025864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89087" table:style-name="ce2">
            <text:p>1661175589087</text:p>
          </table:table-cell>
          <table:table-cell office:value-type="date" office:date-value="2022-08-22T13:39:49" table:formula="of:=[.J200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7840000000000001E-3" table:style-name="ce1">
            <text:p>0,008784</text:p>
          </table:table-cell>
          <table:table-cell office:value-type="float" office:value="-2.7816E-2" table:style-name="ce1">
            <text:p>-0,027816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9146" table:style-name="ce2">
            <text:p>1661175589146</text:p>
          </table:table-cell>
          <table:table-cell office:value-type="date" office:date-value="2022-08-22T13:39:49" table:formula="of:=[.J201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-9.2720000000000007E-3" table:style-name="ce1">
            <text:p>-0,00927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1.33" table:style-name="ce1">
            <text:p>1,3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589233" table:style-name="ce2">
            <text:p>1661175589233</text:p>
          </table:table-cell>
          <table:table-cell office:value-type="date" office:date-value="2022-08-22T13:39:49" table:formula="of:=[.J202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3696000000000002E-2" table:style-name="ce1">
            <text:p>0,093696</text:p>
          </table:table-cell>
          <table:table-cell office:value-type="float" office:value="-2.5864000000000002E-2" table:style-name="ce1">
            <text:p>-0,025864</text:p>
          </table:table-cell>
          <table:table-cell office:value-type="float" office:value="1.027728" table:style-name="ce1">
            <text:p>1,027728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3.5" table:style-name="ce1">
            <text:p>-3,5</text:p>
          </table:table-cell>
          <table:table-cell office:value-type="float" office:value="-3.22" table:style-name="ce1">
            <text:p>-3,22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9291" table:style-name="ce2">
            <text:p>1661175589291</text:p>
          </table:table-cell>
          <table:table-cell office:value-type="date" office:date-value="2022-08-22T13:39:49" table:formula="of:=[.J203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1516800000000001" table:style-name="ce1">
            <text:p>0,115168</text:p>
          </table:table-cell>
          <table:table-cell office:value-type="float" office:value="-1.9519999999999999E-2" table:style-name="ce1">
            <text:p>-0,01952</text:p>
          </table:table-cell>
          <table:table-cell office:value-type="float" office:value="0.90670399999999995" table:style-name="ce1">
            <text:p>0,906704</text:p>
          </table:table-cell>
          <table:table-cell office:value-type="float" office:value="-0.35" table:style-name="ce1">
            <text:p>-0,35</text:p>
          </table:table-cell>
          <table:table-cell office:value-type="float" office:value="-3.29" table:style-name="ce1">
            <text:p>-3,29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89350" table:style-name="ce2">
            <text:p>1661175589350</text:p>
          </table:table-cell>
          <table:table-cell office:value-type="date" office:date-value="2022-08-22T13:39:49" table:formula="of:=[.J204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9528000000000001E-2" table:style-name="ce1">
            <text:p>-0,039528</text:p>
          </table:table-cell>
          <table:table-cell office:value-type="float" office:value="-9.1744000000000006E-2" table:style-name="ce1">
            <text:p>-0,091744</text:p>
          </table:table-cell>
          <table:table-cell office:value-type="float" office:value="0.93403199999999997" table:style-name="ce1">
            <text:p>0,93403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3.85" table:style-name="ce1">
            <text:p>-3,85</text:p>
          </table:table-cell>
          <table:table-cell office:value-type="float" office:value="-3.92" table:style-name="ce1">
            <text:p>-3,9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89408" table:style-name="ce2">
            <text:p>1661175589408</text:p>
          </table:table-cell>
          <table:table-cell office:value-type="date" office:date-value="2022-08-22T13:39:49" table:formula="of:=[.J205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0101599999999999" table:style-name="ce1">
            <text:p>0,101016</text:p>
          </table:table-cell>
          <table:table-cell office:value-type="float" office:value="2.7816E-2" table:style-name="ce1">
            <text:p>0,027816</text:p>
          </table:table-cell>
          <table:table-cell office:value-type="float" office:value="1.104344" table:style-name="ce1">
            <text:p>1,104344</text:p>
          </table:table-cell>
          <table:table-cell office:value-type="float" office:value="1.19" table:style-name="ce1">
            <text:p>1,19</text:p>
          </table:table-cell>
          <table:table-cell office:value-type="float" office:value="-6.37" table:style-name="ce1">
            <text:p>-6,3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1661175589495" table:style-name="ce2">
            <text:p>1661175589495</text:p>
          </table:table-cell>
          <table:table-cell office:value-type="date" office:date-value="2022-08-22T13:39:49" table:formula="of:=[.J206]/86400000+DATE(1970;1;1)" table:style-name="ce3">
            <text:p>2022-08-22 13:39:49:39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1495999999999999E-2" table:style-name="ce1">
            <text:p>0,081496</text:p>
          </table:table-cell>
          <table:table-cell office:value-type="float" office:value="-0.101504" table:style-name="ce1">
            <text:p>-0,101504</text:p>
          </table:table-cell>
          <table:table-cell office:value-type="float" office:value="1.1472880000000001" table:style-name="ce1">
            <text:p>1,147288</text:p>
          </table:table-cell>
          <table:table-cell office:value-type="float" office:value="4.2" table:style-name="ce1">
            <text:p>4,2</text:p>
          </table:table-cell>
          <table:table-cell office:value-type="float" office:value="-2.31" table:style-name="ce1">
            <text:p>-2,31</text:p>
          </table:table-cell>
          <table:table-cell office:value-type="float" office:value="-2.31" table:style-name="ce1">
            <text:p>-2,31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1.7391300000000001" table:style-name="ce1">
            <text:p>-1,7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89553" table:style-name="ce2">
            <text:p>1661175589553</text:p>
          </table:table-cell>
          <table:table-cell office:value-type="date" office:date-value="2022-08-22T13:39:49" table:formula="of:=[.J207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8.1984000000000001E-2" table:style-name="ce1">
            <text:p>0,081984</text:p>
          </table:table-cell>
          <table:table-cell office:value-type="float" office:value="1.0911679999999999" table:style-name="ce1">
            <text:p>1,091168</text:p>
          </table:table-cell>
          <table:table-cell office:value-type="float" office:value="-0.98" table:style-name="ce1">
            <text:p>-0,98</text:p>
          </table:table-cell>
          <table:table-cell office:value-type="float" office:value="-4.34" table:style-name="ce1">
            <text:p>-4,34</text:p>
          </table:table-cell>
          <table:table-cell office:value-type="float" office:value="-1.89" table:style-name="ce1">
            <text:p>-1,89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589612" table:style-name="ce2">
            <text:p>1661175589612</text:p>
          </table:table-cell>
          <table:table-cell office:value-type="date" office:date-value="2022-08-22T13:39:49" table:formula="of:=[.J208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6591999999999999E-2" table:style-name="ce1">
            <text:p>-0,016592</text:p>
          </table:table-cell>
          <table:table-cell office:value-type="float" office:value="5.4168000000000001E-2" table:style-name="ce1">
            <text:p>0,054168</text:p>
          </table:table-cell>
          <table:table-cell office:value-type="float" office:value="0.85351200000000005" table:style-name="ce1">
            <text:p>0,853512</text:p>
          </table:table-cell>
          <table:table-cell office:value-type="float" office:value="1.61" table:style-name="ce1">
            <text:p>1,61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0.42" table:style-name="ce1">
            <text:p>-0,42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.669565" table:style-name="ce1">
            <text:p>1,669565</text:p>
          </table:table-cell>
          <table:table-cell office:value-type="float" office:value="1661175589669" table:style-name="ce2">
            <text:p>1661175589669</text:p>
          </table:table-cell>
          <table:table-cell office:value-type="date" office:date-value="2022-08-22T13:39:49" table:formula="of:=[.J209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8799999999999999E-4" table:style-name="ce1">
            <text:p>0,000488</text:p>
          </table:table-cell>
          <table:table-cell office:value-type="float" office:value="4.0503999999999998E-2" table:style-name="ce1">
            <text:p>0,040504</text:p>
          </table:table-cell>
          <table:table-cell office:value-type="float" office:value="1.067744" table:style-name="ce1">
            <text:p>1,067744</text:p>
          </table:table-cell>
          <table:table-cell office:value-type="float" office:value="2.8" table:style-name="ce1">
            <text:p>2,8</text:p>
          </table:table-cell>
          <table:table-cell office:value-type="float" office:value="-5.32" table:style-name="ce1">
            <text:p>-5,32</text:p>
          </table:table-cell>
          <table:table-cell office:value-type="float" office:value="-3.01" table:style-name="ce1">
            <text:p>-3,0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89757" table:style-name="ce2">
            <text:p>1661175589757</text:p>
          </table:table-cell>
          <table:table-cell office:value-type="date" office:date-value="2022-08-22T13:39:49" table:formula="of:=[.J210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9.2720000000000007E-3" table:style-name="ce1">
            <text:p>-0,009272</text:p>
          </table:table-cell>
          <table:table-cell office:value-type="float" office:value="2.0496E-2" table:style-name="ce1">
            <text:p>0,020496</text:p>
          </table:table-cell>
          <table:table-cell office:value-type="float" office:value="1.062376" table:style-name="ce1">
            <text:p>1,062376</text:p>
          </table:table-cell>
          <table:table-cell office:value-type="float" office:value="1.33" table:style-name="ce1">
            <text:p>1,33</text:p>
          </table:table-cell>
          <table:table-cell office:value-type="float" office:value="-7.35" table:style-name="ce1">
            <text:p>-7,35</text:p>
          </table:table-cell>
          <table:table-cell office:value-type="float" office:value="-3.01" table:style-name="ce1">
            <text:p>-3,0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89814" table:style-name="ce2">
            <text:p>1661175589814</text:p>
          </table:table-cell>
          <table:table-cell office:value-type="date" office:date-value="2022-08-22T13:39:49" table:formula="of:=[.J211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6111999999999998E-2" table:style-name="ce1">
            <text:p>0,036112</text:p>
          </table:table-cell>
          <table:table-cell office:value-type="float" office:value="-2.7328000000000002E-2" table:style-name="ce1">
            <text:p>-0,027328</text:p>
          </table:table-cell>
          <table:table-cell office:value-type="float" office:value="1.1009279999999999" table:style-name="ce1">
            <text:p>1,100928</text:p>
          </table:table-cell>
          <table:table-cell office:value-type="float" office:value="2.59" table:style-name="ce1">
            <text:p>2,59</text:p>
          </table:table-cell>
          <table:table-cell office:value-type="float" office:value="-3.22" table:style-name="ce1">
            <text:p>-3,22</text:p>
          </table:table-cell>
          <table:table-cell office:value-type="float" office:value="-4.2" table:style-name="ce1">
            <text:p>-4,2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661175589873" table:style-name="ce2">
            <text:p>1661175589873</text:p>
          </table:table-cell>
          <table:table-cell office:value-type="date" office:date-value="2022-08-22T13:39:49" table:formula="of:=[.J212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1967999999999998E-2" table:style-name="ce1">
            <text:p>-0,041968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87937600000000005" table:style-name="ce1">
            <text:p>0,879376</text:p>
          </table:table-cell>
          <table:table-cell office:value-type="float" office:value="3.15" table:style-name="ce1">
            <text:p>3,15</text:p>
          </table:table-cell>
          <table:table-cell office:value-type="float" office:value="-4.76" table:style-name="ce1">
            <text:p>-4,76</text:p>
          </table:table-cell>
          <table:table-cell office:value-type="float" office:value="-2.94" table:style-name="ce1">
            <text:p>-2,9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1661175589931" table:style-name="ce2">
            <text:p>1661175589931</text:p>
          </table:table-cell>
          <table:table-cell office:value-type="date" office:date-value="2022-08-22T13:39:49" table:formula="of:=[.J213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0.13908000000000001" table:style-name="ce1">
            <text:p>0,13908</text:p>
          </table:table-cell>
          <table:table-cell office:value-type="float" office:value="1.055056" table:style-name="ce1">
            <text:p>1,055056</text:p>
          </table:table-cell>
          <table:table-cell office:value-type="float" office:value="-0.35" table:style-name="ce1">
            <text:p>-0,35</text:p>
          </table:table-cell>
          <table:table-cell office:value-type="float" office:value="-4.13" table:style-name="ce1">
            <text:p>-4,13</text:p>
          </table:table-cell>
          <table:table-cell office:value-type="float" office:value="-3.64" table:style-name="ce1">
            <text:p>-3,6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590018" table:style-name="ce2">
            <text:p>1661175590018</text:p>
          </table:table-cell>
          <table:table-cell office:value-type="date" office:date-value="2022-08-22T13:39:50" table:formula="of:=[.J214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0264000000000003E-2" table:style-name="ce1">
            <text:p>0,050264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535920000000001" table:style-name="ce1">
            <text:p>1,053592</text:p>
          </table:table-cell>
          <table:table-cell office:value-type="float" office:value="3.15" table:style-name="ce1">
            <text:p>3,15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590077" table:style-name="ce2">
            <text:p>1661175590077</text:p>
          </table:table-cell>
          <table:table-cell office:value-type="date" office:date-value="2022-08-22T13:39:50" table:formula="of:=[.J215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6.0999999999999999E-2" table:style-name="ce1">
            <text:p>-0,061</text:p>
          </table:table-cell>
          <table:table-cell office:value-type="float" office:value="0.30987999999999999" table:style-name="ce1">
            <text:p>0,30988</text:p>
          </table:table-cell>
          <table:table-cell office:value-type="float" office:value="1.117032" table:style-name="ce1">
            <text:p>1,117032</text:p>
          </table:table-cell>
          <table:table-cell office:value-type="float" office:value="-1.82" table:style-name="ce1">
            <text:p>-1,82</text:p>
          </table:table-cell>
          <table:table-cell office:value-type="float" office:value="-4.41" table:style-name="ce1">
            <text:p>-4,41</text:p>
          </table:table-cell>
          <table:table-cell office:value-type="float" office:value="0.42" table:style-name="ce1">
            <text:p>0,42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0135" table:style-name="ce2">
            <text:p>1661175590135</text:p>
          </table:table-cell>
          <table:table-cell office:value-type="date" office:date-value="2022-08-22T13:39:50" table:formula="of:=[.J216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1231999999999999E-2" table:style-name="ce1">
            <text:p>-0,031232</text:p>
          </table:table-cell>
          <table:table-cell office:value-type="float" office:value="-2.8792000000000002E-2" table:style-name="ce1">
            <text:p>-0,028792</text:p>
          </table:table-cell>
          <table:table-cell office:value-type="float" office:value="1.1224000000000001" table:style-name="ce1">
            <text:p>1,1224</text:p>
          </table:table-cell>
          <table:table-cell office:value-type="float" office:value="0.35" table:style-name="ce1">
            <text:p>0,35</text:p>
          </table:table-cell>
          <table:table-cell office:value-type="float" office:value="-3.78" table:style-name="ce1">
            <text:p>-3,78</text:p>
          </table:table-cell>
          <table:table-cell office:value-type="float" office:value="-5.04" table:style-name="ce1">
            <text:p>-5,04</text:p>
          </table:table-cell>
          <table:table-cell office:value-type="float" office:value="1.182609" table:style-name="ce1">
            <text:p>1,182609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661175590193" table:style-name="ce2">
            <text:p>1661175590193</text:p>
          </table:table-cell>
          <table:table-cell office:value-type="date" office:date-value="2022-08-22T13:39:50" table:formula="of:=[.J217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8800000000000003E-2" table:style-name="ce1">
            <text:p>0,0488</text:p>
          </table:table-cell>
          <table:table-cell office:value-type="float" office:value="6.6855999999999999E-2" table:style-name="ce1">
            <text:p>0,066856</text:p>
          </table:table-cell>
          <table:table-cell office:value-type="float" office:value="1.0736000000000001" table:style-name="ce1">
            <text:p>1,073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1.4" table:style-name="ce1">
            <text:p>-1,4</text:p>
          </table:table-cell>
          <table:table-cell office:value-type="float" office:value="-3.15" table:style-name="ce1">
            <text:p>-3,15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90280" table:style-name="ce2">
            <text:p>1661175590280</text:p>
          </table:table-cell>
          <table:table-cell office:value-type="date" office:date-value="2022-08-22T13:39:50" table:formula="of:=[.J218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9783999999999999E-2" table:style-name="ce1">
            <text:p>0,069784</text:p>
          </table:table-cell>
          <table:table-cell office:value-type="float" office:value="8.3935999999999997E-2" table:style-name="ce1">
            <text:p>0,083936</text:p>
          </table:table-cell>
          <table:table-cell office:value-type="float" office:value="0.71687199999999995" table:style-name="ce1">
            <text:p>0,716872</text:p>
          </table:table-cell>
          <table:table-cell office:value-type="float" office:value="0.35" table:style-name="ce1">
            <text:p>0,35</text:p>
          </table:table-cell>
          <table:table-cell office:value-type="float" office:value="-3.92" table:style-name="ce1">
            <text:p>-3,92</text:p>
          </table:table-cell>
          <table:table-cell office:value-type="float" office:value="-2.94" table:style-name="ce1">
            <text:p>-2,9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0339" table:style-name="ce2">
            <text:p>1661175590339</text:p>
          </table:table-cell>
          <table:table-cell office:value-type="date" office:date-value="2022-08-22T13:39:50" table:formula="of:=[.J219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5079200000000001" table:style-name="ce1">
            <text:p>0,150792</text:p>
          </table:table-cell>
          <table:table-cell office:value-type="float" office:value="-2.5375999999999999E-2" table:style-name="ce1">
            <text:p>-0,025376</text:p>
          </table:table-cell>
          <table:table-cell office:value-type="float" office:value="1.0682320000000001" table:style-name="ce1">
            <text:p>1,068232</text:p>
          </table:table-cell>
          <table:table-cell office:value-type="float" office:value="0.21" table:style-name="ce1">
            <text:p>0,21</text:p>
          </table:table-cell>
          <table:table-cell office:value-type="float" office:value="-2.31" table:style-name="ce1">
            <text:p>-2,31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1661175590396" table:style-name="ce2">
            <text:p>1661175590396</text:p>
          </table:table-cell>
          <table:table-cell office:value-type="date" office:date-value="2022-08-22T13:39:50" table:formula="of:=[.J220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8.6863999999999997E-2" table:style-name="ce1">
            <text:p>0,086864</text:p>
          </table:table-cell>
          <table:table-cell office:value-type="float" office:value="0.95745599999999997" table:style-name="ce1">
            <text:p>0,957456</text:p>
          </table:table-cell>
          <table:table-cell office:value-type="float" office:value="-0.91" table:style-name="ce1">
            <text:p>-0,91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590454" table:style-name="ce2">
            <text:p>1661175590454</text:p>
          </table:table-cell>
          <table:table-cell office:value-type="date" office:date-value="2022-08-22T13:39:50" table:formula="of:=[.J221]/86400000+DATE(1970;1;1)" table:style-name="ce3">
            <text:p>2022-08-22 13:39:50:39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8320000000000004E-3" table:style-name="ce1">
            <text:p>0,00683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-0.42" table:style-name="ce1">
            <text:p>-0,42</text:p>
          </table:table-cell>
          <table:table-cell office:value-type="float" office:value="-4.97" table:style-name="ce1">
            <text:p>-4,97</text:p>
          </table:table-cell>
          <table:table-cell office:value-type="float" office:value="-1.82" table:style-name="ce1">
            <text:p>-1,82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0543" table:style-name="ce2">
            <text:p>1661175590543</text:p>
          </table:table-cell>
          <table:table-cell office:value-type="date" office:date-value="2022-08-22T13:39:50" table:formula="of:=[.J222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3680000000000004E-3" table:style-name="ce1">
            <text:p>0,005368</text:p>
          </table:table-cell>
          <table:table-cell office:value-type="float" office:value="-2.0983999999999999E-2" table:style-name="ce1">
            <text:p>-0,02098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1661175590601" table:style-name="ce2">
            <text:p>1661175590601</text:p>
          </table:table-cell>
          <table:table-cell office:value-type="date" office:date-value="2022-08-22T13:39:50" table:formula="of:=[.J223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37917600000000001" table:style-name="ce1">
            <text:p>-0,379176</text:p>
          </table:table-cell>
          <table:table-cell office:value-type="float" office:value="0.105896" table:style-name="ce1">
            <text:p>0,105896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-6.44" table:style-name="ce1">
            <text:p>-6,44</text:p>
          </table:table-cell>
          <table:table-cell office:value-type="float" office:value="-3.5" table:style-name="ce1">
            <text:p>-3,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0658" table:style-name="ce2">
            <text:p>1661175590658</text:p>
          </table:table-cell>
          <table:table-cell office:value-type="date" office:date-value="2022-08-22T13:39:50" table:formula="of:=[.J224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3920000000000001E-2" table:style-name="ce1">
            <text:p>0,04392</text:p>
          </table:table-cell>
          <table:table-cell office:value-type="float" office:value="0.33428000000000002" table:style-name="ce1">
            <text:p>0,33428</text:p>
          </table:table-cell>
          <table:table-cell office:value-type="float" office:value="1.0321199999999999" table:style-name="ce1">
            <text:p>1,03212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3.08" table:style-name="ce1">
            <text:p>-3,08</text:p>
          </table:table-cell>
          <table:table-cell office:value-type="float" office:value="36.54" table:style-name="ce1">
            <text:p>36,54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113043" table:style-name="ce1">
            <text:p>1,113043</text:p>
          </table:table-cell>
          <table:table-cell office:value-type="float" office:value="34.852170000000001" table:style-name="ce1">
            <text:p>34,85217</text:p>
          </table:table-cell>
          <table:table-cell office:value-type="float" office:value="1661175590717" table:style-name="ce2">
            <text:p>1661175590717</text:p>
          </table:table-cell>
          <table:table-cell office:value-type="date" office:date-value="2022-08-22T13:39:50" table:formula="of:=[.J225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59576" table:style-name="ce1">
            <text:p>0,159576</text:p>
          </table:table-cell>
          <table:table-cell office:value-type="float" office:value="-6.5879999999999994E-2" table:style-name="ce1">
            <text:p>-0,06588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-1.54" table:style-name="ce1">
            <text:p>-1,54</text:p>
          </table:table-cell>
          <table:table-cell office:value-type="float" office:value="23.87" table:style-name="ce1">
            <text:p>23,87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2.1565219999999998" table:style-name="ce1">
            <text:p>-2,156522</text:p>
          </table:table-cell>
          <table:table-cell office:value-type="float" office:value="24.834779999999999" table:style-name="ce1">
            <text:p>24,83478</text:p>
          </table:table-cell>
          <table:table-cell office:value-type="float" office:value="1661175590805" table:style-name="ce2">
            <text:p>1661175590805</text:p>
          </table:table-cell>
          <table:table-cell office:value-type="date" office:date-value="2022-08-22T13:39:50" table:formula="of:=[.J226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8320000000000004E-3" table:style-name="ce1">
            <text:p>0,006832</text:p>
          </table:table-cell>
          <table:table-cell office:value-type="float" office:value="-5.1240000000000001E-2" table:style-name="ce1">
            <text:p>-0,05124</text:p>
          </table:table-cell>
          <table:table-cell office:value-type="float" office:value="0.91500000000000004" table:style-name="ce1">
            <text:p>0,915</text:p>
          </table:table-cell>
          <table:table-cell office:value-type="float" office:value="3.22" table:style-name="ce1">
            <text:p>3,22</text:p>
          </table:table-cell>
          <table:table-cell office:value-type="float" office:value="-6.09" table:style-name="ce1">
            <text:p>-6,09</text:p>
          </table:table-cell>
          <table:table-cell office:value-type="float" office:value="24.92" table:style-name="ce1">
            <text:p>24,92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.8521740000000002" table:style-name="ce1">
            <text:p>2,852174</text:p>
          </table:table-cell>
          <table:table-cell office:value-type="float" office:value="28.5913" table:style-name="ce1">
            <text:p>28,5913</text:p>
          </table:table-cell>
          <table:table-cell office:value-type="float" office:value="1661175590863" table:style-name="ce2">
            <text:p>1661175590863</text:p>
          </table:table-cell>
          <table:table-cell office:value-type="date" office:date-value="2022-08-22T13:39:50" table:formula="of:=[.J227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1272799999999999" table:style-name="ce1">
            <text:p>-0,112728</text:p>
          </table:table-cell>
          <table:table-cell office:value-type="float" office:value="2.3424E-2" table:style-name="ce1">
            <text:p>0,02342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-3.22" table:style-name="ce1">
            <text:p>-3,22</text:p>
          </table:table-cell>
          <table:table-cell office:value-type="float" office:value="-6.16" table:style-name="ce1">
            <text:p>-6,16</text:p>
          </table:table-cell>
          <table:table-cell office:value-type="float" office:value="27.09" table:style-name="ce1">
            <text:p>27,09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6.017389999999999" table:style-name="ce1">
            <text:p>26,01739</text:p>
          </table:table-cell>
          <table:table-cell office:value-type="float" office:value="1661175590920" table:style-name="ce2">
            <text:p>1661175590920</text:p>
          </table:table-cell>
          <table:table-cell office:value-type="date" office:date-value="2022-08-22T13:39:50" table:formula="of:=[.J228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399999999999999E-3" table:style-name="ce1">
            <text:p>0,00244</text:p>
          </table:table-cell>
          <table:table-cell office:value-type="float" office:value="9.0279999999999999E-2" table:style-name="ce1">
            <text:p>0,09028</text:p>
          </table:table-cell>
          <table:table-cell office:value-type="float" office:value="1.097512" table:style-name="ce1">
            <text:p>1,097512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5.32" table:style-name="ce1">
            <text:p>-5,32</text:p>
          </table:table-cell>
          <table:table-cell office:value-type="float" office:value="26.46" table:style-name="ce1">
            <text:p>26,4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530435" table:style-name="ce1">
            <text:p>1,530435</text:p>
          </table:table-cell>
          <table:table-cell office:value-type="float" office:value="27.756519999999998" table:style-name="ce1">
            <text:p>27,75652</text:p>
          </table:table-cell>
          <table:table-cell office:value-type="float" office:value="1661175590979" table:style-name="ce2">
            <text:p>1661175590979</text:p>
          </table:table-cell>
          <table:table-cell office:value-type="date" office:date-value="2022-08-22T13:39:50" table:formula="of:=[.J229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21512" table:style-name="ce1">
            <text:p>-0,121512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24.99" table:style-name="ce1">
            <text:p>24,99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530435" table:style-name="ce1">
            <text:p>1,530435</text:p>
          </table:table-cell>
          <table:table-cell office:value-type="float" office:value="22.956520000000001" table:style-name="ce1">
            <text:p>22,95652</text:p>
          </table:table-cell>
          <table:table-cell office:value-type="float" office:value="1661175591067" table:style-name="ce2">
            <text:p>1661175591067</text:p>
          </table:table-cell>
          <table:table-cell office:value-type="date" office:date-value="2022-08-22T13:39:51" table:formula="of:=[.J230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1231999999999999E-2" table:style-name="ce1">
            <text:p>0,031232</text:p>
          </table:table-cell>
          <table:table-cell office:value-type="float" office:value="-0.19031999999999999" table:style-name="ce1">
            <text:p>-0,19032</text:p>
          </table:table-cell>
          <table:table-cell office:value-type="float" office:value="0.96819200000000005" table:style-name="ce1">
            <text:p>0,968192</text:p>
          </table:table-cell>
          <table:table-cell office:value-type="float" office:value="1.75" table:style-name="ce1">
            <text:p>1,75</text:p>
          </table:table-cell>
          <table:table-cell office:value-type="float" office:value="-3.5" table:style-name="ce1">
            <text:p>-3,5</text:p>
          </table:table-cell>
          <table:table-cell office:value-type="float" office:value="26.81" table:style-name="ce1">
            <text:p>26,81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26.713039999999999" table:style-name="ce1">
            <text:p>26,71304</text:p>
          </table:table-cell>
          <table:table-cell office:value-type="float" office:value="1661175591125" table:style-name="ce2">
            <text:p>1661175591125</text:p>
          </table:table-cell>
          <table:table-cell office:value-type="date" office:date-value="2022-08-22T13:39:51" table:formula="of:=[.J231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-2.3424E-2" table:style-name="ce1">
            <text:p>-0,023424</text:p>
          </table:table-cell>
          <table:table-cell office:value-type="float" office:value="1.072136" table:style-name="ce1">
            <text:p>1,072136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4.76" table:style-name="ce1">
            <text:p>-4,76</text:p>
          </table:table-cell>
          <table:table-cell office:value-type="float" office:value="26.95" table:style-name="ce1">
            <text:p>26,95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30.33043" table:style-name="ce1">
            <text:p>30,33043</text:p>
          </table:table-cell>
          <table:table-cell office:value-type="float" office:value="1661175591184" table:style-name="ce2">
            <text:p>1661175591184</text:p>
          </table:table-cell>
          <table:table-cell office:value-type="date" office:date-value="2022-08-22T13:39:51" table:formula="of:=[.J232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375999999999999E-2" table:style-name="ce1">
            <text:p>0,02537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45784" table:style-name="ce1">
            <text:p>1,045784</text:p>
          </table:table-cell>
          <table:table-cell office:value-type="float" office:value="-5.32" table:style-name="ce1">
            <text:p>-5,32</text:p>
          </table:table-cell>
          <table:table-cell office:value-type="float" office:value="-4.76" table:style-name="ce1">
            <text:p>-4,76</text:p>
          </table:table-cell>
          <table:table-cell office:value-type="float" office:value="27.58" table:style-name="ce1">
            <text:p>27,5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.530435" table:style-name="ce1">
            <text:p>1,530435</text:p>
          </table:table-cell>
          <table:table-cell office:value-type="float" office:value="28.173909999999999" table:style-name="ce1">
            <text:p>28,17391</text:p>
          </table:table-cell>
          <table:table-cell office:value-type="float" office:value="1661175591241" table:style-name="ce2">
            <text:p>1661175591241</text:p>
          </table:table-cell>
          <table:table-cell office:value-type="date" office:date-value="2022-08-22T13:39:51" table:formula="of:=[.J233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21228" table:style-name="ce1">
            <text:p>0,21228</text:p>
          </table:table-cell>
          <table:table-cell office:value-type="float" office:value="-0.102968" table:style-name="ce1">
            <text:p>-0,102968</text:p>
          </table:table-cell>
          <table:table-cell office:value-type="float" office:value="1.025288" table:style-name="ce1">
            <text:p>1,025288</text:p>
          </table:table-cell>
          <table:table-cell office:value-type="float" office:value="-1.26" table:style-name="ce1">
            <text:p>-1,26</text:p>
          </table:table-cell>
          <table:table-cell office:value-type="float" office:value="-4.41" table:style-name="ce1">
            <text:p>-4,41</text:p>
          </table:table-cell>
          <table:table-cell office:value-type="float" office:value="25.41" table:style-name="ce1">
            <text:p>25,41</text:p>
          </table:table-cell>
          <table:table-cell office:value-type="float" office:value="0.13913" table:style-name="ce1">
            <text:p>0,13913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28.10435" table:style-name="ce1">
            <text:p>28,10435</text:p>
          </table:table-cell>
          <table:table-cell office:value-type="float" office:value="1661175591330" table:style-name="ce2">
            <text:p>1661175591330</text:p>
          </table:table-cell>
          <table:table-cell office:value-type="date" office:date-value="2022-08-22T13:39:51" table:formula="of:=[.J234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5.7584000000000003E-2" table:style-name="ce1">
            <text:p>-0,057584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1.0272399999999999" table:style-name="ce1">
            <text:p>1,02724</text:p>
          </table:table-cell>
          <table:table-cell office:value-type="float" office:value="1.75" table:style-name="ce1">
            <text:p>1,75</text:p>
          </table:table-cell>
          <table:table-cell office:value-type="float" office:value="-3.64" table:style-name="ce1">
            <text:p>-3,64</text:p>
          </table:table-cell>
          <table:table-cell office:value-type="float" office:value="25.34" table:style-name="ce1">
            <text:p>25,34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29.35652" table:style-name="ce1">
            <text:p>29,35652</text:p>
          </table:table-cell>
          <table:table-cell office:value-type="float" office:value="1661175591387" table:style-name="ce2">
            <text:p>1661175591387</text:p>
          </table:table-cell>
          <table:table-cell office:value-type="date" office:date-value="2022-08-22T13:39:51" table:formula="of:=[.J235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39568" table:style-name="ce1">
            <text:p>0,139568</text:p>
          </table:table-cell>
          <table:table-cell office:value-type="float" office:value="-3.2696000000000003E-2" table:style-name="ce1">
            <text:p>-0,032696</text:p>
          </table:table-cell>
          <table:table-cell office:value-type="float" office:value="1.018456" table:style-name="ce1">
            <text:p>1,018456</text:p>
          </table:table-cell>
          <table:table-cell office:value-type="float" office:value="0.63" table:style-name="ce1">
            <text:p>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6.25" table:style-name="ce1">
            <text:p>26,2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.669565" table:style-name="ce1">
            <text:p>1,669565</text:p>
          </table:table-cell>
          <table:table-cell office:value-type="float" office:value="26.086960000000001" table:style-name="ce1">
            <text:p>26,08696</text:p>
          </table:table-cell>
          <table:table-cell office:value-type="float" office:value="1661175591446" table:style-name="ce2">
            <text:p>1661175591446</text:p>
          </table:table-cell>
          <table:table-cell office:value-type="date" office:date-value="2022-08-22T13:39:51" table:formula="of:=[.J236]/86400000+DATE(1970;1;1)" table:style-name="ce3">
            <text:p>2022-08-22 13:39:51:39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30353599999999997" table:style-name="ce1">
            <text:p>0,303536</text:p>
          </table:table-cell>
          <table:table-cell office:value-type="float" office:value="-8.7840000000000001E-3" table:style-name="ce1">
            <text:p>-0,008784</text:p>
          </table:table-cell>
          <table:table-cell office:value-type="float" office:value="0.977464" table:style-name="ce1">
            <text:p>0,977464</text:p>
          </table:table-cell>
          <table:table-cell office:value-type="float" office:value="0.98" table:style-name="ce1">
            <text:p>0,98</text:p>
          </table:table-cell>
          <table:table-cell office:value-type="float" office:value="-3.78" table:style-name="ce1">
            <text:p>-3,78</text:p>
          </table:table-cell>
          <table:table-cell office:value-type="float" office:value="24.71" table:style-name="ce1">
            <text:p>24,7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7.2" table:style-name="ce1">
            <text:p>27,2</text:p>
          </table:table-cell>
          <table:table-cell office:value-type="float" office:value="1661175591504" table:style-name="ce2">
            <text:p>1661175591504</text:p>
          </table:table-cell>
          <table:table-cell office:value-type="date" office:date-value="2022-08-22T13:39:51" table:formula="of:=[.J237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2936000000000002E-2" table:style-name="ce1">
            <text:p>-0,022936</text:p>
          </table:table-cell>
          <table:table-cell office:value-type="float" office:value="-5.5143999999999999E-2" table:style-name="ce1">
            <text:p>-0,05514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3.85" table:style-name="ce1">
            <text:p>-3,85</text:p>
          </table:table-cell>
          <table:table-cell office:value-type="float" office:value="26.67" table:style-name="ce1">
            <text:p>26,6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.182609" table:style-name="ce1">
            <text:p>1,182609</text:p>
          </table:table-cell>
          <table:table-cell office:value-type="float" office:value="27.13043" table:style-name="ce1">
            <text:p>27,13043</text:p>
          </table:table-cell>
          <table:table-cell office:value-type="float" office:value="1661175591592" table:style-name="ce2">
            <text:p>1661175591592</text:p>
          </table:table-cell>
          <table:table-cell office:value-type="date" office:date-value="2022-08-22T13:39:51" table:formula="of:=[.J238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4790400000000001" table:style-name="ce1">
            <text:p>-0,247904</text:p>
          </table:table-cell>
          <table:table-cell office:value-type="float" office:value="-6.4416000000000001E-2" table:style-name="ce1">
            <text:p>-0,064416</text:p>
          </table:table-cell>
          <table:table-cell office:value-type="float" office:value="0.97599999999999998" table:style-name="ce1">
            <text:p>0,97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6.58" table:style-name="ce1">
            <text:p>-6,58</text:p>
          </table:table-cell>
          <table:table-cell office:value-type="float" office:value="24.57" table:style-name="ce1">
            <text:p>24,57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30.121739999999999" table:style-name="ce1">
            <text:p>30,12174</text:p>
          </table:table-cell>
          <table:table-cell office:value-type="float" office:value="1661175591651" table:style-name="ce2">
            <text:p>1661175591651</text:p>
          </table:table-cell>
          <table:table-cell office:value-type="date" office:date-value="2022-08-22T13:39:51" table:formula="of:=[.J239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8548000000000001" table:style-name="ce1">
            <text:p>-0,28548</text:p>
          </table:table-cell>
          <table:table-cell office:value-type="float" office:value="0.101992" table:style-name="ce1">
            <text:p>0,101992</text:p>
          </table:table-cell>
          <table:table-cell office:value-type="float" office:value="1.0594479999999999" table:style-name="ce1">
            <text:p>1,059448</text:p>
          </table:table-cell>
          <table:table-cell office:value-type="float" office:value="-13.58" table:style-name="ce1">
            <text:p>-13,58</text:p>
          </table:table-cell>
          <table:table-cell office:value-type="float" office:value="-5.25" table:style-name="ce1">
            <text:p>-5,25</text:p>
          </table:table-cell>
          <table:table-cell office:value-type="float" office:value="25.41" table:style-name="ce1">
            <text:p>25,4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.113043" table:style-name="ce1">
            <text:p>1,113043</text:p>
          </table:table-cell>
          <table:table-cell office:value-type="float" office:value="25.18261" table:style-name="ce1">
            <text:p>25,18261</text:p>
          </table:table-cell>
          <table:table-cell office:value-type="float" office:value="1661175591709" table:style-name="ce2">
            <text:p>1661175591709</text:p>
          </table:table-cell>
          <table:table-cell office:value-type="date" office:date-value="2022-08-22T13:39:51" table:formula="of:=[.J240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63968" table:style-name="ce1">
            <text:p>-0,163968</text:p>
          </table:table-cell>
          <table:table-cell office:value-type="float" office:value="-0.16494400000000001" table:style-name="ce1">
            <text:p>-0,164944</text:p>
          </table:table-cell>
          <table:table-cell office:value-type="float" office:value="0.97014400000000001" table:style-name="ce1">
            <text:p>0,970144</text:p>
          </table:table-cell>
          <table:table-cell office:value-type="float" office:value="2.38" table:style-name="ce1">
            <text:p>2,38</text:p>
          </table:table-cell>
          <table:table-cell office:value-type="float" office:value="-4.34" table:style-name="ce1">
            <text:p>-4,34</text:p>
          </table:table-cell>
          <table:table-cell office:value-type="float" office:value="24.99" table:style-name="ce1">
            <text:p>24,99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27.478259999999999" table:style-name="ce1">
            <text:p>27,47826</text:p>
          </table:table-cell>
          <table:table-cell office:value-type="float" office:value="1661175591766" table:style-name="ce2">
            <text:p>1661175591766</text:p>
          </table:table-cell>
          <table:table-cell office:value-type="date" office:date-value="2022-08-22T13:39:51" table:formula="of:=[.J241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22545599999999999" table:style-name="ce1">
            <text:p>0,225456</text:p>
          </table:table-cell>
          <table:table-cell office:value-type="float" office:value="0.10736" table:style-name="ce1">
            <text:p>0,10736</text:p>
          </table:table-cell>
          <table:table-cell office:value-type="float" office:value="0.90084799999999998" table:style-name="ce1">
            <text:p>0,900848</text:p>
          </table:table-cell>
          <table:table-cell office:value-type="float" office:value="-2.17" table:style-name="ce1">
            <text:p>-2,17</text:p>
          </table:table-cell>
          <table:table-cell office:value-type="float" office:value="-5.46" table:style-name="ce1">
            <text:p>-5,46</text:p>
          </table:table-cell>
          <table:table-cell office:value-type="float" office:value="26.81" table:style-name="ce1">
            <text:p>26,8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26.782609999999998" table:style-name="ce1">
            <text:p>26,78261</text:p>
          </table:table-cell>
          <table:table-cell office:value-type="float" office:value="1661175591854" table:style-name="ce2">
            <text:p>1661175591854</text:p>
          </table:table-cell>
          <table:table-cell office:value-type="date" office:date-value="2022-08-22T13:39:51" table:formula="of:=[.J242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9295999999999996E-2" table:style-name="ce1">
            <text:p>0,069296</text:p>
          </table:table-cell>
          <table:table-cell office:value-type="float" office:value="-0.174704" table:style-name="ce1">
            <text:p>-0,174704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1.05" table:style-name="ce1">
            <text:p>1,05</text:p>
          </table:table-cell>
          <table:table-cell office:value-type="float" office:value="-3.15" table:style-name="ce1">
            <text:p>-3,15</text:p>
          </table:table-cell>
          <table:table-cell office:value-type="float" office:value="5.25" table:style-name="ce1">
            <text:p>5,2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4.1739129999999998" table:style-name="ce1">
            <text:p>4,173913</text:p>
          </table:table-cell>
          <table:table-cell office:value-type="float" office:value="1661175591913" table:style-name="ce2">
            <text:p>1661175591913</text:p>
          </table:table-cell>
          <table:table-cell office:value-type="date" office:date-value="2022-08-22T13:39:51" table:formula="of:=[.J243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9719200000000001" table:style-name="ce1">
            <text:p>-0,297192</text:p>
          </table:table-cell>
          <table:table-cell office:value-type="float" office:value="0.194712" table:style-name="ce1">
            <text:p>0,194712</text:p>
          </table:table-cell>
          <table:table-cell office:value-type="float" office:value="1.0570079999999999" table:style-name="ce1">
            <text:p>1,057008</text:p>
          </table:table-cell>
          <table:table-cell office:value-type="float" office:value="-14.28" table:style-name="ce1">
            <text:p>-14,28</text:p>
          </table:table-cell>
          <table:table-cell office:value-type="float" office:value="-6.3" table:style-name="ce1">
            <text:p>-6,3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1661175591971" table:style-name="ce2">
            <text:p>1661175591971</text:p>
          </table:table-cell>
          <table:table-cell office:value-type="date" office:date-value="2022-08-22T13:39:51" table:formula="of:=[.J244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3517599999999999" table:style-name="ce1">
            <text:p>-0,135176</text:p>
          </table:table-cell>
          <table:table-cell office:value-type="float" office:value="-4.1967999999999998E-2" table:style-name="ce1">
            <text:p>-0,041968</text:p>
          </table:table-cell>
          <table:table-cell office:value-type="float" office:value="0.94379199999999996" table:style-name="ce1">
            <text:p>0,943792</text:p>
          </table:table-cell>
          <table:table-cell office:value-type="float" office:value="5.6" table:style-name="ce1">
            <text:p>5,6</text:p>
          </table:table-cell>
          <table:table-cell office:value-type="float" office:value="-2.94" table:style-name="ce1">
            <text:p>-2,94</text:p>
          </table:table-cell>
          <table:table-cell office:value-type="float" office:value="-6.79" table:style-name="ce1">
            <text:p>-6,79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661175592028" table:style-name="ce2">
            <text:p>1661175592028</text:p>
          </table:table-cell>
          <table:table-cell office:value-type="date" office:date-value="2022-08-22T13:39:52" table:formula="of:=[.J245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2736800000000001" table:style-name="ce1">
            <text:p>-0,127368</text:p>
          </table:table-cell>
          <table:table-cell office:value-type="float" office:value="8.1984000000000001E-2" table:style-name="ce1">
            <text:p>0,081984</text:p>
          </table:table-cell>
          <table:table-cell office:value-type="float" office:value="1.001376" table:style-name="ce1">
            <text:p>1,001376</text:p>
          </table:table-cell>
          <table:table-cell office:value-type="float" office:value="1.61" table:style-name="ce1">
            <text:p>1,6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3.64" table:style-name="ce1">
            <text:p>-3,6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2116" table:style-name="ce2">
            <text:p>1661175592116</text:p>
          </table:table-cell>
          <table:table-cell office:value-type="date" office:date-value="2022-08-22T13:39:52" table:formula="of:=[.J246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7328000000000002E-2" table:style-name="ce1">
            <text:p>-0,027328</text:p>
          </table:table-cell>
          <table:table-cell office:value-type="float" office:value="-3.3183999999999998E-2" table:style-name="ce1">
            <text:p>-0,033184</text:p>
          </table:table-cell>
          <table:table-cell office:value-type="float" office:value="0.97941599999999995" table:style-name="ce1">
            <text:p>0,979416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3.43" table:style-name="ce1">
            <text:p>-3,4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92175" table:style-name="ce2">
            <text:p>1661175592175</text:p>
          </table:table-cell>
          <table:table-cell office:value-type="date" office:date-value="2022-08-22T13:39:52" table:formula="of:=[.J247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2E-3" table:style-name="ce1">
            <text:p>0,00195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5501599999999998" table:style-name="ce1">
            <text:p>0,955016</text:p>
          </table:table-cell>
          <table:table-cell office:value-type="float" office:value="-0.21" table:style-name="ce1">
            <text:p>-0,21</text:p>
          </table:table-cell>
          <table:table-cell office:value-type="float" office:value="-3.71" table:style-name="ce1">
            <text:p>-3,71</text:p>
          </table:table-cell>
          <table:table-cell office:value-type="float" office:value="-3.01" table:style-name="ce1">
            <text:p>-3,0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" table:style-name="ce1">
            <text:p>0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92232" table:style-name="ce2">
            <text:p>1661175592232</text:p>
          </table:table-cell>
          <table:table-cell office:value-type="date" office:date-value="2022-08-22T13:39:52" table:formula="of:=[.J248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60552" table:style-name="ce1">
            <text:p>0,160552</text:p>
          </table:table-cell>
          <table:table-cell office:value-type="float" office:value="-4.8800000000000003E-2" table:style-name="ce1">
            <text:p>-0,0488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1.26" table:style-name="ce1">
            <text:p>1,26</text:p>
          </table:table-cell>
          <table:table-cell office:value-type="float" office:value="-3.36" table:style-name="ce1">
            <text:p>-3,36</text:p>
          </table:table-cell>
          <table:table-cell office:value-type="float" office:value="-3.57" table:style-name="ce1">
            <text:p>-3,5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92291" table:style-name="ce2">
            <text:p>1661175592291</text:p>
          </table:table-cell>
          <table:table-cell office:value-type="date" office:date-value="2022-08-22T13:39:52" table:formula="of:=[.J249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2.5864000000000002E-2" table:style-name="ce1">
            <text:p>0,025864</text:p>
          </table:table-cell>
          <table:table-cell office:value-type="float" office:value="0.83692" table:style-name="ce1">
            <text:p>0,83692</text:p>
          </table:table-cell>
          <table:table-cell office:value-type="float" office:value="0.35" table:style-name="ce1">
            <text:p>0,35</text:p>
          </table:table-cell>
          <table:table-cell office:value-type="float" office:value="-5.74" table:style-name="ce1">
            <text:p>-5,74</text:p>
          </table:table-cell>
          <table:table-cell office:value-type="float" office:value="-2.94" table:style-name="ce1">
            <text:p>-2,94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592379" table:style-name="ce2">
            <text:p>1661175592379</text:p>
          </table:table-cell>
          <table:table-cell office:value-type="date" office:date-value="2022-08-22T13:39:52" table:formula="of:=[.J250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8079999999999998E-3" table:style-name="ce1">
            <text:p>-0,007808</text:p>
          </table:table-cell>
          <table:table-cell office:value-type="float" office:value="0.12687999999999999" table:style-name="ce1">
            <text:p>0,12688</text:p>
          </table:table-cell>
          <table:table-cell office:value-type="float" office:value="1.042368" table:style-name="ce1">
            <text:p>1,042368</text:p>
          </table:table-cell>
          <table:table-cell office:value-type="float" office:value="-4.62" table:style-name="ce1">
            <text:p>-4,62</text:p>
          </table:table-cell>
          <table:table-cell office:value-type="float" office:value="-4.76" table:style-name="ce1">
            <text:p>-4,76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1661175592437" table:style-name="ce2">
            <text:p>1661175592437</text:p>
          </table:table-cell>
          <table:table-cell office:value-type="date" office:date-value="2022-08-22T13:39:52" table:formula="of:=[.J251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1472000000000002E-2" table:style-name="ce1">
            <text:p>-0,021472</text:p>
          </table:table-cell>
          <table:table-cell office:value-type="float" office:value="0.113704" table:style-name="ce1">
            <text:p>0,113704</text:p>
          </table:table-cell>
          <table:table-cell office:value-type="float" office:value="1.22" table:style-name="ce1">
            <text:p>1,22</text:p>
          </table:table-cell>
          <table:table-cell office:value-type="float" office:value="-1.19" table:style-name="ce1">
            <text:p>-1,19</text:p>
          </table:table-cell>
          <table:table-cell office:value-type="float" office:value="-6.93" table:style-name="ce1">
            <text:p>-6,93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592494" table:style-name="ce2">
            <text:p>1661175592494</text:p>
          </table:table-cell>
          <table:table-cell office:value-type="date" office:date-value="2022-08-22T13:39:52" table:formula="of:=[.J252]/86400000+DATE(1970;1;1)" table:style-name="ce3">
            <text:p>2022-08-22 13:39:52:39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4160000000000002E-3" table:style-name="ce1">
            <text:p>-0,003416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0.862784" table:style-name="ce1">
            <text:p>0,862784</text:p>
          </table:table-cell>
          <table:table-cell office:value-type="float" office:value="4.13" table:style-name="ce1">
            <text:p>4,1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47" table:style-name="ce1">
            <text:p>-1,47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1661175592553" table:style-name="ce2">
            <text:p>1661175592553</text:p>
          </table:table-cell>
          <table:table-cell office:value-type="date" office:date-value="2022-08-22T13:39:52" table:formula="of:=[.J253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4160000000000003E-2" table:style-name="ce1">
            <text:p>-0,03416</text:p>
          </table:table-cell>
          <table:table-cell office:value-type="float" office:value="-2.8792000000000002E-2" table:style-name="ce1">
            <text:p>-0,028792</text:p>
          </table:table-cell>
          <table:table-cell office:value-type="float" office:value="1.077504" table:style-name="ce1">
            <text:p>1,077504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3.29" table:style-name="ce1">
            <text:p>-3,29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1.6" table:style-name="ce1">
            <text:p>-1,6</text:p>
          </table:table-cell>
          <table:table-cell office:value-type="float" office:value="1661175592641" table:style-name="ce2">
            <text:p>1661175592641</text:p>
          </table:table-cell>
          <table:table-cell office:value-type="date" office:date-value="2022-08-22T13:39:52" table:formula="of:=[.J254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4.0992000000000001E-2" table:style-name="ce1">
            <text:p>0,040992</text:p>
          </table:table-cell>
          <table:table-cell office:value-type="float" office:value="1.0340720000000001" table:style-name="ce1">
            <text:p>1,034072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92698" table:style-name="ce2">
            <text:p>1661175592698</text:p>
          </table:table-cell>
          <table:table-cell office:value-type="date" office:date-value="2022-08-22T13:39:52" table:formula="of:=[.J255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4647999999999998E-2" table:style-name="ce1">
            <text:p>0,034648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0.98527200000000004" table:style-name="ce1">
            <text:p>0,985272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2756" table:style-name="ce2">
            <text:p>1661175592756</text:p>
          </table:table-cell>
          <table:table-cell office:value-type="date" office:date-value="2022-08-22T13:39:52" table:formula="of:=[.J256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8560000000000001E-3" table:style-name="ce1">
            <text:p>0,00585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2815" table:style-name="ce2">
            <text:p>1661175592815</text:p>
          </table:table-cell>
          <table:table-cell office:value-type="date" office:date-value="2022-08-22T13:39:52" table:formula="of:=[.J257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0744E-2" table:style-name="ce1">
            <text:p>0,03074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0528" table:style-name="ce1">
            <text:p>1,00528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2902" table:style-name="ce2">
            <text:p>1661175592902</text:p>
          </table:table-cell>
          <table:table-cell office:value-type="date" office:date-value="2022-08-22T13:39:52" table:formula="of:=[.J258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2960" table:style-name="ce2">
            <text:p>1661175592960</text:p>
          </table:table-cell>
          <table:table-cell office:value-type="date" office:date-value="2022-08-22T13:39:52" table:formula="of:=[.J259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93019" table:style-name="ce2">
            <text:p>1661175593019</text:p>
          </table:table-cell>
          <table:table-cell office:value-type="date" office:date-value="2022-08-22T13:39:53" table:formula="of:=[.J260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0528" table:style-name="ce1">
            <text:p>1,00528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3076" table:style-name="ce2">
            <text:p>1661175593076</text:p>
          </table:table-cell>
          <table:table-cell office:value-type="date" office:date-value="2022-08-22T13:39:53" table:formula="of:=[.J261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328000000000002E-2" table:style-name="ce1">
            <text:p>0,027328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3164" table:style-name="ce2">
            <text:p>1661175593164</text:p>
          </table:table-cell>
          <table:table-cell office:value-type="date" office:date-value="2022-08-22T13:39:53" table:formula="of:=[.J262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375999999999999E-2" table:style-name="ce1">
            <text:p>0,025376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3221" table:style-name="ce2">
            <text:p>1661175593221</text:p>
          </table:table-cell>
          <table:table-cell office:value-type="date" office:date-value="2022-08-22T13:39:53" table:formula="of:=[.J263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03328" table:style-name="ce1">
            <text:p>1,00332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3280" table:style-name="ce2">
            <text:p>1661175593280</text:p>
          </table:table-cell>
          <table:table-cell office:value-type="date" office:date-value="2022-08-22T13:39:53" table:formula="of:=[.J264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3338" table:style-name="ce2">
            <text:p>1661175593338</text:p>
          </table:table-cell>
          <table:table-cell office:value-type="date" office:date-value="2022-08-22T13:39:53" table:formula="of:=[.J265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2.5864000000000002E-2" table:style-name="ce1">
            <text:p>0,02586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3425" table:style-name="ce2">
            <text:p>1661175593425</text:p>
          </table:table-cell>
          <table:table-cell office:value-type="date" office:date-value="2022-08-22T13:39:53" table:formula="of:=[.J266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936000000000002E-2" table:style-name="ce1">
            <text:p>0,022936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63" table:style-name="ce1">
            <text:p>0,63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3483" table:style-name="ce2">
            <text:p>1661175593483</text:p>
          </table:table-cell>
          <table:table-cell office:value-type="date" office:date-value="2022-08-22T13:39:53" table:formula="of:=[.J267]/86400000+DATE(1970;1;1)" table:style-name="ce3">
            <text:p>2022-08-22 13:39:53:39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839999999999999E-2" table:style-name="ce1">
            <text:p>0,02684</text:p>
          </table:table-cell>
          <table:table-cell office:value-type="float" office:value="2.4888E-2" table:style-name="ce1">
            <text:p>0,02488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91" table:style-name="ce1">
            <text:p>0,9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3542" table:style-name="ce2">
            <text:p>1661175593542</text:p>
          </table:table-cell>
          <table:table-cell office:value-type="date" office:date-value="2022-08-22T13:39:53" table:formula="of:=[.J268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2960000000000006E-2" table:style-name="ce1">
            <text:p>0,08296</text:p>
          </table:table-cell>
          <table:table-cell office:value-type="float" office:value="-7.2223999999999997E-2" table:style-name="ce1">
            <text:p>-0,072224</text:p>
          </table:table-cell>
          <table:table-cell office:value-type="float" office:value="1.1941360000000001" table:style-name="ce1">
            <text:p>1,194136</text:p>
          </table:table-cell>
          <table:table-cell office:value-type="float" office:value="-1.75" table:style-name="ce1">
            <text:p>-1,75</text:p>
          </table:table-cell>
          <table:table-cell office:value-type="float" office:value="-3.64" table:style-name="ce1">
            <text:p>-3,64</text:p>
          </table:table-cell>
          <table:table-cell office:value-type="float" office:value="-4.34" table:style-name="ce1">
            <text:p>-4,3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10.226089999999999" table:style-name="ce1">
            <text:p>-10,22609</text:p>
          </table:table-cell>
          <table:table-cell office:value-type="float" office:value="1661175593600" table:style-name="ce2">
            <text:p>1661175593600</text:p>
          </table:table-cell>
          <table:table-cell office:value-type="date" office:date-value="2022-08-22T13:39:53" table:formula="of:=[.J269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52256" table:style-name="ce1">
            <text:p>-0,152256</text:p>
          </table:table-cell>
          <table:table-cell office:value-type="float" office:value="0.36892799999999998" table:style-name="ce1">
            <text:p>0,368928</text:p>
          </table:table-cell>
          <table:table-cell office:value-type="float" office:value="1.2185360000000001" table:style-name="ce1">
            <text:p>1,218536</text:p>
          </table:table-cell>
          <table:table-cell office:value-type="float" office:value="1.33" table:style-name="ce1">
            <text:p>1,33</text:p>
          </table:table-cell>
          <table:table-cell office:value-type="float" office:value="-9.8000000000000007" table:style-name="ce1">
            <text:p>-9,8</text:p>
          </table:table-cell>
          <table:table-cell office:value-type="float" office:value="-33.67" table:style-name="ce1">
            <text:p>-33,67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-29.217390000000002" table:style-name="ce1">
            <text:p>-29,21739</text:p>
          </table:table-cell>
          <table:table-cell office:value-type="float" office:value="1661175593687" table:style-name="ce2">
            <text:p>1661175593687</text:p>
          </table:table-cell>
          <table:table-cell office:value-type="date" office:date-value="2022-08-22T13:39:53" table:formula="of:=[.J270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23472799999999999" table:style-name="ce1">
            <text:p>0,234728</text:p>
          </table:table-cell>
          <table:table-cell office:value-type="float" office:value="-0.23960799999999999" table:style-name="ce1">
            <text:p>-0,239608</text:p>
          </table:table-cell>
          <table:table-cell office:value-type="float" office:value="1.018456" table:style-name="ce1">
            <text:p>1,018456</text:p>
          </table:table-cell>
          <table:table-cell office:value-type="float" office:value="0.21" table:style-name="ce1">
            <text:p>0,21</text:p>
          </table:table-cell>
          <table:table-cell office:value-type="float" office:value="0.77" table:style-name="ce1">
            <text:p>0,77</text:p>
          </table:table-cell>
          <table:table-cell office:value-type="float" office:value="-28.7" table:style-name="ce1">
            <text:p>-28,7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4.6608700000000001" table:style-name="ce1">
            <text:p>-4,66087</text:p>
          </table:table-cell>
          <table:table-cell office:value-type="float" office:value="-32.695650000000001" table:style-name="ce1">
            <text:p>-32,69565</text:p>
          </table:table-cell>
          <table:table-cell office:value-type="float" office:value="1661175593746" table:style-name="ce2">
            <text:p>1661175593746</text:p>
          </table:table-cell>
          <table:table-cell office:value-type="date" office:date-value="2022-08-22T13:39:53" table:formula="of:=[.J271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600000000000006E-2" table:style-name="ce1">
            <text:p>0,0976</text:p>
          </table:table-cell>
          <table:table-cell office:value-type="float" office:value="2.5375999999999999E-2" table:style-name="ce1">
            <text:p>0,025376</text:p>
          </table:table-cell>
          <table:table-cell office:value-type="float" office:value="0.77738399999999996" table:style-name="ce1">
            <text:p>0,777384</text:p>
          </table:table-cell>
          <table:table-cell office:value-type="float" office:value="-1.47" table:style-name="ce1">
            <text:p>-1,47</text:p>
          </table:table-cell>
          <table:table-cell office:value-type="float" office:value="-0.21" table:style-name="ce1">
            <text:p>-0,21</text:p>
          </table:table-cell>
          <table:table-cell office:value-type="float" office:value="-30.38" table:style-name="ce1">
            <text:p>-30,38</text:p>
          </table:table-cell>
          <table:table-cell office:value-type="float" office:value="1.669565" table:style-name="ce1">
            <text:p>1,6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28.313040000000001" table:style-name="ce1">
            <text:p>-28,31304</text:p>
          </table:table-cell>
          <table:table-cell office:value-type="float" office:value="1661175593804" table:style-name="ce2">
            <text:p>1661175593804</text:p>
          </table:table-cell>
          <table:table-cell office:value-type="date" office:date-value="2022-08-22T13:39:53" table:formula="of:=[.J272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4912000000000001E-2" table:style-name="ce1">
            <text:p>0,084912</text:p>
          </table:table-cell>
          <table:table-cell office:value-type="float" office:value="-8.3447999999999994E-2" table:style-name="ce1">
            <text:p>-0,083448</text:p>
          </table:table-cell>
          <table:table-cell office:value-type="float" office:value="1.1209359999999999" table:style-name="ce1">
            <text:p>1,120936</text:p>
          </table:table-cell>
          <table:table-cell office:value-type="float" office:value="3.99" table:style-name="ce1">
            <text:p>3,99</text:p>
          </table:table-cell>
          <table:table-cell office:value-type="float" office:value="-0.49" table:style-name="ce1">
            <text:p>-0,49</text:p>
          </table:table-cell>
          <table:table-cell office:value-type="float" office:value="-30.66" table:style-name="ce1">
            <text:p>-30,6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33.321739999999998" table:style-name="ce1">
            <text:p>-33,32174</text:p>
          </table:table-cell>
          <table:table-cell office:value-type="float" office:value="1661175593861" table:style-name="ce2">
            <text:p>1661175593861</text:p>
          </table:table-cell>
          <table:table-cell office:value-type="date" office:date-value="2022-08-22T13:39:53" table:formula="of:=[.J273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2736800000000001" table:style-name="ce1">
            <text:p>-0,127368</text:p>
          </table:table-cell>
          <table:table-cell office:value-type="float" office:value="-1.0736000000000001E-2" table:style-name="ce1">
            <text:p>-0,010736</text:p>
          </table:table-cell>
          <table:table-cell office:value-type="float" office:value="0.82276800000000005" table:style-name="ce1">
            <text:p>0,82276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42" table:style-name="ce1">
            <text:p>0,42</text:p>
          </table:table-cell>
          <table:table-cell office:value-type="float" office:value="-28.35" table:style-name="ce1">
            <text:p>-28,35</text:p>
          </table:table-cell>
          <table:table-cell office:value-type="float" office:value="1.878261" table:style-name="ce1">
            <text:p>1,878261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28.313040000000001" table:style-name="ce1">
            <text:p>-28,31304</text:p>
          </table:table-cell>
          <table:table-cell office:value-type="float" office:value="1661175593949" table:style-name="ce2">
            <text:p>1661175593949</text:p>
          </table:table-cell>
          <table:table-cell office:value-type="date" office:date-value="2022-08-22T13:39:53" table:formula="of:=[.J274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2643199999999999" table:style-name="ce1">
            <text:p>-0,226432</text:p>
          </table:table-cell>
          <table:table-cell office:value-type="float" office:value="0.189832" table:style-name="ce1">
            <text:p>0,189832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6.65" table:style-name="ce1">
            <text:p>-6,65</text:p>
          </table:table-cell>
          <table:table-cell office:value-type="float" office:value="-31.29" table:style-name="ce1">
            <text:p>-31,29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28.452169999999999" table:style-name="ce1">
            <text:p>-28,45217</text:p>
          </table:table-cell>
          <table:table-cell office:value-type="float" office:value="1661175594008" table:style-name="ce2">
            <text:p>1661175594008</text:p>
          </table:table-cell>
          <table:table-cell office:value-type="date" office:date-value="2022-08-22T13:39:54" table:formula="of:=[.J275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0638400000000001" table:style-name="ce1">
            <text:p>0,106384</text:p>
          </table:table-cell>
          <table:table-cell office:value-type="float" office:value="-2.0496E-2" table:style-name="ce1">
            <text:p>-0,020496</text:p>
          </table:table-cell>
          <table:table-cell office:value-type="float" office:value="0.998448" table:style-name="ce1">
            <text:p>0,998448</text:p>
          </table:table-cell>
          <table:table-cell office:value-type="float" office:value="3.15" table:style-name="ce1">
            <text:p>3,15</text:p>
          </table:table-cell>
          <table:table-cell office:value-type="float" office:value="-4.41" table:style-name="ce1">
            <text:p>-4,41</text:p>
          </table:table-cell>
          <table:table-cell office:value-type="float" office:value="-29.4" table:style-name="ce1">
            <text:p>-29,4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2.5739130000000001" table:style-name="ce1">
            <text:p>-2,573913</text:p>
          </table:table-cell>
          <table:table-cell office:value-type="float" office:value="-28.173909999999999" table:style-name="ce1">
            <text:p>-28,17391</text:p>
          </table:table-cell>
          <table:table-cell office:value-type="float" office:value="1661175594066" table:style-name="ce2">
            <text:p>1661175594066</text:p>
          </table:table-cell>
          <table:table-cell office:value-type="date" office:date-value="2022-08-22T13:39:54" table:formula="of:=[.J276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8303999999999999E-2" table:style-name="ce1">
            <text:p>-0,02830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5550400000000002" table:style-name="ce1">
            <text:p>0,955504</text:p>
          </table:table-cell>
          <table:table-cell office:value-type="float" office:value="3.64" table:style-name="ce1">
            <text:p>3,64</text:p>
          </table:table-cell>
          <table:table-cell office:value-type="float" office:value="-4.62" table:style-name="ce1">
            <text:p>-4,62</text:p>
          </table:table-cell>
          <table:table-cell office:value-type="float" office:value="-4.55" table:style-name="ce1">
            <text:p>-4,55</text:p>
          </table:table-cell>
          <table:table-cell office:value-type="float" office:value="1.530435" table:style-name="ce1">
            <text:p>1,53043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1661175594125" table:style-name="ce2">
            <text:p>1661175594125</text:p>
          </table:table-cell>
          <table:table-cell office:value-type="date" office:date-value="2022-08-22T13:39:54" table:formula="of:=[.J277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1959999999999999" table:style-name="ce1">
            <text:p>-0,2196</text:p>
          </table:table-cell>
          <table:table-cell office:value-type="float" office:value="4.9776000000000001E-2" table:style-name="ce1">
            <text:p>0,049776</text:p>
          </table:table-cell>
          <table:table-cell office:value-type="float" office:value="0.86522399999999999" table:style-name="ce1">
            <text:p>0,865224</text:p>
          </table:table-cell>
          <table:table-cell office:value-type="float" office:value="4.55" table:style-name="ce1">
            <text:p>4,55</text:p>
          </table:table-cell>
          <table:table-cell office:value-type="float" office:value="-6.3" table:style-name="ce1">
            <text:p>-6,3</text:p>
          </table:table-cell>
          <table:table-cell office:value-type="float" office:value="-3.15" table:style-name="ce1">
            <text:p>-3,1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4213" table:style-name="ce2">
            <text:p>1661175594213</text:p>
          </table:table-cell>
          <table:table-cell office:value-type="date" office:date-value="2022-08-22T13:39:54" table:formula="of:=[.J278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2447999999999999E-2" table:style-name="ce1">
            <text:p>-0,022448</text:p>
          </table:table-cell>
          <table:table-cell office:value-type="float" office:value="2.0496E-2" table:style-name="ce1">
            <text:p>0,020496</text:p>
          </table:table-cell>
          <table:table-cell office:value-type="float" office:value="1.0077199999999999" table:style-name="ce1">
            <text:p>1,00772</text:p>
          </table:table-cell>
          <table:table-cell office:value-type="float" office:value="-1.05" table:style-name="ce1">
            <text:p>-1,05</text:p>
          </table:table-cell>
          <table:table-cell office:value-type="float" office:value="-5.88" table:style-name="ce1">
            <text:p>-5,88</text:p>
          </table:table-cell>
          <table:table-cell office:value-type="float" office:value="-0.63" table:style-name="ce1">
            <text:p>-0,63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594270" table:style-name="ce2">
            <text:p>1661175594270</text:p>
          </table:table-cell>
          <table:table-cell office:value-type="date" office:date-value="2022-08-22T13:39:54" table:formula="of:=[.J279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0248" table:style-name="ce1">
            <text:p>0,10248</text:p>
          </table:table-cell>
          <table:table-cell office:value-type="float" office:value="-0.12931999999999999" table:style-name="ce1">
            <text:p>-0,12932</text:p>
          </table:table-cell>
          <table:table-cell office:value-type="float" office:value="0.87205600000000005" table:style-name="ce1">
            <text:p>0,872056</text:p>
          </table:table-cell>
          <table:table-cell office:value-type="float" office:value="-2.8" table:style-name="ce1">
            <text:p>-2,8</text:p>
          </table:table-cell>
          <table:table-cell office:value-type="float" office:value="-6.37" table:style-name="ce1">
            <text:p>-6,37</text:p>
          </table:table-cell>
          <table:table-cell office:value-type="float" office:value="1.96" table:style-name="ce1">
            <text:p>1,9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594328" table:style-name="ce2">
            <text:p>1661175594328</text:p>
          </table:table-cell>
          <table:table-cell office:value-type="date" office:date-value="2022-08-22T13:39:54" table:formula="of:=[.J280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1471999999999999" table:style-name="ce1">
            <text:p>-0,21472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1956" table:style-name="ce1">
            <text:p>1,1956</text:p>
          </table:table-cell>
          <table:table-cell office:value-type="float" office:value="4.83" table:style-name="ce1">
            <text:p>4,83</text:p>
          </table:table-cell>
          <table:table-cell office:value-type="float" office:value="-7.28" table:style-name="ce1">
            <text:p>-7,28</text:p>
          </table:table-cell>
          <table:table-cell office:value-type="float" office:value="-5.39" table:style-name="ce1">
            <text:p>-5,39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4387" table:style-name="ce2">
            <text:p>1661175594387</text:p>
          </table:table-cell>
          <table:table-cell office:value-type="date" office:date-value="2022-08-22T13:39:54" table:formula="of:=[.J281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1480000000000003E-2" table:style-name="ce1">
            <text:p>0,04148</text:p>
          </table:table-cell>
          <table:table-cell office:value-type="float" office:value="-4.7336000000000003E-2" table:style-name="ce1">
            <text:p>-0,047336</text:p>
          </table:table-cell>
          <table:table-cell office:value-type="float" office:value="1.0657920000000001" table:style-name="ce1">
            <text:p>1,065792</text:p>
          </table:table-cell>
          <table:table-cell office:value-type="float" office:value="0.98" table:style-name="ce1">
            <text:p>0,98</text:p>
          </table:table-cell>
          <table:table-cell office:value-type="float" office:value="-6.86" table:style-name="ce1">
            <text:p>-6,86</text:p>
          </table:table-cell>
          <table:table-cell office:value-type="float" office:value="-6.3" table:style-name="ce1">
            <text:p>-6,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1661175594474" table:style-name="ce2">
            <text:p>1661175594474</text:p>
          </table:table-cell>
          <table:table-cell office:value-type="date" office:date-value="2022-08-22T13:39:54" table:formula="of:=[.J282]/86400000+DATE(1970;1;1)" table:style-name="ce3">
            <text:p>2022-08-22 13:39:54:39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4347199999999999" table:style-name="ce1">
            <text:p>0,143472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1.4" table:style-name="ce1">
            <text:p>1,4</text:p>
          </table:table-cell>
          <table:table-cell office:value-type="float" office:value="-2.38" table:style-name="ce1">
            <text:p>-2,38</text:p>
          </table:table-cell>
          <table:table-cell office:value-type="float" office:value="-3.78" table:style-name="ce1">
            <text:p>-3,78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594532" table:style-name="ce2">
            <text:p>1661175594532</text:p>
          </table:table-cell>
          <table:table-cell office:value-type="date" office:date-value="2022-08-22T13:39:54" table:formula="of:=[.J283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0984" table:style-name="ce1">
            <text:p>-0,20984</text:p>
          </table:table-cell>
          <table:table-cell office:value-type="float" office:value="-6.9783999999999999E-2" table:style-name="ce1">
            <text:p>-0,069784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1.33" table:style-name="ce1">
            <text:p>1,33</text:p>
          </table:table-cell>
          <table:table-cell office:value-type="float" office:value="-1.33" table:style-name="ce1">
            <text:p>-1,33</text:p>
          </table:table-cell>
          <table:table-cell office:value-type="float" office:value="1.75" table:style-name="ce1">
            <text:p>1,75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1.6" table:style-name="ce1">
            <text:p>1,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594590" table:style-name="ce2">
            <text:p>1661175594590</text:p>
          </table:table-cell>
          <table:table-cell office:value-type="date" office:date-value="2022-08-22T13:39:54" table:formula="of:=[.J284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7665600000000001" table:style-name="ce1">
            <text:p>0,176656</text:p>
          </table:table-cell>
          <table:table-cell office:value-type="float" office:value="0.11224000000000001" table:style-name="ce1">
            <text:p>0,11224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3.08" table:style-name="ce1">
            <text:p>-3,08</text:p>
          </table:table-cell>
          <table:table-cell office:value-type="float" office:value="-2.59" table:style-name="ce1">
            <text:p>-2,59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594649" table:style-name="ce2">
            <text:p>1661175594649</text:p>
          </table:table-cell>
          <table:table-cell office:value-type="date" office:date-value="2022-08-22T13:39:54" table:formula="of:=[.J285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5639999999999999E-2" table:style-name="ce1">
            <text:p>0,07564</text:p>
          </table:table-cell>
          <table:table-cell office:value-type="float" office:value="6.0512000000000003E-2" table:style-name="ce1">
            <text:p>0,060512</text:p>
          </table:table-cell>
          <table:table-cell office:value-type="float" office:value="0.96233599999999997" table:style-name="ce1">
            <text:p>0,962336</text:p>
          </table:table-cell>
          <table:table-cell office:value-type="float" office:value="-0.42" table:style-name="ce1">
            <text:p>-0,42</text:p>
          </table:table-cell>
          <table:table-cell office:value-type="float" office:value="-4.55" table:style-name="ce1">
            <text:p>-4,55</text:p>
          </table:table-cell>
          <table:table-cell office:value-type="float" office:value="1.26" table:style-name="ce1">
            <text:p>1,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594736" table:style-name="ce2">
            <text:p>1661175594736</text:p>
          </table:table-cell>
          <table:table-cell office:value-type="date" office:date-value="2022-08-22T13:39:54" table:formula="of:=[.J286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35428799999999999" table:style-name="ce1">
            <text:p>-0,354288</text:p>
          </table:table-cell>
          <table:table-cell office:value-type="float" office:value="-6.6367999999999996E-2" table:style-name="ce1">
            <text:p>-0,066368</text:p>
          </table:table-cell>
          <table:table-cell office:value-type="float" office:value="0.97307200000000005" table:style-name="ce1">
            <text:p>0,973072</text:p>
          </table:table-cell>
          <table:table-cell office:value-type="float" office:value="2.1" table:style-name="ce1">
            <text:p>2,1</text:p>
          </table:table-cell>
          <table:table-cell office:value-type="float" office:value="-3.01" table:style-name="ce1">
            <text:p>-3,01</text:p>
          </table:table-cell>
          <table:table-cell office:value-type="float" office:value="-5.25" table:style-name="ce1">
            <text:p>-5,25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.182609" table:style-name="ce1">
            <text:p>1,182609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1661175594794" table:style-name="ce2">
            <text:p>1661175594794</text:p>
          </table:table-cell>
          <table:table-cell office:value-type="date" office:date-value="2022-08-22T13:39:54" table:formula="of:=[.J287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1719999999999998E-2" table:style-name="ce1">
            <text:p>0,03172</text:p>
          </table:table-cell>
          <table:table-cell office:value-type="float" office:value="-0.131272" table:style-name="ce1">
            <text:p>-0,131272</text:p>
          </table:table-cell>
          <table:table-cell office:value-type="float" office:value="0.89255200000000001" table:style-name="ce1">
            <text:p>0,892552</text:p>
          </table:table-cell>
          <table:table-cell office:value-type="float" office:value="1.33" table:style-name="ce1">
            <text:p>1,3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26" table:style-name="ce1">
            <text:p>-1,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661175594852" table:style-name="ce2">
            <text:p>1661175594852</text:p>
          </table:table-cell>
          <table:table-cell office:value-type="date" office:date-value="2022-08-22T13:39:54" table:formula="of:=[.J288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2456000000000001E-2" table:style-name="ce1">
            <text:p>0,042456</text:p>
          </table:table-cell>
          <table:table-cell office:value-type="float" office:value="2.2447999999999999E-2" table:style-name="ce1">
            <text:p>0,022448</text:p>
          </table:table-cell>
          <table:table-cell office:value-type="float" office:value="1.0247999999999999" table:style-name="ce1">
            <text:p>1,0248</text:p>
          </table:table-cell>
          <table:table-cell office:value-type="float" office:value="0" table:style-name="ce1">
            <text:p>0</text:p>
          </table:table-cell>
          <table:table-cell office:value-type="float" office:value="-4.97" table:style-name="ce1">
            <text:p>-4,97</text:p>
          </table:table-cell>
          <table:table-cell office:value-type="float" office:value="-1.75" table:style-name="ce1">
            <text:p>-1,7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1661175594910" table:style-name="ce2">
            <text:p>1661175594910</text:p>
          </table:table-cell>
          <table:table-cell office:value-type="date" office:date-value="2022-08-22T13:39:54" table:formula="of:=[.J289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5384000000000001E-2" table:style-name="ce1">
            <text:p>-0,045384</text:p>
          </table:table-cell>
          <table:table-cell office:value-type="float" office:value="1.464E-3" table:style-name="ce1">
            <text:p>0,001464</text:p>
          </table:table-cell>
          <table:table-cell office:value-type="float" office:value="1.045296" table:style-name="ce1">
            <text:p>1,045296</text:p>
          </table:table-cell>
          <table:table-cell office:value-type="float" office:value="-0.21" table:style-name="ce1">
            <text:p>-0,21</text:p>
          </table:table-cell>
          <table:table-cell office:value-type="float" office:value="-5.25" table:style-name="ce1">
            <text:p>-5,25</text:p>
          </table:table-cell>
          <table:table-cell office:value-type="float" office:value="-1.4" table:style-name="ce1">
            <text:p>-1,4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" table:style-name="ce1">
            <text:p>0</text:p>
          </table:table-cell>
          <table:table-cell office:value-type="float" office:value="1661175594997" table:style-name="ce2">
            <text:p>1661175594997</text:p>
          </table:table-cell>
          <table:table-cell office:value-type="date" office:date-value="2022-08-22T13:39:54" table:formula="of:=[.J290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9.9063999999999999E-2" table:style-name="ce1">
            <text:p>-0,099064</text:p>
          </table:table-cell>
          <table:table-cell office:value-type="float" office:value="4.4895999999999998E-2" table:style-name="ce1">
            <text:p>0,044896</text:p>
          </table:table-cell>
          <table:table-cell office:value-type="float" office:value="0.93647199999999997" table:style-name="ce1">
            <text:p>0,936472</text:p>
          </table:table-cell>
          <table:table-cell office:value-type="float" office:value="0.35" table:style-name="ce1">
            <text:p>0,35</text:p>
          </table:table-cell>
          <table:table-cell office:value-type="float" office:value="-5.04" table:style-name="ce1">
            <text:p>-5,0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5055" table:style-name="ce2">
            <text:p>1661175595055</text:p>
          </table:table-cell>
          <table:table-cell office:value-type="date" office:date-value="2022-08-22T13:39:55" table:formula="of:=[.J291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63" table:style-name="ce1">
            <text:p>0,63</text:p>
          </table:table-cell>
          <table:table-cell office:value-type="float" office:value="-4.83" table:style-name="ce1">
            <text:p>-4,83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595114" table:style-name="ce2">
            <text:p>1661175595114</text:p>
          </table:table-cell>
          <table:table-cell office:value-type="date" office:date-value="2022-08-22T13:39:55" table:formula="of:=[.J292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8560000000000001E-3" table:style-name="ce1">
            <text:p>0,005856</text:p>
          </table:table-cell>
          <table:table-cell office:value-type="float" office:value="-1.7080000000000001E-2" table:style-name="ce1">
            <text:p>-0,0170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1.47" table:style-name="ce1">
            <text:p>-1,47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595172" table:style-name="ce2">
            <text:p>1661175595172</text:p>
          </table:table-cell>
          <table:table-cell office:value-type="date" office:date-value="2022-08-22T13:39:55" table:formula="of:=[.J293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1224E-2" table:style-name="ce1">
            <text:p>-0,011224</text:p>
          </table:table-cell>
          <table:table-cell office:value-type="float" office:value="-3.8064000000000001E-2" table:style-name="ce1">
            <text:p>-0,038064</text:p>
          </table:table-cell>
          <table:table-cell office:value-type="float" office:value="0.76030399999999998" table:style-name="ce1">
            <text:p>0,760304</text:p>
          </table:table-cell>
          <table:table-cell office:value-type="float" office:value="-1.89" table:style-name="ce1">
            <text:p>-1,89</text:p>
          </table:table-cell>
          <table:table-cell office:value-type="float" office:value="-1.54" table:style-name="ce1">
            <text:p>-1,54</text:p>
          </table:table-cell>
          <table:table-cell office:value-type="float" office:value="0.63" table:style-name="ce1">
            <text:p>0,6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595259" table:style-name="ce2">
            <text:p>1661175595259</text:p>
          </table:table-cell>
          <table:table-cell office:value-type="date" office:date-value="2022-08-22T13:39:55" table:formula="of:=[.J294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42984" table:style-name="ce1">
            <text:p>0,142984</text:p>
          </table:table-cell>
          <table:table-cell office:value-type="float" office:value="-0.20788799999999999" table:style-name="ce1">
            <text:p>-0,207888</text:p>
          </table:table-cell>
          <table:table-cell office:value-type="float" office:value="1.1058079999999999" table:style-name="ce1">
            <text:p>1,105808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-2.94" table:style-name="ce1">
            <text:p>-2,94</text:p>
          </table:table-cell>
          <table:table-cell office:value-type="float" office:value="0.21" table:style-name="ce1">
            <text:p>0,21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2.086957" table:style-name="ce1">
            <text:p>2,086957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1661175595317" table:style-name="ce2">
            <text:p>1661175595317</text:p>
          </table:table-cell>
          <table:table-cell office:value-type="date" office:date-value="2022-08-22T13:39:55" table:formula="of:=[.J295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20048" table:style-name="ce1">
            <text:p>0,120048</text:p>
          </table:table-cell>
          <table:table-cell office:value-type="float" office:value="-2.3424E-2" table:style-name="ce1">
            <text:p>-0,023424</text:p>
          </table:table-cell>
          <table:table-cell office:value-type="float" office:value="0.82228000000000001" table:style-name="ce1">
            <text:p>0,82228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3.36" table:style-name="ce1">
            <text:p>-3,36</text:p>
          </table:table-cell>
          <table:table-cell office:value-type="float" office:value="-0.91" table:style-name="ce1">
            <text:p>-0,9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5375" table:style-name="ce2">
            <text:p>1661175595375</text:p>
          </table:table-cell>
          <table:table-cell office:value-type="date" office:date-value="2022-08-22T13:39:55" table:formula="of:=[.J296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4895999999999998E-2" table:style-name="ce1">
            <text:p>-0,044896</text:p>
          </table:table-cell>
          <table:table-cell office:value-type="float" office:value="-1.6104E-2" table:style-name="ce1">
            <text:p>-0,016104</text:p>
          </table:table-cell>
          <table:table-cell office:value-type="float" office:value="1.19316" table:style-name="ce1">
            <text:p>1,19316</text:p>
          </table:table-cell>
          <table:table-cell office:value-type="float" office:value="-2.94" table:style-name="ce1">
            <text:p>-2,94</text:p>
          </table:table-cell>
          <table:table-cell office:value-type="float" office:value="-6.86" table:style-name="ce1">
            <text:p>-6,86</text:p>
          </table:table-cell>
          <table:table-cell office:value-type="float" office:value="-5.53" table:style-name="ce1">
            <text:p>-5,5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-2.295652" table:style-name="ce1">
            <text:p>-2,295652</text:p>
          </table:table-cell>
          <table:table-cell office:value-type="float" office:value="1661175595433" table:style-name="ce2">
            <text:p>1661175595433</text:p>
          </table:table-cell>
          <table:table-cell office:value-type="date" office:date-value="2022-08-22T13:39:55" table:formula="of:=[.J297]/86400000+DATE(1970;1;1)" table:style-name="ce3">
            <text:p>2022-08-22 13:39:55:39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1224000000000001" table:style-name="ce1">
            <text:p>-0,11224</text:p>
          </table:table-cell>
          <table:table-cell office:value-type="float" office:value="0.17812" table:style-name="ce1">
            <text:p>0,17812</text:p>
          </table:table-cell>
          <table:table-cell office:value-type="float" office:value="1.0394399999999999" table:style-name="ce1">
            <text:p>1,03944</text:p>
          </table:table-cell>
          <table:table-cell office:value-type="float" office:value="3.08" table:style-name="ce1">
            <text:p>3,08</text:p>
          </table:table-cell>
          <table:table-cell office:value-type="float" office:value="-3.43" table:style-name="ce1">
            <text:p>-3,43</text:p>
          </table:table-cell>
          <table:table-cell office:value-type="float" office:value="-0.63" table:style-name="ce1">
            <text:p>-0,6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2.991304" table:style-name="ce1">
            <text:p>2,991304</text:p>
          </table:table-cell>
          <table:table-cell office:value-type="float" office:value="1661175595521" table:style-name="ce2">
            <text:p>1661175595521</text:p>
          </table:table-cell>
          <table:table-cell office:value-type="date" office:date-value="2022-08-22T13:39:55" table:formula="of:=[.J298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01992" table:style-name="ce1">
            <text:p>-0,101992</text:p>
          </table:table-cell>
          <table:table-cell office:value-type="float" office:value="4.5872000000000003E-2" table:style-name="ce1">
            <text:p>0,045872</text:p>
          </table:table-cell>
          <table:table-cell office:value-type="float" office:value="0.93647199999999997" table:style-name="ce1">
            <text:p>0,936472</text:p>
          </table:table-cell>
          <table:table-cell office:value-type="float" office:value="7.91" table:style-name="ce1">
            <text:p>7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68" table:style-name="ce1">
            <text:p>-1,6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.182609" table:style-name="ce1">
            <text:p>1,182609</text:p>
          </table:table-cell>
          <table:table-cell office:value-type="float" office:value="1661175595580" table:style-name="ce2">
            <text:p>1661175595580</text:p>
          </table:table-cell>
          <table:table-cell office:value-type="date" office:date-value="2022-08-22T13:39:55" table:formula="of:=[.J299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5143999999999999E-2" table:style-name="ce1">
            <text:p>0,055144</text:p>
          </table:table-cell>
          <table:table-cell office:value-type="float" office:value="-1.9032E-2" table:style-name="ce1">
            <text:p>-0,019032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3.22" table:style-name="ce1">
            <text:p>3,22</text:p>
          </table:table-cell>
          <table:table-cell office:value-type="float" office:value="-4.97" table:style-name="ce1">
            <text:p>-4,9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1661175595638" table:style-name="ce2">
            <text:p>1661175595638</text:p>
          </table:table-cell>
          <table:table-cell office:value-type="date" office:date-value="2022-08-22T13:39:55" table:formula="of:=[.J300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599999999999996E-3" table:style-name="ce1">
            <text:p>0,0097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121424" table:style-name="ce1">
            <text:p>1,121424</text:p>
          </table:table-cell>
          <table:table-cell office:value-type="float" office:value="3.64" table:style-name="ce1">
            <text:p>3,64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530435" table:style-name="ce1">
            <text:p>1,530435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1661175595696" table:style-name="ce2">
            <text:p>1661175595696</text:p>
          </table:table-cell>
          <table:table-cell office:value-type="date" office:date-value="2022-08-22T13:39:55" table:formula="of:=[.J301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4663999999999994E-2" table:style-name="ce1">
            <text:p>0,074664</text:p>
          </table:table-cell>
          <table:table-cell office:value-type="float" office:value="-0.16006400000000001" table:style-name="ce1">
            <text:p>-0,160064</text:p>
          </table:table-cell>
          <table:table-cell office:value-type="float" office:value="1.0667679999999999" table:style-name="ce1">
            <text:p>1,066768</text:p>
          </table:table-cell>
          <table:table-cell office:value-type="float" office:value="-2.59" table:style-name="ce1">
            <text:p>-2,59</text:p>
          </table:table-cell>
          <table:table-cell office:value-type="float" office:value="-3.71" table:style-name="ce1">
            <text:p>-3,71</text:p>
          </table:table-cell>
          <table:table-cell office:value-type="float" office:value="0.49" table:style-name="ce1">
            <text:p>0,49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.530435" table:style-name="ce1">
            <text:p>1,530435</text:p>
          </table:table-cell>
          <table:table-cell office:value-type="float" office:value="-2.3652169999999999" table:style-name="ce1">
            <text:p>-2,365217</text:p>
          </table:table-cell>
          <table:table-cell office:value-type="float" office:value="1661175595783" table:style-name="ce2">
            <text:p>1661175595783</text:p>
          </table:table-cell>
          <table:table-cell office:value-type="date" office:date-value="2022-08-22T13:39:55" table:formula="of:=[.J302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0016000000000003E-2" table:style-name="ce1">
            <text:p>-0,040016</text:p>
          </table:table-cell>
          <table:table-cell office:value-type="float" office:value="0.14493600000000001" table:style-name="ce1">
            <text:p>0,144936</text:p>
          </table:table-cell>
          <table:table-cell office:value-type="float" office:value="0.70125599999999999" table:style-name="ce1">
            <text:p>0,701256</text:p>
          </table:table-cell>
          <table:table-cell office:value-type="float" office:value="-4.13" table:style-name="ce1">
            <text:p>-4,13</text:p>
          </table:table-cell>
          <table:table-cell office:value-type="float" office:value="-4.83" table:style-name="ce1">
            <text:p>-4,83</text:p>
          </table:table-cell>
          <table:table-cell office:value-type="float" office:value="1.61" table:style-name="ce1">
            <text:p>1,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3.0608689999999998" table:style-name="ce1">
            <text:p>3,060869</text:p>
          </table:table-cell>
          <table:table-cell office:value-type="float" office:value="1661175595842" table:style-name="ce2">
            <text:p>1661175595842</text:p>
          </table:table-cell>
          <table:table-cell office:value-type="date" office:date-value="2022-08-22T13:39:55" table:formula="of:=[.J303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7336000000000003E-2" table:style-name="ce1">
            <text:p>0,047336</text:p>
          </table:table-cell>
          <table:table-cell office:value-type="float" office:value="-2.8303999999999999E-2" table:style-name="ce1">
            <text:p>-0,02830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-2.87" table:style-name="ce1">
            <text:p>-2,87</text:p>
          </table:table-cell>
          <table:table-cell office:value-type="float" office:value="-13.79" table:style-name="ce1">
            <text:p>-13,79</text:p>
          </table:table-cell>
          <table:table-cell office:value-type="float" office:value="2.52" table:style-name="ce1">
            <text:p>2,52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3.8260869999999998" table:style-name="ce1">
            <text:p>3,826087</text:p>
          </table:table-cell>
          <table:table-cell office:value-type="float" office:value="-3.2" table:style-name="ce1">
            <text:p>-3,2</text:p>
          </table:table-cell>
          <table:table-cell office:value-type="float" office:value="1661175595900" table:style-name="ce2">
            <text:p>1661175595900</text:p>
          </table:table-cell>
          <table:table-cell office:value-type="date" office:date-value="2022-08-22T13:39:55" table:formula="of:=[.J304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4932799999999999" table:style-name="ce1">
            <text:p>0,149328</text:p>
          </table:table-cell>
          <table:table-cell office:value-type="float" office:value="0" table:style-name="ce1">
            <text:p>0</text:p>
          </table:table-cell>
          <table:table-cell office:value-type="float" office:value="0.75493600000000005" table:style-name="ce1">
            <text:p>0,754936</text:p>
          </table:table-cell>
          <table:table-cell office:value-type="float" office:value="-2.66" table:style-name="ce1">
            <text:p>-2,66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1.89" table:style-name="ce1">
            <text:p>1,89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5958" table:style-name="ce2">
            <text:p>1661175595958</text:p>
          </table:table-cell>
          <table:table-cell office:value-type="date" office:date-value="2022-08-22T13:39:55" table:formula="of:=[.J305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328000000000002E-2" table:style-name="ce1">
            <text:p>0,027328</text:p>
          </table:table-cell>
          <table:table-cell office:value-type="float" office:value="0.13761599999999999" table:style-name="ce1">
            <text:p>0,137616</text:p>
          </table:table-cell>
          <table:table-cell office:value-type="float" office:value="1.2336640000000001" table:style-name="ce1">
            <text:p>1,233664</text:p>
          </table:table-cell>
          <table:table-cell office:value-type="float" office:value="2.38" table:style-name="ce1">
            <text:p>2,38</text:p>
          </table:table-cell>
          <table:table-cell office:value-type="float" office:value="-4.83" table:style-name="ce1">
            <text:p>-4,83</text:p>
          </table:table-cell>
          <table:table-cell office:value-type="float" office:value="-3.57" table:style-name="ce1">
            <text:p>-3,5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3.3391299999999999" table:style-name="ce1">
            <text:p>-3,33913</text:p>
          </table:table-cell>
          <table:table-cell office:value-type="float" office:value="1661175596046" table:style-name="ce2">
            <text:p>1661175596046</text:p>
          </table:table-cell>
          <table:table-cell office:value-type="date" office:date-value="2022-08-22T13:39:56" table:formula="of:=[.J306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4647999999999998E-2" table:style-name="ce1">
            <text:p>0,034648</text:p>
          </table:table-cell>
          <table:table-cell office:value-type="float" office:value="6.0999999999999999E-2" table:style-name="ce1">
            <text:p>0,061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2.31" table:style-name="ce1">
            <text:p>2,31</text:p>
          </table:table-cell>
          <table:table-cell office:value-type="float" office:value="-3.29" table:style-name="ce1">
            <text:p>-3,29</text:p>
          </table:table-cell>
          <table:table-cell office:value-type="float" office:value="-3.29" table:style-name="ce1">
            <text:p>-3,29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661175596104" table:style-name="ce2">
            <text:p>1661175596104</text:p>
          </table:table-cell>
          <table:table-cell office:value-type="date" office:date-value="2022-08-22T13:39:56" table:formula="of:=[.J307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0.11468" table:style-name="ce1">
            <text:p>0,11468</text:p>
          </table:table-cell>
          <table:table-cell office:value-type="float" office:value="0.92378400000000005" table:style-name="ce1">
            <text:p>0,923784</text:p>
          </table:table-cell>
          <table:table-cell office:value-type="float" office:value="0.98" table:style-name="ce1">
            <text:p>0,98</text:p>
          </table:table-cell>
          <table:table-cell office:value-type="float" office:value="-5.74" table:style-name="ce1">
            <text:p>-5,74</text:p>
          </table:table-cell>
          <table:table-cell office:value-type="float" office:value="-3.15" table:style-name="ce1">
            <text:p>-3,1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661175596161" table:style-name="ce2">
            <text:p>1661175596161</text:p>
          </table:table-cell>
          <table:table-cell office:value-type="date" office:date-value="2022-08-22T13:39:56" table:formula="of:=[.J308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2.5375999999999999E-2" table:style-name="ce1">
            <text:p>0,025376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" table:style-name="ce1">
            <text:p>0</text:p>
          </table:table-cell>
          <table:table-cell office:value-type="float" office:value="-3.92" table:style-name="ce1">
            <text:p>-3,92</text:p>
          </table:table-cell>
          <table:table-cell office:value-type="float" office:value="-2.73" table:style-name="ce1">
            <text:p>-2,7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1661175596220" table:style-name="ce2">
            <text:p>1661175596220</text:p>
          </table:table-cell>
          <table:table-cell office:value-type="date" office:date-value="2022-08-22T13:39:56" table:formula="of:=[.J309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864000000000002E-2" table:style-name="ce1">
            <text:p>0,025864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13" table:style-name="ce1">
            <text:p>-4,13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6308" table:style-name="ce2">
            <text:p>1661175596308</text:p>
          </table:table-cell>
          <table:table-cell office:value-type="date" office:date-value="2022-08-22T13:39:56" table:formula="of:=[.J310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4.0992000000000001E-2" table:style-name="ce1">
            <text:p>0,040992</text:p>
          </table:table-cell>
          <table:table-cell office:value-type="float" office:value="0.979904" table:style-name="ce1">
            <text:p>0,979904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6365" table:style-name="ce2">
            <text:p>1661175596365</text:p>
          </table:table-cell>
          <table:table-cell office:value-type="date" office:date-value="2022-08-22T13:39:56" table:formula="of:=[.J311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9519999999999999E-2" table:style-name="ce1">
            <text:p>-0,01952</text:p>
          </table:table-cell>
          <table:table-cell office:value-type="float" office:value="-7.5639999999999999E-2" table:style-name="ce1">
            <text:p>-0,07564</text:p>
          </table:table-cell>
          <table:table-cell office:value-type="float" office:value="1.3722559999999999" table:style-name="ce1">
            <text:p>1,3722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5.18" table:style-name="ce1">
            <text:p>-5,18</text:p>
          </table:table-cell>
          <table:table-cell office:value-type="float" office:value="-4.62" table:style-name="ce1">
            <text:p>-4,62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1661175596423" table:style-name="ce2">
            <text:p>1661175596423</text:p>
          </table:table-cell>
          <table:table-cell office:value-type="date" office:date-value="2022-08-22T13:39:56" table:formula="of:=[.J312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02968" table:style-name="ce1">
            <text:p>-0,102968</text:p>
          </table:table-cell>
          <table:table-cell office:value-type="float" office:value="-0.102968" table:style-name="ce1">
            <text:p>-0,102968</text:p>
          </table:table-cell>
          <table:table-cell office:value-type="float" office:value="1.001376" table:style-name="ce1">
            <text:p>1,001376</text:p>
          </table:table-cell>
          <table:table-cell office:value-type="float" office:value="6.86" table:style-name="ce1">
            <text:p>6,86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31.85" table:style-name="ce1">
            <text:p>31,85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.321739" table:style-name="ce1">
            <text:p>1,321739</text:p>
          </table:table-cell>
          <table:table-cell office:value-type="float" office:value="34.782609999999998" table:style-name="ce1">
            <text:p>34,78261</text:p>
          </table:table-cell>
          <table:table-cell office:value-type="float" office:value="1661175596482" table:style-name="ce2">
            <text:p>1661175596482</text:p>
          </table:table-cell>
          <table:table-cell office:value-type="date" office:date-value="2022-08-22T13:39:56" table:formula="of:=[.J313]/86400000+DATE(1970;1;1)" table:style-name="ce3">
            <text:p>2022-08-22 13:39:56:39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6.4416000000000001E-2" table:style-name="ce1">
            <text:p>-0,064416</text:p>
          </table:table-cell>
          <table:table-cell office:value-type="float" office:value="-4.5872000000000003E-2" table:style-name="ce1">
            <text:p>-0,045872</text:p>
          </table:table-cell>
          <table:table-cell office:value-type="float" office:value="1.084336" table:style-name="ce1">
            <text:p>1,084336</text:p>
          </table:table-cell>
          <table:table-cell office:value-type="float" office:value="5.32" table:style-name="ce1">
            <text:p>5,32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25.27" table:style-name="ce1">
            <text:p>25,27</text:p>
          </table:table-cell>
          <table:table-cell office:value-type="float" office:value="1.321739" table:style-name="ce1">
            <text:p>1,32173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4.834779999999999" table:style-name="ce1">
            <text:p>24,83478</text:p>
          </table:table-cell>
          <table:table-cell office:value-type="float" office:value="1661175596570" table:style-name="ce2">
            <text:p>1661175596570</text:p>
          </table:table-cell>
          <table:table-cell office:value-type="date" office:date-value="2022-08-22T13:39:56" table:formula="of:=[.J314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9178400000000001" table:style-name="ce1">
            <text:p>0,191784</text:p>
          </table:table-cell>
          <table:table-cell office:value-type="float" office:value="0.15664800000000001" table:style-name="ce1">
            <text:p>0,156648</text:p>
          </table:table-cell>
          <table:table-cell office:value-type="float" office:value="0.92476000000000003" table:style-name="ce1">
            <text:p>0,92476</text:p>
          </table:table-cell>
          <table:table-cell office:value-type="float" office:value="-0.91" table:style-name="ce1">
            <text:p>-0,91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27.37" table:style-name="ce1">
            <text:p>27,37</text:p>
          </table:table-cell>
          <table:table-cell office:value-type="float" office:value="-2.4347829999999999" table:style-name="ce1">
            <text:p>-2,43478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25.66957" table:style-name="ce1">
            <text:p>25,66957</text:p>
          </table:table-cell>
          <table:table-cell office:value-type="float" office:value="1661175596627" table:style-name="ce2">
            <text:p>1661175596627</text:p>
          </table:table-cell>
          <table:table-cell office:value-type="date" office:date-value="2022-08-22T13:39:56" table:formula="of:=[.J315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242536" table:style-name="ce1">
            <text:p>0,242536</text:p>
          </table:table-cell>
          <table:table-cell office:value-type="float" office:value="-0.34501599999999999" table:style-name="ce1">
            <text:p>-0,345016</text:p>
          </table:table-cell>
          <table:table-cell office:value-type="float" office:value="1.2556240000000001" table:style-name="ce1">
            <text:p>1,255624</text:p>
          </table:table-cell>
          <table:table-cell office:value-type="float" office:value="4.83" table:style-name="ce1">
            <text:p>4,83</text:p>
          </table:table-cell>
          <table:table-cell office:value-type="float" office:value="-2.66" table:style-name="ce1">
            <text:p>-2,66</text:p>
          </table:table-cell>
          <table:table-cell office:value-type="float" office:value="20.93" table:style-name="ce1">
            <text:p>20,9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8.521740000000001" table:style-name="ce1">
            <text:p>28,52174</text:p>
          </table:table-cell>
          <table:table-cell office:value-type="float" office:value="1661175596686" table:style-name="ce2">
            <text:p>1661175596686</text:p>
          </table:table-cell>
          <table:table-cell office:value-type="date" office:date-value="2022-08-22T13:39:56" table:formula="of:=[.J316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8079999999999997E-2" table:style-name="ce1">
            <text:p>-0,07808</text:p>
          </table:table-cell>
          <table:table-cell office:value-type="float" office:value="0.21276800000000001" table:style-name="ce1">
            <text:p>0,212768</text:p>
          </table:table-cell>
          <table:table-cell office:value-type="float" office:value="0.78031200000000001" table:style-name="ce1">
            <text:p>0,780312</text:p>
          </table:table-cell>
          <table:table-cell office:value-type="float" office:value="-0.35" table:style-name="ce1">
            <text:p>-0,35</text:p>
          </table:table-cell>
          <table:table-cell office:value-type="float" office:value="-2.1" table:style-name="ce1">
            <text:p>-2,1</text:p>
          </table:table-cell>
          <table:table-cell office:value-type="float" office:value="29.12" table:style-name="ce1">
            <text:p>29,12</text:p>
          </table:table-cell>
          <table:table-cell office:value-type="float" office:value="1.878261" table:style-name="ce1">
            <text:p>1,878261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25.6" table:style-name="ce1">
            <text:p>25,6</text:p>
          </table:table-cell>
          <table:table-cell office:value-type="float" office:value="1661175596744" table:style-name="ce2">
            <text:p>1661175596744</text:p>
          </table:table-cell>
          <table:table-cell office:value-type="date" office:date-value="2022-08-22T13:39:56" table:formula="of:=[.J317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10288" table:style-name="ce1">
            <text:p>-0,110288</text:p>
          </table:table-cell>
          <table:table-cell office:value-type="float" office:value="-5.6120000000000003E-2" table:style-name="ce1">
            <text:p>-0,05612</text:p>
          </table:table-cell>
          <table:table-cell office:value-type="float" office:value="0.95306400000000002" table:style-name="ce1">
            <text:p>0,953064</text:p>
          </table:table-cell>
          <table:table-cell office:value-type="float" office:value="-1.68" table:style-name="ce1">
            <text:p>-1,68</text:p>
          </table:table-cell>
          <table:table-cell office:value-type="float" office:value="-6.3" table:style-name="ce1">
            <text:p>-6,3</text:p>
          </table:table-cell>
          <table:table-cell office:value-type="float" office:value="24.92" table:style-name="ce1">
            <text:p>24,92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2.643478" table:style-name="ce1">
            <text:p>2,643478</text:p>
          </table:table-cell>
          <table:table-cell office:value-type="float" office:value="27.060870000000001" table:style-name="ce1">
            <text:p>27,06087</text:p>
          </table:table-cell>
          <table:table-cell office:value-type="float" office:value="1661175596832" table:style-name="ce2">
            <text:p>1661175596832</text:p>
          </table:table-cell>
          <table:table-cell office:value-type="date" office:date-value="2022-08-22T13:39:56" table:formula="of:=[.J318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3131199999999999" table:style-name="ce1">
            <text:p>-0,231312</text:p>
          </table:table-cell>
          <table:table-cell office:value-type="float" office:value="8.1984000000000001E-2" table:style-name="ce1">
            <text:p>0,081984</text:p>
          </table:table-cell>
          <table:table-cell office:value-type="float" office:value="0.97014400000000001" table:style-name="ce1">
            <text:p>0,970144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-5.74" table:style-name="ce1">
            <text:p>-5,74</text:p>
          </table:table-cell>
          <table:table-cell office:value-type="float" office:value="23.24" table:style-name="ce1">
            <text:p>23,24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30.121739999999999" table:style-name="ce1">
            <text:p>30,12174</text:p>
          </table:table-cell>
          <table:table-cell office:value-type="float" office:value="1661175596890" table:style-name="ce2">
            <text:p>1661175596890</text:p>
          </table:table-cell>
          <table:table-cell office:value-type="date" office:date-value="2022-08-22T13:39:56" table:formula="of:=[.J319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41772799999999999" table:style-name="ce1">
            <text:p>0,417728</text:p>
          </table:table-cell>
          <table:table-cell office:value-type="float" office:value="-1.464E-2" table:style-name="ce1">
            <text:p>-0,01464</text:p>
          </table:table-cell>
          <table:table-cell office:value-type="float" office:value="0.94281599999999999" table:style-name="ce1">
            <text:p>0,942816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2.73" table:style-name="ce1">
            <text:p>-2,73</text:p>
          </table:table-cell>
          <table:table-cell office:value-type="float" office:value="23.17" table:style-name="ce1">
            <text:p>23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1.182609" table:style-name="ce1">
            <text:p>1,182609</text:p>
          </table:table-cell>
          <table:table-cell office:value-type="float" office:value="18.782609999999998" table:style-name="ce1">
            <text:p>18,78261</text:p>
          </table:table-cell>
          <table:table-cell office:value-type="float" office:value="1661175596948" table:style-name="ce2">
            <text:p>1661175596948</text:p>
          </table:table-cell>
          <table:table-cell office:value-type="date" office:date-value="2022-08-22T13:39:56" table:formula="of:=[.J320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32647199999999998" table:style-name="ce1">
            <text:p>-0,326472</text:p>
          </table:table-cell>
          <table:table-cell office:value-type="float" office:value="6.6855999999999999E-2" table:style-name="ce1">
            <text:p>0,066856</text:p>
          </table:table-cell>
          <table:table-cell office:value-type="float" office:value="0.979904" table:style-name="ce1">
            <text:p>0,979904</text:p>
          </table:table-cell>
          <table:table-cell office:value-type="float" office:value="2.8" table:style-name="ce1">
            <text:p>2,8</text:p>
          </table:table-cell>
          <table:table-cell office:value-type="float" office:value="-4.55" table:style-name="ce1">
            <text:p>-4,55</text:p>
          </table:table-cell>
          <table:table-cell office:value-type="float" office:value="-8.5399999999999991" table:style-name="ce1">
            <text:p>-8,54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1661175597006" table:style-name="ce2">
            <text:p>1661175597006</text:p>
          </table:table-cell>
          <table:table-cell office:value-type="date" office:date-value="2022-08-22T13:39:57" table:formula="of:=[.J321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28401599999999999" table:style-name="ce1">
            <text:p>0,284016</text:p>
          </table:table-cell>
          <table:table-cell office:value-type="float" office:value="-2.3911999999999999E-2" table:style-name="ce1">
            <text:p>-0,023912</text:p>
          </table:table-cell>
          <table:table-cell office:value-type="float" office:value="1.018456" table:style-name="ce1">
            <text:p>1,018456</text:p>
          </table:table-cell>
          <table:table-cell office:value-type="float" office:value="3.85" table:style-name="ce1">
            <text:p>3,85</text:p>
          </table:table-cell>
          <table:table-cell office:value-type="float" office:value="-1.82" table:style-name="ce1">
            <text:p>-1,82</text:p>
          </table:table-cell>
          <table:table-cell office:value-type="float" office:value="-3.08" table:style-name="ce1">
            <text:p>-3,0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597094" table:style-name="ce2">
            <text:p>1661175597094</text:p>
          </table:table-cell>
          <table:table-cell office:value-type="date" office:date-value="2022-08-22T13:39:57" table:formula="of:=[.J322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14192" table:style-name="ce1">
            <text:p>-0,114192</text:p>
          </table:table-cell>
          <table:table-cell office:value-type="float" office:value="-0.171288" table:style-name="ce1">
            <text:p>-0,171288</text:p>
          </table:table-cell>
          <table:table-cell office:value-type="float" office:value="1.0345599999999999" table:style-name="ce1">
            <text:p>1,03456</text:p>
          </table:table-cell>
          <table:table-cell office:value-type="float" office:value="-1.68" table:style-name="ce1">
            <text:p>-1,68</text:p>
          </table:table-cell>
          <table:table-cell office:value-type="float" office:value="-1.61" table:style-name="ce1">
            <text:p>-1,61</text:p>
          </table:table-cell>
          <table:table-cell office:value-type="float" office:value="-3.78" table:style-name="ce1">
            <text:p>-3,78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7152" table:style-name="ce2">
            <text:p>1661175597152</text:p>
          </table:table-cell>
          <table:table-cell office:value-type="date" office:date-value="2022-08-22T13:39:57" table:formula="of:=[.J323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4160000000000002E-3" table:style-name="ce1">
            <text:p>0,003416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-1.68" table:style-name="ce1">
            <text:p>-1,68</text:p>
          </table:table-cell>
          <table:table-cell office:value-type="float" office:value="-5.95" table:style-name="ce1">
            <text:p>-5,95</text:p>
          </table:table-cell>
          <table:table-cell office:value-type="float" office:value="-2.66" table:style-name="ce1">
            <text:p>-2,6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7210" table:style-name="ce2">
            <text:p>1661175597210</text:p>
          </table:table-cell>
          <table:table-cell office:value-type="date" office:date-value="2022-08-22T13:39:57" table:formula="of:=[.J324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1809600000000001" table:style-name="ce1">
            <text:p>-0,118096</text:p>
          </table:table-cell>
          <table:table-cell office:value-type="float" office:value="-8.2472000000000004E-2" table:style-name="ce1">
            <text:p>-0,082472</text:p>
          </table:table-cell>
          <table:table-cell office:value-type="float" office:value="0.94867199999999996" table:style-name="ce1">
            <text:p>0,948672</text:p>
          </table:table-cell>
          <table:table-cell office:value-type="float" office:value="0.42" table:style-name="ce1">
            <text:p>0,42</text:p>
          </table:table-cell>
          <table:table-cell office:value-type="float" office:value="-6.16" table:style-name="ce1">
            <text:p>-6,16</text:p>
          </table:table-cell>
          <table:table-cell office:value-type="float" office:value="-3.43" table:style-name="ce1">
            <text:p>-3,4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597268" table:style-name="ce2">
            <text:p>1661175597268</text:p>
          </table:table-cell>
          <table:table-cell office:value-type="date" office:date-value="2022-08-22T13:39:57" table:formula="of:=[.J325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3431999999999998E-2" table:style-name="ce1">
            <text:p>-0,043432</text:p>
          </table:table-cell>
          <table:table-cell office:value-type="float" office:value="-0.15372" table:style-name="ce1">
            <text:p>-0,15372</text:p>
          </table:table-cell>
          <table:table-cell office:value-type="float" office:value="1.033096" table:style-name="ce1">
            <text:p>1,033096</text:p>
          </table:table-cell>
          <table:table-cell office:value-type="float" office:value="2.66" table:style-name="ce1">
            <text:p>2,66</text:p>
          </table:table-cell>
          <table:table-cell office:value-type="float" office:value="-3.01" table:style-name="ce1">
            <text:p>-3,01</text:p>
          </table:table-cell>
          <table:table-cell office:value-type="float" office:value="-3.36" table:style-name="ce1">
            <text:p>-3,3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597356" table:style-name="ce2">
            <text:p>1661175597356</text:p>
          </table:table-cell>
          <table:table-cell office:value-type="date" office:date-value="2022-08-22T13:39:57" table:formula="of:=[.J326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6933599999999999" table:style-name="ce1">
            <text:p>0,169336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4428000000000001" table:style-name="ce1">
            <text:p>0,94428</text:p>
          </table:table-cell>
          <table:table-cell office:value-type="float" office:value="2.1" table:style-name="ce1">
            <text:p>2,1</text:p>
          </table:table-cell>
          <table:table-cell office:value-type="float" office:value="-3.36" table:style-name="ce1">
            <text:p>-3,36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1661175597415" table:style-name="ce2">
            <text:p>1661175597415</text:p>
          </table:table-cell>
          <table:table-cell office:value-type="date" office:date-value="2022-08-22T13:39:57" table:formula="of:=[.J327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5.2215999999999999E-2" table:style-name="ce1">
            <text:p>-0,052216</text:p>
          </table:table-cell>
          <table:table-cell office:value-type="float" office:value="6.4904000000000003E-2" table:style-name="ce1">
            <text:p>0,064904</text:p>
          </table:table-cell>
          <table:table-cell office:value-type="float" office:value="0.95306400000000002" table:style-name="ce1">
            <text:p>0,953064</text:p>
          </table:table-cell>
          <table:table-cell office:value-type="float" office:value="0.84" table:style-name="ce1">
            <text:p>0,84</text:p>
          </table:table-cell>
          <table:table-cell office:value-type="float" office:value="-3.36" table:style-name="ce1">
            <text:p>-3,3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1661175597473" table:style-name="ce2">
            <text:p>1661175597473</text:p>
          </table:table-cell>
          <table:table-cell office:value-type="date" office:date-value="2022-08-22T13:39:57" table:formula="of:=[.J328]/86400000+DATE(1970;1;1)" table:style-name="ce3">
            <text:p>2022-08-22 13:39:57:39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4160000000000002E-3" table:style-name="ce1">
            <text:p>-0,003416</text:p>
          </table:table-cell>
          <table:table-cell office:value-type="float" office:value="-1.1712E-2" table:style-name="ce1">
            <text:p>-0,011712</text:p>
          </table:table-cell>
          <table:table-cell office:value-type="float" office:value="1.006256" table:style-name="ce1">
            <text:p>1,006256</text:p>
          </table:table-cell>
          <table:table-cell office:value-type="float" office:value="1.61" table:style-name="ce1">
            <text:p>1,6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597530" table:style-name="ce2">
            <text:p>1661175597530</text:p>
          </table:table-cell>
          <table:table-cell office:value-type="date" office:date-value="2022-08-22T13:39:57" table:formula="of:=[.J329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0016000000000003E-2" table:style-name="ce1">
            <text:p>0,040016</text:p>
          </table:table-cell>
          <table:table-cell office:value-type="float" office:value="-9.7599999999999996E-3" table:style-name="ce1">
            <text:p>-0,00976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1.89" table:style-name="ce1">
            <text:p>1,89</text:p>
          </table:table-cell>
          <table:table-cell office:value-type="float" office:value="-4.2" table:style-name="ce1">
            <text:p>-4,2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7618" table:style-name="ce2">
            <text:p>1661175597618</text:p>
          </table:table-cell>
          <table:table-cell office:value-type="date" office:date-value="2022-08-22T13:39:57" table:formula="of:=[.J330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5872000000000003E-2" table:style-name="ce1">
            <text:p>-0,045872</text:p>
          </table:table-cell>
          <table:table-cell office:value-type="float" office:value="-6.0024000000000001E-2" table:style-name="ce1">
            <text:p>-0,060024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1.19" table:style-name="ce1">
            <text:p>1,19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7676" table:style-name="ce2">
            <text:p>1661175597676</text:p>
          </table:table-cell>
          <table:table-cell office:value-type="date" office:date-value="2022-08-22T13:39:57" table:formula="of:=[.J331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936000000000002E-2" table:style-name="ce1">
            <text:p>0,022936</text:p>
          </table:table-cell>
          <table:table-cell office:value-type="float" office:value="4.6359999999999998E-2" table:style-name="ce1">
            <text:p>0,04636</text:p>
          </table:table-cell>
          <table:table-cell office:value-type="float" office:value="1.010648" table:style-name="ce1">
            <text:p>1,010648</text:p>
          </table:table-cell>
          <table:table-cell office:value-type="float" office:value="0" table:style-name="ce1">
            <text:p>0</text:p>
          </table:table-cell>
          <table:table-cell office:value-type="float" office:value="-5.32" table:style-name="ce1">
            <text:p>-5,32</text:p>
          </table:table-cell>
          <table:table-cell office:value-type="float" office:value="-0.98" table:style-name="ce1">
            <text:p>-0,9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1661175597734" table:style-name="ce2">
            <text:p>1661175597734</text:p>
          </table:table-cell>
          <table:table-cell office:value-type="date" office:date-value="2022-08-22T13:39:57" table:formula="of:=[.J332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02968" table:style-name="ce1">
            <text:p>-0,102968</text:p>
          </table:table-cell>
          <table:table-cell office:value-type="float" office:value="0.29524" table:style-name="ce1">
            <text:p>0,29524</text:p>
          </table:table-cell>
          <table:table-cell office:value-type="float" office:value="0.857904" table:style-name="ce1">
            <text:p>0,857904</text:p>
          </table:table-cell>
          <table:table-cell office:value-type="float" office:value="-6.23" table:style-name="ce1">
            <text:p>-6,23</text:p>
          </table:table-cell>
          <table:table-cell office:value-type="float" office:value="-6.09" table:style-name="ce1">
            <text:p>-6,09</text:p>
          </table:table-cell>
          <table:table-cell office:value-type="float" office:value="-2.38" table:style-name="ce1">
            <text:p>-2,3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1661175597792" table:style-name="ce2">
            <text:p>1661175597792</text:p>
          </table:table-cell>
          <table:table-cell office:value-type="date" office:date-value="2022-08-22T13:39:57" table:formula="of:=[.J333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8312000000000001E-2" table:style-name="ce1">
            <text:p>0,048312</text:p>
          </table:table-cell>
          <table:table-cell office:value-type="float" office:value="-4.8312000000000001E-2" table:style-name="ce1">
            <text:p>-0,048312</text:p>
          </table:table-cell>
          <table:table-cell office:value-type="float" office:value="0.930616" table:style-name="ce1">
            <text:p>0,930616</text:p>
          </table:table-cell>
          <table:table-cell office:value-type="float" office:value="-3.15" table:style-name="ce1">
            <text:p>-3,15</text:p>
          </table:table-cell>
          <table:table-cell office:value-type="float" office:value="-8.0500000000000007" table:style-name="ce1">
            <text:p>-8,05</text:p>
          </table:table-cell>
          <table:table-cell office:value-type="float" office:value="-3.15" table:style-name="ce1">
            <text:p>-3,1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.878261" table:style-name="ce1">
            <text:p>1,878261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661175597880" table:style-name="ce2">
            <text:p>1661175597880</text:p>
          </table:table-cell>
          <table:table-cell office:value-type="date" office:date-value="2022-08-22T13:39:57" table:formula="of:=[.J334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3439999999999996E-2" table:style-name="ce1">
            <text:p>0,06344</text:p>
          </table:table-cell>
          <table:table-cell office:value-type="float" office:value="-0.274256" table:style-name="ce1">
            <text:p>-0,274256</text:p>
          </table:table-cell>
          <table:table-cell office:value-type="float" office:value="1.2292719999999999" table:style-name="ce1">
            <text:p>1,229272</text:p>
          </table:table-cell>
          <table:table-cell office:value-type="float" office:value="0" table:style-name="ce1">
            <text:p>0</text:p>
          </table:table-cell>
          <table:table-cell office:value-type="float" office:value="-4.2" table:style-name="ce1">
            <text:p>-4,2</text:p>
          </table:table-cell>
          <table:table-cell office:value-type="float" office:value="-3.29" table:style-name="ce1">
            <text:p>-3,29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597938" table:style-name="ce2">
            <text:p>1661175597938</text:p>
          </table:table-cell>
          <table:table-cell office:value-type="date" office:date-value="2022-08-22T13:39:57" table:formula="of:=[.J335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2395200000000001" table:style-name="ce1">
            <text:p>0,123952</text:p>
          </table:table-cell>
          <table:table-cell office:value-type="float" office:value="4.6848000000000001E-2" table:style-name="ce1">
            <text:p>0,046848</text:p>
          </table:table-cell>
          <table:table-cell office:value-type="float" office:value="0.92622400000000005" table:style-name="ce1">
            <text:p>0,926224</text:p>
          </table:table-cell>
          <table:table-cell office:value-type="float" office:value="2.66" table:style-name="ce1">
            <text:p>2,66</text:p>
          </table:table-cell>
          <table:table-cell office:value-type="float" office:value="-4.55" table:style-name="ce1">
            <text:p>-4,55</text:p>
          </table:table-cell>
          <table:table-cell office:value-type="float" office:value="-2.8" table:style-name="ce1">
            <text:p>-2,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878261" table:style-name="ce1">
            <text:p>1,878261</text:p>
          </table:table-cell>
          <table:table-cell office:value-type="float" office:value="1661175597996" table:style-name="ce2">
            <text:p>1661175597996</text:p>
          </table:table-cell>
          <table:table-cell office:value-type="date" office:date-value="2022-08-22T13:39:57" table:formula="of:=[.J336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3200000000000001E-3" table:style-name="ce1">
            <text:p>-0,00732</text:p>
          </table:table-cell>
          <table:table-cell office:value-type="float" office:value="-9.4672000000000006E-2" table:style-name="ce1">
            <text:p>-0,094672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1.4" table:style-name="ce1">
            <text:p>1,4</text:p>
          </table:table-cell>
          <table:table-cell office:value-type="float" office:value="-3.71" table:style-name="ce1">
            <text:p>-3,71</text:p>
          </table:table-cell>
          <table:table-cell office:value-type="float" office:value="-2.73" table:style-name="ce1">
            <text:p>-2,7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1661175598054" table:style-name="ce2">
            <text:p>1661175598054</text:p>
          </table:table-cell>
          <table:table-cell office:value-type="date" office:date-value="2022-08-22T13:39:58" table:formula="of:=[.J337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9767999999999999E-2" table:style-name="ce1">
            <text:p>0,029768</text:p>
          </table:table-cell>
          <table:table-cell office:value-type="float" office:value="-1.0248E-2" table:style-name="ce1">
            <text:p>-0,010248</text:p>
          </table:table-cell>
          <table:table-cell office:value-type="float" office:value="1.0287040000000001" table:style-name="ce1">
            <text:p>1,028704</text:p>
          </table:table-cell>
          <table:table-cell office:value-type="float" office:value="1.54" table:style-name="ce1">
            <text:p>1,54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1661175598142" table:style-name="ce2">
            <text:p>1661175598142</text:p>
          </table:table-cell>
          <table:table-cell office:value-type="date" office:date-value="2022-08-22T13:39:58" table:formula="of:=[.J338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3.6111999999999998E-2" table:style-name="ce1">
            <text:p>0,036112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1.33" table:style-name="ce1">
            <text:p>1,33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598199" table:style-name="ce2">
            <text:p>1661175598199</text:p>
          </table:table-cell>
          <table:table-cell office:value-type="date" office:date-value="2022-08-22T13:39:58" table:formula="of:=[.J339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-1.464E-2" table:style-name="ce1">
            <text:p>-0,01464</text:p>
          </table:table-cell>
          <table:table-cell office:value-type="float" office:value="1.003816" table:style-name="ce1">
            <text:p>1,00381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41" table:style-name="ce1">
            <text:p>-4,41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8257" table:style-name="ce2">
            <text:p>1661175598257</text:p>
          </table:table-cell>
          <table:table-cell office:value-type="date" office:date-value="2022-08-22T13:39:58" table:formula="of:=[.J340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8316" table:style-name="ce2">
            <text:p>1661175598316</text:p>
          </table:table-cell>
          <table:table-cell office:value-type="date" office:date-value="2022-08-22T13:39:58" table:formula="of:=[.J341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21" table:style-name="ce1">
            <text:p>0,21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8404" table:style-name="ce2">
            <text:p>1661175598404</text:p>
          </table:table-cell>
          <table:table-cell office:value-type="date" office:date-value="2022-08-22T13:39:58" table:formula="of:=[.J342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-9.7599999999999998E-4" table:style-name="ce1">
            <text:p>-0,000976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35" table:style-name="ce1">
            <text:p>0,35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8461" table:style-name="ce2">
            <text:p>1661175598461</text:p>
          </table:table-cell>
          <table:table-cell office:value-type="date" office:date-value="2022-08-22T13:39:58" table:formula="of:=[.J343]/86400000+DATE(1970;1;1)" table:style-name="ce3">
            <text:p>2022-08-22 13:39:58:39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98520" table:style-name="ce2">
            <text:p>1661175598520</text:p>
          </table:table-cell>
          <table:table-cell office:value-type="date" office:date-value="2022-08-22T13:39:58" table:formula="of:=[.J344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598578" table:style-name="ce2">
            <text:p>1661175598578</text:p>
          </table:table-cell>
          <table:table-cell office:value-type="date" office:date-value="2022-08-22T13:39:58" table:formula="of:=[.J345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8665" table:style-name="ce2">
            <text:p>1661175598665</text:p>
          </table:table-cell>
          <table:table-cell office:value-type="date" office:date-value="2022-08-22T13:39:58" table:formula="of:=[.J346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7" table:style-name="ce1">
            <text:p>0,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598723" table:style-name="ce2">
            <text:p>1661175598723</text:p>
          </table:table-cell>
          <table:table-cell office:value-type="date" office:date-value="2022-08-22T13:39:58" table:formula="of:=[.J347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8782" table:style-name="ce2">
            <text:p>1661175598782</text:p>
          </table:table-cell>
          <table:table-cell office:value-type="date" office:date-value="2022-08-22T13:39:58" table:formula="of:=[.J348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598839" table:style-name="ce2">
            <text:p>1661175598839</text:p>
          </table:table-cell>
          <table:table-cell office:value-type="date" office:date-value="2022-08-22T13:39:58" table:formula="of:=[.J349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1.3176E-2" table:style-name="ce1">
            <text:p>0,013176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598927" table:style-name="ce2">
            <text:p>1661175598927</text:p>
          </table:table-cell>
          <table:table-cell office:value-type="date" office:date-value="2022-08-22T13:39:58" table:formula="of:=[.J350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2.5864000000000002E-2" table:style-name="ce1">
            <text:p>0,025864</text:p>
          </table:table-cell>
          <table:table-cell office:value-type="float" office:value="1.121424" table:style-name="ce1">
            <text:p>1,121424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8984" table:style-name="ce2">
            <text:p>1661175598984</text:p>
          </table:table-cell>
          <table:table-cell office:value-type="date" office:date-value="2022-08-22T13:39:58" table:formula="of:=[.J351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0256000000000002E-2" table:style-name="ce1">
            <text:p>0,030256</text:p>
          </table:table-cell>
          <table:table-cell office:value-type="float" office:value="2.3424E-2" table:style-name="ce1">
            <text:p>0,02342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84" table:style-name="ce1">
            <text:p>0,84</text:p>
          </table:table-cell>
          <table:table-cell office:value-type="float" office:value="-4.13" table:style-name="ce1">
            <text:p>-4,13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99043" table:style-name="ce2">
            <text:p>1661175599043</text:p>
          </table:table-cell>
          <table:table-cell office:value-type="date" office:date-value="2022-08-22T13:39:59" table:formula="of:=[.J352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936000000000002E-2" table:style-name="ce1">
            <text:p>0,022936</text:p>
          </table:table-cell>
          <table:table-cell office:value-type="float" office:value="2.196E-2" table:style-name="ce1">
            <text:p>0,0219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91" table:style-name="ce1">
            <text:p>0,91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9101" table:style-name="ce2">
            <text:p>1661175599101</text:p>
          </table:table-cell>
          <table:table-cell office:value-type="date" office:date-value="2022-08-22T13:39:59" table:formula="of:=[.J353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839999999999999E-2" table:style-name="ce1">
            <text:p>0,02684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9188" table:style-name="ce2">
            <text:p>1661175599188</text:p>
          </table:table-cell>
          <table:table-cell office:value-type="date" office:date-value="2022-08-22T13:39:59" table:formula="of:=[.J354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599247" table:style-name="ce2">
            <text:p>1661175599247</text:p>
          </table:table-cell>
          <table:table-cell office:value-type="date" office:date-value="2022-08-22T13:39:59" table:formula="of:=[.J355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888E-2" table:style-name="ce1">
            <text:p>0,024888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77" table:style-name="ce1">
            <text:p>0,77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599304" table:style-name="ce2">
            <text:p>1661175599304</text:p>
          </table:table-cell>
          <table:table-cell office:value-type="date" office:date-value="2022-08-22T13:39:59" table:formula="of:=[.J356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84" table:style-name="ce1">
            <text:p>0,84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9362" table:style-name="ce2">
            <text:p>1661175599362</text:p>
          </table:table-cell>
          <table:table-cell office:value-type="date" office:date-value="2022-08-22T13:39:59" table:formula="of:=[.J357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-1.8544000000000001E-2" table:style-name="ce1">
            <text:p>-0,018544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9449" table:style-name="ce2">
            <text:p>1661175599449</text:p>
          </table:table-cell>
          <table:table-cell office:value-type="date" office:date-value="2022-08-22T13:39:59" table:formula="of:=[.J358]/86400000+DATE(1970;1;1)" table:style-name="ce3">
            <text:p>2022-08-22 13:39:59:39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-1.6591999999999999E-2" table:style-name="ce1">
            <text:p>-0,016592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599508" table:style-name="ce2">
            <text:p>1661175599508</text:p>
          </table:table-cell>
          <table:table-cell office:value-type="date" office:date-value="2022-08-22T13:39:59" table:formula="of:=[.J359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-1.0736000000000001E-2" table:style-name="ce1">
            <text:p>-0,010736</text:p>
          </table:table-cell>
          <table:table-cell office:value-type="float" office:value="1.00528" table:style-name="ce1">
            <text:p>1,0052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599566" table:style-name="ce2">
            <text:p>1661175599566</text:p>
          </table:table-cell>
          <table:table-cell office:value-type="date" office:date-value="2022-08-22T13:39:59" table:formula="of:=[.J360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42" table:style-name="ce1">
            <text:p>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599624" table:style-name="ce2">
            <text:p>1661175599624</text:p>
          </table:table-cell>
          <table:table-cell office:value-type="date" office:date-value="2022-08-22T13:39:59" table:formula="of:=[.J361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35" table:style-name="ce1">
            <text:p>0,35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599711" table:style-name="ce2">
            <text:p>1661175599711</text:p>
          </table:table-cell>
          <table:table-cell office:value-type="date" office:date-value="2022-08-22T13:39:59" table:formula="of:=[.J362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599770" table:style-name="ce2">
            <text:p>1661175599770</text:p>
          </table:table-cell>
          <table:table-cell office:value-type="date" office:date-value="2022-08-22T13:39:59" table:formula="of:=[.J363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2959999999999996E-3" table:style-name="ce1">
            <text:p>0,00829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599828" table:style-name="ce2">
            <text:p>1661175599828</text:p>
          </table:table-cell>
          <table:table-cell office:value-type="date" office:date-value="2022-08-22T13:39:59" table:formula="of:=[.J364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599887" table:style-name="ce2">
            <text:p>1661175599887</text:p>
          </table:table-cell>
          <table:table-cell office:value-type="date" office:date-value="2022-08-22T13:39:59" table:formula="of:=[.J365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1.1712E-2" table:style-name="ce1">
            <text:p>0,011712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1661175599974" table:style-name="ce2">
            <text:p>1661175599974</text:p>
          </table:table-cell>
          <table:table-cell office:value-type="date" office:date-value="2022-08-22T13:39:59" table:formula="of:=[.J366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2.7816E-2" table:style-name="ce1">
            <text:p>0,027816</text:p>
          </table:table-cell>
          <table:table-cell office:value-type="float" office:value="1.00284" table:style-name="ce1">
            <text:p>1,00284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00032" table:style-name="ce2">
            <text:p>1661175600032</text:p>
          </table:table-cell>
          <table:table-cell office:value-type="date" office:date-value="2022-08-22T13:40:00" table:formula="of:=[.J367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839999999999999E-2" table:style-name="ce1">
            <text:p>0,02684</text:p>
          </table:table-cell>
          <table:table-cell office:value-type="float" office:value="3.2696000000000003E-2" table:style-name="ce1">
            <text:p>0,032696</text:p>
          </table:table-cell>
          <table:table-cell office:value-type="float" office:value="1.005768" table:style-name="ce1">
            <text:p>1,005768</text:p>
          </table:table-cell>
          <table:table-cell office:value-type="float" office:value="1.05" table:style-name="ce1">
            <text:p>1,05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0089" table:style-name="ce2">
            <text:p>1661175600089</text:p>
          </table:table-cell>
          <table:table-cell office:value-type="date" office:date-value="2022-08-22T13:40:00" table:formula="of:=[.J368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928E-2" table:style-name="ce1">
            <text:p>0,02928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00148" table:style-name="ce2">
            <text:p>1661175600148</text:p>
          </table:table-cell>
          <table:table-cell office:value-type="date" office:date-value="2022-08-22T13:40:00" table:formula="of:=[.J369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00235" table:style-name="ce2">
            <text:p>1661175600235</text:p>
          </table:table-cell>
          <table:table-cell office:value-type="date" office:date-value="2022-08-22T13:40:00" table:formula="of:=[.J370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00293" table:style-name="ce2">
            <text:p>1661175600293</text:p>
          </table:table-cell>
          <table:table-cell office:value-type="date" office:date-value="2022-08-22T13:40:00" table:formula="of:=[.J371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0" table:style-name="ce1">
            <text:p>0</text:p>
          </table:table-cell>
          <table:table-cell office:value-type="float" office:value="0.97355999999999998" table:style-name="ce1">
            <text:p>0,97356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0351" table:style-name="ce2">
            <text:p>1661175600351</text:p>
          </table:table-cell>
          <table:table-cell office:value-type="date" office:date-value="2022-08-22T13:40:00" table:formula="of:=[.J372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0409" table:style-name="ce2">
            <text:p>1661175600409</text:p>
          </table:table-cell>
          <table:table-cell office:value-type="date" office:date-value="2022-08-22T13:40:00" table:formula="of:=[.J373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-1.3664000000000001E-2" table:style-name="ce1">
            <text:p>-0,013664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0497" table:style-name="ce2">
            <text:p>1661175600497</text:p>
          </table:table-cell>
          <table:table-cell office:value-type="date" office:date-value="2022-08-22T13:40:00" table:formula="of:=[.J374]/86400000+DATE(1970;1;1)" table:style-name="ce3">
            <text:p>2022-08-22 13:40:00:40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-1.2688E-2" table:style-name="ce1">
            <text:p>-0,012688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35" table:style-name="ce1">
            <text:p>0,35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0554" table:style-name="ce2">
            <text:p>1661175600554</text:p>
          </table:table-cell>
          <table:table-cell office:value-type="date" office:date-value="2022-08-22T13:40:00" table:formula="of:=[.J375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0613" table:style-name="ce2">
            <text:p>1661175600613</text:p>
          </table:table-cell>
          <table:table-cell office:value-type="date" office:date-value="2022-08-22T13:40:00" table:formula="of:=[.J376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123864" table:style-name="ce1">
            <text:p>1,12386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0671" table:style-name="ce2">
            <text:p>1661175600671</text:p>
          </table:table-cell>
          <table:table-cell office:value-type="date" office:date-value="2022-08-22T13:40:00" table:formula="of:=[.J377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35" table:style-name="ce1">
            <text:p>0,3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0758" table:style-name="ce2">
            <text:p>1661175600758</text:p>
          </table:table-cell>
          <table:table-cell office:value-type="date" office:date-value="2022-08-22T13:40:00" table:formula="of:=[.J378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0816" table:style-name="ce2">
            <text:p>1661175600816</text:p>
          </table:table-cell>
          <table:table-cell office:value-type="date" office:date-value="2022-08-22T13:40:00" table:formula="of:=[.J379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936000000000002E-2" table:style-name="ce1">
            <text:p>0,02293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1.016016" table:style-name="ce1">
            <text:p>1,01601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0875" table:style-name="ce2">
            <text:p>1661175600875</text:p>
          </table:table-cell>
          <table:table-cell office:value-type="date" office:date-value="2022-08-22T13:40:00" table:formula="of:=[.J380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2.8303999999999999E-2" table:style-name="ce1">
            <text:p>0,028304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42" table:style-name="ce1">
            <text:p>0,42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00932" table:style-name="ce2">
            <text:p>1661175600932</text:p>
          </table:table-cell>
          <table:table-cell office:value-type="date" office:date-value="2022-08-22T13:40:00" table:formula="of:=[.J381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4160000000000003E-2" table:style-name="ce1">
            <text:p>0,03416</text:p>
          </table:table-cell>
          <table:table-cell office:value-type="float" office:value="2.7328000000000002E-2" table:style-name="ce1">
            <text:p>0,027328</text:p>
          </table:table-cell>
          <table:table-cell office:value-type="float" office:value="1.006256" table:style-name="ce1">
            <text:p>1,00625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01020" table:style-name="ce2">
            <text:p>1661175601020</text:p>
          </table:table-cell>
          <table:table-cell office:value-type="date" office:date-value="2022-08-22T13:40:01" table:formula="of:=[.J382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2.0983999999999999E-2" table:style-name="ce1">
            <text:p>0,020984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63" table:style-name="ce1">
            <text:p>0,63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1078" table:style-name="ce2">
            <text:p>1661175601078</text:p>
          </table:table-cell>
          <table:table-cell office:value-type="date" office:date-value="2022-08-22T13:40:01" table:formula="of:=[.J383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424E-2" table:style-name="ce1">
            <text:p>0,02342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1136" table:style-name="ce2">
            <text:p>1661175601136</text:p>
          </table:table-cell>
          <table:table-cell office:value-type="date" office:date-value="2022-08-22T13:40:01" table:formula="of:=[.J384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864000000000002E-2" table:style-name="ce1">
            <text:p>0,025864</text:p>
          </table:table-cell>
          <table:table-cell office:value-type="float" office:value="1.6104E-2" table:style-name="ce1">
            <text:p>0,016104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0.77" table:style-name="ce1">
            <text:p>0,77</text:p>
          </table:table-cell>
          <table:table-cell office:value-type="float" office:value="-4.2" table:style-name="ce1">
            <text:p>-4,2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1194" table:style-name="ce2">
            <text:p>1661175601194</text:p>
          </table:table-cell>
          <table:table-cell office:value-type="date" office:date-value="2022-08-22T13:40:01" table:formula="of:=[.J385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0.84" table:style-name="ce1">
            <text:p>0,84</text:p>
          </table:table-cell>
          <table:table-cell office:value-type="float" office:value="-3.99" table:style-name="ce1">
            <text:p>-3,9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01281" table:style-name="ce2">
            <text:p>1661175601281</text:p>
          </table:table-cell>
          <table:table-cell office:value-type="date" office:date-value="2022-08-22T13:40:01" table:formula="of:=[.J386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936000000000002E-2" table:style-name="ce1">
            <text:p>0,02293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91" table:style-name="ce1">
            <text:p>0,9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1340" table:style-name="ce2">
            <text:p>1661175601340</text:p>
          </table:table-cell>
          <table:table-cell office:value-type="date" office:date-value="2022-08-22T13:40:01" table:formula="of:=[.J387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7648800000000002" table:style-name="ce1">
            <text:p>0,976488</text:p>
          </table:table-cell>
          <table:table-cell office:value-type="float" office:value="0.98" table:style-name="ce1">
            <text:p>0,98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1398" table:style-name="ce2">
            <text:p>1661175601398</text:p>
          </table:table-cell>
          <table:table-cell office:value-type="date" office:date-value="2022-08-22T13:40:01" table:formula="of:=[.J388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-9.7599999999999996E-3" table:style-name="ce1">
            <text:p>-0,00976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1661175601455" table:style-name="ce2">
            <text:p>1661175601455</text:p>
          </table:table-cell>
          <table:table-cell office:value-type="date" office:date-value="2022-08-22T13:40:01" table:formula="of:=[.J389]/86400000+DATE(1970;1;1)" table:style-name="ce3">
            <text:p>2022-08-22 13:40:01:40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400000000000002E-2" table:style-name="ce1">
            <text:p>0,0244</text:p>
          </table:table-cell>
          <table:table-cell office:value-type="float" office:value="-1.5128000000000001E-2" table:style-name="ce1">
            <text:p>-0,01512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35" table:style-name="ce1">
            <text:p>0,35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01542" table:style-name="ce2">
            <text:p>1661175601542</text:p>
          </table:table-cell>
          <table:table-cell office:value-type="date" office:date-value="2022-08-22T13:40:01" table:formula="of:=[.J390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1601" table:style-name="ce2">
            <text:p>1661175601601</text:p>
          </table:table-cell>
          <table:table-cell office:value-type="date" office:date-value="2022-08-22T13:40:01" table:formula="of:=[.J391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-9.7599999999999996E-3" table:style-name="ce1">
            <text:p>-0,0097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01659" table:style-name="ce2">
            <text:p>1661175601659</text:p>
          </table:table-cell>
          <table:table-cell office:value-type="date" office:date-value="2022-08-22T13:40:01" table:formula="of:=[.J392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01717" table:style-name="ce2">
            <text:p>1661175601717</text:p>
          </table:table-cell>
          <table:table-cell office:value-type="date" office:date-value="2022-08-22T13:40:01" table:formula="of:=[.J393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1805" table:style-name="ce2">
            <text:p>1661175601805</text:p>
          </table:table-cell>
          <table:table-cell office:value-type="date" office:date-value="2022-08-22T13:40:01" table:formula="of:=[.J394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63" table:style-name="ce1">
            <text:p>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1863" table:style-name="ce2">
            <text:p>1661175601863</text:p>
          </table:table-cell>
          <table:table-cell office:value-type="date" office:date-value="2022-08-22T13:40:01" table:formula="of:=[.J395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0284" table:style-name="ce1">
            <text:p>1,00284</text:p>
          </table:table-cell>
          <table:table-cell office:value-type="float" office:value="0.35" table:style-name="ce1">
            <text:p>0,3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1921" table:style-name="ce2">
            <text:p>1661175601921</text:p>
          </table:table-cell>
          <table:table-cell office:value-type="date" office:date-value="2022-08-22T13:40:01" table:formula="of:=[.J396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1979" table:style-name="ce2">
            <text:p>1661175601979</text:p>
          </table:table-cell>
          <table:table-cell office:value-type="date" office:date-value="2022-08-22T13:40:01" table:formula="of:=[.J397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2.7328000000000002E-2" table:style-name="ce1">
            <text:p>0,027328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42" table:style-name="ce1">
            <text:p>0,42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02067" table:style-name="ce2">
            <text:p>1661175602067</text:p>
          </table:table-cell>
          <table:table-cell office:value-type="date" office:date-value="2022-08-22T13:40:02" table:formula="of:=[.J398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2.9767999999999999E-2" table:style-name="ce1">
            <text:p>0,029768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2125" table:style-name="ce2">
            <text:p>1661175602125</text:p>
          </table:table-cell>
          <table:table-cell office:value-type="date" office:date-value="2022-08-22T13:40:02" table:formula="of:=[.J399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816E-2" table:style-name="ce1">
            <text:p>0,027816</text:p>
          </table:table-cell>
          <table:table-cell office:value-type="float" office:value="1.9519999999999999E-2" table:style-name="ce1">
            <text:p>0,01952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84" table:style-name="ce1">
            <text:p>0,84</text:p>
          </table:table-cell>
          <table:table-cell office:value-type="float" office:value="-4.2" table:style-name="ce1">
            <text:p>-4,2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2182" table:style-name="ce2">
            <text:p>1661175602182</text:p>
          </table:table-cell>
          <table:table-cell office:value-type="date" office:date-value="2022-08-22T13:40:02" table:formula="of:=[.J400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2.6839999999999999E-2" table:style-name="ce1">
            <text:p>0,02684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84" table:style-name="ce1">
            <text:p>0,84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2241" table:style-name="ce2">
            <text:p>1661175602241</text:p>
          </table:table-cell>
          <table:table-cell office:value-type="date" office:date-value="2022-08-22T13:40:02" table:formula="of:=[.J401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2328" table:style-name="ce2">
            <text:p>1661175602328</text:p>
          </table:table-cell>
          <table:table-cell office:value-type="date" office:date-value="2022-08-22T13:40:02" table:formula="of:=[.J402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02386" table:style-name="ce2">
            <text:p>1661175602386</text:p>
          </table:table-cell>
          <table:table-cell office:value-type="date" office:date-value="2022-08-22T13:40:02" table:formula="of:=[.J403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7941599999999995" table:style-name="ce1">
            <text:p>0,979416</text:p>
          </table:table-cell>
          <table:table-cell office:value-type="float" office:value="0.98" table:style-name="ce1">
            <text:p>0,98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2445" table:style-name="ce2">
            <text:p>1661175602445</text:p>
          </table:table-cell>
          <table:table-cell office:value-type="date" office:date-value="2022-08-22T13:40:02" table:formula="of:=[.J404]/86400000+DATE(1970;1;1)" table:style-name="ce3">
            <text:p>2022-08-22 13:40:02:40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-1.2200000000000001E-2" table:style-name="ce1">
            <text:p>-0,0122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2502" table:style-name="ce2">
            <text:p>1661175602502</text:p>
          </table:table-cell>
          <table:table-cell office:value-type="date" office:date-value="2022-08-22T13:40:02" table:formula="of:=[.J405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-1.0248E-2" table:style-name="ce1">
            <text:p>-0,010248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2590" table:style-name="ce2">
            <text:p>1661175602590</text:p>
          </table:table-cell>
          <table:table-cell office:value-type="date" office:date-value="2022-08-22T13:40:02" table:formula="of:=[.J406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-6.8320000000000004E-3" table:style-name="ce1">
            <text:p>-0,00683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2648" table:style-name="ce2">
            <text:p>1661175602648</text:p>
          </table:table-cell>
          <table:table-cell office:value-type="date" office:date-value="2022-08-22T13:40:02" table:formula="of:=[.J407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-1.8544000000000001E-2" table:style-name="ce1">
            <text:p>-0,018544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42" table:style-name="ce1">
            <text:p>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02706" table:style-name="ce2">
            <text:p>1661175602706</text:p>
          </table:table-cell>
          <table:table-cell office:value-type="date" office:date-value="2022-08-22T13:40:02" table:formula="of:=[.J408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2764" table:style-name="ce2">
            <text:p>1661175602764</text:p>
          </table:table-cell>
          <table:table-cell office:value-type="date" office:date-value="2022-08-22T13:40:02" table:formula="of:=[.J409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02852" table:style-name="ce2">
            <text:p>1661175602852</text:p>
          </table:table-cell>
          <table:table-cell office:value-type="date" office:date-value="2022-08-22T13:40:02" table:formula="of:=[.J410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2909" table:style-name="ce2">
            <text:p>1661175602909</text:p>
          </table:table-cell>
          <table:table-cell office:value-type="date" office:date-value="2022-08-22T13:40:02" table:formula="of:=[.J411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02968" table:style-name="ce2">
            <text:p>1661175602968</text:p>
          </table:table-cell>
          <table:table-cell office:value-type="date" office:date-value="2022-08-22T13:40:02" table:formula="of:=[.J412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2720000000000007E-3" table:style-name="ce1">
            <text:p>0,00927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" table:style-name="ce1">
            <text:p>0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03026" table:style-name="ce2">
            <text:p>1661175603026</text:p>
          </table:table-cell>
          <table:table-cell office:value-type="date" office:date-value="2022-08-22T13:40:03" table:formula="of:=[.J413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3.4160000000000003E-2" table:style-name="ce1">
            <text:p>0,03416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3113" table:style-name="ce2">
            <text:p>1661175603113</text:p>
          </table:table-cell>
          <table:table-cell office:value-type="date" office:date-value="2022-08-22T13:40:03" table:formula="of:=[.J414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2.7816E-2" table:style-name="ce1">
            <text:p>0,027816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3172" table:style-name="ce2">
            <text:p>1661175603172</text:p>
          </table:table-cell>
          <table:table-cell office:value-type="date" office:date-value="2022-08-22T13:40:03" table:formula="of:=[.J415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375999999999999E-2" table:style-name="ce1">
            <text:p>0,02537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3230" table:style-name="ce2">
            <text:p>1661175603230</text:p>
          </table:table-cell>
          <table:table-cell office:value-type="date" office:date-value="2022-08-22T13:40:03" table:formula="of:=[.J416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1.8055999999999999E-2" table:style-name="ce1">
            <text:p>0,018056</text:p>
          </table:table-cell>
          <table:table-cell office:value-type="float" office:value="0.98673599999999995" table:style-name="ce1">
            <text:p>0,986736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3287" table:style-name="ce2">
            <text:p>1661175603287</text:p>
          </table:table-cell>
          <table:table-cell office:value-type="date" office:date-value="2022-08-22T13:40:03" table:formula="of:=[.J417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936000000000002E-2" table:style-name="ce1">
            <text:p>0,02293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3375" table:style-name="ce2">
            <text:p>1661175603375</text:p>
          </table:table-cell>
          <table:table-cell office:value-type="date" office:date-value="2022-08-22T13:40:03" table:formula="of:=[.J418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-8.2959999999999996E-3" table:style-name="ce1">
            <text:p>-0,00829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03433" table:style-name="ce2">
            <text:p>1661175603433</text:p>
          </table:table-cell>
          <table:table-cell office:value-type="date" office:date-value="2022-08-22T13:40:03" table:formula="of:=[.J419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91" table:style-name="ce1">
            <text:p>0,91</text:p>
          </table:table-cell>
          <table:table-cell office:value-type="float" office:value="-4.2" table:style-name="ce1">
            <text:p>-4,2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3491" table:style-name="ce2">
            <text:p>1661175603491</text:p>
          </table:table-cell>
          <table:table-cell office:value-type="date" office:date-value="2022-08-22T13:40:03" table:formula="of:=[.J420]/86400000+DATE(1970;1;1)" table:style-name="ce3">
            <text:p>2022-08-22 13:40:03:40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-1.464E-2" table:style-name="ce1">
            <text:p>-0,01464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3549" table:style-name="ce2">
            <text:p>1661175603549</text:p>
          </table:table-cell>
          <table:table-cell office:value-type="date" office:date-value="2022-08-22T13:40:03" table:formula="of:=[.J421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-1.5616E-2" table:style-name="ce1">
            <text:p>-0,015616</text:p>
          </table:table-cell>
          <table:table-cell office:value-type="float" office:value="0.98673599999999995" table:style-name="ce1">
            <text:p>0,986736</text:p>
          </table:table-cell>
          <table:table-cell office:value-type="float" office:value="0.35" table:style-name="ce1">
            <text:p>0,35</text:p>
          </table:table-cell>
          <table:table-cell office:value-type="float" office:value="-4.2" table:style-name="ce1">
            <text:p>-4,2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3636" table:style-name="ce2">
            <text:p>1661175603636</text:p>
          </table:table-cell>
          <table:table-cell office:value-type="date" office:date-value="2022-08-22T13:40:03" table:formula="of:=[.J422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42" table:style-name="ce1">
            <text:p>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3695" table:style-name="ce2">
            <text:p>1661175603695</text:p>
          </table:table-cell>
          <table:table-cell office:value-type="date" office:date-value="2022-08-22T13:40:03" table:formula="of:=[.J423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-0.10979999999999999" table:style-name="ce1">
            <text:p>-0,109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03752" table:style-name="ce2">
            <text:p>1661175603752</text:p>
          </table:table-cell>
          <table:table-cell office:value-type="date" office:date-value="2022-08-22T13:40:03" table:formula="of:=[.J424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03811" table:style-name="ce2">
            <text:p>1661175603811</text:p>
          </table:table-cell>
          <table:table-cell office:value-type="date" office:date-value="2022-08-22T13:40:03" table:formula="of:=[.J425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03898" table:style-name="ce2">
            <text:p>1661175603898</text:p>
          </table:table-cell>
          <table:table-cell office:value-type="date" office:date-value="2022-08-22T13:40:03" table:formula="of:=[.J426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3956" table:style-name="ce2">
            <text:p>1661175603956</text:p>
          </table:table-cell>
          <table:table-cell office:value-type="date" office:date-value="2022-08-22T13:40:03" table:formula="of:=[.J427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3.1231999999999999E-2" table:style-name="ce1">
            <text:p>0,03123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04014" table:style-name="ce2">
            <text:p>1661175604014</text:p>
          </table:table-cell>
          <table:table-cell office:value-type="date" office:date-value="2022-08-22T13:40:04" table:formula="of:=[.J428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936000000000002E-2" table:style-name="ce1">
            <text:p>0,022936</text:p>
          </table:table-cell>
          <table:table-cell office:value-type="float" office:value="2.8303999999999999E-2" table:style-name="ce1">
            <text:p>0,028304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04073" table:style-name="ce2">
            <text:p>1661175604073</text:p>
          </table:table-cell>
          <table:table-cell office:value-type="date" office:date-value="2022-08-22T13:40:04" table:formula="of:=[.J429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87498399999999998" table:style-name="ce1">
            <text:p>0,874984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4160" table:style-name="ce2">
            <text:p>1661175604160</text:p>
          </table:table-cell>
          <table:table-cell office:value-type="date" office:date-value="2022-08-22T13:40:04" table:formula="of:=[.J430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91" table:style-name="ce1">
            <text:p>0,9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04218" table:style-name="ce2">
            <text:p>1661175604218</text:p>
          </table:table-cell>
          <table:table-cell office:value-type="date" office:date-value="2022-08-22T13:40:04" table:formula="of:=[.J431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04276" table:style-name="ce2">
            <text:p>1661175604276</text:p>
          </table:table-cell>
          <table:table-cell office:value-type="date" office:date-value="2022-08-22T13:40:04" table:formula="of:=[.J432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-1.2200000000000001E-2" table:style-name="ce1">
            <text:p>-0,012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91" table:style-name="ce1">
            <text:p>0,9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4334" table:style-name="ce2">
            <text:p>1661175604334</text:p>
          </table:table-cell>
          <table:table-cell office:value-type="date" office:date-value="2022-08-22T13:40:04" table:formula="of:=[.J433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-1.1224E-2" table:style-name="ce1">
            <text:p>-0,01122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4422" table:style-name="ce2">
            <text:p>1661175604422</text:p>
          </table:table-cell>
          <table:table-cell office:value-type="date" office:date-value="2022-08-22T13:40:04" table:formula="of:=[.J434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604479" table:style-name="ce2">
            <text:p>1661175604479</text:p>
          </table:table-cell>
          <table:table-cell office:value-type="date" office:date-value="2022-08-22T13:40:04" table:formula="of:=[.J435]/86400000+DATE(1970;1;1)" table:style-name="ce3">
            <text:p>2022-08-22 13:40:04:40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-1.1712E-2" table:style-name="ce1">
            <text:p>-0,011712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35" table:style-name="ce1">
            <text:p>0,35</text:p>
          </table:table-cell>
          <table:table-cell office:value-type="float" office:value="-4.76" table:style-name="ce1">
            <text:p>-4,76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04538" table:style-name="ce2">
            <text:p>1661175604538</text:p>
          </table:table-cell>
          <table:table-cell office:value-type="date" office:date-value="2022-08-22T13:40:04" table:formula="of:=[.J436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04596" table:style-name="ce2">
            <text:p>1661175604596</text:p>
          </table:table-cell>
          <table:table-cell office:value-type="date" office:date-value="2022-08-22T13:40:04" table:formula="of:=[.J437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04683" table:style-name="ce2">
            <text:p>1661175604683</text:p>
          </table:table-cell>
          <table:table-cell office:value-type="date" office:date-value="2022-08-22T13:40:04" table:formula="of:=[.J438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35" table:style-name="ce1">
            <text:p>0,3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04741" table:style-name="ce2">
            <text:p>1661175604741</text:p>
          </table:table-cell>
          <table:table-cell office:value-type="date" office:date-value="2022-08-22T13:40:04" table:formula="of:=[.J439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88279200000000002" table:style-name="ce1">
            <text:p>0,88279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04800" table:style-name="ce2">
            <text:p>1661175604800</text:p>
          </table:table-cell>
          <table:table-cell office:value-type="date" office:date-value="2022-08-22T13:40:04" table:formula="of:=[.J440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4423999999999999E-2" table:style-name="ce1">
            <text:p>0,084424</text:p>
          </table:table-cell>
          <table:table-cell office:value-type="float" office:value="0.35233599999999998" table:style-name="ce1">
            <text:p>0,352336</text:p>
          </table:table-cell>
          <table:table-cell office:value-type="float" office:value="1.092144" table:style-name="ce1">
            <text:p>1,092144</text:p>
          </table:table-cell>
          <table:table-cell office:value-type="float" office:value="1.05" table:style-name="ce1">
            <text:p>1,05</text:p>
          </table:table-cell>
          <table:table-cell office:value-type="float" office:value="-2.94" table:style-name="ce1">
            <text:p>-2,94</text:p>
          </table:table-cell>
          <table:table-cell office:value-type="float" office:value="17.64" table:style-name="ce1">
            <text:p>17,64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2.7826089999999999" table:style-name="ce1">
            <text:p>2,782609</text:p>
          </table:table-cell>
          <table:table-cell office:value-type="float" office:value="24.834779999999999" table:style-name="ce1">
            <text:p>24,83478</text:p>
          </table:table-cell>
          <table:table-cell office:value-type="float" office:value="1661175604857" table:style-name="ce2">
            <text:p>1661175604857</text:p>
          </table:table-cell>
          <table:table-cell office:value-type="date" office:date-value="2022-08-22T13:40:04" table:formula="of:=[.J441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26107999999999998" table:style-name="ce1">
            <text:p>0,26108</text:p>
          </table:table-cell>
          <table:table-cell office:value-type="float" office:value="-0.14347199999999999" table:style-name="ce1">
            <text:p>-0,143472</text:p>
          </table:table-cell>
          <table:table-cell office:value-type="float" office:value="1.0540799999999999" table:style-name="ce1">
            <text:p>1,05408</text:p>
          </table:table-cell>
          <table:table-cell office:value-type="float" office:value="5.81" table:style-name="ce1">
            <text:p>5,81</text:p>
          </table:table-cell>
          <table:table-cell office:value-type="float" office:value="-3.01" table:style-name="ce1">
            <text:p>-3,01</text:p>
          </table:table-cell>
          <table:table-cell office:value-type="float" office:value="20.58" table:style-name="ce1">
            <text:p>20,58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25.113040000000002" table:style-name="ce1">
            <text:p>25,11304</text:p>
          </table:table-cell>
          <table:table-cell office:value-type="float" office:value="1661175604945" table:style-name="ce2">
            <text:p>1661175604945</text:p>
          </table:table-cell>
          <table:table-cell office:value-type="date" office:date-value="2022-08-22T13:40:04" table:formula="of:=[.J442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37819999999999998" table:style-name="ce1">
            <text:p>-0,3782</text:p>
          </table:table-cell>
          <table:table-cell office:value-type="float" office:value="4.2944000000000003E-2" table:style-name="ce1">
            <text:p>0,042944</text:p>
          </table:table-cell>
          <table:table-cell office:value-type="float" office:value="1.053104" table:style-name="ce1">
            <text:p>1,053104</text:p>
          </table:table-cell>
          <table:table-cell office:value-type="float" office:value="3.08" table:style-name="ce1">
            <text:p>3,08</text:p>
          </table:table-cell>
          <table:table-cell office:value-type="float" office:value="-3.85" table:style-name="ce1">
            <text:p>-3,85</text:p>
          </table:table-cell>
          <table:table-cell office:value-type="float" office:value="26.74" table:style-name="ce1">
            <text:p>26,74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.8086960000000001" table:style-name="ce1">
            <text:p>1,808696</text:p>
          </table:table-cell>
          <table:table-cell office:value-type="float" office:value="25.530439999999999" table:style-name="ce1">
            <text:p>25,53044</text:p>
          </table:table-cell>
          <table:table-cell office:value-type="float" office:value="1661175605002" table:style-name="ce2">
            <text:p>1661175605002</text:p>
          </table:table-cell>
          <table:table-cell office:value-type="date" office:date-value="2022-08-22T13:40:05" table:formula="of:=[.J443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5384000000000001E-2" table:style-name="ce1">
            <text:p>0,045384</text:p>
          </table:table-cell>
          <table:table-cell office:value-type="float" office:value="0.201544" table:style-name="ce1">
            <text:p>0,201544</text:p>
          </table:table-cell>
          <table:table-cell office:value-type="float" office:value="0.84911999999999999" table:style-name="ce1">
            <text:p>0,84912</text:p>
          </table:table-cell>
          <table:table-cell office:value-type="float" office:value="-15.89" table:style-name="ce1">
            <text:p>-15,89</text:p>
          </table:table-cell>
          <table:table-cell office:value-type="float" office:value="-3.57" table:style-name="ce1">
            <text:p>-3,57</text:p>
          </table:table-cell>
          <table:table-cell office:value-type="float" office:value="27.09" table:style-name="ce1">
            <text:p>27,0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31.02609" table:style-name="ce1">
            <text:p>31,02609</text:p>
          </table:table-cell>
          <table:table-cell office:value-type="float" office:value="1661175605061" table:style-name="ce2">
            <text:p>1661175605061</text:p>
          </table:table-cell>
          <table:table-cell office:value-type="date" office:date-value="2022-08-22T13:40:05" table:formula="of:=[.J444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24887999999999999" table:style-name="ce1">
            <text:p>0,24888</text:p>
          </table:table-cell>
          <table:table-cell office:value-type="float" office:value="-0.142008" table:style-name="ce1">
            <text:p>-0,142008</text:p>
          </table:table-cell>
          <table:table-cell office:value-type="float" office:value="0.87205600000000005" table:style-name="ce1">
            <text:p>0,872056</text:p>
          </table:table-cell>
          <table:table-cell office:value-type="float" office:value="0.42" table:style-name="ce1">
            <text:p>0,42</text:p>
          </table:table-cell>
          <table:table-cell office:value-type="float" office:value="-5.74" table:style-name="ce1">
            <text:p>-5,74</text:p>
          </table:table-cell>
          <table:table-cell office:value-type="float" office:value="25.62" table:style-name="ce1">
            <text:p>25,62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2.5043479999999998" table:style-name="ce1">
            <text:p>2,504348</text:p>
          </table:table-cell>
          <table:table-cell office:value-type="float" office:value="27.965219999999999" table:style-name="ce1">
            <text:p>27,96522</text:p>
          </table:table-cell>
          <table:table-cell office:value-type="float" office:value="1661175605119" table:style-name="ce2">
            <text:p>1661175605119</text:p>
          </table:table-cell>
          <table:table-cell office:value-type="date" office:date-value="2022-08-22T13:40:05" table:formula="of:=[.J445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5384000000000001E-2" table:style-name="ce1">
            <text:p>0,045384</text:p>
          </table:table-cell>
          <table:table-cell office:value-type="float" office:value="5.6607999999999999E-2" table:style-name="ce1">
            <text:p>0,056608</text:p>
          </table:table-cell>
          <table:table-cell office:value-type="float" office:value="0.93842400000000004" table:style-name="ce1">
            <text:p>0,938424</text:p>
          </table:table-cell>
          <table:table-cell office:value-type="float" office:value="0.84" table:style-name="ce1">
            <text:p>0,84</text:p>
          </table:table-cell>
          <table:table-cell office:value-type="float" office:value="-5.04" table:style-name="ce1">
            <text:p>-5,04</text:p>
          </table:table-cell>
          <table:table-cell office:value-type="float" office:value="25.48" table:style-name="ce1">
            <text:p>25,4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182609" table:style-name="ce1">
            <text:p>1,182609</text:p>
          </table:table-cell>
          <table:table-cell office:value-type="float" office:value="26.573910000000001" table:style-name="ce1">
            <text:p>26,57391</text:p>
          </table:table-cell>
          <table:table-cell office:value-type="float" office:value="1661175605207" table:style-name="ce2">
            <text:p>1661175605207</text:p>
          </table:table-cell>
          <table:table-cell office:value-type="date" office:date-value="2022-08-22T13:40:05" table:formula="of:=[.J446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9373599999999999" table:style-name="ce1">
            <text:p>-0,193736</text:p>
          </table:table-cell>
          <table:table-cell office:value-type="float" office:value="-0.11516800000000001" table:style-name="ce1">
            <text:p>-0,115168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35" table:style-name="ce1">
            <text:p>0,35</text:p>
          </table:table-cell>
          <table:table-cell office:value-type="float" office:value="-6.09" table:style-name="ce1">
            <text:p>-6,09</text:p>
          </table:table-cell>
          <table:table-cell office:value-type="float" office:value="25.27" table:style-name="ce1">
            <text:p>25,27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27.61739" table:style-name="ce1">
            <text:p>27,61739</text:p>
          </table:table-cell>
          <table:table-cell office:value-type="float" office:value="1661175605266" table:style-name="ce2">
            <text:p>1661175605266</text:p>
          </table:table-cell>
          <table:table-cell office:value-type="date" office:date-value="2022-08-22T13:40:05" table:formula="of:=[.J447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6303199999999999" table:style-name="ce1">
            <text:p>-0,263032</text:p>
          </table:table-cell>
          <table:table-cell office:value-type="float" office:value="4.3431999999999998E-2" table:style-name="ce1">
            <text:p>0,043432</text:p>
          </table:table-cell>
          <table:table-cell office:value-type="float" office:value="1.0570079999999999" table:style-name="ce1">
            <text:p>1,057008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25.83" table:style-name="ce1">
            <text:p>25,83</text:p>
          </table:table-cell>
          <table:table-cell office:value-type="float" office:value="1.878261" table:style-name="ce1">
            <text:p>1,878261</text:p>
          </table:table-cell>
          <table:table-cell office:value-type="float" office:value="3.4086959999999999" table:style-name="ce1">
            <text:p>3,408696</text:p>
          </table:table-cell>
          <table:table-cell office:value-type="float" office:value="25.6" table:style-name="ce1">
            <text:p>25,6</text:p>
          </table:table-cell>
          <table:table-cell office:value-type="float" office:value="1661175605324" table:style-name="ce2">
            <text:p>1661175605324</text:p>
          </table:table-cell>
          <table:table-cell office:value-type="date" office:date-value="2022-08-22T13:40:05" table:formula="of:=[.J448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9080800000000001" table:style-name="ce1">
            <text:p>0,190808</text:p>
          </table:table-cell>
          <table:table-cell office:value-type="float" office:value="-3.6600000000000001E-2" table:style-name="ce1">
            <text:p>-0,0366</text:p>
          </table:table-cell>
          <table:table-cell office:value-type="float" office:value="0.977464" table:style-name="ce1">
            <text:p>0,977464</text:p>
          </table:table-cell>
          <table:table-cell office:value-type="float" office:value="-2.1" table:style-name="ce1">
            <text:p>-2,1</text:p>
          </table:table-cell>
          <table:table-cell office:value-type="float" office:value="-3.99" table:style-name="ce1">
            <text:p>-3,99</text:p>
          </table:table-cell>
          <table:table-cell office:value-type="float" office:value="25.34" table:style-name="ce1">
            <text:p>25,34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28.660869999999999" table:style-name="ce1">
            <text:p>28,66087</text:p>
          </table:table-cell>
          <table:table-cell office:value-type="float" office:value="1661175605381" table:style-name="ce2">
            <text:p>1661175605381</text:p>
          </table:table-cell>
          <table:table-cell office:value-type="date" office:date-value="2022-08-22T13:40:05" table:formula="of:=[.J449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2208000000000001E-2" table:style-name="ce1">
            <text:p>-0,032208</text:p>
          </table:table-cell>
          <table:table-cell office:value-type="float" office:value="0.16347999999999999" table:style-name="ce1">
            <text:p>0,16348</text:p>
          </table:table-cell>
          <table:table-cell office:value-type="float" office:value="1.0311440000000001" table:style-name="ce1">
            <text:p>1,031144</text:p>
          </table:table-cell>
          <table:table-cell office:value-type="float" office:value="-2.17" table:style-name="ce1">
            <text:p>-2,17</text:p>
          </table:table-cell>
          <table:table-cell office:value-type="float" office:value="-5.53" table:style-name="ce1">
            <text:p>-5,53</text:p>
          </table:table-cell>
          <table:table-cell office:value-type="float" office:value="26.18" table:style-name="ce1">
            <text:p>26,18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.2260870000000001" table:style-name="ce1">
            <text:p>2,226087</text:p>
          </table:table-cell>
          <table:table-cell office:value-type="float" office:value="29.56522" table:style-name="ce1">
            <text:p>29,56522</text:p>
          </table:table-cell>
          <table:table-cell office:value-type="float" office:value="1661175605470" table:style-name="ce2">
            <text:p>1661175605470</text:p>
          </table:table-cell>
          <table:table-cell office:value-type="date" office:date-value="2022-08-22T13:40:05" table:formula="of:=[.J450]/86400000+DATE(1970;1;1)" table:style-name="ce3">
            <text:p>2022-08-22 13:40:05:405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8575999999999997E-2" table:style-name="ce1">
            <text:p>0,098576</text:p>
          </table:table-cell>
          <table:table-cell office:value-type="float" office:value="-3.3672000000000001E-2" table:style-name="ce1">
            <text:p>-0,033672</text:p>
          </table:table-cell>
          <table:table-cell office:value-type="float" office:value="1.00528" table:style-name="ce1">
            <text:p>1,00528</text:p>
          </table:table-cell>
          <table:table-cell office:value-type="float" office:value="-1.33" table:style-name="ce1">
            <text:p>-1,33</text:p>
          </table:table-cell>
          <table:table-cell office:value-type="float" office:value="-3.57" table:style-name="ce1">
            <text:p>-3,57</text:p>
          </table:table-cell>
          <table:table-cell office:value-type="float" office:value="24.57" table:style-name="ce1">
            <text:p>24,5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8.38261" table:style-name="ce1">
            <text:p>28,38261</text:p>
          </table:table-cell>
          <table:table-cell office:value-type="float" office:value="1661175605528" table:style-name="ce2">
            <text:p>1661175605528</text:p>
          </table:table-cell>
          <table:table-cell office:value-type="date" office:date-value="2022-08-22T13:40:05" table:formula="of:=[.J451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9056000000000001E-2" table:style-name="ce1">
            <text:p>-0,079056</text:p>
          </table:table-cell>
          <table:table-cell office:value-type="float" office:value="0.114192" table:style-name="ce1">
            <text:p>0,114192</text:p>
          </table:table-cell>
          <table:table-cell office:value-type="float" office:value="0.86180800000000002" table:style-name="ce1">
            <text:p>0,86180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6.51" table:style-name="ce1">
            <text:p>-6,51</text:p>
          </table:table-cell>
          <table:table-cell office:value-type="float" office:value="22.96" table:style-name="ce1">
            <text:p>22,96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2.0173909999999999" table:style-name="ce1">
            <text:p>2,017391</text:p>
          </table:table-cell>
          <table:table-cell office:value-type="float" office:value="20.660869999999999" table:style-name="ce1">
            <text:p>20,66087</text:p>
          </table:table-cell>
          <table:table-cell office:value-type="float" office:value="1661175605586" table:style-name="ce2">
            <text:p>1661175605586</text:p>
          </table:table-cell>
          <table:table-cell office:value-type="date" office:date-value="2022-08-22T13:40:05" table:formula="of:=[.J452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26107999999999998" table:style-name="ce1">
            <text:p>0,26108</text:p>
          </table:table-cell>
          <table:table-cell office:value-type="float" office:value="0.22106400000000001" table:style-name="ce1">
            <text:p>0,221064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-1.61" table:style-name="ce1">
            <text:p>-1,61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24.5" table:style-name="ce1">
            <text:p>24,5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27.756519999999998" table:style-name="ce1">
            <text:p>27,75652</text:p>
          </table:table-cell>
          <table:table-cell office:value-type="float" office:value="1661175605645" table:style-name="ce2">
            <text:p>1661175605645</text:p>
          </table:table-cell>
          <table:table-cell office:value-type="date" office:date-value="2022-08-22T13:40:05" table:formula="of:=[.J453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5372" table:style-name="ce1">
            <text:p>-0,15372</text:p>
          </table:table-cell>
          <table:table-cell office:value-type="float" office:value="-0.20788799999999999" table:style-name="ce1">
            <text:p>-0,207888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5.74" table:style-name="ce1">
            <text:p>5,74</text:p>
          </table:table-cell>
          <table:table-cell office:value-type="float" office:value="-3.43" table:style-name="ce1">
            <text:p>-3,43</text:p>
          </table:table-cell>
          <table:table-cell office:value-type="float" office:value="27.3" table:style-name="ce1">
            <text:p>27,3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2.0173909999999999" table:style-name="ce1">
            <text:p>2,017391</text:p>
          </table:table-cell>
          <table:table-cell office:value-type="float" office:value="29.286960000000001" table:style-name="ce1">
            <text:p>29,28696</text:p>
          </table:table-cell>
          <table:table-cell office:value-type="float" office:value="1661175605733" table:style-name="ce2">
            <text:p>1661175605733</text:p>
          </table:table-cell>
          <table:table-cell office:value-type="date" office:date-value="2022-08-22T13:40:05" table:formula="of:=[.J454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21276800000000001" table:style-name="ce1">
            <text:p>0,212768</text:p>
          </table:table-cell>
          <table:table-cell office:value-type="float" office:value="-7.2711999999999999E-2" table:style-name="ce1">
            <text:p>-0,072712</text:p>
          </table:table-cell>
          <table:table-cell office:value-type="float" office:value="1.00284" table:style-name="ce1">
            <text:p>1,00284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4.76" table:style-name="ce1">
            <text:p>-4,76</text:p>
          </table:table-cell>
          <table:table-cell office:value-type="float" office:value="25.34" table:style-name="ce1">
            <text:p>25,3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.669565" table:style-name="ce1">
            <text:p>1,669565</text:p>
          </table:table-cell>
          <table:table-cell office:value-type="float" office:value="28.660869999999999" table:style-name="ce1">
            <text:p>28,66087</text:p>
          </table:table-cell>
          <table:table-cell office:value-type="float" office:value="1661175605791" table:style-name="ce2">
            <text:p>1661175605791</text:p>
          </table:table-cell>
          <table:table-cell office:value-type="date" office:date-value="2022-08-22T13:40:05" table:formula="of:=[.J455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27408" table:style-name="ce1">
            <text:p>-0,227408</text:p>
          </table:table-cell>
          <table:table-cell office:value-type="float" office:value="-0.12834400000000001" table:style-name="ce1">
            <text:p>-0,128344</text:p>
          </table:table-cell>
          <table:table-cell office:value-type="float" office:value="0.83448" table:style-name="ce1">
            <text:p>0,83448</text:p>
          </table:table-cell>
          <table:table-cell office:value-type="float" office:value="2.17" table:style-name="ce1">
            <text:p>2,17</text:p>
          </table:table-cell>
          <table:table-cell office:value-type="float" office:value="-4.34" table:style-name="ce1">
            <text:p>-4,34</text:p>
          </table:table-cell>
          <table:table-cell office:value-type="float" office:value="25.76" table:style-name="ce1">
            <text:p>25,7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28.5913" table:style-name="ce1">
            <text:p>28,5913</text:p>
          </table:table-cell>
          <table:table-cell office:value-type="float" office:value="1661175605848" table:style-name="ce2">
            <text:p>1661175605848</text:p>
          </table:table-cell>
          <table:table-cell office:value-type="date" office:date-value="2022-08-22T13:40:05" table:formula="of:=[.J456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9528000000000001E-2" table:style-name="ce1">
            <text:p>0,039528</text:p>
          </table:table-cell>
          <table:table-cell office:value-type="float" office:value="-5.3192000000000003E-2" table:style-name="ce1">
            <text:p>-0,053192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0.63" table:style-name="ce1">
            <text:p>0,63</text:p>
          </table:table-cell>
          <table:table-cell office:value-type="float" office:value="-5.04" table:style-name="ce1">
            <text:p>-5,04</text:p>
          </table:table-cell>
          <table:table-cell office:value-type="float" office:value="24.29" table:style-name="ce1">
            <text:p>24,29</text:p>
          </table:table-cell>
          <table:table-cell office:value-type="float" office:value="0" table:style-name="ce1">
            <text:p>0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25.739129999999999" table:style-name="ce1">
            <text:p>25,73913</text:p>
          </table:table-cell>
          <table:table-cell office:value-type="float" office:value="1661175605907" table:style-name="ce2">
            <text:p>1661175605907</text:p>
          </table:table-cell>
          <table:table-cell office:value-type="date" office:date-value="2022-08-22T13:40:05" table:formula="of:=[.J457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25229600000000002" table:style-name="ce1">
            <text:p>0,252296</text:p>
          </table:table-cell>
          <table:table-cell office:value-type="float" office:value="-9.9552000000000002E-2" table:style-name="ce1">
            <text:p>-0,099552</text:p>
          </table:table-cell>
          <table:table-cell office:value-type="float" office:value="0.85936800000000002" table:style-name="ce1">
            <text:p>0,859368</text:p>
          </table:table-cell>
          <table:table-cell office:value-type="float" office:value="-1.54" table:style-name="ce1">
            <text:p>-1,54</text:p>
          </table:table-cell>
          <table:table-cell office:value-type="float" office:value="-5.74" table:style-name="ce1">
            <text:p>-5,74</text:p>
          </table:table-cell>
          <table:table-cell office:value-type="float" office:value="23.31" table:style-name="ce1">
            <text:p>23,31</text:p>
          </table:table-cell>
          <table:table-cell office:value-type="float" office:value="0" table:style-name="ce1">
            <text:p>0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26.15652" table:style-name="ce1">
            <text:p>26,15652</text:p>
          </table:table-cell>
          <table:table-cell office:value-type="float" office:value="1661175605995" table:style-name="ce2">
            <text:p>1661175605995</text:p>
          </table:table-cell>
          <table:table-cell office:value-type="date" office:date-value="2022-08-22T13:40:05" table:formula="of:=[.J458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8560000000000001E-3" table:style-name="ce1">
            <text:p>0,005856</text:p>
          </table:table-cell>
          <table:table-cell office:value-type="float" office:value="0.12736800000000001" table:style-name="ce1">
            <text:p>0,127368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1.47" table:style-name="ce1">
            <text:p>1,47</text:p>
          </table:table-cell>
          <table:table-cell office:value-type="float" office:value="-2.31" table:style-name="ce1">
            <text:p>-2,31</text:p>
          </table:table-cell>
          <table:table-cell office:value-type="float" office:value="25.34" table:style-name="ce1">
            <text:p>25,34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27.269570000000002" table:style-name="ce1">
            <text:p>27,26957</text:p>
          </table:table-cell>
          <table:table-cell office:value-type="float" office:value="1661175606053" table:style-name="ce2">
            <text:p>1661175606053</text:p>
          </table:table-cell>
          <table:table-cell office:value-type="date" office:date-value="2022-08-22T13:40:06" table:formula="of:=[.J459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6128000000000001E-2" table:style-name="ce1">
            <text:p>0,076128</text:p>
          </table:table-cell>
          <table:table-cell office:value-type="float" office:value="-5.5632000000000001E-2" table:style-name="ce1">
            <text:p>-0,055632</text:p>
          </table:table-cell>
          <table:table-cell office:value-type="float" office:value="0.82716000000000001" table:style-name="ce1">
            <text:p>0,82716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-2.31" table:style-name="ce1">
            <text:p>-2,31</text:p>
          </table:table-cell>
          <table:table-cell office:value-type="float" office:value="23.59" table:style-name="ce1">
            <text:p>23,59</text:p>
          </table:table-cell>
          <table:table-cell office:value-type="float" office:value="1.113043" table:style-name="ce1">
            <text:p>1,113043</text:p>
          </table:table-cell>
          <table:table-cell office:value-type="float" office:value="1.669565" table:style-name="ce1">
            <text:p>1,669565</text:p>
          </table:table-cell>
          <table:table-cell office:value-type="float" office:value="25.25217" table:style-name="ce1">
            <text:p>25,25217</text:p>
          </table:table-cell>
          <table:table-cell office:value-type="float" office:value="1661175606111" table:style-name="ce2">
            <text:p>1661175606111</text:p>
          </table:table-cell>
          <table:table-cell office:value-type="date" office:date-value="2022-08-22T13:40:06" table:formula="of:=[.J460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8202399999999999" table:style-name="ce1">
            <text:p>0,182024</text:p>
          </table:table-cell>
          <table:table-cell office:value-type="float" office:value="-2.6839999999999999E-2" table:style-name="ce1">
            <text:p>-0,02684</text:p>
          </table:table-cell>
          <table:table-cell office:value-type="float" office:value="1.039928" table:style-name="ce1">
            <text:p>1,039928</text:p>
          </table:table-cell>
          <table:table-cell office:value-type="float" office:value="2.73" table:style-name="ce1">
            <text:p>2,73</text:p>
          </table:table-cell>
          <table:table-cell office:value-type="float" office:value="-6.86" table:style-name="ce1">
            <text:p>-6,86</text:p>
          </table:table-cell>
          <table:table-cell office:value-type="float" office:value="28.07" table:style-name="ce1">
            <text:p>28,07</text:p>
          </table:table-cell>
          <table:table-cell office:value-type="float" office:value="-1.9478260000000001" table:style-name="ce1">
            <text:p>-1,947826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30.121739999999999" table:style-name="ce1">
            <text:p>30,12174</text:p>
          </table:table-cell>
          <table:table-cell office:value-type="float" office:value="1661175606169" table:style-name="ce2">
            <text:p>1661175606169</text:p>
          </table:table-cell>
          <table:table-cell office:value-type="date" office:date-value="2022-08-22T13:40:06" table:formula="of:=[.J461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3679999999999999E-2" table:style-name="ce1">
            <text:p>0,05368</text:p>
          </table:table-cell>
          <table:table-cell office:value-type="float" office:value="9.8087999999999995E-2" table:style-name="ce1">
            <text:p>0,098088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3.43" table:style-name="ce1">
            <text:p>3,43</text:p>
          </table:table-cell>
          <table:table-cell office:value-type="float" office:value="-5.39" table:style-name="ce1">
            <text:p>-5,39</text:p>
          </table:table-cell>
          <table:table-cell office:value-type="float" office:value="29.68" table:style-name="ce1">
            <text:p>29,68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30.191310000000001" table:style-name="ce1">
            <text:p>30,19131</text:p>
          </table:table-cell>
          <table:table-cell office:value-type="float" office:value="1661175606257" table:style-name="ce2">
            <text:p>1661175606257</text:p>
          </table:table-cell>
          <table:table-cell office:value-type="date" office:date-value="2022-08-22T13:40:06" table:formula="of:=[.J462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4152E-2" table:style-name="ce1">
            <text:p>-0,014152</text:p>
          </table:table-cell>
          <table:table-cell office:value-type="float" office:value="5.7584000000000003E-2" table:style-name="ce1">
            <text:p>0,057584</text:p>
          </table:table-cell>
          <table:table-cell office:value-type="float" office:value="1.2785599999999999" table:style-name="ce1">
            <text:p>1,27856</text:p>
          </table:table-cell>
          <table:table-cell office:value-type="float" office:value="3.92" table:style-name="ce1">
            <text:p>3,92</text:p>
          </table:table-cell>
          <table:table-cell office:value-type="float" office:value="-3.57" table:style-name="ce1">
            <text:p>-3,57</text:p>
          </table:table-cell>
          <table:table-cell office:value-type="float" office:value="23.31" table:style-name="ce1">
            <text:p>23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4.97391" table:style-name="ce1">
            <text:p>24,97391</text:p>
          </table:table-cell>
          <table:table-cell office:value-type="float" office:value="1661175606315" table:style-name="ce2">
            <text:p>1661175606315</text:p>
          </table:table-cell>
          <table:table-cell office:value-type="date" office:date-value="2022-08-22T13:40:06" table:formula="of:=[.J463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5151999999999997E-2" table:style-name="ce1">
            <text:p>-0,075152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0.87839999999999996" table:style-name="ce1">
            <text:p>0,8784</text:p>
          </table:table-cell>
          <table:table-cell office:value-type="float" office:value="-1.82" table:style-name="ce1">
            <text:p>-1,8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25.62" table:style-name="ce1">
            <text:p>25,62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29.634779999999999" table:style-name="ce1">
            <text:p>29,63478</text:p>
          </table:table-cell>
          <table:table-cell office:value-type="float" office:value="1661175606374" table:style-name="ce2">
            <text:p>1661175606374</text:p>
          </table:table-cell>
          <table:table-cell office:value-type="date" office:date-value="2022-08-22T13:40:06" table:formula="of:=[.J464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0345600000000001" table:style-name="ce1">
            <text:p>-0,103456</text:p>
          </table:table-cell>
          <table:table-cell office:value-type="float" office:value="4.0992000000000001E-2" table:style-name="ce1">
            <text:p>0,040992</text:p>
          </table:table-cell>
          <table:table-cell office:value-type="float" office:value="1.0199199999999999" table:style-name="ce1">
            <text:p>1,01992</text:p>
          </table:table-cell>
          <table:table-cell office:value-type="float" office:value="0.84" table:style-name="ce1">
            <text:p>0,84</text:p>
          </table:table-cell>
          <table:table-cell office:value-type="float" office:value="-5.32" table:style-name="ce1">
            <text:p>-5,32</text:p>
          </table:table-cell>
          <table:table-cell office:value-type="float" office:value="26.32" table:style-name="ce1">
            <text:p>26,32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6.295649999999998" table:style-name="ce1">
            <text:p>26,29565</text:p>
          </table:table-cell>
          <table:table-cell office:value-type="float" office:value="1661175606432" table:style-name="ce2">
            <text:p>1661175606432</text:p>
          </table:table-cell>
          <table:table-cell office:value-type="date" office:date-value="2022-08-22T13:40:06" table:formula="of:=[.J465]/86400000+DATE(1970;1;1)" table:style-name="ce3">
            <text:p>2022-08-22 13:40:06:406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9528000000000001E-2" table:style-name="ce1">
            <text:p>0,039528</text:p>
          </table:table-cell>
          <table:table-cell office:value-type="float" office:value="0.10394399999999999" table:style-name="ce1">
            <text:p>0,103944</text:p>
          </table:table-cell>
          <table:table-cell office:value-type="float" office:value="0.94037599999999999" table:style-name="ce1">
            <text:p>0,940376</text:p>
          </table:table-cell>
          <table:table-cell office:value-type="float" office:value="6.16" table:style-name="ce1">
            <text:p>6,16</text:p>
          </table:table-cell>
          <table:table-cell office:value-type="float" office:value="-1.96" table:style-name="ce1">
            <text:p>-1,96</text:p>
          </table:table-cell>
          <table:table-cell office:value-type="float" office:value="25.76" table:style-name="ce1">
            <text:p>25,7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25.6" table:style-name="ce1">
            <text:p>25,6</text:p>
          </table:table-cell>
          <table:table-cell office:value-type="float" office:value="1661175606520" table:style-name="ce2">
            <text:p>1661175606520</text:p>
          </table:table-cell>
          <table:table-cell office:value-type="date" office:date-value="2022-08-22T13:40:06" table:formula="of:=[.J466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9959199999999999" table:style-name="ce1">
            <text:p>0,199592</text:p>
          </table:table-cell>
          <table:table-cell office:value-type="float" office:value="0.24302399999999999" table:style-name="ce1">
            <text:p>0,243024</text:p>
          </table:table-cell>
          <table:table-cell office:value-type="float" office:value="0.88474399999999997" table:style-name="ce1">
            <text:p>0,884744</text:p>
          </table:table-cell>
          <table:table-cell office:value-type="float" office:value="-0.91" table:style-name="ce1">
            <text:p>-0,91</text:p>
          </table:table-cell>
          <table:table-cell office:value-type="float" office:value="-9.31" table:style-name="ce1">
            <text:p>-9,31</text:p>
          </table:table-cell>
          <table:table-cell office:value-type="float" office:value="28.84" table:style-name="ce1">
            <text:p>28,84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8.034780000000001" table:style-name="ce1">
            <text:p>28,03478</text:p>
          </table:table-cell>
          <table:table-cell office:value-type="float" office:value="1661175606577" table:style-name="ce2">
            <text:p>1661175606577</text:p>
          </table:table-cell>
          <table:table-cell office:value-type="date" office:date-value="2022-08-22T13:40:06" table:formula="of:=[.J467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6.4904000000000003E-2" table:style-name="ce1">
            <text:p>-0,064904</text:p>
          </table:table-cell>
          <table:table-cell office:value-type="float" office:value="-4.2456000000000001E-2" table:style-name="ce1">
            <text:p>-0,042456</text:p>
          </table:table-cell>
          <table:table-cell office:value-type="float" office:value="1.3278479999999999" table:style-name="ce1">
            <text:p>1,327848</text:p>
          </table:table-cell>
          <table:table-cell office:value-type="float" office:value="-0.84" table:style-name="ce1">
            <text:p>-0,84</text:p>
          </table:table-cell>
          <table:table-cell office:value-type="float" office:value="-5.25" table:style-name="ce1">
            <text:p>-5,25</text:p>
          </table:table-cell>
          <table:table-cell office:value-type="float" office:value="24.36" table:style-name="ce1">
            <text:p>24,36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25.6" table:style-name="ce1">
            <text:p>25,6</text:p>
          </table:table-cell>
          <table:table-cell office:value-type="float" office:value="1661175606636" table:style-name="ce2">
            <text:p>1661175606636</text:p>
          </table:table-cell>
          <table:table-cell office:value-type="date" office:date-value="2022-08-22T13:40:06" table:formula="of:=[.J468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05408" table:style-name="ce1">
            <text:p>0,105408</text:p>
          </table:table-cell>
          <table:table-cell office:value-type="float" office:value="-0.12834400000000001" table:style-name="ce1">
            <text:p>-0,128344</text:p>
          </table:table-cell>
          <table:table-cell office:value-type="float" office:value="0.87254399999999999" table:style-name="ce1">
            <text:p>0,872544</text:p>
          </table:table-cell>
          <table:table-cell office:value-type="float" office:value="-1.68" table:style-name="ce1">
            <text:p>-1,68</text:p>
          </table:table-cell>
          <table:table-cell office:value-type="float" office:value="-0.98" table:style-name="ce1">
            <text:p>-0,98</text:p>
          </table:table-cell>
          <table:table-cell office:value-type="float" office:value="23.66" table:style-name="ce1">
            <text:p>23,66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1.8086960000000001" table:style-name="ce1">
            <text:p>1,808696</text:p>
          </table:table-cell>
          <table:table-cell office:value-type="float" office:value="26.64348" table:style-name="ce1">
            <text:p>26,64348</text:p>
          </table:table-cell>
          <table:table-cell office:value-type="float" office:value="1661175606694" table:style-name="ce2">
            <text:p>1661175606694</text:p>
          </table:table-cell>
          <table:table-cell office:value-type="date" office:date-value="2022-08-22T13:40:06" table:formula="of:=[.J469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2456000000000001E-2" table:style-name="ce1">
            <text:p>0,042456</text:p>
          </table:table-cell>
          <table:table-cell office:value-type="float" office:value="2.3911999999999999E-2" table:style-name="ce1">
            <text:p>0,023912</text:p>
          </table:table-cell>
          <table:table-cell office:value-type="float" office:value="0.93012799999999995" table:style-name="ce1">
            <text:p>0,930128</text:p>
          </table:table-cell>
          <table:table-cell office:value-type="float" office:value="-1.26" table:style-name="ce1">
            <text:p>-1,26</text:p>
          </table:table-cell>
          <table:table-cell office:value-type="float" office:value="0.42" table:style-name="ce1">
            <text:p>0,42</text:p>
          </table:table-cell>
          <table:table-cell office:value-type="float" office:value="22.68" table:style-name="ce1">
            <text:p>22,68</text:p>
          </table:table-cell>
          <table:table-cell office:value-type="float" office:value="2.4347829999999999" table:style-name="ce1">
            <text:p>2,43478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7.2" table:style-name="ce1">
            <text:p>27,2</text:p>
          </table:table-cell>
          <table:table-cell office:value-type="float" office:value="1661175606782" table:style-name="ce2">
            <text:p>1661175606782</text:p>
          </table:table-cell>
          <table:table-cell office:value-type="date" office:date-value="2022-08-22T13:40:06" table:formula="of:=[.J470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8079999999999998E-3" table:style-name="ce1">
            <text:p>0,007808</text:p>
          </table:table-cell>
          <table:table-cell office:value-type="float" office:value="0.122976" table:style-name="ce1">
            <text:p>0,122976</text:p>
          </table:table-cell>
          <table:table-cell office:value-type="float" office:value="0.909632" table:style-name="ce1">
            <text:p>0,909632</text:p>
          </table:table-cell>
          <table:table-cell office:value-type="float" office:value="1.75" table:style-name="ce1">
            <text:p>1,75</text:p>
          </table:table-cell>
          <table:table-cell office:value-type="float" office:value="-4.83" table:style-name="ce1">
            <text:p>-4,83</text:p>
          </table:table-cell>
          <table:table-cell office:value-type="float" office:value="30.94" table:style-name="ce1">
            <text:p>30,94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1.878261" table:style-name="ce1">
            <text:p>1,878261</text:p>
          </table:table-cell>
          <table:table-cell office:value-type="float" office:value="30.886959999999998" table:style-name="ce1">
            <text:p>30,88696</text:p>
          </table:table-cell>
          <table:table-cell office:value-type="float" office:value="1661175606841" table:style-name="ce2">
            <text:p>1661175606841</text:p>
          </table:table-cell>
          <table:table-cell office:value-type="date" office:date-value="2022-08-22T13:40:06" table:formula="of:=[.J471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8799999999999999E-4" table:style-name="ce1">
            <text:p>0,000488</text:p>
          </table:table-cell>
          <table:table-cell office:value-type="float" office:value="0.136152" table:style-name="ce1">
            <text:p>0,136152</text:p>
          </table:table-cell>
          <table:table-cell office:value-type="float" office:value="0.92183199999999998" table:style-name="ce1">
            <text:p>0,921832</text:p>
          </table:table-cell>
          <table:table-cell office:value-type="float" office:value="-0.21" table:style-name="ce1">
            <text:p>-0,21</text:p>
          </table:table-cell>
          <table:table-cell office:value-type="float" office:value="-7.14" table:style-name="ce1">
            <text:p>-7,14</text:p>
          </table:table-cell>
          <table:table-cell office:value-type="float" office:value="23.8" table:style-name="ce1">
            <text:p>23,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24.97391" table:style-name="ce1">
            <text:p>24,97391</text:p>
          </table:table-cell>
          <table:table-cell office:value-type="float" office:value="1661175606899" table:style-name="ce2">
            <text:p>1661175606899</text:p>
          </table:table-cell>
          <table:table-cell office:value-type="date" office:date-value="2022-08-22T13:40:06" table:formula="of:=[.J472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10288" table:style-name="ce1">
            <text:p>0,110288</text:p>
          </table:table-cell>
          <table:table-cell office:value-type="float" office:value="6.5879999999999994E-2" table:style-name="ce1">
            <text:p>0,06588</text:p>
          </table:table-cell>
          <table:table-cell office:value-type="float" office:value="1.0828720000000001" table:style-name="ce1">
            <text:p>1,082872</text:p>
          </table:table-cell>
          <table:table-cell office:value-type="float" office:value="-0.91" table:style-name="ce1">
            <text:p>-0,91</text:p>
          </table:table-cell>
          <table:table-cell office:value-type="float" office:value="-4.83" table:style-name="ce1">
            <text:p>-4,83</text:p>
          </table:table-cell>
          <table:table-cell office:value-type="float" office:value="24.15" table:style-name="ce1">
            <text:p>24,15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6.295649999999998" table:style-name="ce1">
            <text:p>26,29565</text:p>
          </table:table-cell>
          <table:table-cell office:value-type="float" office:value="1661175606957" table:style-name="ce2">
            <text:p>1661175606957</text:p>
          </table:table-cell>
          <table:table-cell office:value-type="date" office:date-value="2022-08-22T13:40:06" table:formula="of:=[.J473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6.4904000000000003E-2" table:style-name="ce1">
            <text:p>-0,064904</text:p>
          </table:table-cell>
          <table:table-cell office:value-type="float" office:value="3.7575999999999998E-2" table:style-name="ce1">
            <text:p>0,037576</text:p>
          </table:table-cell>
          <table:table-cell office:value-type="float" office:value="0.86180800000000002" table:style-name="ce1">
            <text:p>0,861808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5.53" table:style-name="ce1">
            <text:p>-5,53</text:p>
          </table:table-cell>
          <table:table-cell office:value-type="float" office:value="25.48" table:style-name="ce1">
            <text:p>25,4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9.008700000000001" table:style-name="ce1">
            <text:p>29,0087</text:p>
          </table:table-cell>
          <table:table-cell office:value-type="float" office:value="1661175607045" table:style-name="ce2">
            <text:p>1661175607045</text:p>
          </table:table-cell>
          <table:table-cell office:value-type="date" office:date-value="2022-08-22T13:40:07" table:formula="of:=[.J474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3679999999999999E-2" table:style-name="ce1">
            <text:p>0,05368</text:p>
          </table:table-cell>
          <table:table-cell office:value-type="float" office:value="-4.2944000000000003E-2" table:style-name="ce1">
            <text:p>-0,042944</text:p>
          </table:table-cell>
          <table:table-cell office:value-type="float" office:value="1.2263440000000001" table:style-name="ce1">
            <text:p>1,226344</text:p>
          </table:table-cell>
          <table:table-cell office:value-type="float" office:value="1.75" table:style-name="ce1">
            <text:p>1,75</text:p>
          </table:table-cell>
          <table:table-cell office:value-type="float" office:value="-4.41" table:style-name="ce1">
            <text:p>-4,41</text:p>
          </table:table-cell>
          <table:table-cell office:value-type="float" office:value="25.34" table:style-name="ce1">
            <text:p>25,34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28.38261" table:style-name="ce1">
            <text:p>28,38261</text:p>
          </table:table-cell>
          <table:table-cell office:value-type="float" office:value="1661175607103" table:style-name="ce2">
            <text:p>1661175607103</text:p>
          </table:table-cell>
          <table:table-cell office:value-type="date" office:date-value="2022-08-22T13:40:07" table:formula="of:=[.J475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6111999999999998E-2" table:style-name="ce1">
            <text:p>0,036112</text:p>
          </table:table-cell>
          <table:table-cell office:value-type="float" office:value="0.105408" table:style-name="ce1">
            <text:p>0,105408</text:p>
          </table:table-cell>
          <table:table-cell office:value-type="float" office:value="0.93208000000000002" table:style-name="ce1">
            <text:p>0,93208</text:p>
          </table:table-cell>
          <table:table-cell office:value-type="float" office:value="-1.05" table:style-name="ce1">
            <text:p>-1,05</text:p>
          </table:table-cell>
          <table:table-cell office:value-type="float" office:value="-2.1" table:style-name="ce1">
            <text:p>-2,1</text:p>
          </table:table-cell>
          <table:table-cell office:value-type="float" office:value="26.11" table:style-name="ce1">
            <text:p>26,1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.6" table:style-name="ce1">
            <text:p>1,6</text:p>
          </table:table-cell>
          <table:table-cell office:value-type="float" office:value="27.756519999999998" table:style-name="ce1">
            <text:p>27,75652</text:p>
          </table:table-cell>
          <table:table-cell office:value-type="float" office:value="1661175607161" table:style-name="ce2">
            <text:p>1661175607161</text:p>
          </table:table-cell>
          <table:table-cell office:value-type="date" office:date-value="2022-08-22T13:40:07" table:formula="of:=[.J476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0248E-2" table:style-name="ce1">
            <text:p>-0,010248</text:p>
          </table:table-cell>
          <table:table-cell office:value-type="float" office:value="0.17763200000000001" table:style-name="ce1">
            <text:p>0,177632</text:p>
          </table:table-cell>
          <table:table-cell office:value-type="float" office:value="1.18584" table:style-name="ce1">
            <text:p>1,1858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25.9" table:style-name="ce1">
            <text:p>25,9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.530435" table:style-name="ce1">
            <text:p>1,530435</text:p>
          </table:table-cell>
          <table:table-cell office:value-type="float" office:value="28.730429999999998" table:style-name="ce1">
            <text:p>28,73043</text:p>
          </table:table-cell>
          <table:table-cell office:value-type="float" office:value="1661175607219" table:style-name="ce2">
            <text:p>1661175607219</text:p>
          </table:table-cell>
          <table:table-cell office:value-type="date" office:date-value="2022-08-22T13:40:07" table:formula="of:=[.J477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4399999999999999E-3" table:style-name="ce1">
            <text:p>-0,00244</text:p>
          </table:table-cell>
          <table:table-cell office:value-type="float" office:value="-7.9056000000000001E-2" table:style-name="ce1">
            <text:p>-0,079056</text:p>
          </table:table-cell>
          <table:table-cell office:value-type="float" office:value="1.020408" table:style-name="ce1">
            <text:p>1,020408</text:p>
          </table:table-cell>
          <table:table-cell office:value-type="float" office:value="-2.8" table:style-name="ce1">
            <text:p>-2,8</text:p>
          </table:table-cell>
          <table:table-cell office:value-type="float" office:value="-6.72" table:style-name="ce1">
            <text:p>-6,72</text:p>
          </table:table-cell>
          <table:table-cell office:value-type="float" office:value="27.51" table:style-name="ce1">
            <text:p>27,5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7.339130000000001" table:style-name="ce1">
            <text:p>27,33913</text:p>
          </table:table-cell>
          <table:table-cell office:value-type="float" office:value="1661175607307" table:style-name="ce2">
            <text:p>1661175607307</text:p>
          </table:table-cell>
          <table:table-cell office:value-type="date" office:date-value="2022-08-22T13:40:07" table:formula="of:=[.J478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3927999999999999E-2" table:style-name="ce1">
            <text:p>0,063928</text:p>
          </table:table-cell>
          <table:table-cell office:value-type="float" office:value="-6.6367999999999996E-2" table:style-name="ce1">
            <text:p>-0,066368</text:p>
          </table:table-cell>
          <table:table-cell office:value-type="float" office:value="0.92378400000000005" table:style-name="ce1">
            <text:p>0,923784</text:p>
          </table:table-cell>
          <table:table-cell office:value-type="float" office:value="-0.77" table:style-name="ce1">
            <text:p>-0,77</text:p>
          </table:table-cell>
          <table:table-cell office:value-type="float" office:value="-6.72" table:style-name="ce1">
            <text:p>-6,72</text:p>
          </table:table-cell>
          <table:table-cell office:value-type="float" office:value="23.66" table:style-name="ce1">
            <text:p>23,6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29.217390000000002" table:style-name="ce1">
            <text:p>29,21739</text:p>
          </table:table-cell>
          <table:table-cell office:value-type="float" office:value="1661175607366" table:style-name="ce2">
            <text:p>1661175607366</text:p>
          </table:table-cell>
          <table:table-cell office:value-type="date" office:date-value="2022-08-22T13:40:07" table:formula="of:=[.J479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8055999999999999E-2" table:style-name="ce1">
            <text:p>-0,018056</text:p>
          </table:table-cell>
          <table:table-cell office:value-type="float" office:value="4.8312000000000001E-2" table:style-name="ce1">
            <text:p>0,048312</text:p>
          </table:table-cell>
          <table:table-cell office:value-type="float" office:value="1.0189440000000001" table:style-name="ce1">
            <text:p>1,018944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6.02" table:style-name="ce1">
            <text:p>-6,02</text:p>
          </table:table-cell>
          <table:table-cell office:value-type="float" office:value="24.85" table:style-name="ce1">
            <text:p>24,8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26.713039999999999" table:style-name="ce1">
            <text:p>26,71304</text:p>
          </table:table-cell>
          <table:table-cell office:value-type="float" office:value="1661175607423" table:style-name="ce2">
            <text:p>1661175607423</text:p>
          </table:table-cell>
          <table:table-cell office:value-type="date" office:date-value="2022-08-22T13:40:07" table:formula="of:=[.J480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7088000000000003E-2" table:style-name="ce1">
            <text:p>0,037088</text:p>
          </table:table-cell>
          <table:table-cell office:value-type="float" office:value="4.0503999999999998E-2" table:style-name="ce1">
            <text:p>0,040504</text:p>
          </table:table-cell>
          <table:table-cell office:value-type="float" office:value="1.136552" table:style-name="ce1">
            <text:p>1,136552</text:p>
          </table:table-cell>
          <table:table-cell office:value-type="float" office:value="-1.33" table:style-name="ce1">
            <text:p>-1,33</text:p>
          </table:table-cell>
          <table:table-cell office:value-type="float" office:value="-5.39" table:style-name="ce1">
            <text:p>-5,39</text:p>
          </table:table-cell>
          <table:table-cell office:value-type="float" office:value="26.18" table:style-name="ce1">
            <text:p>26,1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29.008700000000001" table:style-name="ce1">
            <text:p>29,0087</text:p>
          </table:table-cell>
          <table:table-cell office:value-type="float" office:value="1661175607482" table:style-name="ce2">
            <text:p>1661175607482</text:p>
          </table:table-cell>
          <table:table-cell office:value-type="date" office:date-value="2022-08-22T13:40:07" table:formula="of:=[.J481]/86400000+DATE(1970;1;1)" table:style-name="ce3">
            <text:p>2022-08-22 13:40:07:40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1565599999999999" table:style-name="ce1">
            <text:p>-0,115656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5452800000000004" table:style-name="ce1">
            <text:p>0,954528</text:p>
          </table:table-cell>
          <table:table-cell office:value-type="float" office:value="-1.19" table:style-name="ce1">
            <text:p>-1,19</text:p>
          </table:table-cell>
          <table:table-cell office:value-type="float" office:value="-3.22" table:style-name="ce1">
            <text:p>-3,22</text:p>
          </table:table-cell>
          <table:table-cell office:value-type="float" office:value="25.97" table:style-name="ce1">
            <text:p>25,9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29.286960000000001" table:style-name="ce1">
            <text:p>29,28696</text:p>
          </table:table-cell>
          <table:table-cell office:value-type="float" office:value="1661175607570" table:style-name="ce2">
            <text:p>1661175607570</text:p>
          </table:table-cell>
          <table:table-cell office:value-type="date" office:date-value="2022-08-22T13:40:07" table:formula="of:=[.J482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4160000000000003E-2" table:style-name="ce1">
            <text:p>-0,03416</text:p>
          </table:table-cell>
          <table:table-cell office:value-type="float" office:value="9.4672000000000006E-2" table:style-name="ce1">
            <text:p>0,094672</text:p>
          </table:table-cell>
          <table:table-cell office:value-type="float" office:value="1.1082479999999999" table:style-name="ce1">
            <text:p>1,108248</text:p>
          </table:table-cell>
          <table:table-cell office:value-type="float" office:value="-3.29" table:style-name="ce1">
            <text:p>-3,29</text:p>
          </table:table-cell>
          <table:table-cell office:value-type="float" office:value="-4.76" table:style-name="ce1">
            <text:p>-4,76</text:p>
          </table:table-cell>
          <table:table-cell office:value-type="float" office:value="25.83" table:style-name="ce1">
            <text:p>25,8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26.086960000000001" table:style-name="ce1">
            <text:p>26,08696</text:p>
          </table:table-cell>
          <table:table-cell office:value-type="float" office:value="1661175607628" table:style-name="ce2">
            <text:p>1661175607628</text:p>
          </table:table-cell>
          <table:table-cell office:value-type="date" office:date-value="2022-08-22T13:40:07" table:formula="of:=[.J483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9039999999999998E-2" table:style-name="ce1">
            <text:p>-0,03904</text:p>
          </table:table-cell>
          <table:table-cell office:value-type="float" office:value="8.7840000000000001E-2" table:style-name="ce1">
            <text:p>0,08784</text:p>
          </table:table-cell>
          <table:table-cell office:value-type="float" office:value="0.86083200000000004" table:style-name="ce1">
            <text:p>0,860832</text:p>
          </table:table-cell>
          <table:table-cell office:value-type="float" office:value="-0.42" table:style-name="ce1">
            <text:p>-0,42</text:p>
          </table:table-cell>
          <table:table-cell office:value-type="float" office:value="-5.81" table:style-name="ce1">
            <text:p>-5,81</text:p>
          </table:table-cell>
          <table:table-cell office:value-type="float" office:value="26.81" table:style-name="ce1">
            <text:p>26,8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3.2695650000000001" table:style-name="ce1">
            <text:p>3,269565</text:p>
          </table:table-cell>
          <table:table-cell office:value-type="float" office:value="28.8" table:style-name="ce1">
            <text:p>28,8</text:p>
          </table:table-cell>
          <table:table-cell office:value-type="float" office:value="1661175607685" table:style-name="ce2">
            <text:p>1661175607685</text:p>
          </table:table-cell>
          <table:table-cell office:value-type="date" office:date-value="2022-08-22T13:40:07" table:formula="of:=[.J484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6359999999999998E-2" table:style-name="ce1">
            <text:p>0,04636</text:p>
          </table:table-cell>
          <table:table-cell office:value-type="float" office:value="-1.3176E-2" table:style-name="ce1">
            <text:p>-0,013176</text:p>
          </table:table-cell>
          <table:table-cell office:value-type="float" office:value="1.013088" table:style-name="ce1">
            <text:p>1,013088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6.23" table:style-name="ce1">
            <text:p>-6,23</text:p>
          </table:table-cell>
          <table:table-cell office:value-type="float" office:value="25.34" table:style-name="ce1">
            <text:p>25,3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27.89565" table:style-name="ce1">
            <text:p>27,89565</text:p>
          </table:table-cell>
          <table:table-cell office:value-type="float" office:value="1661175607744" table:style-name="ce2">
            <text:p>1661175607744</text:p>
          </table:table-cell>
          <table:table-cell office:value-type="date" office:date-value="2022-08-22T13:40:07" table:formula="of:=[.J485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-1.9032E-2" table:style-name="ce1">
            <text:p>-0,019032</text:p>
          </table:table-cell>
          <table:table-cell office:value-type="float" office:value="0.975024" table:style-name="ce1">
            <text:p>0,975024</text:p>
          </table:table-cell>
          <table:table-cell office:value-type="float" office:value="-0.42" table:style-name="ce1">
            <text:p>-0,42</text:p>
          </table:table-cell>
          <table:table-cell office:value-type="float" office:value="-5.18" table:style-name="ce1">
            <text:p>-5,18</text:p>
          </table:table-cell>
          <table:table-cell office:value-type="float" office:value="26.81" table:style-name="ce1">
            <text:p>26,8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321739" table:style-name="ce1">
            <text:p>1,321739</text:p>
          </table:table-cell>
          <table:table-cell office:value-type="float" office:value="26.64348" table:style-name="ce1">
            <text:p>26,64348</text:p>
          </table:table-cell>
          <table:table-cell office:value-type="float" office:value="1661175607833" table:style-name="ce2">
            <text:p>1661175607833</text:p>
          </table:table-cell>
          <table:table-cell office:value-type="date" office:date-value="2022-08-22T13:40:07" table:formula="of:=[.J486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6359999999999998E-2" table:style-name="ce1">
            <text:p>0,04636</text:p>
          </table:table-cell>
          <table:table-cell office:value-type="float" office:value="6.5879999999999994E-2" table:style-name="ce1">
            <text:p>0,06588</text:p>
          </table:table-cell>
          <table:table-cell office:value-type="float" office:value="1.030656" table:style-name="ce1">
            <text:p>1,030656</text:p>
          </table:table-cell>
          <table:table-cell office:value-type="float" office:value="-1.26" table:style-name="ce1">
            <text:p>-1,26</text:p>
          </table:table-cell>
          <table:table-cell office:value-type="float" office:value="-3.57" table:style-name="ce1">
            <text:p>-3,57</text:p>
          </table:table-cell>
          <table:table-cell office:value-type="float" office:value="25.62" table:style-name="ce1">
            <text:p>25,62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26.782609999999998" table:style-name="ce1">
            <text:p>26,78261</text:p>
          </table:table-cell>
          <table:table-cell office:value-type="float" office:value="1661175607890" table:style-name="ce2">
            <text:p>1661175607890</text:p>
          </table:table-cell>
          <table:table-cell office:value-type="date" office:date-value="2022-08-22T13:40:07" table:formula="of:=[.J487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2215999999999999E-2" table:style-name="ce1">
            <text:p>0,052216</text:p>
          </table:table-cell>
          <table:table-cell office:value-type="float" office:value="-1.9032E-2" table:style-name="ce1">
            <text:p>-0,019032</text:p>
          </table:table-cell>
          <table:table-cell office:value-type="float" office:value="0.84814400000000001" table:style-name="ce1">
            <text:p>0,848144</text:p>
          </table:table-cell>
          <table:table-cell office:value-type="float" office:value="-1.05" table:style-name="ce1">
            <text:p>-1,05</text:p>
          </table:table-cell>
          <table:table-cell office:value-type="float" office:value="-3.29" table:style-name="ce1">
            <text:p>-3,29</text:p>
          </table:table-cell>
          <table:table-cell office:value-type="float" office:value="26.11" table:style-name="ce1">
            <text:p>26,11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28.730429999999998" table:style-name="ce1">
            <text:p>28,73043</text:p>
          </table:table-cell>
          <table:table-cell office:value-type="float" office:value="1661175607949" table:style-name="ce2">
            <text:p>1661175607949</text:p>
          </table:table-cell>
          <table:table-cell office:value-type="date" office:date-value="2022-08-22T13:40:07" table:formula="of:=[.J488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7.8079999999999997E-2" table:style-name="ce1">
            <text:p>0,07808</text:p>
          </table:table-cell>
          <table:table-cell office:value-type="float" office:value="1.282464" table:style-name="ce1">
            <text:p>1,282464</text:p>
          </table:table-cell>
          <table:table-cell office:value-type="float" office:value="4.55" table:style-name="ce1">
            <text:p>4,55</text:p>
          </table:table-cell>
          <table:table-cell office:value-type="float" office:value="-4.34" table:style-name="ce1">
            <text:p>-4,34</text:p>
          </table:table-cell>
          <table:table-cell office:value-type="float" office:value="27.72" table:style-name="ce1">
            <text:p>27,72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30.121739999999999" table:style-name="ce1">
            <text:p>30,12174</text:p>
          </table:table-cell>
          <table:table-cell office:value-type="float" office:value="1661175608007" table:style-name="ce2">
            <text:p>1661175608007</text:p>
          </table:table-cell>
          <table:table-cell office:value-type="date" office:date-value="2022-08-22T13:40:08" table:formula="of:=[.J489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8079999999999998E-3" table:style-name="ce1">
            <text:p>0,007808</text:p>
          </table:table-cell>
          <table:table-cell office:value-type="float" office:value="-6.8320000000000004E-3" table:style-name="ce1">
            <text:p>-0,006832</text:p>
          </table:table-cell>
          <table:table-cell office:value-type="float" office:value="0.82032799999999995" table:style-name="ce1">
            <text:p>0,820328</text:p>
          </table:table-cell>
          <table:table-cell office:value-type="float" office:value="-0.77" table:style-name="ce1">
            <text:p>-0,77</text:p>
          </table:table-cell>
          <table:table-cell office:value-type="float" office:value="-7.63" table:style-name="ce1">
            <text:p>-7,63</text:p>
          </table:table-cell>
          <table:table-cell office:value-type="float" office:value="24.85" table:style-name="ce1">
            <text:p>24,8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29.704350000000002" table:style-name="ce1">
            <text:p>29,70435</text:p>
          </table:table-cell>
          <table:table-cell office:value-type="float" office:value="1661175608095" table:style-name="ce2">
            <text:p>1661175608095</text:p>
          </table:table-cell>
          <table:table-cell office:value-type="date" office:date-value="2022-08-22T13:40:08" table:formula="of:=[.J490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8792000000000002E-2" table:style-name="ce1">
            <text:p>0,028792</text:p>
          </table:table-cell>
          <table:table-cell office:value-type="float" office:value="8.9303999999999994E-2" table:style-name="ce1">
            <text:p>0,089304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-1.82" table:style-name="ce1">
            <text:p>-1,82</text:p>
          </table:table-cell>
          <table:table-cell office:value-type="float" office:value="-7.49" table:style-name="ce1">
            <text:p>-7,49</text:p>
          </table:table-cell>
          <table:table-cell office:value-type="float" office:value="27.23" table:style-name="ce1">
            <text:p>27,23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27.339130000000001" table:style-name="ce1">
            <text:p>27,33913</text:p>
          </table:table-cell>
          <table:table-cell office:value-type="float" office:value="1661175608153" table:style-name="ce2">
            <text:p>1661175608153</text:p>
          </table:table-cell>
          <table:table-cell office:value-type="date" office:date-value="2022-08-22T13:40:08" table:formula="of:=[.J491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5136000000000001E-2" table:style-name="ce1">
            <text:p>0,035136</text:p>
          </table:table-cell>
          <table:table-cell office:value-type="float" office:value="7.3688000000000003E-2" table:style-name="ce1">
            <text:p>0,073688</text:p>
          </table:table-cell>
          <table:table-cell office:value-type="float" office:value="0.89352799999999999" table:style-name="ce1">
            <text:p>0,893528</text:p>
          </table:table-cell>
          <table:table-cell office:value-type="float" office:value="1.05" table:style-name="ce1">
            <text:p>1,05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25.2" table:style-name="ce1">
            <text:p>25,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7.478259999999999" table:style-name="ce1">
            <text:p>27,47826</text:p>
          </table:table-cell>
          <table:table-cell office:value-type="float" office:value="1661175608211" table:style-name="ce2">
            <text:p>1661175608211</text:p>
          </table:table-cell>
          <table:table-cell office:value-type="date" office:date-value="2022-08-22T13:40:08" table:formula="of:=[.J492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7832000000000003E-2" table:style-name="ce1">
            <text:p>0,067832</text:p>
          </table:table-cell>
          <table:table-cell office:value-type="float" office:value="0.11565599999999999" table:style-name="ce1">
            <text:p>0,115656</text:p>
          </table:table-cell>
          <table:table-cell office:value-type="float" office:value="0.97111999999999998" table:style-name="ce1">
            <text:p>0,97112</text:p>
          </table:table-cell>
          <table:table-cell office:value-type="float" office:value="-3.57" table:style-name="ce1">
            <text:p>-3,5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7.93" table:style-name="ce1">
            <text:p>27,93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7.756519999999998" table:style-name="ce1">
            <text:p>27,75652</text:p>
          </table:table-cell>
          <table:table-cell office:value-type="float" office:value="1661175608269" table:style-name="ce2">
            <text:p>1661175608269</text:p>
          </table:table-cell>
          <table:table-cell office:value-type="date" office:date-value="2022-08-22T13:40:08" table:formula="of:=[.J493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3.5136000000000001E-2" table:style-name="ce1">
            <text:p>0,035136</text:p>
          </table:table-cell>
          <table:table-cell office:value-type="float" office:value="0.83155199999999996" table:style-name="ce1">
            <text:p>0,831552</text:p>
          </table:table-cell>
          <table:table-cell office:value-type="float" office:value="1.05" table:style-name="ce1">
            <text:p>1,05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27.3" table:style-name="ce1">
            <text:p>27,3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31.165220000000001" table:style-name="ce1">
            <text:p>31,16522</text:p>
          </table:table-cell>
          <table:table-cell office:value-type="float" office:value="1661175608357" table:style-name="ce2">
            <text:p>1661175608357</text:p>
          </table:table-cell>
          <table:table-cell office:value-type="date" office:date-value="2022-08-22T13:40:08" table:formula="of:=[.J494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0264000000000003E-2" table:style-name="ce1">
            <text:p>0,050264</text:p>
          </table:table-cell>
          <table:table-cell office:value-type="float" office:value="3.8064000000000001E-2" table:style-name="ce1">
            <text:p>0,038064</text:p>
          </table:table-cell>
          <table:table-cell office:value-type="float" office:value="1.116544" table:style-name="ce1">
            <text:p>1,11654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24.78" table:style-name="ce1">
            <text:p>24,78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24.834779999999999" table:style-name="ce1">
            <text:p>24,83478</text:p>
          </table:table-cell>
          <table:table-cell office:value-type="float" office:value="1661175608415" table:style-name="ce2">
            <text:p>1661175608415</text:p>
          </table:table-cell>
          <table:table-cell office:value-type="date" office:date-value="2022-08-22T13:40:08" table:formula="of:=[.J495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0248E-2" table:style-name="ce1">
            <text:p>-0,010248</text:p>
          </table:table-cell>
          <table:table-cell office:value-type="float" office:value="9.4184000000000004E-2" table:style-name="ce1">
            <text:p>0,094184</text:p>
          </table:table-cell>
          <table:table-cell office:value-type="float" office:value="1.0262640000000001" table:style-name="ce1">
            <text:p>1,02626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6.16" table:style-name="ce1">
            <text:p>-6,16</text:p>
          </table:table-cell>
          <table:table-cell office:value-type="float" office:value="28.77" table:style-name="ce1">
            <text:p>28,77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3.0608689999999998" table:style-name="ce1">
            <text:p>3,060869</text:p>
          </table:table-cell>
          <table:table-cell office:value-type="float" office:value="30.469560000000001" table:style-name="ce1">
            <text:p>30,46956</text:p>
          </table:table-cell>
          <table:table-cell office:value-type="float" office:value="1661175608474" table:style-name="ce2">
            <text:p>1661175608474</text:p>
          </table:table-cell>
          <table:table-cell office:value-type="date" office:date-value="2022-08-22T13:40:08" table:formula="of:=[.J496]/86400000+DATE(1970;1;1)" table:style-name="ce3">
            <text:p>2022-08-22 13:40:08:408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6352E-2" table:style-name="ce1">
            <text:p>-0,026352</text:p>
          </table:table-cell>
          <table:table-cell office:value-type="float" office:value="7.7591999999999994E-2" table:style-name="ce1">
            <text:p>0,077592</text:p>
          </table:table-cell>
          <table:table-cell office:value-type="float" office:value="1.0706720000000001" table:style-name="ce1">
            <text:p>1,070672</text:p>
          </table:table-cell>
          <table:table-cell office:value-type="float" office:value="3.08" table:style-name="ce1">
            <text:p>3,08</text:p>
          </table:table-cell>
          <table:table-cell office:value-type="float" office:value="-3.64" table:style-name="ce1">
            <text:p>-3,64</text:p>
          </table:table-cell>
          <table:table-cell office:value-type="float" office:value="25.9" table:style-name="ce1">
            <text:p>25,9</text:p>
          </table:table-cell>
          <table:table-cell office:value-type="float" office:value="1.6" table:style-name="ce1">
            <text:p>1,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30.74783" table:style-name="ce1">
            <text:p>30,74783</text:p>
          </table:table-cell>
          <table:table-cell office:value-type="float" office:value="1661175608531" table:style-name="ce2">
            <text:p>1661175608531</text:p>
          </table:table-cell>
          <table:table-cell office:value-type="date" office:date-value="2022-08-22T13:40:08" table:formula="of:=[.J497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2231999999999995E-2" table:style-name="ce1">
            <text:p>0,092232</text:p>
          </table:table-cell>
          <table:table-cell office:value-type="float" office:value="-9.3207999999999999E-2" table:style-name="ce1">
            <text:p>-0,093208</text:p>
          </table:table-cell>
          <table:table-cell office:value-type="float" office:value="0.91402399999999995" table:style-name="ce1">
            <text:p>0,914024</text:p>
          </table:table-cell>
          <table:table-cell office:value-type="float" office:value="1.4" table:style-name="ce1">
            <text:p>1,4</text:p>
          </table:table-cell>
          <table:table-cell office:value-type="float" office:value="-7.21" table:style-name="ce1">
            <text:p>-7,21</text:p>
          </table:table-cell>
          <table:table-cell office:value-type="float" office:value="24.71" table:style-name="ce1">
            <text:p>24,7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28.173909999999999" table:style-name="ce1">
            <text:p>28,17391</text:p>
          </table:table-cell>
          <table:table-cell office:value-type="float" office:value="1661175608620" table:style-name="ce2">
            <text:p>1661175608620</text:p>
          </table:table-cell>
          <table:table-cell office:value-type="date" office:date-value="2022-08-22T13:40:08" table:formula="of:=[.J498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07848" table:style-name="ce1">
            <text:p>0,107848</text:p>
          </table:table-cell>
          <table:table-cell office:value-type="float" office:value="5.0264000000000003E-2" table:style-name="ce1">
            <text:p>0,050264</text:p>
          </table:table-cell>
          <table:table-cell office:value-type="float" office:value="0.95208800000000005" table:style-name="ce1">
            <text:p>0,952088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28" table:style-name="ce1">
            <text:p>28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24.27826" table:style-name="ce1">
            <text:p>24,27826</text:p>
          </table:table-cell>
          <table:table-cell office:value-type="float" office:value="1661175608678" table:style-name="ce2">
            <text:p>1661175608678</text:p>
          </table:table-cell>
          <table:table-cell office:value-type="date" office:date-value="2022-08-22T13:40:08" table:formula="of:=[.J499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-9.5159999999999995E-2" table:style-name="ce1">
            <text:p>-0,09516</text:p>
          </table:table-cell>
          <table:table-cell office:value-type="float" office:value="7.6616000000000004E-2" table:style-name="ce1">
            <text:p>0,076616</text:p>
          </table:table-cell>
          <table:table-cell office:value-type="float" office:value="0.91988000000000003" table:style-name="ce1">
            <text:p>0,91988</text:p>
          </table:table-cell>
          <table:table-cell office:value-type="float" office:value="1.47" table:style-name="ce1">
            <text:p>1,47</text:p>
          </table:table-cell>
          <table:table-cell office:value-type="float" office:value="-6.65" table:style-name="ce1">
            <text:p>-6,65</text:p>
          </table:table-cell>
          <table:table-cell office:value-type="float" office:value="25.55" table:style-name="ce1">
            <text:p>25,55</text:p>
          </table:table-cell>
          <table:table-cell office:value-type="float" office:value="0" table:style-name="ce1">
            <text:p>0</text:p>
          </table:table-cell>
          <table:table-cell office:value-type="float" office:value="2.7130429999999999" table:style-name="ce1">
            <text:p>2,713043</text:p>
          </table:table-cell>
          <table:table-cell office:value-type="float" office:value="26.92174" table:style-name="ce1">
            <text:p>26,92174</text:p>
          </table:table-cell>
          <table:table-cell office:value-type="float" office:value="1661175608736" table:style-name="ce2">
            <text:p>1661175608736</text:p>
          </table:table-cell>
          <table:table-cell office:value-type="date" office:date-value="2022-08-22T13:40:08" table:formula="of:=[.J500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3200000000000001E-3" table:style-name="ce1">
            <text:p>-0,00732</text:p>
          </table:table-cell>
          <table:table-cell office:value-type="float" office:value="-1.6591999999999999E-2" table:style-name="ce1">
            <text:p>-0,016592</text:p>
          </table:table-cell>
          <table:table-cell office:value-type="float" office:value="1.025288" table:style-name="ce1">
            <text:p>1,025288</text:p>
          </table:table-cell>
          <table:table-cell office:value-type="float" office:value="2.1" table:style-name="ce1">
            <text:p>2,1</text:p>
          </table:table-cell>
          <table:table-cell office:value-type="float" office:value="-5.95" table:style-name="ce1">
            <text:p>-5,95</text:p>
          </table:table-cell>
          <table:table-cell office:value-type="float" office:value="27.58" table:style-name="ce1">
            <text:p>27,58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31.373909999999999" table:style-name="ce1">
            <text:p>31,37391</text:p>
          </table:table-cell>
          <table:table-cell office:value-type="float" office:value="1661175608794" table:style-name="ce2">
            <text:p>1661175608794</text:p>
          </table:table-cell>
          <table:table-cell office:value-type="date" office:date-value="2022-08-22T13:40:08" table:formula="of:=[.J501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8079999999999997E-2" table:style-name="ce1">
            <text:p>0,07808</text:p>
          </table:table-cell>
          <table:table-cell office:value-type="float" office:value="-3.7088000000000003E-2" table:style-name="ce1">
            <text:p>-0,037088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-1.54" table:style-name="ce1">
            <text:p>-1,54</text:p>
          </table:table-cell>
          <table:table-cell office:value-type="float" office:value="-2.38" table:style-name="ce1">
            <text:p>-2,38</text:p>
          </table:table-cell>
          <table:table-cell office:value-type="float" office:value="25.62" table:style-name="ce1">
            <text:p>25,62</text:p>
          </table:table-cell>
          <table:table-cell office:value-type="float" office:value="1.182609" table:style-name="ce1">
            <text:p>1,182609</text:p>
          </table:table-cell>
          <table:table-cell office:value-type="float" office:value="1.321739" table:style-name="ce1">
            <text:p>1,321739</text:p>
          </table:table-cell>
          <table:table-cell office:value-type="float" office:value="29.35652" table:style-name="ce1">
            <text:p>29,35652</text:p>
          </table:table-cell>
          <table:table-cell office:value-type="float" office:value="1661175608882" table:style-name="ce2">
            <text:p>1661175608882</text:p>
          </table:table-cell>
          <table:table-cell office:value-type="date" office:date-value="2022-08-22T13:40:08" table:formula="of:=[.J502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9552000000000002E-2" table:style-name="ce1">
            <text:p>0,099552</text:p>
          </table:table-cell>
          <table:table-cell office:value-type="float" office:value="-6.5879999999999994E-2" table:style-name="ce1">
            <text:p>-0,06588</text:p>
          </table:table-cell>
          <table:table-cell office:value-type="float" office:value="1.0189440000000001" table:style-name="ce1">
            <text:p>1,018944</text:p>
          </table:table-cell>
          <table:table-cell office:value-type="float" office:value="1.05" table:style-name="ce1">
            <text:p>1,05</text:p>
          </table:table-cell>
          <table:table-cell office:value-type="float" office:value="-1.96" table:style-name="ce1">
            <text:p>-1,96</text:p>
          </table:table-cell>
          <table:table-cell office:value-type="float" office:value="25.27" table:style-name="ce1">
            <text:p>25,27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28.243480000000002" table:style-name="ce1">
            <text:p>28,24348</text:p>
          </table:table-cell>
          <table:table-cell office:value-type="float" office:value="1661175608941" table:style-name="ce2">
            <text:p>1661175608941</text:p>
          </table:table-cell>
          <table:table-cell office:value-type="date" office:date-value="2022-08-22T13:40:08" table:formula="of:=[.J503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8799999999999999E-4" table:style-name="ce1">
            <text:p>0,000488</text:p>
          </table:table-cell>
          <table:table-cell office:value-type="float" office:value="3.0256000000000002E-2" table:style-name="ce1">
            <text:p>0,030256</text:p>
          </table:table-cell>
          <table:table-cell office:value-type="float" office:value="0.97795200000000004" table:style-name="ce1">
            <text:p>0,977952</text:p>
          </table:table-cell>
          <table:table-cell office:value-type="float" office:value="-2.66" table:style-name="ce1">
            <text:p>-2,6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27.09" table:style-name="ce1">
            <text:p>27,09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26.086960000000001" table:style-name="ce1">
            <text:p>26,08696</text:p>
          </table:table-cell>
          <table:table-cell office:value-type="float" office:value="1661175608998" table:style-name="ce2">
            <text:p>1661175608998</text:p>
          </table:table-cell>
          <table:table-cell office:value-type="date" office:date-value="2022-08-22T13:40:08" table:formula="of:=[.J504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9776000000000001E-2" table:style-name="ce1">
            <text:p>-0,049776</text:p>
          </table:table-cell>
          <table:table-cell office:value-type="float" office:value="4.9776000000000001E-2" table:style-name="ce1">
            <text:p>0,049776</text:p>
          </table:table-cell>
          <table:table-cell office:value-type="float" office:value="0.91158399999999995" table:style-name="ce1">
            <text:p>0,911584</text:p>
          </table:table-cell>
          <table:table-cell office:value-type="float" office:value="-2.73" table:style-name="ce1">
            <text:p>-2,73</text:p>
          </table:table-cell>
          <table:table-cell office:value-type="float" office:value="-7.98" table:style-name="ce1">
            <text:p>-7,98</text:p>
          </table:table-cell>
          <table:table-cell office:value-type="float" office:value="27.16" table:style-name="ce1">
            <text:p>27,16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31.51304" table:style-name="ce1">
            <text:p>31,51304</text:p>
          </table:table-cell>
          <table:table-cell office:value-type="float" office:value="1661175609056" table:style-name="ce2">
            <text:p>1661175609056</text:p>
          </table:table-cell>
          <table:table-cell office:value-type="date" office:date-value="2022-08-22T13:40:09" table:formula="of:=[.J505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4160000000000002E-3" table:style-name="ce1">
            <text:p>-0,003416</text:p>
          </table:table-cell>
          <table:table-cell office:value-type="float" office:value="0.16738400000000001" table:style-name="ce1">
            <text:p>0,167384</text:p>
          </table:table-cell>
          <table:table-cell office:value-type="float" office:value="0.95745599999999997" table:style-name="ce1">
            <text:p>0,957456</text:p>
          </table:table-cell>
          <table:table-cell office:value-type="float" office:value="-3.22" table:style-name="ce1">
            <text:p>-3,22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28.14" table:style-name="ce1">
            <text:p>28,14</text:p>
          </table:table-cell>
          <table:table-cell office:value-type="float" office:value="0" table:style-name="ce1">
            <text:p>0</text:p>
          </table:table-cell>
          <table:table-cell office:value-type="float" office:value="4.7304349999999999" table:style-name="ce1">
            <text:p>4,730435</text:p>
          </table:table-cell>
          <table:table-cell office:value-type="float" office:value="27.4087" table:style-name="ce1">
            <text:p>27,4087</text:p>
          </table:table-cell>
          <table:table-cell office:value-type="float" office:value="1661175609145" table:style-name="ce2">
            <text:p>1661175609145</text:p>
          </table:table-cell>
          <table:table-cell office:value-type="date" office:date-value="2022-08-22T13:40:09" table:formula="of:=[.J506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-5.0264000000000003E-2" table:style-name="ce1">
            <text:p>-0,050264</text:p>
          </table:table-cell>
          <table:table-cell office:value-type="float" office:value="-9.6135999999999999E-2" table:style-name="ce1">
            <text:p>-0,096136</text:p>
          </table:table-cell>
          <table:table-cell office:value-type="float" office:value="1.143872" table:style-name="ce1">
            <text:p>1,143872</text:p>
          </table:table-cell>
          <table:table-cell office:value-type="float" office:value="-0.49" table:style-name="ce1">
            <text:p>-0,49</text:p>
          </table:table-cell>
          <table:table-cell office:value-type="float" office:value="-4.41" table:style-name="ce1">
            <text:p>-4,41</text:p>
          </table:table-cell>
          <table:table-cell office:value-type="float" office:value="26.32" table:style-name="ce1">
            <text:p>26,32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.878261" table:style-name="ce1">
            <text:p>1,878261</text:p>
          </table:table-cell>
          <table:table-cell office:value-type="float" office:value="26.15652" table:style-name="ce1">
            <text:p>26,15652</text:p>
          </table:table-cell>
          <table:table-cell office:value-type="float" office:value="1661175609203" table:style-name="ce2">
            <text:p>1661175609203</text:p>
          </table:table-cell>
          <table:table-cell office:value-type="date" office:date-value="2022-08-22T13:40:09" table:formula="of:=[.J507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7.8567999999999999E-2" table:style-name="ce1">
            <text:p>0,078568</text:p>
          </table:table-cell>
          <table:table-cell office:value-type="float" office:value="1.0833600000000001" table:style-name="ce1">
            <text:p>1,08336</text:p>
          </table:table-cell>
          <table:table-cell office:value-type="float" office:value="1.05" table:style-name="ce1">
            <text:p>1,05</text:p>
          </table:table-cell>
          <table:table-cell office:value-type="float" office:value="-5.81" table:style-name="ce1">
            <text:p>-5,81</text:p>
          </table:table-cell>
          <table:table-cell office:value-type="float" office:value="26.39" table:style-name="ce1">
            <text:p>26,39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29.982610000000001" table:style-name="ce1">
            <text:p>29,98261</text:p>
          </table:table-cell>
          <table:table-cell office:value-type="float" office:value="1661175609261" table:style-name="ce2">
            <text:p>1661175609261</text:p>
          </table:table-cell>
          <table:table-cell office:value-type="date" office:date-value="2022-08-22T13:40:09" table:formula="of:=[.J508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7328000000000002E-2" table:style-name="ce1">
            <text:p>-0,027328</text:p>
          </table:table-cell>
          <table:table-cell office:value-type="float" office:value="4.9287999999999998E-2" table:style-name="ce1">
            <text:p>0,049288</text:p>
          </table:table-cell>
          <table:table-cell office:value-type="float" office:value="0.77347999999999995" table:style-name="ce1">
            <text:p>0,77348</text:p>
          </table:table-cell>
          <table:table-cell office:value-type="float" office:value="-0.49" table:style-name="ce1">
            <text:p>-0,49</text:p>
          </table:table-cell>
          <table:table-cell office:value-type="float" office:value="-2.94" table:style-name="ce1">
            <text:p>-2,94</text:p>
          </table:table-cell>
          <table:table-cell office:value-type="float" office:value="25.48" table:style-name="ce1">
            <text:p>25,48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5.739129999999999" table:style-name="ce1">
            <text:p>25,73913</text:p>
          </table:table-cell>
          <table:table-cell office:value-type="float" office:value="1661175609319" table:style-name="ce2">
            <text:p>1661175609319</text:p>
          </table:table-cell>
          <table:table-cell office:value-type="date" office:date-value="2022-08-22T13:40:09" table:formula="of:=[.J509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8544000000000001E-2" table:style-name="ce1">
            <text:p>-0,018544</text:p>
          </table:table-cell>
          <table:table-cell office:value-type="float" office:value="0.122488" table:style-name="ce1">
            <text:p>0,122488</text:p>
          </table:table-cell>
          <table:table-cell office:value-type="float" office:value="1.025288" table:style-name="ce1">
            <text:p>1,025288</text:p>
          </table:table-cell>
          <table:table-cell office:value-type="float" office:value="-1.4" table:style-name="ce1">
            <text:p>-1,4</text:p>
          </table:table-cell>
          <table:table-cell office:value-type="float" office:value="-3.36" table:style-name="ce1">
            <text:p>-3,36</text:p>
          </table:table-cell>
          <table:table-cell office:value-type="float" office:value="27.23" table:style-name="ce1">
            <text:p>27,23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28.10435" table:style-name="ce1">
            <text:p>28,10435</text:p>
          </table:table-cell>
          <table:table-cell office:value-type="float" office:value="1661175609408" table:style-name="ce2">
            <text:p>1661175609408</text:p>
          </table:table-cell>
          <table:table-cell office:value-type="date" office:date-value="2022-08-22T13:40:09" table:formula="of:=[.J510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0760000000000003E-2" table:style-name="ce1">
            <text:p>0,0707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1297200000000001" table:style-name="ce1">
            <text:p>1,12972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-3.64" table:style-name="ce1">
            <text:p>-3,64</text:p>
          </table:table-cell>
          <table:table-cell office:value-type="float" office:value="24.92" table:style-name="ce1">
            <text:p>24,92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8.313040000000001" table:style-name="ce1">
            <text:p>28,31304</text:p>
          </table:table-cell>
          <table:table-cell office:value-type="float" office:value="1661175609465" table:style-name="ce2">
            <text:p>1661175609465</text:p>
          </table:table-cell>
          <table:table-cell office:value-type="date" office:date-value="2022-08-22T13:40:09" table:formula="of:=[.J511]/86400000+DATE(1970;1;1)" table:style-name="ce3">
            <text:p>2022-08-22 13:40:09:409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0519999999999994E-2" table:style-name="ce1">
            <text:p>0,08052</text:p>
          </table:table-cell>
          <table:table-cell office:value-type="float" office:value="-3.4647999999999998E-2" table:style-name="ce1">
            <text:p>-0,034648</text:p>
          </table:table-cell>
          <table:table-cell office:value-type="float" office:value="1.032608" table:style-name="ce1">
            <text:p>1,032608</text:p>
          </table:table-cell>
          <table:table-cell office:value-type="float" office:value="-3.99" table:style-name="ce1">
            <text:p>-3,99</text:p>
          </table:table-cell>
          <table:table-cell office:value-type="float" office:value="-4.2" table:style-name="ce1">
            <text:p>-4,2</text:p>
          </table:table-cell>
          <table:table-cell office:value-type="float" office:value="24.85" table:style-name="ce1">
            <text:p>24,85</text:p>
          </table:table-cell>
          <table:table-cell office:value-type="float" office:value="0.13913" table:style-name="ce1">
            <text:p>0,13913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27.547830000000001" table:style-name="ce1">
            <text:p>27,54783</text:p>
          </table:table-cell>
          <table:table-cell office:value-type="float" office:value="1661175609523" table:style-name="ce2">
            <text:p>1661175609523</text:p>
          </table:table-cell>
          <table:table-cell office:value-type="date" office:date-value="2022-08-22T13:40:09" table:formula="of:=[.J512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952E-3" table:style-name="ce1">
            <text:p>-0,001952</text:p>
          </table:table-cell>
          <table:table-cell office:value-type="float" office:value="4.1967999999999998E-2" table:style-name="ce1">
            <text:p>0,041968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1.47" table:style-name="ce1">
            <text:p>1,47</text:p>
          </table:table-cell>
          <table:table-cell office:value-type="float" office:value="-3.36" table:style-name="ce1">
            <text:p>-3,36</text:p>
          </table:table-cell>
          <table:table-cell office:value-type="float" office:value="26.04" table:style-name="ce1">
            <text:p>26,0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26.504349999999999" table:style-name="ce1">
            <text:p>26,50435</text:p>
          </table:table-cell>
          <table:table-cell office:value-type="float" office:value="1661175609582" table:style-name="ce2">
            <text:p>1661175609582</text:p>
          </table:table-cell>
          <table:table-cell office:value-type="date" office:date-value="2022-08-22T13:40:09" table:formula="of:=[.J513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4160000000000002E-3" table:style-name="ce1">
            <text:p>0,003416</text:p>
          </table:table-cell>
          <table:table-cell office:value-type="float" office:value="-2.5375999999999999E-2" table:style-name="ce1">
            <text:p>-0,025376</text:p>
          </table:table-cell>
          <table:table-cell office:value-type="float" office:value="0.86229599999999995" table:style-name="ce1">
            <text:p>0,862296</text:p>
          </table:table-cell>
          <table:table-cell office:value-type="float" office:value="-0.7" table:style-name="ce1">
            <text:p>-0,7</text:p>
          </table:table-cell>
          <table:table-cell office:value-type="float" office:value="-4.55" table:style-name="ce1">
            <text:p>-4,55</text:p>
          </table:table-cell>
          <table:table-cell office:value-type="float" office:value="27.79" table:style-name="ce1">
            <text:p>27,79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8.313040000000001" table:style-name="ce1">
            <text:p>28,31304</text:p>
          </table:table-cell>
          <table:table-cell office:value-type="float" office:value="1661175609670" table:style-name="ce2">
            <text:p>1661175609670</text:p>
          </table:table-cell>
          <table:table-cell office:value-type="date" office:date-value="2022-08-22T13:40:09" table:formula="of:=[.J514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8320000000000004E-3" table:style-name="ce1">
            <text:p>0,006832</text:p>
          </table:table-cell>
          <table:table-cell office:value-type="float" office:value="4.1967999999999998E-2" table:style-name="ce1">
            <text:p>0,041968</text:p>
          </table:table-cell>
          <table:table-cell office:value-type="float" office:value="1.094584" table:style-name="ce1">
            <text:p>1,094584</text:p>
          </table:table-cell>
          <table:table-cell office:value-type="float" office:value="-0.84" table:style-name="ce1">
            <text:p>-0,84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26.32" table:style-name="ce1">
            <text:p>26,32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8.660869999999999" table:style-name="ce1">
            <text:p>28,66087</text:p>
          </table:table-cell>
          <table:table-cell office:value-type="float" office:value="1661175609728" table:style-name="ce2">
            <text:p>1661175609728</text:p>
          </table:table-cell>
          <table:table-cell office:value-type="date" office:date-value="2022-08-22T13:40:09" table:formula="of:=[.J515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-2.6352E-2" table:style-name="ce1">
            <text:p>-0,026352</text:p>
          </table:table-cell>
          <table:table-cell office:value-type="float" office:value="0.91109600000000002" table:style-name="ce1">
            <text:p>0,911096</text:p>
          </table:table-cell>
          <table:table-cell office:value-type="float" office:value="0.84" table:style-name="ce1">
            <text:p>0,84</text:p>
          </table:table-cell>
          <table:table-cell office:value-type="float" office:value="-3.57" table:style-name="ce1">
            <text:p>-3,57</text:p>
          </table:table-cell>
          <table:table-cell office:value-type="float" office:value="26.25" table:style-name="ce1">
            <text:p>26,2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27.547830000000001" table:style-name="ce1">
            <text:p>27,54783</text:p>
          </table:table-cell>
          <table:table-cell office:value-type="float" office:value="1661175609787" table:style-name="ce2">
            <text:p>1661175609787</text:p>
          </table:table-cell>
          <table:table-cell office:value-type="date" office:date-value="2022-08-22T13:40:09" table:formula="of:=[.J516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0744E-2" table:style-name="ce1">
            <text:p>0,030744</text:p>
          </table:table-cell>
          <table:table-cell office:value-type="float" office:value="2.3911999999999999E-2" table:style-name="ce1">
            <text:p>0,023912</text:p>
          </table:table-cell>
          <table:table-cell office:value-type="float" office:value="0.975024" table:style-name="ce1">
            <text:p>0,975024</text:p>
          </table:table-cell>
          <table:table-cell office:value-type="float" office:value="0.7" table:style-name="ce1">
            <text:p>0,7</text:p>
          </table:table-cell>
          <table:table-cell office:value-type="float" office:value="-4.13" table:style-name="ce1">
            <text:p>-4,13</text:p>
          </table:table-cell>
          <table:table-cell office:value-type="float" office:value="25.27" table:style-name="ce1">
            <text:p>25,2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8086960000000001" table:style-name="ce1">
            <text:p>1,808696</text:p>
          </table:table-cell>
          <table:table-cell office:value-type="float" office:value="29.217390000000002" table:style-name="ce1">
            <text:p>29,21739</text:p>
          </table:table-cell>
          <table:table-cell office:value-type="float" office:value="1661175609844" table:style-name="ce2">
            <text:p>1661175609844</text:p>
          </table:table-cell>
          <table:table-cell office:value-type="date" office:date-value="2022-08-22T13:40:09" table:formula="of:=[.J517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3920000000000001E-3" table:style-name="ce1">
            <text:p>0,004392</text:p>
          </table:table-cell>
          <table:table-cell office:value-type="float" office:value="2.8792000000000002E-2" table:style-name="ce1">
            <text:p>0,028792</text:p>
          </table:table-cell>
          <table:table-cell office:value-type="float" office:value="0.93988799999999995" table:style-name="ce1">
            <text:p>0,939888</text:p>
          </table:table-cell>
          <table:table-cell office:value-type="float" office:value="-1.4" table:style-name="ce1">
            <text:p>-1,4</text:p>
          </table:table-cell>
          <table:table-cell office:value-type="float" office:value="-4.97" table:style-name="ce1">
            <text:p>-4,97</text:p>
          </table:table-cell>
          <table:table-cell office:value-type="float" office:value="26.67" table:style-name="ce1">
            <text:p>26,67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30.4" table:style-name="ce1">
            <text:p>30,4</text:p>
          </table:table-cell>
          <table:table-cell office:value-type="float" office:value="1661175609932" table:style-name="ce2">
            <text:p>1661175609932</text:p>
          </table:table-cell>
          <table:table-cell office:value-type="date" office:date-value="2022-08-22T13:40:09" table:formula="of:=[.J518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864000000000002E-2" table:style-name="ce1">
            <text:p>0,025864</text:p>
          </table:table-cell>
          <table:table-cell office:value-type="float" office:value="-1.9519999999999999E-2" table:style-name="ce1">
            <text:p>-0,01952</text:p>
          </table:table-cell>
          <table:table-cell office:value-type="float" office:value="1.042856" table:style-name="ce1">
            <text:p>1,042856</text:p>
          </table:table-cell>
          <table:table-cell office:value-type="float" office:value="0.63" table:style-name="ce1">
            <text:p>0,63</text:p>
          </table:table-cell>
          <table:table-cell office:value-type="float" office:value="-5.46" table:style-name="ce1">
            <text:p>-5,46</text:p>
          </table:table-cell>
          <table:table-cell office:value-type="float" office:value="27.16" table:style-name="ce1">
            <text:p>27,1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669565" table:style-name="ce1">
            <text:p>1,669565</text:p>
          </table:table-cell>
          <table:table-cell office:value-type="float" office:value="26.782609999999998" table:style-name="ce1">
            <text:p>26,78261</text:p>
          </table:table-cell>
          <table:table-cell office:value-type="float" office:value="1661175609990" table:style-name="ce2">
            <text:p>1661175609990</text:p>
          </table:table-cell>
          <table:table-cell office:value-type="date" office:date-value="2022-08-22T13:40:09" table:formula="of:=[.J519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2.0496E-2" table:style-name="ce1">
            <text:p>0,020496</text:p>
          </table:table-cell>
          <table:table-cell office:value-type="float" office:value="1.042856" table:style-name="ce1">
            <text:p>1,042856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25.41" table:style-name="ce1">
            <text:p>25,4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2.4347829999999999" table:style-name="ce1">
            <text:p>2,434783</text:p>
          </table:table-cell>
          <table:table-cell office:value-type="float" office:value="26.852170000000001" table:style-name="ce1">
            <text:p>26,85217</text:p>
          </table:table-cell>
          <table:table-cell office:value-type="float" office:value="1661175610049" table:style-name="ce2">
            <text:p>1661175610049</text:p>
          </table:table-cell>
          <table:table-cell office:value-type="date" office:date-value="2022-08-22T13:40:10" table:formula="of:=[.J520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5.3680000000000004E-3" table:style-name="ce1">
            <text:p>-0,005368</text:p>
          </table:table-cell>
          <table:table-cell office:value-type="float" office:value="-8.2959999999999996E-3" table:style-name="ce1">
            <text:p>-0,008296</text:p>
          </table:table-cell>
          <table:table-cell office:value-type="float" office:value="0.95696800000000004" table:style-name="ce1">
            <text:p>0,956968</text:p>
          </table:table-cell>
          <table:table-cell office:value-type="float" office:value="0.7" table:style-name="ce1">
            <text:p>0,7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26.11" table:style-name="ce1">
            <text:p>26,1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29.217390000000002" table:style-name="ce1">
            <text:p>29,21739</text:p>
          </table:table-cell>
          <table:table-cell office:value-type="float" office:value="1661175610106" table:style-name="ce2">
            <text:p>1661175610106</text:p>
          </table:table-cell>
          <table:table-cell office:value-type="date" office:date-value="2022-08-22T13:40:10" table:formula="of:=[.J521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4160000000000002E-3" table:style-name="ce1">
            <text:p>0,003416</text:p>
          </table:table-cell>
          <table:table-cell office:value-type="float" office:value="-2.5375999999999999E-2" table:style-name="ce1">
            <text:p>-0,025376</text:p>
          </table:table-cell>
          <table:table-cell office:value-type="float" office:value="0.979904" table:style-name="ce1">
            <text:p>0,979904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25.62" table:style-name="ce1">
            <text:p>25,62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182609" table:style-name="ce1">
            <text:p>1,182609</text:p>
          </table:table-cell>
          <table:table-cell office:value-type="float" office:value="27.547830000000001" table:style-name="ce1">
            <text:p>27,54783</text:p>
          </table:table-cell>
          <table:table-cell office:value-type="float" office:value="1661175610195" table:style-name="ce2">
            <text:p>1661175610195</text:p>
          </table:table-cell>
          <table:table-cell office:value-type="date" office:date-value="2022-08-22T13:40:10" table:formula="of:=[.J522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5616E-2" table:style-name="ce1">
            <text:p>-0,015616</text:p>
          </table:table-cell>
          <table:table-cell office:value-type="float" office:value="-4.4408000000000003E-2" table:style-name="ce1">
            <text:p>-0,044408</text:p>
          </table:table-cell>
          <table:table-cell office:value-type="float" office:value="0.95940800000000004" table:style-name="ce1">
            <text:p>0,959408</text:p>
          </table:table-cell>
          <table:table-cell office:value-type="float" office:value="1.33" table:style-name="ce1">
            <text:p>1,33</text:p>
          </table:table-cell>
          <table:table-cell office:value-type="float" office:value="-4.55" table:style-name="ce1">
            <text:p>-4,55</text:p>
          </table:table-cell>
          <table:table-cell office:value-type="float" office:value="24.99" table:style-name="ce1">
            <text:p>24,9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27.2" table:style-name="ce1">
            <text:p>27,2</text:p>
          </table:table-cell>
          <table:table-cell office:value-type="float" office:value="1661175610253" table:style-name="ce2">
            <text:p>1661175610253</text:p>
          </table:table-cell>
          <table:table-cell office:value-type="date" office:date-value="2022-08-22T13:40:10" table:formula="of:=[.J523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3.6111999999999998E-2" table:style-name="ce1">
            <text:p>0,036112</text:p>
          </table:table-cell>
          <table:table-cell office:value-type="float" office:value="1.0291920000000001" table:style-name="ce1">
            <text:p>1,029192</text:p>
          </table:table-cell>
          <table:table-cell office:value-type="float" office:value="-1.68" table:style-name="ce1">
            <text:p>-1,68</text:p>
          </table:table-cell>
          <table:table-cell office:value-type="float" office:value="-5.6" table:style-name="ce1">
            <text:p>-5,6</text:p>
          </table:table-cell>
          <table:table-cell office:value-type="float" office:value="28.21" table:style-name="ce1">
            <text:p>28,21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9.35652" table:style-name="ce1">
            <text:p>29,35652</text:p>
          </table:table-cell>
          <table:table-cell office:value-type="float" office:value="1661175610311" table:style-name="ce2">
            <text:p>1661175610311</text:p>
          </table:table-cell>
          <table:table-cell office:value-type="date" office:date-value="2022-08-22T13:40:10" table:formula="of:=[.J524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0.91646399999999995" table:style-name="ce1">
            <text:p>0,916464</text:p>
          </table:table-cell>
          <table:table-cell office:value-type="float" office:value="0.35" table:style-name="ce1">
            <text:p>0,35</text:p>
          </table:table-cell>
          <table:table-cell office:value-type="float" office:value="-4.83" table:style-name="ce1">
            <text:p>-4,83</text:p>
          </table:table-cell>
          <table:table-cell office:value-type="float" office:value="26.25" table:style-name="ce1">
            <text:p>26,25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5.878260000000001" table:style-name="ce1">
            <text:p>25,87826</text:p>
          </table:table-cell>
          <table:table-cell office:value-type="float" office:value="1661175610369" table:style-name="ce2">
            <text:p>1661175610369</text:p>
          </table:table-cell>
          <table:table-cell office:value-type="date" office:date-value="2022-08-22T13:40:10" table:formula="of:=[.J525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3.5136000000000001E-2" table:style-name="ce1">
            <text:p>0,035136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0.35" table:style-name="ce1">
            <text:p>0,35</text:p>
          </table:table-cell>
          <table:table-cell office:value-type="float" office:value="-4.83" table:style-name="ce1">
            <text:p>-4,83</text:p>
          </table:table-cell>
          <table:table-cell office:value-type="float" office:value="26.74" table:style-name="ce1">
            <text:p>26,74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25.808689999999999" table:style-name="ce1">
            <text:p>25,80869</text:p>
          </table:table-cell>
          <table:table-cell office:value-type="float" office:value="1661175610457" table:style-name="ce2">
            <text:p>1661175610457</text:p>
          </table:table-cell>
          <table:table-cell office:value-type="date" office:date-value="2022-08-22T13:40:10" table:formula="of:=[.J526]/86400000+DATE(1970;1;1)" table:style-name="ce3">
            <text:p>2022-08-22 13:40:10:40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8087999999999997" table:style-name="ce1">
            <text:p>0,98088</text:p>
          </table:table-cell>
          <table:table-cell office:value-type="float" office:value="-0.35" table:style-name="ce1">
            <text:p>-0,35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26.32" table:style-name="ce1">
            <text:p>26,32</text:p>
          </table:table-cell>
          <table:table-cell office:value-type="float" office:value="0" table:style-name="ce1">
            <text:p>0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29.704350000000002" table:style-name="ce1">
            <text:p>29,70435</text:p>
          </table:table-cell>
          <table:table-cell office:value-type="float" office:value="1661175610516" table:style-name="ce2">
            <text:p>1661175610516</text:p>
          </table:table-cell>
          <table:table-cell office:value-type="date" office:date-value="2022-08-22T13:40:10" table:formula="of:=[.J527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424E-2" table:style-name="ce1">
            <text:p>0,023424</text:p>
          </table:table-cell>
          <table:table-cell office:value-type="float" office:value="-4.1480000000000003E-2" table:style-name="ce1">
            <text:p>-0,04148</text:p>
          </table:table-cell>
          <table:table-cell office:value-type="float" office:value="1.047248" table:style-name="ce1">
            <text:p>1,047248</text:p>
          </table:table-cell>
          <table:table-cell office:value-type="float" office:value="0.63" table:style-name="ce1">
            <text:p>0,63</text:p>
          </table:table-cell>
          <table:table-cell office:value-type="float" office:value="-5.39" table:style-name="ce1">
            <text:p>-5,39</text:p>
          </table:table-cell>
          <table:table-cell office:value-type="float" office:value="26.67" table:style-name="ce1">
            <text:p>26,6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29.286960000000001" table:style-name="ce1">
            <text:p>29,28696</text:p>
          </table:table-cell>
          <table:table-cell office:value-type="float" office:value="1661175610573" table:style-name="ce2">
            <text:p>1661175610573</text:p>
          </table:table-cell>
          <table:table-cell office:value-type="date" office:date-value="2022-08-22T13:40:10" table:formula="of:=[.J528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375999999999999E-2" table:style-name="ce1">
            <text:p>0,025376</text:p>
          </table:table-cell>
          <table:table-cell office:value-type="float" office:value="2.196E-2" table:style-name="ce1">
            <text:p>0,02196</text:p>
          </table:table-cell>
          <table:table-cell office:value-type="float" office:value="0.93842400000000004" table:style-name="ce1">
            <text:p>0,93842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41" table:style-name="ce1">
            <text:p>-4,41</text:p>
          </table:table-cell>
          <table:table-cell office:value-type="float" office:value="27.44" table:style-name="ce1">
            <text:p>27,44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26.573910000000001" table:style-name="ce1">
            <text:p>26,57391</text:p>
          </table:table-cell>
          <table:table-cell office:value-type="float" office:value="1661175610631" table:style-name="ce2">
            <text:p>1661175610631</text:p>
          </table:table-cell>
          <table:table-cell office:value-type="date" office:date-value="2022-08-22T13:40:10" table:formula="of:=[.J529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9767999999999999E-2" table:style-name="ce1">
            <text:p>0,029768</text:p>
          </table:table-cell>
          <table:table-cell office:value-type="float" office:value="6.1976000000000003E-2" table:style-name="ce1">
            <text:p>0,06197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-0.42" table:style-name="ce1">
            <text:p>-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7.23" table:style-name="ce1">
            <text:p>27,23</text:p>
          </table:table-cell>
          <table:table-cell office:value-type="float" office:value="0" table:style-name="ce1">
            <text:p>0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7.339130000000001" table:style-name="ce1">
            <text:p>27,33913</text:p>
          </table:table-cell>
          <table:table-cell office:value-type="float" office:value="1661175610719" table:style-name="ce2">
            <text:p>1661175610719</text:p>
          </table:table-cell>
          <table:table-cell office:value-type="date" office:date-value="2022-08-22T13:40:10" table:formula="of:=[.J530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5.6607999999999999E-2" table:style-name="ce1">
            <text:p>0,056608</text:p>
          </table:table-cell>
          <table:table-cell office:value-type="float" office:value="0.95648" table:style-name="ce1">
            <text:p>0,9564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2" table:style-name="ce1">
            <text:p>-4,2</text:p>
          </table:table-cell>
          <table:table-cell office:value-type="float" office:value="25.76" table:style-name="ce1">
            <text:p>25,7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30.33043" table:style-name="ce1">
            <text:p>30,33043</text:p>
          </table:table-cell>
          <table:table-cell office:value-type="float" office:value="1661175610778" table:style-name="ce2">
            <text:p>1661175610778</text:p>
          </table:table-cell>
          <table:table-cell office:value-type="date" office:date-value="2022-08-22T13:40:10" table:formula="of:=[.J531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1.0369999999999999" table:style-name="ce1">
            <text:p>1,037</text:p>
          </table:table-cell>
          <table:table-cell office:value-type="float" office:value="1.05" table:style-name="ce1">
            <text:p>1,0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5.9" table:style-name="ce1">
            <text:p>25,9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27.89565" table:style-name="ce1">
            <text:p>27,89565</text:p>
          </table:table-cell>
          <table:table-cell office:value-type="float" office:value="1661175610835" table:style-name="ce2">
            <text:p>1661175610835</text:p>
          </table:table-cell>
          <table:table-cell office:value-type="date" office:date-value="2022-08-22T13:40:10" table:formula="of:=[.J532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8799999999999999E-4" table:style-name="ce1">
            <text:p>0,000488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1.0682320000000001" table:style-name="ce1">
            <text:p>1,068232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26.11" table:style-name="ce1">
            <text:p>26,1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2.3652169999999999" table:style-name="ce1">
            <text:p>2,365217</text:p>
          </table:table-cell>
          <table:table-cell office:value-type="float" office:value="24.417390000000001" table:style-name="ce1">
            <text:p>24,41739</text:p>
          </table:table-cell>
          <table:table-cell office:value-type="float" office:value="1661175610894" table:style-name="ce2">
            <text:p>1661175610894</text:p>
          </table:table-cell>
          <table:table-cell office:value-type="date" office:date-value="2022-08-22T13:40:10" table:formula="of:=[.J533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1480000000000003E-2" table:style-name="ce1">
            <text:p>0,04148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0.97648800000000002" table:style-name="ce1">
            <text:p>0,976488</text:p>
          </table:table-cell>
          <table:table-cell office:value-type="float" office:value="0.91" table:style-name="ce1">
            <text:p>0,91</text:p>
          </table:table-cell>
          <table:table-cell office:value-type="float" office:value="-3.78" table:style-name="ce1">
            <text:p>-3,78</text:p>
          </table:table-cell>
          <table:table-cell office:value-type="float" office:value="25.41" table:style-name="ce1">
            <text:p>25,4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2.086957" table:style-name="ce1">
            <text:p>2,086957</text:p>
          </table:table-cell>
          <table:table-cell office:value-type="float" office:value="25.46087" table:style-name="ce1">
            <text:p>25,46087</text:p>
          </table:table-cell>
          <table:table-cell office:value-type="float" office:value="1661175610982" table:style-name="ce2">
            <text:p>1661175610982</text:p>
          </table:table-cell>
          <table:table-cell office:value-type="date" office:date-value="2022-08-22T13:40:10" table:formula="of:=[.J534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77464" table:style-name="ce1">
            <text:p>0,977464</text:p>
          </table:table-cell>
          <table:table-cell office:value-type="float" office:value="-1.05" table:style-name="ce1">
            <text:p>-1,05</text:p>
          </table:table-cell>
          <table:table-cell office:value-type="float" office:value="-4.13" table:style-name="ce1">
            <text:p>-4,13</text:p>
          </table:table-cell>
          <table:table-cell office:value-type="float" office:value="25.76" table:style-name="ce1">
            <text:p>25,7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28.173909999999999" table:style-name="ce1">
            <text:p>28,17391</text:p>
          </table:table-cell>
          <table:table-cell office:value-type="float" office:value="1661175611040" table:style-name="ce2">
            <text:p>1661175611040</text:p>
          </table:table-cell>
          <table:table-cell office:value-type="date" office:date-value="2022-08-22T13:40:11" table:formula="of:=[.J535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6591999999999999E-2" table:style-name="ce1">
            <text:p>-0,016592</text:p>
          </table:table-cell>
          <table:table-cell office:value-type="float" office:value="4.8800000000000003E-2" table:style-name="ce1">
            <text:p>0,0488</text:p>
          </table:table-cell>
          <table:table-cell office:value-type="float" office:value="1.0243119999999999" table:style-name="ce1">
            <text:p>1,024312</text:p>
          </table:table-cell>
          <table:table-cell office:value-type="float" office:value="1.05" table:style-name="ce1">
            <text:p>1,05</text:p>
          </table:table-cell>
          <table:table-cell office:value-type="float" office:value="-5.67" table:style-name="ce1">
            <text:p>-5,67</text:p>
          </table:table-cell>
          <table:table-cell office:value-type="float" office:value="28.56" table:style-name="ce1">
            <text:p>28,5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29.634779999999999" table:style-name="ce1">
            <text:p>29,63478</text:p>
          </table:table-cell>
          <table:table-cell office:value-type="float" office:value="1661175611097" table:style-name="ce2">
            <text:p>1661175611097</text:p>
          </table:table-cell>
          <table:table-cell office:value-type="date" office:date-value="2022-08-22T13:40:11" table:formula="of:=[.J536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5872000000000003E-2" table:style-name="ce1">
            <text:p>0,045872</text:p>
          </table:table-cell>
          <table:table-cell office:value-type="float" office:value="3.7088000000000003E-2" table:style-name="ce1">
            <text:p>0,037088</text:p>
          </table:table-cell>
          <table:table-cell office:value-type="float" office:value="1.003816" table:style-name="ce1">
            <text:p>1,0038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3.71" table:style-name="ce1">
            <text:p>-3,71</text:p>
          </table:table-cell>
          <table:table-cell office:value-type="float" office:value="25.83" table:style-name="ce1">
            <text:p>25,8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2.7826089999999999" table:style-name="ce1">
            <text:p>2,782609</text:p>
          </table:table-cell>
          <table:table-cell office:value-type="float" office:value="26.365220000000001" table:style-name="ce1">
            <text:p>26,36522</text:p>
          </table:table-cell>
          <table:table-cell office:value-type="float" office:value="1661175611156" table:style-name="ce2">
            <text:p>1661175611156</text:p>
          </table:table-cell>
          <table:table-cell office:value-type="date" office:date-value="2022-08-22T13:40:11" table:formula="of:=[.J537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3.9039999999999998E-2" table:style-name="ce1">
            <text:p>0,03904</text:p>
          </table:table-cell>
          <table:table-cell office:value-type="float" office:value="1.022848" table:style-name="ce1">
            <text:p>1,022848</text:p>
          </table:table-cell>
          <table:table-cell office:value-type="float" office:value="-0.7" table:style-name="ce1">
            <text:p>-0,7</text:p>
          </table:table-cell>
          <table:table-cell office:value-type="float" office:value="-4.76" table:style-name="ce1">
            <text:p>-4,76</text:p>
          </table:table-cell>
          <table:table-cell office:value-type="float" office:value="25.41" table:style-name="ce1">
            <text:p>25,4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.321739" table:style-name="ce1">
            <text:p>1,321739</text:p>
          </table:table-cell>
          <table:table-cell office:value-type="float" office:value="27.269570000000002" table:style-name="ce1">
            <text:p>27,26957</text:p>
          </table:table-cell>
          <table:table-cell office:value-type="float" office:value="1661175611245" table:style-name="ce2">
            <text:p>1661175611245</text:p>
          </table:table-cell>
          <table:table-cell office:value-type="date" office:date-value="2022-08-22T13:40:11" table:formula="of:=[.J538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5128000000000001E-2" table:style-name="ce1">
            <text:p>-0,015128</text:p>
          </table:table-cell>
          <table:table-cell office:value-type="float" office:value="-2.6352E-2" table:style-name="ce1">
            <text:p>-0,026352</text:p>
          </table:table-cell>
          <table:table-cell office:value-type="float" office:value="0.977464" table:style-name="ce1">
            <text:p>0,977464</text:p>
          </table:table-cell>
          <table:table-cell office:value-type="float" office:value="-0.63" table:style-name="ce1">
            <text:p>-0,63</text:p>
          </table:table-cell>
          <table:table-cell office:value-type="float" office:value="-5.25" table:style-name="ce1">
            <text:p>-5,25</text:p>
          </table:table-cell>
          <table:table-cell office:value-type="float" office:value="25.62" table:style-name="ce1">
            <text:p>25,6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.113043" table:style-name="ce1">
            <text:p>1,113043</text:p>
          </table:table-cell>
          <table:table-cell office:value-type="float" office:value="28.939129999999999" table:style-name="ce1">
            <text:p>28,93913</text:p>
          </table:table-cell>
          <table:table-cell office:value-type="float" office:value="1661175611302" table:style-name="ce2">
            <text:p>1661175611302</text:p>
          </table:table-cell>
          <table:table-cell office:value-type="date" office:date-value="2022-08-22T13:40:11" table:formula="of:=[.J539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4.2944000000000003E-2" table:style-name="ce1">
            <text:p>0,042944</text:p>
          </table:table-cell>
          <table:table-cell office:value-type="float" office:value="0.92524799999999996" table:style-name="ce1">
            <text:p>0,925248</text:p>
          </table:table-cell>
          <table:table-cell office:value-type="float" office:value="-0.35" table:style-name="ce1">
            <text:p>-0,3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25.55" table:style-name="ce1">
            <text:p>25,55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27.965219999999999" table:style-name="ce1">
            <text:p>27,96522</text:p>
          </table:table-cell>
          <table:table-cell office:value-type="float" office:value="1661175611360" table:style-name="ce2">
            <text:p>1661175611360</text:p>
          </table:table-cell>
          <table:table-cell office:value-type="date" office:date-value="2022-08-22T13:40:11" table:formula="of:=[.J540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0744E-2" table:style-name="ce1">
            <text:p>0,030744</text:p>
          </table:table-cell>
          <table:table-cell office:value-type="float" office:value="9.6624000000000002E-2" table:style-name="ce1">
            <text:p>0,096624</text:p>
          </table:table-cell>
          <table:table-cell office:value-type="float" office:value="1.018456" table:style-name="ce1">
            <text:p>1,018456</text:p>
          </table:table-cell>
          <table:table-cell office:value-type="float" office:value="-0.7" table:style-name="ce1">
            <text:p>-0,7</text:p>
          </table:table-cell>
          <table:table-cell office:value-type="float" office:value="-4.62" table:style-name="ce1">
            <text:p>-4,62</text:p>
          </table:table-cell>
          <table:table-cell office:value-type="float" office:value="26.53" table:style-name="ce1">
            <text:p>26,5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2.086957" table:style-name="ce1">
            <text:p>2,086957</text:p>
          </table:table-cell>
          <table:table-cell office:value-type="float" office:value="28.313040000000001" table:style-name="ce1">
            <text:p>28,31304</text:p>
          </table:table-cell>
          <table:table-cell office:value-type="float" office:value="1661175611419" table:style-name="ce2">
            <text:p>1661175611419</text:p>
          </table:table-cell>
          <table:table-cell office:value-type="date" office:date-value="2022-08-22T13:40:11" table:formula="of:=[.J541]/86400000+DATE(1970;1;1)" table:style-name="ce3">
            <text:p>2022-08-22 13:40:11:40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3920000000000001E-3" table:style-name="ce1">
            <text:p>0,004392</text:p>
          </table:table-cell>
          <table:table-cell office:value-type="float" office:value="8.1495999999999999E-2" table:style-name="ce1">
            <text:p>0,081496</text:p>
          </table:table-cell>
          <table:table-cell office:value-type="float" office:value="1.0189440000000001" table:style-name="ce1">
            <text:p>1,01894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83" table:style-name="ce1">
            <text:p>-4,83</text:p>
          </table:table-cell>
          <table:table-cell office:value-type="float" office:value="27.3" table:style-name="ce1">
            <text:p>27,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29.217390000000002" table:style-name="ce1">
            <text:p>29,21739</text:p>
          </table:table-cell>
          <table:table-cell office:value-type="float" office:value="1661175611507" table:style-name="ce2">
            <text:p>1661175611507</text:p>
          </table:table-cell>
          <table:table-cell office:value-type="date" office:date-value="2022-08-22T13:40:11" table:formula="of:=[.J542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1.00528" table:style-name="ce1">
            <text:p>1,00528</text:p>
          </table:table-cell>
          <table:table-cell office:value-type="float" office:value="-0.63" table:style-name="ce1">
            <text:p>-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4.29" table:style-name="ce1">
            <text:p>24,29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6.086960000000001" table:style-name="ce1">
            <text:p>26,08696</text:p>
          </table:table-cell>
          <table:table-cell office:value-type="float" office:value="1661175611565" table:style-name="ce2">
            <text:p>1661175611565</text:p>
          </table:table-cell>
          <table:table-cell office:value-type="date" office:date-value="2022-08-22T13:40:11" table:formula="of:=[.J543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3176E-2" table:style-name="ce1">
            <text:p>-0,013176</text:p>
          </table:table-cell>
          <table:table-cell office:value-type="float" office:value="-5.9535999999999999E-2" table:style-name="ce1">
            <text:p>-0,059536</text:p>
          </table:table-cell>
          <table:table-cell office:value-type="float" office:value="1.0077199999999999" table:style-name="ce1">
            <text:p>1,00772</text:p>
          </table:table-cell>
          <table:table-cell office:value-type="float" office:value="-0.49" table:style-name="ce1">
            <text:p>-0,49</text:p>
          </table:table-cell>
          <table:table-cell office:value-type="float" office:value="-4.97" table:style-name="ce1">
            <text:p>-4,97</text:p>
          </table:table-cell>
          <table:table-cell office:value-type="float" office:value="26.46" table:style-name="ce1">
            <text:p>26,46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2.3652169999999999" table:style-name="ce1">
            <text:p>2,365217</text:p>
          </table:table-cell>
          <table:table-cell office:value-type="float" office:value="29.008700000000001" table:style-name="ce1">
            <text:p>29,0087</text:p>
          </table:table-cell>
          <table:table-cell office:value-type="float" office:value="1661175611624" table:style-name="ce2">
            <text:p>1661175611624</text:p>
          </table:table-cell>
          <table:table-cell office:value-type="date" office:date-value="2022-08-22T13:40:11" table:formula="of:=[.J544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8320000000000004E-3" table:style-name="ce1">
            <text:p>0,006832</text:p>
          </table:table-cell>
          <table:table-cell office:value-type="float" office:value="-4.0503999999999998E-2" table:style-name="ce1">
            <text:p>-0,040504</text:p>
          </table:table-cell>
          <table:table-cell office:value-type="float" office:value="1.0238240000000001" table:style-name="ce1">
            <text:p>1,023824</text:p>
          </table:table-cell>
          <table:table-cell office:value-type="float" office:value="-1.68" table:style-name="ce1">
            <text:p>-1,68</text:p>
          </table:table-cell>
          <table:table-cell office:value-type="float" office:value="-5.04" table:style-name="ce1">
            <text:p>-5,04</text:p>
          </table:table-cell>
          <table:table-cell office:value-type="float" office:value="25.76" table:style-name="ce1">
            <text:p>25,76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0.13913" table:style-name="ce1">
            <text:p>0,13913</text:p>
          </table:table-cell>
          <table:table-cell office:value-type="float" office:value="27.965219999999999" table:style-name="ce1">
            <text:p>27,96522</text:p>
          </table:table-cell>
          <table:table-cell office:value-type="float" office:value="1661175611681" table:style-name="ce2">
            <text:p>1661175611681</text:p>
          </table:table-cell>
          <table:table-cell office:value-type="date" office:date-value="2022-08-22T13:40:11" table:formula="of:=[.J545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599999999999996E-3" table:style-name="ce1">
            <text:p>0,00976</text:p>
          </table:table-cell>
          <table:table-cell office:value-type="float" office:value="4.1967999999999998E-2" table:style-name="ce1">
            <text:p>0,041968</text:p>
          </table:table-cell>
          <table:table-cell office:value-type="float" office:value="1.052128" table:style-name="ce1">
            <text:p>1,052128</text:p>
          </table:table-cell>
          <table:table-cell office:value-type="float" office:value="-0.91" table:style-name="ce1">
            <text:p>-0,91</text:p>
          </table:table-cell>
          <table:table-cell office:value-type="float" office:value="-5.25" table:style-name="ce1">
            <text:p>-5,25</text:p>
          </table:table-cell>
          <table:table-cell office:value-type="float" office:value="26.74" table:style-name="ce1">
            <text:p>26,7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.321739" table:style-name="ce1">
            <text:p>1,321739</text:p>
          </table:table-cell>
          <table:table-cell office:value-type="float" office:value="27.965219999999999" table:style-name="ce1">
            <text:p>27,96522</text:p>
          </table:table-cell>
          <table:table-cell office:value-type="float" office:value="1661175611769" table:style-name="ce2">
            <text:p>1661175611769</text:p>
          </table:table-cell>
          <table:table-cell office:value-type="date" office:date-value="2022-08-22T13:40:11" table:formula="of:=[.J546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5.8560000000000001E-3" table:style-name="ce1">
            <text:p>-0,005856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1.047248" table:style-name="ce1">
            <text:p>1,047248</text:p>
          </table:table-cell>
          <table:table-cell office:value-type="float" office:value="0" table:style-name="ce1">
            <text:p>0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25.69" table:style-name="ce1">
            <text:p>25,69</text:p>
          </table:table-cell>
          <table:table-cell office:value-type="float" office:value="0" table:style-name="ce1">
            <text:p>0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27.547830000000001" table:style-name="ce1">
            <text:p>27,54783</text:p>
          </table:table-cell>
          <table:table-cell office:value-type="float" office:value="1661175611827" table:style-name="ce2">
            <text:p>1661175611827</text:p>
          </table:table-cell>
          <table:table-cell office:value-type="date" office:date-value="2022-08-22T13:40:11" table:formula="of:=[.J547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-2.3911999999999999E-2" table:style-name="ce1">
            <text:p>-0,023912</text:p>
          </table:table-cell>
          <table:table-cell office:value-type="float" office:value="0.975024" table:style-name="ce1">
            <text:p>0,9750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25.97" table:style-name="ce1">
            <text:p>25,97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25.321739999999998" table:style-name="ce1">
            <text:p>25,32174</text:p>
          </table:table-cell>
          <table:table-cell office:value-type="float" office:value="1661175611886" table:style-name="ce2">
            <text:p>1661175611886</text:p>
          </table:table-cell>
          <table:table-cell office:value-type="date" office:date-value="2022-08-22T13:40:11" table:formula="of:=[.J548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2959999999999996E-3" table:style-name="ce1">
            <text:p>0,008296</text:p>
          </table:table-cell>
          <table:table-cell office:value-type="float" office:value="5.7096000000000001E-2" table:style-name="ce1">
            <text:p>0,057096</text:p>
          </table:table-cell>
          <table:table-cell office:value-type="float" office:value="1.0291920000000001" table:style-name="ce1">
            <text:p>1,02919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13" table:style-name="ce1">
            <text:p>-4,13</text:p>
          </table:table-cell>
          <table:table-cell office:value-type="float" office:value="28.56" table:style-name="ce1">
            <text:p>28,5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28.243480000000002" table:style-name="ce1">
            <text:p>28,24348</text:p>
          </table:table-cell>
          <table:table-cell office:value-type="float" office:value="1661175611943" table:style-name="ce2">
            <text:p>1661175611943</text:p>
          </table:table-cell>
          <table:table-cell office:value-type="date" office:date-value="2022-08-22T13:40:11" table:formula="of:=[.J549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0256000000000002E-2" table:style-name="ce1">
            <text:p>0,030256</text:p>
          </table:table-cell>
          <table:table-cell office:value-type="float" office:value="5.6120000000000003E-2" table:style-name="ce1">
            <text:p>0,0561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84" table:style-name="ce1">
            <text:p>0,84</text:p>
          </table:table-cell>
          <table:table-cell office:value-type="float" office:value="-3.71" table:style-name="ce1">
            <text:p>-3,71</text:p>
          </table:table-cell>
          <table:table-cell office:value-type="float" office:value="27.44" table:style-name="ce1">
            <text:p>27,4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28.38261" table:style-name="ce1">
            <text:p>28,38261</text:p>
          </table:table-cell>
          <table:table-cell office:value-type="float" office:value="1661175612031" table:style-name="ce2">
            <text:p>1661175612031</text:p>
          </table:table-cell>
          <table:table-cell office:value-type="date" office:date-value="2022-08-22T13:40:12" table:formula="of:=[.J550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4160000000000003E-2" table:style-name="ce1">
            <text:p>0,03416</text:p>
          </table:table-cell>
          <table:table-cell office:value-type="float" office:value="7.0760000000000003E-2" table:style-name="ce1">
            <text:p>0,07076</text:p>
          </table:table-cell>
          <table:table-cell office:value-type="float" office:value="0.97209599999999996" table:style-name="ce1">
            <text:p>0,972096</text:p>
          </table:table-cell>
          <table:table-cell office:value-type="float" office:value="-0.84" table:style-name="ce1">
            <text:p>-0,8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6.81" table:style-name="ce1">
            <text:p>26,8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2.8521740000000002" table:style-name="ce1">
            <text:p>2,852174</text:p>
          </table:table-cell>
          <table:table-cell office:value-type="float" office:value="28.521740000000001" table:style-name="ce1">
            <text:p>28,52174</text:p>
          </table:table-cell>
          <table:table-cell office:value-type="float" office:value="1661175612090" table:style-name="ce2">
            <text:p>1661175612090</text:p>
          </table:table-cell>
          <table:table-cell office:value-type="date" office:date-value="2022-08-22T13:40:12" table:formula="of:=[.J551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-1.8055999999999999E-2" table:style-name="ce1">
            <text:p>-0,018056</text:p>
          </table:table-cell>
          <table:table-cell office:value-type="float" office:value="0.93988799999999995" table:style-name="ce1">
            <text:p>0,939888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24.5" table:style-name="ce1">
            <text:p>24,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.669565" table:style-name="ce1">
            <text:p>1,669565</text:p>
          </table:table-cell>
          <table:table-cell office:value-type="float" office:value="27.060870000000001" table:style-name="ce1">
            <text:p>27,06087</text:p>
          </table:table-cell>
          <table:table-cell office:value-type="float" office:value="1661175612148" table:style-name="ce2">
            <text:p>1661175612148</text:p>
          </table:table-cell>
          <table:table-cell office:value-type="date" office:date-value="2022-08-22T13:40:12" table:formula="of:=[.J552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42" table:style-name="ce1">
            <text:p>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6.25" table:style-name="ce1">
            <text:p>26,2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.182609" table:style-name="ce1">
            <text:p>1,182609</text:p>
          </table:table-cell>
          <table:table-cell office:value-type="float" office:value="26.782609999999998" table:style-name="ce1">
            <text:p>26,78261</text:p>
          </table:table-cell>
          <table:table-cell office:value-type="float" office:value="1661175612206" table:style-name="ce2">
            <text:p>1661175612206</text:p>
          </table:table-cell>
          <table:table-cell office:value-type="date" office:date-value="2022-08-22T13:40:12" table:formula="of:=[.J553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2696000000000003E-2" table:style-name="ce1">
            <text:p>0,032696</text:p>
          </table:table-cell>
          <table:table-cell office:value-type="float" office:value="2.9767999999999999E-2" table:style-name="ce1">
            <text:p>0,029768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-0.21" table:style-name="ce1">
            <text:p>-0,21</text:p>
          </table:table-cell>
          <table:table-cell office:value-type="float" office:value="-4.55" table:style-name="ce1">
            <text:p>-4,55</text:p>
          </table:table-cell>
          <table:table-cell office:value-type="float" office:value="26.95" table:style-name="ce1">
            <text:p>26,9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.295652" table:style-name="ce1">
            <text:p>2,295652</text:p>
          </table:table-cell>
          <table:table-cell office:value-type="float" office:value="29.147829999999999" table:style-name="ce1">
            <text:p>29,14783</text:p>
          </table:table-cell>
          <table:table-cell office:value-type="float" office:value="1661175612294" table:style-name="ce2">
            <text:p>1661175612294</text:p>
          </table:table-cell>
          <table:table-cell office:value-type="date" office:date-value="2022-08-22T13:40:12" table:formula="of:=[.J554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-2.6839999999999999E-2" table:style-name="ce1">
            <text:p>-0,02684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24.78" table:style-name="ce1">
            <text:p>24,78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2.295652" table:style-name="ce1">
            <text:p>2,295652</text:p>
          </table:table-cell>
          <table:table-cell office:value-type="float" office:value="26.15652" table:style-name="ce1">
            <text:p>26,15652</text:p>
          </table:table-cell>
          <table:table-cell office:value-type="float" office:value="1661175612353" table:style-name="ce2">
            <text:p>1661175612353</text:p>
          </table:table-cell>
          <table:table-cell office:value-type="date" office:date-value="2022-08-22T13:40:12" table:formula="of:=[.J555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0496E-2" table:style-name="ce1">
            <text:p>-0,020496</text:p>
          </table:table-cell>
          <table:table-cell office:value-type="float" office:value="3.4647999999999998E-2" table:style-name="ce1">
            <text:p>0,034648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-0.77" table:style-name="ce1">
            <text:p>-0,77</text:p>
          </table:table-cell>
          <table:table-cell office:value-type="float" office:value="-6.02" table:style-name="ce1">
            <text:p>-6,02</text:p>
          </table:table-cell>
          <table:table-cell office:value-type="float" office:value="27.3" table:style-name="ce1">
            <text:p>27,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29.286960000000001" table:style-name="ce1">
            <text:p>29,28696</text:p>
          </table:table-cell>
          <table:table-cell office:value-type="float" office:value="1661175612410" table:style-name="ce2">
            <text:p>1661175612410</text:p>
          </table:table-cell>
          <table:table-cell office:value-type="date" office:date-value="2022-08-22T13:40:12" table:formula="of:=[.J556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8312000000000001E-2" table:style-name="ce1">
            <text:p>0,048312</text:p>
          </table:table-cell>
          <table:table-cell office:value-type="float" office:value="9.0279999999999999E-2" table:style-name="ce1">
            <text:p>0,09028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1.4" table:style-name="ce1">
            <text:p>1,4</text:p>
          </table:table-cell>
          <table:table-cell office:value-type="float" office:value="-4.41" table:style-name="ce1">
            <text:p>-4,41</text:p>
          </table:table-cell>
          <table:table-cell office:value-type="float" office:value="26.81" table:style-name="ce1">
            <text:p>26,8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2.3652169999999999" table:style-name="ce1">
            <text:p>2,365217</text:p>
          </table:table-cell>
          <table:table-cell office:value-type="float" office:value="27.756519999999998" table:style-name="ce1">
            <text:p>27,75652</text:p>
          </table:table-cell>
          <table:table-cell office:value-type="float" office:value="1661175612468" table:style-name="ce2">
            <text:p>1661175612468</text:p>
          </table:table-cell>
          <table:table-cell office:value-type="date" office:date-value="2022-08-22T13:40:12" table:formula="of:=[.J557]/86400000+DATE(1970;1;1)" table:style-name="ce3">
            <text:p>2022-08-22 13:40:12:40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1967999999999998E-2" table:style-name="ce1">
            <text:p>0,041968</text:p>
          </table:table-cell>
          <table:table-cell office:value-type="float" office:value="5.6120000000000003E-2" table:style-name="ce1">
            <text:p>0,05612</text:p>
          </table:table-cell>
          <table:table-cell office:value-type="float" office:value="1.013088" table:style-name="ce1">
            <text:p>1,013088</text:p>
          </table:table-cell>
          <table:table-cell office:value-type="float" office:value="1.54" table:style-name="ce1">
            <text:p>1,54</text:p>
          </table:table-cell>
          <table:table-cell office:value-type="float" office:value="-3.78" table:style-name="ce1">
            <text:p>-3,78</text:p>
          </table:table-cell>
          <table:table-cell office:value-type="float" office:value="25.97" table:style-name="ce1">
            <text:p>25,97</text:p>
          </table:table-cell>
          <table:table-cell office:value-type="float" office:value="0" table:style-name="ce1">
            <text:p>0</text:p>
          </table:table-cell>
          <table:table-cell office:value-type="float" office:value="3.2695650000000001" table:style-name="ce1">
            <text:p>3,269565</text:p>
          </table:table-cell>
          <table:table-cell office:value-type="float" office:value="26.43478" table:style-name="ce1">
            <text:p>26,43478</text:p>
          </table:table-cell>
          <table:table-cell office:value-type="float" office:value="1661175612557" table:style-name="ce2">
            <text:p>1661175612557</text:p>
          </table:table-cell>
          <table:table-cell office:value-type="date" office:date-value="2022-08-22T13:40:12" table:formula="of:=[.J558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2447999999999999E-2" table:style-name="ce1">
            <text:p>-0,022448</text:p>
          </table:table-cell>
          <table:table-cell office:value-type="float" office:value="-8.4423999999999999E-2" table:style-name="ce1">
            <text:p>-0,084424</text:p>
          </table:table-cell>
          <table:table-cell office:value-type="float" office:value="1.0272399999999999" table:style-name="ce1">
            <text:p>1,02724</text:p>
          </table:table-cell>
          <table:table-cell office:value-type="float" office:value="16.59" table:style-name="ce1">
            <text:p>16,59</text:p>
          </table:table-cell>
          <table:table-cell office:value-type="float" office:value="-4.62" table:style-name="ce1">
            <text:p>-4,62</text:p>
          </table:table-cell>
          <table:table-cell office:value-type="float" office:value="26.04" table:style-name="ce1">
            <text:p>26,04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2.5043479999999998" table:style-name="ce1">
            <text:p>2,504348</text:p>
          </table:table-cell>
          <table:table-cell office:value-type="float" office:value="29.286960000000001" table:style-name="ce1">
            <text:p>29,28696</text:p>
          </table:table-cell>
          <table:table-cell office:value-type="float" office:value="1661175612615" table:style-name="ce2">
            <text:p>1661175612615</text:p>
          </table:table-cell>
          <table:table-cell office:value-type="date" office:date-value="2022-08-22T13:40:12" table:formula="of:=[.J559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6600000000000001E-2" table:style-name="ce1">
            <text:p>0,0366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6331199999999995" table:style-name="ce1">
            <text:p>0,963312</text:p>
          </table:table-cell>
          <table:table-cell office:value-type="float" office:value="1.4" table:style-name="ce1">
            <text:p>1,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24.71" table:style-name="ce1">
            <text:p>24,71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27.89565" table:style-name="ce1">
            <text:p>27,89565</text:p>
          </table:table-cell>
          <table:table-cell office:value-type="float" office:value="1661175612673" table:style-name="ce2">
            <text:p>1661175612673</text:p>
          </table:table-cell>
          <table:table-cell office:value-type="date" office:date-value="2022-08-22T13:40:12" table:formula="of:=[.J560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3680000000000004E-3" table:style-name="ce1">
            <text:p>0,005368</text:p>
          </table:table-cell>
          <table:table-cell office:value-type="float" office:value="4.8800000000000003E-2" table:style-name="ce1">
            <text:p>0,0488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0.63" table:style-name="ce1">
            <text:p>0,63</text:p>
          </table:table-cell>
          <table:table-cell office:value-type="float" office:value="-5.32" table:style-name="ce1">
            <text:p>-5,32</text:p>
          </table:table-cell>
          <table:table-cell office:value-type="float" office:value="25.69" table:style-name="ce1">
            <text:p>25,69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3.2" table:style-name="ce1">
            <text:p>3,2</text:p>
          </table:table-cell>
          <table:table-cell office:value-type="float" office:value="25.043479999999999" table:style-name="ce1">
            <text:p>25,04348</text:p>
          </table:table-cell>
          <table:table-cell office:value-type="float" office:value="1661175612731" table:style-name="ce2">
            <text:p>1661175612731</text:p>
          </table:table-cell>
          <table:table-cell office:value-type="date" office:date-value="2022-08-22T13:40:12" table:formula="of:=[.J561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5624000000000003E-2" table:style-name="ce1">
            <text:p>0,035624</text:p>
          </table:table-cell>
          <table:table-cell office:value-type="float" office:value="6.3927999999999999E-2" table:style-name="ce1">
            <text:p>0,063928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0.84" table:style-name="ce1">
            <text:p>0,84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25.55" table:style-name="ce1">
            <text:p>25,5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.669565" table:style-name="ce1">
            <text:p>1,669565</text:p>
          </table:table-cell>
          <table:table-cell office:value-type="float" office:value="24.417390000000001" table:style-name="ce1">
            <text:p>24,41739</text:p>
          </table:table-cell>
          <table:table-cell office:value-type="float" office:value="1661175612820" table:style-name="ce2">
            <text:p>1661175612820</text:p>
          </table:table-cell>
          <table:table-cell office:value-type="date" office:date-value="2022-08-22T13:40:12" table:formula="of:=[.J562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5.7096000000000001E-2" table:style-name="ce1">
            <text:p>0,057096</text:p>
          </table:table-cell>
          <table:table-cell office:value-type="float" office:value="0.92476000000000003" table:style-name="ce1">
            <text:p>0,92476</text:p>
          </table:table-cell>
          <table:table-cell office:value-type="float" office:value="-1.4" table:style-name="ce1">
            <text:p>-1,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24.5" table:style-name="ce1">
            <text:p>24,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26.92174" table:style-name="ce1">
            <text:p>26,92174</text:p>
          </table:table-cell>
          <table:table-cell office:value-type="float" office:value="1661175612877" table:style-name="ce2">
            <text:p>1661175612877</text:p>
          </table:table-cell>
          <table:table-cell office:value-type="date" office:date-value="2022-08-22T13:40:12" table:formula="of:=[.J563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-1.3176E-2" table:style-name="ce1">
            <text:p>-0,013176</text:p>
          </table:table-cell>
          <table:table-cell office:value-type="float" office:value="1.000888" table:style-name="ce1">
            <text:p>1,000888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5.25" table:style-name="ce1">
            <text:p>-5,25</text:p>
          </table:table-cell>
          <table:table-cell office:value-type="float" office:value="26.46" table:style-name="ce1">
            <text:p>26,4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2.295652" table:style-name="ce1">
            <text:p>2,295652</text:p>
          </table:table-cell>
          <table:table-cell office:value-type="float" office:value="28.660869999999999" table:style-name="ce1">
            <text:p>28,66087</text:p>
          </table:table-cell>
          <table:table-cell office:value-type="float" office:value="1661175612935" table:style-name="ce2">
            <text:p>1661175612935</text:p>
          </table:table-cell>
          <table:table-cell office:value-type="date" office:date-value="2022-08-22T13:40:12" table:formula="of:=[.J564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928E-3" table:style-name="ce1">
            <text:p>0,002928</text:p>
          </table:table-cell>
          <table:table-cell office:value-type="float" office:value="-1.6104E-2" table:style-name="ce1">
            <text:p>-0,016104</text:p>
          </table:table-cell>
          <table:table-cell office:value-type="float" office:value="1.0004" table:style-name="ce1">
            <text:p>1,0004</text:p>
          </table:table-cell>
          <table:table-cell office:value-type="float" office:value="0.49" table:style-name="ce1">
            <text:p>0,49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25.41" table:style-name="ce1">
            <text:p>25,4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2.295652" table:style-name="ce1">
            <text:p>-2,295652</text:p>
          </table:table-cell>
          <table:table-cell office:value-type="float" office:value="25.25217" table:style-name="ce1">
            <text:p>25,25217</text:p>
          </table:table-cell>
          <table:table-cell office:value-type="float" office:value="1661175612994" table:style-name="ce2">
            <text:p>1661175612994</text:p>
          </table:table-cell>
          <table:table-cell office:value-type="date" office:date-value="2022-08-22T13:40:12" table:formula="of:=[.J565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5.7096000000000001E-2" table:style-name="ce1">
            <text:p>0,057096</text:p>
          </table:table-cell>
          <table:table-cell office:value-type="float" office:value="0.95111199999999996" table:style-name="ce1">
            <text:p>0,951112</text:p>
          </table:table-cell>
          <table:table-cell office:value-type="float" office:value="1.19" table:style-name="ce1">
            <text:p>1,1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25.34" table:style-name="ce1">
            <text:p>25,3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26.573910000000001" table:style-name="ce1">
            <text:p>26,57391</text:p>
          </table:table-cell>
          <table:table-cell office:value-type="float" office:value="1661175613082" table:style-name="ce2">
            <text:p>1661175613082</text:p>
          </table:table-cell>
          <table:table-cell office:value-type="date" office:date-value="2022-08-22T13:40:13" table:formula="of:=[.J566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9032E-2" table:style-name="ce1">
            <text:p>-0,019032</text:p>
          </table:table-cell>
          <table:table-cell office:value-type="float" office:value="-1.0248E-2" table:style-name="ce1">
            <text:p>-0,010248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-1.47" table:style-name="ce1">
            <text:p>-1,47</text:p>
          </table:table-cell>
          <table:table-cell office:value-type="float" office:value="-5.46" table:style-name="ce1">
            <text:p>-5,46</text:p>
          </table:table-cell>
          <table:table-cell office:value-type="float" office:value="26.39" table:style-name="ce1">
            <text:p>26,39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26.782609999999998" table:style-name="ce1">
            <text:p>26,78261</text:p>
          </table:table-cell>
          <table:table-cell office:value-type="float" office:value="1661175613140" table:style-name="ce2">
            <text:p>1661175613140</text:p>
          </table:table-cell>
          <table:table-cell office:value-type="date" office:date-value="2022-08-22T13:40:13" table:formula="of:=[.J567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-0.17860799999999999" table:style-name="ce1">
            <text:p>-0,178608</text:p>
          </table:table-cell>
          <table:table-cell office:value-type="float" office:value="0.98136800000000002" table:style-name="ce1">
            <text:p>0,981368</text:p>
          </table:table-cell>
          <table:table-cell office:value-type="float" office:value="0.49" table:style-name="ce1">
            <text:p>0,49</text:p>
          </table:table-cell>
          <table:table-cell office:value-type="float" office:value="-5.18" table:style-name="ce1">
            <text:p>-5,18</text:p>
          </table:table-cell>
          <table:table-cell office:value-type="float" office:value="1.89" table:style-name="ce1">
            <text:p>1,89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1661175613199" table:style-name="ce2">
            <text:p>1661175613199</text:p>
          </table:table-cell>
          <table:table-cell office:value-type="date" office:date-value="2022-08-22T13:40:13" table:formula="of:=[.J568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5384000000000001E-2" table:style-name="ce1">
            <text:p>-0,045384</text:p>
          </table:table-cell>
          <table:table-cell office:value-type="float" office:value="-4.6848000000000001E-2" table:style-name="ce1">
            <text:p>-0,046848</text:p>
          </table:table-cell>
          <table:table-cell office:value-type="float" office:value="1.0223599999999999" table:style-name="ce1">
            <text:p>1,02236</text:p>
          </table:table-cell>
          <table:table-cell office:value-type="float" office:value="0" table:style-name="ce1">
            <text:p>0</text:p>
          </table:table-cell>
          <table:table-cell office:value-type="float" office:value="-4.34" table:style-name="ce1">
            <text:p>-4,34</text:p>
          </table:table-cell>
          <table:table-cell office:value-type="float" office:value="0.77" table:style-name="ce1">
            <text:p>0,7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2.5739130000000001" table:style-name="ce1">
            <text:p>2,573913</text:p>
          </table:table-cell>
          <table:table-cell office:value-type="float" office:value="1661175613256" table:style-name="ce2">
            <text:p>1661175613256</text:p>
          </table:table-cell>
          <table:table-cell office:value-type="date" office:date-value="2022-08-22T13:40:13" table:formula="of:=[.J569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8799999999999999E-4" table:style-name="ce1">
            <text:p>-0,000488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4.34" table:style-name="ce1">
            <text:p>-4,34</text:p>
          </table:table-cell>
          <table:table-cell office:value-type="float" office:value="-1.61" table:style-name="ce1">
            <text:p>-1,61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3344" table:style-name="ce2">
            <text:p>1661175613344</text:p>
          </table:table-cell>
          <table:table-cell office:value-type="date" office:date-value="2022-08-22T13:40:13" table:formula="of:=[.J570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5079200000000001" table:style-name="ce1">
            <text:p>0,150792</text:p>
          </table:table-cell>
          <table:table-cell office:value-type="float" office:value="-7.0272000000000001E-2" table:style-name="ce1">
            <text:p>-0,070272</text:p>
          </table:table-cell>
          <table:table-cell office:value-type="float" office:value="0.57974400000000004" table:style-name="ce1">
            <text:p>0,579744</text:p>
          </table:table-cell>
          <table:table-cell office:value-type="float" office:value="3.08" table:style-name="ce1">
            <text:p>3,08</text:p>
          </table:table-cell>
          <table:table-cell office:value-type="float" office:value="-5.95" table:style-name="ce1">
            <text:p>-5,95</text:p>
          </table:table-cell>
          <table:table-cell office:value-type="float" office:value="-2.52" table:style-name="ce1">
            <text:p>-2,52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1.6" table:style-name="ce1">
            <text:p>1,6</text:p>
          </table:table-cell>
          <table:table-cell office:value-type="float" office:value="1661175613402" table:style-name="ce2">
            <text:p>1661175613402</text:p>
          </table:table-cell>
          <table:table-cell office:value-type="date" office:date-value="2022-08-22T13:40:13" table:formula="of:=[.J571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08336" table:style-name="ce1">
            <text:p>0,108336</text:p>
          </table:table-cell>
          <table:table-cell office:value-type="float" office:value="-0.125416" table:style-name="ce1">
            <text:p>-0,125416</text:p>
          </table:table-cell>
          <table:table-cell office:value-type="float" office:value="1.015528" table:style-name="ce1">
            <text:p>1,015528</text:p>
          </table:table-cell>
          <table:table-cell office:value-type="float" office:value="1.82" table:style-name="ce1">
            <text:p>1,82</text:p>
          </table:table-cell>
          <table:table-cell office:value-type="float" office:value="-6.37" table:style-name="ce1">
            <text:p>-6,37</text:p>
          </table:table-cell>
          <table:table-cell office:value-type="float" office:value="17.22" table:style-name="ce1">
            <text:p>17,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3460" table:style-name="ce2">
            <text:p>1661175613460</text:p>
          </table:table-cell>
          <table:table-cell office:value-type="date" office:date-value="2022-08-22T13:40:13" table:formula="of:=[.J572]/86400000+DATE(1970;1;1)" table:style-name="ce3">
            <text:p>2022-08-22 13:40:13:40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9.4672000000000006E-2" table:style-name="ce1">
            <text:p>-0,094672</text:p>
          </table:table-cell>
          <table:table-cell office:value-type="float" office:value="-8.6375999999999994E-2" table:style-name="ce1">
            <text:p>-0,086376</text:p>
          </table:table-cell>
          <table:table-cell office:value-type="float" office:value="0.88474399999999997" table:style-name="ce1">
            <text:p>0,884744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3.57" table:style-name="ce1">
            <text:p>-3,57</text:p>
          </table:table-cell>
          <table:table-cell office:value-type="float" office:value="-1.96" table:style-name="ce1">
            <text:p>-1,96</text:p>
          </table:table-cell>
          <table:table-cell office:value-type="float" office:value="1.9478260000000001" table:style-name="ce1">
            <text:p>1,947826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3518" table:style-name="ce2">
            <text:p>1661175613518</text:p>
          </table:table-cell>
          <table:table-cell office:value-type="date" office:date-value="2022-08-22T13:40:13" table:formula="of:=[.J573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27856" table:style-name="ce1">
            <text:p>-0,127856</text:p>
          </table:table-cell>
          <table:table-cell office:value-type="float" office:value="0.122488" table:style-name="ce1">
            <text:p>0,122488</text:p>
          </table:table-cell>
          <table:table-cell office:value-type="float" office:value="1.1258159999999999" table:style-name="ce1">
            <text:p>1,125816</text:p>
          </table:table-cell>
          <table:table-cell office:value-type="float" office:value="0" table:style-name="ce1">
            <text:p>0</text:p>
          </table:table-cell>
          <table:table-cell office:value-type="float" office:value="-7.21" table:style-name="ce1">
            <text:p>-7,21</text:p>
          </table:table-cell>
          <table:table-cell office:value-type="float" office:value="-1.75" table:style-name="ce1">
            <text:p>-1,7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3606" table:style-name="ce2">
            <text:p>1661175613606</text:p>
          </table:table-cell>
          <table:table-cell office:value-type="date" office:date-value="2022-08-22T13:40:13" table:formula="of:=[.J574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07848" table:style-name="ce1">
            <text:p>0,107848</text:p>
          </table:table-cell>
          <table:table-cell office:value-type="float" office:value="0.16445599999999999" table:style-name="ce1">
            <text:p>0,164456</text:p>
          </table:table-cell>
          <table:table-cell office:value-type="float" office:value="1.097024" table:style-name="ce1">
            <text:p>1,097024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-8.33" table:style-name="ce1">
            <text:p>-8,33</text:p>
          </table:table-cell>
          <table:table-cell office:value-type="float" office:value="1.61" table:style-name="ce1">
            <text:p>1,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13663" table:style-name="ce2">
            <text:p>1661175613663</text:p>
          </table:table-cell>
          <table:table-cell office:value-type="date" office:date-value="2022-08-22T13:40:13" table:formula="of:=[.J575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00568" table:style-name="ce1">
            <text:p>-0,200568</text:p>
          </table:table-cell>
          <table:table-cell office:value-type="float" office:value="0.11516800000000001" table:style-name="ce1">
            <text:p>0,115168</text:p>
          </table:table-cell>
          <table:table-cell office:value-type="float" office:value="1.020408" table:style-name="ce1">
            <text:p>1,020408</text:p>
          </table:table-cell>
          <table:table-cell office:value-type="float" office:value="1.89" table:style-name="ce1">
            <text:p>1,89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0.63" table:style-name="ce1">
            <text:p>-0,63</text:p>
          </table:table-cell>
          <table:table-cell office:value-type="float" office:value="1.182609" table:style-name="ce1">
            <text:p>1,182609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878261" table:style-name="ce1">
            <text:p>1,878261</text:p>
          </table:table-cell>
          <table:table-cell office:value-type="float" office:value="1661175613722" table:style-name="ce2">
            <text:p>1661175613722</text:p>
          </table:table-cell>
          <table:table-cell office:value-type="date" office:date-value="2022-08-22T13:40:13" table:formula="of:=[.J576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8560000000000001E-2" table:style-name="ce1">
            <text:p>0,05856</text:p>
          </table:table-cell>
          <table:table-cell office:value-type="float" office:value="0.111752" table:style-name="ce1">
            <text:p>0,111752</text:p>
          </table:table-cell>
          <table:table-cell office:value-type="float" office:value="0.95501599999999998" table:style-name="ce1">
            <text:p>0,955016</text:p>
          </table:table-cell>
          <table:table-cell office:value-type="float" office:value="2.17" table:style-name="ce1">
            <text:p>2,17</text:p>
          </table:table-cell>
          <table:table-cell office:value-type="float" office:value="-3.85" table:style-name="ce1">
            <text:p>-3,85</text:p>
          </table:table-cell>
          <table:table-cell office:value-type="float" office:value="-2.8" table:style-name="ce1">
            <text:p>-2,8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3780" table:style-name="ce2">
            <text:p>1661175613780</text:p>
          </table:table-cell>
          <table:table-cell office:value-type="date" office:date-value="2022-08-22T13:40:13" table:formula="of:=[.J577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6352E-2" table:style-name="ce1">
            <text:p>-0,026352</text:p>
          </table:table-cell>
          <table:table-cell office:value-type="float" office:value="-9.3696000000000002E-2" table:style-name="ce1">
            <text:p>-0,093696</text:p>
          </table:table-cell>
          <table:table-cell office:value-type="float" office:value="0.996008" table:style-name="ce1">
            <text:p>0,996008</text:p>
          </table:table-cell>
          <table:table-cell office:value-type="float" office:value="3.08" table:style-name="ce1">
            <text:p>3,08</text:p>
          </table:table-cell>
          <table:table-cell office:value-type="float" office:value="-3.43" table:style-name="ce1">
            <text:p>-3,43</text:p>
          </table:table-cell>
          <table:table-cell office:value-type="float" office:value="-0.77" table:style-name="ce1">
            <text:p>-0,77</text:p>
          </table:table-cell>
          <table:table-cell office:value-type="float" office:value="0.13913" table:style-name="ce1">
            <text:p>0,13913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3868" table:style-name="ce2">
            <text:p>1661175613868</text:p>
          </table:table-cell>
          <table:table-cell office:value-type="date" office:date-value="2022-08-22T13:40:13" table:formula="of:=[.J578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9.2720000000000007E-3" table:style-name="ce1">
            <text:p>-0,009272</text:p>
          </table:table-cell>
          <table:table-cell office:value-type="float" office:value="-0.193248" table:style-name="ce1">
            <text:p>-0,193248</text:p>
          </table:table-cell>
          <table:table-cell office:value-type="float" office:value="0.96526400000000001" table:style-name="ce1">
            <text:p>0,96526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2.87" table:style-name="ce1">
            <text:p>-2,87</text:p>
          </table:table-cell>
          <table:table-cell office:value-type="float" office:value="-3.92" table:style-name="ce1">
            <text:p>-3,92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90434800000000004" table:style-name="ce1">
            <text:p>-0,904348</text:p>
          </table:table-cell>
          <table:table-cell office:value-type="float" office:value="1661175613927" table:style-name="ce2">
            <text:p>1661175613927</text:p>
          </table:table-cell>
          <table:table-cell office:value-type="date" office:date-value="2022-08-22T13:40:13" table:formula="of:=[.J579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23228799999999999" table:style-name="ce1">
            <text:p>0,232288</text:p>
          </table:table-cell>
          <table:table-cell office:value-type="float" office:value="0.124928" table:style-name="ce1">
            <text:p>0,124928</text:p>
          </table:table-cell>
          <table:table-cell office:value-type="float" office:value="0.97404800000000002" table:style-name="ce1">
            <text:p>0,974048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2.73" table:style-name="ce1">
            <text:p>-2,73</text:p>
          </table:table-cell>
          <table:table-cell office:value-type="float" office:value="-1.68" table:style-name="ce1">
            <text:p>-1,6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13984" table:style-name="ce2">
            <text:p>1661175613984</text:p>
          </table:table-cell>
          <table:table-cell office:value-type="date" office:date-value="2022-08-22T13:40:13" table:formula="of:=[.J580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8567999999999999E-2" table:style-name="ce1">
            <text:p>0,078568</text:p>
          </table:table-cell>
          <table:table-cell office:value-type="float" office:value="-5.9535999999999999E-2" table:style-name="ce1">
            <text:p>-0,059536</text:p>
          </table:table-cell>
          <table:table-cell office:value-type="float" office:value="1.0384640000000001" table:style-name="ce1">
            <text:p>1,038464</text:p>
          </table:table-cell>
          <table:table-cell office:value-type="float" office:value="0.77" table:style-name="ce1">
            <text:p>0,77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3.22" table:style-name="ce1">
            <text:p>-3,22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4042" table:style-name="ce2">
            <text:p>1661175614042</text:p>
          </table:table-cell>
          <table:table-cell office:value-type="date" office:date-value="2022-08-22T13:40:14" table:formula="of:=[.J581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4835200000000001" table:style-name="ce1">
            <text:p>-0,148352</text:p>
          </table:table-cell>
          <table:table-cell office:value-type="float" office:value="-7.2223999999999997E-2" table:style-name="ce1">
            <text:p>-0,072224</text:p>
          </table:table-cell>
          <table:table-cell office:value-type="float" office:value="0.95989599999999997" table:style-name="ce1">
            <text:p>0,959896</text:p>
          </table:table-cell>
          <table:table-cell office:value-type="float" office:value="1.47" table:style-name="ce1">
            <text:p>1,4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4130" table:style-name="ce2">
            <text:p>1661175614130</text:p>
          </table:table-cell>
          <table:table-cell office:value-type="date" office:date-value="2022-08-22T13:40:14" table:formula="of:=[.J582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3908000000000001" table:style-name="ce1">
            <text:p>0,13908</text:p>
          </table:table-cell>
          <table:table-cell office:value-type="float" office:value="-5.8560000000000001E-2" table:style-name="ce1">
            <text:p>-0,05856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1.4" table:style-name="ce1">
            <text:p>1,4</text:p>
          </table:table-cell>
          <table:table-cell office:value-type="float" office:value="-2.73" table:style-name="ce1">
            <text:p>-2,73</text:p>
          </table:table-cell>
          <table:table-cell office:value-type="float" office:value="-0.77" table:style-name="ce1">
            <text:p>-0,77</text:p>
          </table:table-cell>
          <table:table-cell office:value-type="float" office:value="0" table:style-name="ce1">
            <text:p>0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4188" table:style-name="ce2">
            <text:p>1661175614188</text:p>
          </table:table-cell>
          <table:table-cell office:value-type="date" office:date-value="2022-08-22T13:40:14" table:formula="of:=[.J583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1565599999999999" table:style-name="ce1">
            <text:p>0,115656</text:p>
          </table:table-cell>
          <table:table-cell office:value-type="float" office:value="4.7823999999999998E-2" table:style-name="ce1">
            <text:p>0,047824</text:p>
          </table:table-cell>
          <table:table-cell office:value-type="float" office:value="1.0511520000000001" table:style-name="ce1">
            <text:p>1,051152</text:p>
          </table:table-cell>
          <table:table-cell office:value-type="float" office:value="1.47" table:style-name="ce1">
            <text:p>1,4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4246" table:style-name="ce2">
            <text:p>1661175614246</text:p>
          </table:table-cell>
          <table:table-cell office:value-type="date" office:date-value="2022-08-22T13:40:14" table:formula="of:=[.J584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7823999999999998E-2" table:style-name="ce1">
            <text:p>0,047824</text:p>
          </table:table-cell>
          <table:table-cell office:value-type="float" office:value="0.186416" table:style-name="ce1">
            <text:p>0,186416</text:p>
          </table:table-cell>
          <table:table-cell office:value-type="float" office:value="1.0838479999999999" table:style-name="ce1">
            <text:p>1,083848</text:p>
          </table:table-cell>
          <table:table-cell office:value-type="float" office:value="-2.59" table:style-name="ce1">
            <text:p>-2,59</text:p>
          </table:table-cell>
          <table:table-cell office:value-type="float" office:value="-5.18" table:style-name="ce1">
            <text:p>-5,18</text:p>
          </table:table-cell>
          <table:table-cell office:value-type="float" office:value="-3.15" table:style-name="ce1">
            <text:p>-3,15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1661175614304" table:style-name="ce2">
            <text:p>1661175614304</text:p>
          </table:table-cell>
          <table:table-cell office:value-type="date" office:date-value="2022-08-22T13:40:14" table:formula="of:=[.J585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3920000000000001E-3" table:style-name="ce1">
            <text:p>0,004392</text:p>
          </table:table-cell>
          <table:table-cell office:value-type="float" office:value="4.9287999999999998E-2" table:style-name="ce1">
            <text:p>0,049288</text:p>
          </table:table-cell>
          <table:table-cell office:value-type="float" office:value="0.96477599999999997" table:style-name="ce1">
            <text:p>0,964776</text:p>
          </table:table-cell>
          <table:table-cell office:value-type="float" office:value="-1.05" table:style-name="ce1">
            <text:p>-1,05</text:p>
          </table:table-cell>
          <table:table-cell office:value-type="float" office:value="-4.55" table:style-name="ce1">
            <text:p>-4,55</text:p>
          </table:table-cell>
          <table:table-cell office:value-type="float" office:value="-1.68" table:style-name="ce1">
            <text:p>-1,68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614392" table:style-name="ce2">
            <text:p>1661175614392</text:p>
          </table:table-cell>
          <table:table-cell office:value-type="date" office:date-value="2022-08-22T13:40:14" table:formula="of:=[.J586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4.1480000000000003E-2" table:style-name="ce1">
            <text:p>0,04148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-0.63" table:style-name="ce1">
            <text:p>-0,63</text:p>
          </table:table-cell>
          <table:table-cell office:value-type="float" office:value="-4.55" table:style-name="ce1">
            <text:p>-4,55</text:p>
          </table:table-cell>
          <table:table-cell office:value-type="float" office:value="-1.82" table:style-name="ce1">
            <text:p>-1,8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4450" table:style-name="ce2">
            <text:p>1661175614450</text:p>
          </table:table-cell>
          <table:table-cell office:value-type="date" office:date-value="2022-08-22T13:40:14" table:formula="of:=[.J587]/86400000+DATE(1970;1;1)" table:style-name="ce3">
            <text:p>2022-08-22 13:40:14:40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9032E-2" table:style-name="ce1">
            <text:p>-0,01903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0.84" table:style-name="ce1">
            <text:p>0,84</text:p>
          </table:table-cell>
          <table:table-cell office:value-type="float" office:value="-5.04" table:style-name="ce1">
            <text:p>-5,04</text:p>
          </table:table-cell>
          <table:table-cell office:value-type="float" office:value="-1.89" table:style-name="ce1">
            <text:p>-1,89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4508" table:style-name="ce2">
            <text:p>1661175614508</text:p>
          </table:table-cell>
          <table:table-cell office:value-type="date" office:date-value="2022-08-22T13:40:14" table:formula="of:=[.J588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4566" table:style-name="ce2">
            <text:p>1661175614566</text:p>
          </table:table-cell>
          <table:table-cell office:value-type="date" office:date-value="2022-08-22T13:40:14" table:formula="of:=[.J589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91" table:style-name="ce1">
            <text:p>0,91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4653" table:style-name="ce2">
            <text:p>1661175614653</text:p>
          </table:table-cell>
          <table:table-cell office:value-type="date" office:date-value="2022-08-22T13:40:14" table:formula="of:=[.J590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0.21" table:style-name="ce1">
            <text:p>0,21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4711" table:style-name="ce2">
            <text:p>1661175614711</text:p>
          </table:table-cell>
          <table:table-cell office:value-type="date" office:date-value="2022-08-22T13:40:14" table:formula="of:=[.J591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4769" table:style-name="ce2">
            <text:p>1661175614769</text:p>
          </table:table-cell>
          <table:table-cell office:value-type="date" office:date-value="2022-08-22T13:40:14" table:formula="of:=[.J592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91" table:style-name="ce1">
            <text:p>0,91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14828" table:style-name="ce2">
            <text:p>1661175614828</text:p>
          </table:table-cell>
          <table:table-cell office:value-type="date" office:date-value="2022-08-22T13:40:14" table:formula="of:=[.J593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06256" table:style-name="ce1">
            <text:p>1,00625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4915" table:style-name="ce2">
            <text:p>1661175614915</text:p>
          </table:table-cell>
          <table:table-cell office:value-type="date" office:date-value="2022-08-22T13:40:14" table:formula="of:=[.J594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0165040000000001" table:style-name="ce1">
            <text:p>1,016504</text:p>
          </table:table-cell>
          <table:table-cell office:value-type="float" office:value="0.35" table:style-name="ce1">
            <text:p>0,35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4973" table:style-name="ce2">
            <text:p>1661175614973</text:p>
          </table:table-cell>
          <table:table-cell office:value-type="date" office:date-value="2022-08-22T13:40:14" table:formula="of:=[.J595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5032" table:style-name="ce2">
            <text:p>1661175615032</text:p>
          </table:table-cell>
          <table:table-cell office:value-type="date" office:date-value="2022-08-22T13:40:15" table:formula="of:=[.J596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5089" table:style-name="ce2">
            <text:p>1661175615089</text:p>
          </table:table-cell>
          <table:table-cell office:value-type="date" office:date-value="2022-08-22T13:40:15" table:formula="of:=[.J597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7" table:style-name="ce1">
            <text:p>0,7</text:p>
          </table:table-cell>
          <table:table-cell office:value-type="float" office:value="-4.13" table:style-name="ce1">
            <text:p>-4,13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5177" table:style-name="ce2">
            <text:p>1661175615177</text:p>
          </table:table-cell>
          <table:table-cell office:value-type="date" office:date-value="2022-08-22T13:40:15" table:formula="of:=[.J598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1.0096719999999999" table:style-name="ce1">
            <text:p>1,00967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5235" table:style-name="ce2">
            <text:p>1661175615235</text:p>
          </table:table-cell>
          <table:table-cell office:value-type="date" office:date-value="2022-08-22T13:40:15" table:formula="of:=[.J599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15293" table:style-name="ce2">
            <text:p>1661175615293</text:p>
          </table:table-cell>
          <table:table-cell office:value-type="date" office:date-value="2022-08-22T13:40:15" table:formula="of:=[.J600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.77" table:style-name="ce1">
            <text:p>0,77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15351" table:style-name="ce2">
            <text:p>1661175615351</text:p>
          </table:table-cell>
          <table:table-cell office:value-type="date" office:date-value="2022-08-22T13:40:15" table:formula="of:=[.J601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84" table:style-name="ce1">
            <text:p>0,84</text:p>
          </table:table-cell>
          <table:table-cell office:value-type="float" office:value="-4.13" table:style-name="ce1">
            <text:p>-4,13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5438" table:style-name="ce2">
            <text:p>1661175615438</text:p>
          </table:table-cell>
          <table:table-cell office:value-type="date" office:date-value="2022-08-22T13:40:15" table:formula="of:=[.J602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424E-2" table:style-name="ce1">
            <text:p>0,02342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5496" table:style-name="ce2">
            <text:p>1661175615496</text:p>
          </table:table-cell>
          <table:table-cell office:value-type="date" office:date-value="2022-08-22T13:40:15" table:formula="of:=[.J603]/86400000+DATE(1970;1;1)" table:style-name="ce3">
            <text:p>2022-08-22 13:40:15:40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5555" table:style-name="ce2">
            <text:p>1661175615555</text:p>
          </table:table-cell>
          <table:table-cell office:value-type="date" office:date-value="2022-08-22T13:40:15" table:formula="of:=[.J604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528" table:style-name="ce1">
            <text:p>1,0052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5612" table:style-name="ce2">
            <text:p>1661175615612</text:p>
          </table:table-cell>
          <table:table-cell office:value-type="date" office:date-value="2022-08-22T13:40:15" table:formula="of:=[.J605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15700" table:style-name="ce2">
            <text:p>1661175615700</text:p>
          </table:table-cell>
          <table:table-cell office:value-type="date" office:date-value="2022-08-22T13:40:15" table:formula="of:=[.J606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91" table:style-name="ce1">
            <text:p>0,91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5758" table:style-name="ce2">
            <text:p>1661175615758</text:p>
          </table:table-cell>
          <table:table-cell office:value-type="date" office:date-value="2022-08-22T13:40:15" table:formula="of:=[.J607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3576" table:style-name="ce1">
            <text:p>1,013576</text:p>
          </table:table-cell>
          <table:table-cell office:value-type="float" office:value="1.05" table:style-name="ce1">
            <text:p>1,05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5816" table:style-name="ce2">
            <text:p>1661175615816</text:p>
          </table:table-cell>
          <table:table-cell office:value-type="date" office:date-value="2022-08-22T13:40:15" table:formula="of:=[.J608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017968" table:style-name="ce1">
            <text:p>1,017968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5874" table:style-name="ce2">
            <text:p>1661175615874</text:p>
          </table:table-cell>
          <table:table-cell office:value-type="date" office:date-value="2022-08-22T13:40:15" table:formula="of:=[.J609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5961" table:style-name="ce2">
            <text:p>1661175615961</text:p>
          </table:table-cell>
          <table:table-cell office:value-type="date" office:date-value="2022-08-22T13:40:15" table:formula="of:=[.J610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375999999999999E-2" table:style-name="ce1">
            <text:p>0,025376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6020" table:style-name="ce2">
            <text:p>1661175616020</text:p>
          </table:table-cell>
          <table:table-cell office:value-type="date" office:date-value="2022-08-22T13:40:16" table:formula="of:=[.J611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375999999999999E-2" table:style-name="ce1">
            <text:p>0,02537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16078" table:style-name="ce2">
            <text:p>1661175616078</text:p>
          </table:table-cell>
          <table:table-cell office:value-type="date" office:date-value="2022-08-22T13:40:16" table:formula="of:=[.J612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400000000000002E-2" table:style-name="ce1">
            <text:p>0,0244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1.4" table:style-name="ce1">
            <text:p>1,4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16135" table:style-name="ce2">
            <text:p>1661175616135</text:p>
          </table:table-cell>
          <table:table-cell office:value-type="date" office:date-value="2022-08-22T13:40:16" table:formula="of:=[.J613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352E-2" table:style-name="ce1">
            <text:p>0,02635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1661175616223" table:style-name="ce2">
            <text:p>1661175616223</text:p>
          </table:table-cell>
          <table:table-cell office:value-type="date" office:date-value="2022-08-22T13:40:16" table:formula="of:=[.J614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1.47" table:style-name="ce1">
            <text:p>1,47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6282" table:style-name="ce2">
            <text:p>1661175616282</text:p>
          </table:table-cell>
          <table:table-cell office:value-type="date" office:date-value="2022-08-22T13:40:16" table:formula="of:=[.J615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0.97355999999999998" table:style-name="ce1">
            <text:p>0,97356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6339" table:style-name="ce2">
            <text:p>1661175616339</text:p>
          </table:table-cell>
          <table:table-cell office:value-type="date" office:date-value="2022-08-22T13:40:16" table:formula="of:=[.J616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936000000000002E-2" table:style-name="ce1">
            <text:p>0,02293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7843999999999998" table:style-name="ce1">
            <text:p>0,97844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41" table:style-name="ce1">
            <text:p>-4,41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6398" table:style-name="ce2">
            <text:p>1661175616398</text:p>
          </table:table-cell>
          <table:table-cell office:value-type="date" office:date-value="2022-08-22T13:40:16" table:formula="of:=[.J617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7697599999999996" table:style-name="ce1">
            <text:p>0,97697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6486" table:style-name="ce2">
            <text:p>1661175616486</text:p>
          </table:table-cell>
          <table:table-cell office:value-type="date" office:date-value="2022-08-22T13:40:16" table:formula="of:=[.J618]/86400000+DATE(1970;1;1)" table:style-name="ce3">
            <text:p>2022-08-22 13:40:16:40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6543" table:style-name="ce2">
            <text:p>1661175616543</text:p>
          </table:table-cell>
          <table:table-cell office:value-type="date" office:date-value="2022-08-22T13:40:16" table:formula="of:=[.J619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6601" table:style-name="ce2">
            <text:p>1661175616601</text:p>
          </table:table-cell>
          <table:table-cell office:value-type="date" office:date-value="2022-08-22T13:40:16" table:formula="of:=[.J620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8136800000000002" table:style-name="ce1">
            <text:p>0,981368</text:p>
          </table:table-cell>
          <table:table-cell office:value-type="float" office:value="0.21" table:style-name="ce1">
            <text:p>0,2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6660" table:style-name="ce2">
            <text:p>1661175616660</text:p>
          </table:table-cell>
          <table:table-cell office:value-type="date" office:date-value="2022-08-22T13:40:16" table:formula="of:=[.J621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6747" table:style-name="ce2">
            <text:p>1661175616747</text:p>
          </table:table-cell>
          <table:table-cell office:value-type="date" office:date-value="2022-08-22T13:40:16" table:formula="of:=[.J622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6805" table:style-name="ce2">
            <text:p>1661175616805</text:p>
          </table:table-cell>
          <table:table-cell office:value-type="date" office:date-value="2022-08-22T13:40:16" table:formula="of:=[.J623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1.96" table:style-name="ce1">
            <text:p>-1,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16863" table:style-name="ce2">
            <text:p>1661175616863</text:p>
          </table:table-cell>
          <table:table-cell office:value-type="date" office:date-value="2022-08-22T13:40:16" table:formula="of:=[.J624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8673599999999995" table:style-name="ce1">
            <text:p>0,986736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6921" table:style-name="ce2">
            <text:p>1661175616921</text:p>
          </table:table-cell>
          <table:table-cell office:value-type="date" office:date-value="2022-08-22T13:40:16" table:formula="of:=[.J625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0" table:style-name="ce1">
            <text:p>0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21" table:style-name="ce1">
            <text:p>0,21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7009" table:style-name="ce2">
            <text:p>1661175617009</text:p>
          </table:table-cell>
          <table:table-cell office:value-type="date" office:date-value="2022-08-22T13:40:17" table:formula="of:=[.J626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7066" table:style-name="ce2">
            <text:p>1661175617066</text:p>
          </table:table-cell>
          <table:table-cell office:value-type="date" office:date-value="2022-08-22T13:40:17" table:formula="of:=[.J627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21" table:style-name="ce1">
            <text:p>0,21</text:p>
          </table:table-cell>
          <table:table-cell office:value-type="float" office:value="-4.2" table:style-name="ce1">
            <text:p>-4,2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7125" table:style-name="ce2">
            <text:p>1661175617125</text:p>
          </table:table-cell>
          <table:table-cell office:value-type="date" office:date-value="2022-08-22T13:40:17" table:formula="of:=[.J628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17183" table:style-name="ce2">
            <text:p>1661175617183</text:p>
          </table:table-cell>
          <table:table-cell office:value-type="date" office:date-value="2022-08-22T13:40:17" table:formula="of:=[.J629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7270" table:style-name="ce2">
            <text:p>1661175617270</text:p>
          </table:table-cell>
          <table:table-cell office:value-type="date" office:date-value="2022-08-22T13:40:17" table:formula="of:=[.J630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7328" table:style-name="ce2">
            <text:p>1661175617328</text:p>
          </table:table-cell>
          <table:table-cell office:value-type="date" office:date-value="2022-08-22T13:40:17" table:formula="of:=[.J631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35" table:style-name="ce1">
            <text:p>0,35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7387" table:style-name="ce2">
            <text:p>1661175617387</text:p>
          </table:table-cell>
          <table:table-cell office:value-type="date" office:date-value="2022-08-22T13:40:17" table:formula="of:=[.J632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11136" table:style-name="ce1">
            <text:p>1,01113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7445" table:style-name="ce2">
            <text:p>1661175617445</text:p>
          </table:table-cell>
          <table:table-cell office:value-type="date" office:date-value="2022-08-22T13:40:17" table:formula="of:=[.J633]/86400000+DATE(1970;1;1)" table:style-name="ce3">
            <text:p>2022-08-22 13:40:17:40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7532" table:style-name="ce2">
            <text:p>1661175617532</text:p>
          </table:table-cell>
          <table:table-cell office:value-type="date" office:date-value="2022-08-22T13:40:17" table:formula="of:=[.J634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77199999999999" table:style-name="ce1">
            <text:p>1,00772</text:p>
          </table:table-cell>
          <table:table-cell office:value-type="float" office:value="0.21" table:style-name="ce1">
            <text:p>0,2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17590" table:style-name="ce2">
            <text:p>1661175617590</text:p>
          </table:table-cell>
          <table:table-cell office:value-type="date" office:date-value="2022-08-22T13:40:17" table:formula="of:=[.J635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35" table:style-name="ce1">
            <text:p>0,3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7648" table:style-name="ce2">
            <text:p>1661175617648</text:p>
          </table:table-cell>
          <table:table-cell office:value-type="date" office:date-value="2022-08-22T13:40:17" table:formula="of:=[.J636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7706" table:style-name="ce2">
            <text:p>1661175617706</text:p>
          </table:table-cell>
          <table:table-cell office:value-type="date" office:date-value="2022-08-22T13:40:17" table:formula="of:=[.J637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42" table:style-name="ce1">
            <text:p>0,42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7793" table:style-name="ce2">
            <text:p>1661175617793</text:p>
          </table:table-cell>
          <table:table-cell office:value-type="date" office:date-value="2022-08-22T13:40:17" table:formula="of:=[.J638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1.8055999999999999E-2" table:style-name="ce1">
            <text:p>0,018056</text:p>
          </table:table-cell>
          <table:table-cell office:value-type="float" office:value="1.013088" table:style-name="ce1">
            <text:p>1,01308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7852" table:style-name="ce2">
            <text:p>1661175617852</text:p>
          </table:table-cell>
          <table:table-cell office:value-type="date" office:date-value="2022-08-22T13:40:17" table:formula="of:=[.J639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7909" table:style-name="ce2">
            <text:p>1661175617909</text:p>
          </table:table-cell>
          <table:table-cell office:value-type="date" office:date-value="2022-08-22T13:40:17" table:formula="of:=[.J640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7967" table:style-name="ce2">
            <text:p>1661175617967</text:p>
          </table:table-cell>
          <table:table-cell office:value-type="date" office:date-value="2022-08-22T13:40:17" table:formula="of:=[.J641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8054" table:style-name="ce2">
            <text:p>1661175618054</text:p>
          </table:table-cell>
          <table:table-cell office:value-type="date" office:date-value="2022-08-22T13:40:18" table:formula="of:=[.J642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8113" table:style-name="ce2">
            <text:p>1661175618113</text:p>
          </table:table-cell>
          <table:table-cell office:value-type="date" office:date-value="2022-08-22T13:40:18" table:formula="of:=[.J643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77199999999999" table:style-name="ce1">
            <text:p>1,00772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8171" table:style-name="ce2">
            <text:p>1661175618171</text:p>
          </table:table-cell>
          <table:table-cell office:value-type="date" office:date-value="2022-08-22T13:40:18" table:formula="of:=[.J644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8229" table:style-name="ce2">
            <text:p>1661175618229</text:p>
          </table:table-cell>
          <table:table-cell office:value-type="date" office:date-value="2022-08-22T13:40:18" table:formula="of:=[.J645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8317" table:style-name="ce2">
            <text:p>1661175618317</text:p>
          </table:table-cell>
          <table:table-cell office:value-type="date" office:date-value="2022-08-22T13:40:18" table:formula="of:=[.J646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1.464E-3" table:style-name="ce1">
            <text:p>0,00146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8375" table:style-name="ce2">
            <text:p>1661175618375</text:p>
          </table:table-cell>
          <table:table-cell office:value-type="date" office:date-value="2022-08-22T13:40:18" table:formula="of:=[.J647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8432" table:style-name="ce2">
            <text:p>1661175618432</text:p>
          </table:table-cell>
          <table:table-cell office:value-type="date" office:date-value="2022-08-22T13:40:18" table:formula="of:=[.J648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8491" table:style-name="ce2">
            <text:p>1661175618491</text:p>
          </table:table-cell>
          <table:table-cell office:value-type="date" office:date-value="2022-08-22T13:40:18" table:formula="of:=[.J649]/86400000+DATE(1970;1;1)" table:style-name="ce3">
            <text:p>2022-08-22 13:40:18:401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8579" table:style-name="ce2">
            <text:p>1661175618579</text:p>
          </table:table-cell>
          <table:table-cell office:value-type="date" office:date-value="2022-08-22T13:40:18" table:formula="of:=[.J650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1.05" table:style-name="ce1">
            <text:p>1,0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8636" table:style-name="ce2">
            <text:p>1661175618636</text:p>
          </table:table-cell>
          <table:table-cell office:value-type="date" office:date-value="2022-08-22T13:40:18" table:formula="of:=[.J651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8694" table:style-name="ce2">
            <text:p>1661175618694</text:p>
          </table:table-cell>
          <table:table-cell office:value-type="date" office:date-value="2022-08-22T13:40:18" table:formula="of:=[.J652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15528" table:style-name="ce1">
            <text:p>1,01552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8753" table:style-name="ce2">
            <text:p>1661175618753</text:p>
          </table:table-cell>
          <table:table-cell office:value-type="date" office:date-value="2022-08-22T13:40:18" table:formula="of:=[.J653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8840" table:style-name="ce2">
            <text:p>1661175618840</text:p>
          </table:table-cell>
          <table:table-cell office:value-type="date" office:date-value="2022-08-22T13:40:18" table:formula="of:=[.J654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8208" table:style-name="ce1">
            <text:p>1,00820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18898" table:style-name="ce2">
            <text:p>1661175618898</text:p>
          </table:table-cell>
          <table:table-cell office:value-type="date" office:date-value="2022-08-22T13:40:18" table:formula="of:=[.J655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98" table:style-name="ce1">
            <text:p>0,98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18957" table:style-name="ce2">
            <text:p>1661175618957</text:p>
          </table:table-cell>
          <table:table-cell office:value-type="date" office:date-value="2022-08-22T13:40:18" table:formula="of:=[.J656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1.19" table:style-name="ce1">
            <text:p>1,19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9014" table:style-name="ce2">
            <text:p>1661175619014</text:p>
          </table:table-cell>
          <table:table-cell office:value-type="date" office:date-value="2022-08-22T13:40:19" table:formula="of:=[.J657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77" table:style-name="ce1">
            <text:p>0,7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9101" table:style-name="ce2">
            <text:p>1661175619101</text:p>
          </table:table-cell>
          <table:table-cell office:value-type="date" office:date-value="2022-08-22T13:40:19" table:formula="of:=[.J658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1.1077600000000001" table:style-name="ce1">
            <text:p>1,10776</text:p>
          </table:table-cell>
          <table:table-cell office:value-type="float" office:value="1.19" table:style-name="ce1">
            <text:p>1,19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9159" table:style-name="ce2">
            <text:p>1661175619159</text:p>
          </table:table-cell>
          <table:table-cell office:value-type="date" office:date-value="2022-08-22T13:40:19" table:formula="of:=[.J659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19218" table:style-name="ce2">
            <text:p>1661175619218</text:p>
          </table:table-cell>
          <table:table-cell office:value-type="date" office:date-value="2022-08-22T13:40:19" table:formula="of:=[.J660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-6.3439999999999998E-3" table:style-name="ce1">
            <text:p>-0,006344</text:p>
          </table:table-cell>
          <table:table-cell office:value-type="float" office:value="0.97648800000000002" table:style-name="ce1">
            <text:p>0,97648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9276" table:style-name="ce2">
            <text:p>1661175619276</text:p>
          </table:table-cell>
          <table:table-cell office:value-type="date" office:date-value="2022-08-22T13:40:19" table:formula="of:=[.J661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400000000000002E-2" table:style-name="ce1">
            <text:p>0,0244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19363" table:style-name="ce2">
            <text:p>1661175619363</text:p>
          </table:table-cell>
          <table:table-cell office:value-type="date" office:date-value="2022-08-22T13:40:19" table:formula="of:=[.J662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839999999999999E-2" table:style-name="ce1">
            <text:p>0,02684</text:p>
          </table:table-cell>
          <table:table-cell office:value-type="float" office:value="0" table:style-name="ce1">
            <text:p>0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9421" table:style-name="ce2">
            <text:p>1661175619421</text:p>
          </table:table-cell>
          <table:table-cell office:value-type="date" office:date-value="2022-08-22T13:40:19" table:formula="of:=[.J663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8136800000000002" table:style-name="ce1">
            <text:p>0,981368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9480" table:style-name="ce2">
            <text:p>1661175619480</text:p>
          </table:table-cell>
          <table:table-cell office:value-type="date" office:date-value="2022-08-22T13:40:19" table:formula="of:=[.J664]/86400000+DATE(1970;1;1)" table:style-name="ce3">
            <text:p>2022-08-22 13:40:19:401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864000000000002E-2" table:style-name="ce1">
            <text:p>0,025864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19538" table:style-name="ce2">
            <text:p>1661175619538</text:p>
          </table:table-cell>
          <table:table-cell office:value-type="date" office:date-value="2022-08-22T13:40:19" table:formula="of:=[.J665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7843999999999998" table:style-name="ce1">
            <text:p>0,97844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9625" table:style-name="ce2">
            <text:p>1661175619625</text:p>
          </table:table-cell>
          <table:table-cell office:value-type="date" office:date-value="2022-08-22T13:40:19" table:formula="of:=[.J666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864000000000002E-2" table:style-name="ce1">
            <text:p>0,025864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19683" table:style-name="ce2">
            <text:p>1661175619683</text:p>
          </table:table-cell>
          <table:table-cell office:value-type="date" office:date-value="2022-08-22T13:40:19" table:formula="of:=[.J667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19741" table:style-name="ce2">
            <text:p>1661175619741</text:p>
          </table:table-cell>
          <table:table-cell office:value-type="date" office:date-value="2022-08-22T13:40:19" table:formula="of:=[.J668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19799" table:style-name="ce2">
            <text:p>1661175619799</text:p>
          </table:table-cell>
          <table:table-cell office:value-type="date" office:date-value="2022-08-22T13:40:19" table:formula="of:=[.J669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19886" table:style-name="ce2">
            <text:p>1661175619886</text:p>
          </table:table-cell>
          <table:table-cell office:value-type="date" office:date-value="2022-08-22T13:40:19" table:formula="of:=[.J670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19945" table:style-name="ce2">
            <text:p>1661175619945</text:p>
          </table:table-cell>
          <table:table-cell office:value-type="date" office:date-value="2022-08-22T13:40:19" table:formula="of:=[.J671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8527200000000004" table:style-name="ce1">
            <text:p>0,985272</text:p>
          </table:table-cell>
          <table:table-cell office:value-type="float" office:value="0" table:style-name="ce1">
            <text:p>0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0002" table:style-name="ce2">
            <text:p>1661175620002</text:p>
          </table:table-cell>
          <table:table-cell office:value-type="date" office:date-value="2022-08-22T13:40:20" table:formula="of:=[.J672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0060" table:style-name="ce2">
            <text:p>1661175620060</text:p>
          </table:table-cell>
          <table:table-cell office:value-type="date" office:date-value="2022-08-22T13:40:20" table:formula="of:=[.J673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0148" table:style-name="ce2">
            <text:p>1661175620148</text:p>
          </table:table-cell>
          <table:table-cell office:value-type="date" office:date-value="2022-08-22T13:40:20" table:formula="of:=[.J674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8527200000000004" table:style-name="ce1">
            <text:p>0,98527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0206" table:style-name="ce2">
            <text:p>1661175620206</text:p>
          </table:table-cell>
          <table:table-cell office:value-type="date" office:date-value="2022-08-22T13:40:20" table:formula="of:=[.J675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20264" table:style-name="ce2">
            <text:p>1661175620264</text:p>
          </table:table-cell>
          <table:table-cell office:value-type="date" office:date-value="2022-08-22T13:40:20" table:formula="of:=[.J676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0" table:style-name="ce1">
            <text:p>0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0323" table:style-name="ce2">
            <text:p>1661175620323</text:p>
          </table:table-cell>
          <table:table-cell office:value-type="date" office:date-value="2022-08-22T13:40:20" table:formula="of:=[.J677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0410" table:style-name="ce2">
            <text:p>1661175620410</text:p>
          </table:table-cell>
          <table:table-cell office:value-type="date" office:date-value="2022-08-22T13:40:20" table:formula="of:=[.J678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599999999999996E-3" table:style-name="ce1">
            <text:p>0,00976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21" table:style-name="ce1">
            <text:p>0,21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0468" table:style-name="ce2">
            <text:p>1661175620468</text:p>
          </table:table-cell>
          <table:table-cell office:value-type="date" office:date-value="2022-08-22T13:40:20" table:formula="of:=[.J679]/86400000+DATE(1970;1;1)" table:style-name="ce3">
            <text:p>2022-08-22 13:40:20:402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06256" table:style-name="ce1">
            <text:p>1,00625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76" table:style-name="ce1">
            <text:p>-4,76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0525" table:style-name="ce2">
            <text:p>1661175620525</text:p>
          </table:table-cell>
          <table:table-cell office:value-type="date" office:date-value="2022-08-22T13:40:20" table:formula="of:=[.J680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0584" table:style-name="ce2">
            <text:p>1661175620584</text:p>
          </table:table-cell>
          <table:table-cell office:value-type="date" office:date-value="2022-08-22T13:40:20" table:formula="of:=[.J681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0.21" table:style-name="ce1">
            <text:p>0,21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0672" table:style-name="ce2">
            <text:p>1661175620672</text:p>
          </table:table-cell>
          <table:table-cell office:value-type="date" office:date-value="2022-08-22T13:40:20" table:formula="of:=[.J682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0730" table:style-name="ce2">
            <text:p>1661175620730</text:p>
          </table:table-cell>
          <table:table-cell office:value-type="date" office:date-value="2022-08-22T13:40:20" table:formula="of:=[.J683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0787" table:style-name="ce2">
            <text:p>1661175620787</text:p>
          </table:table-cell>
          <table:table-cell office:value-type="date" office:date-value="2022-08-22T13:40:20" table:formula="of:=[.J684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0846" table:style-name="ce2">
            <text:p>1661175620846</text:p>
          </table:table-cell>
          <table:table-cell office:value-type="date" office:date-value="2022-08-22T13:40:20" table:formula="of:=[.J685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6104E-2" table:style-name="ce1">
            <text:p>0,016104</text:p>
          </table:table-cell>
          <table:table-cell office:value-type="float" office:value="1.008696" table:style-name="ce1">
            <text:p>1,008696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0934" table:style-name="ce2">
            <text:p>1661175620934</text:p>
          </table:table-cell>
          <table:table-cell office:value-type="date" office:date-value="2022-08-22T13:40:20" table:formula="of:=[.J686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35" table:style-name="ce1">
            <text:p>0,3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0991" table:style-name="ce2">
            <text:p>1661175620991</text:p>
          </table:table-cell>
          <table:table-cell office:value-type="date" office:date-value="2022-08-22T13:40:20" table:formula="of:=[.J687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1050" table:style-name="ce2">
            <text:p>1661175621050</text:p>
          </table:table-cell>
          <table:table-cell office:value-type="date" office:date-value="2022-08-22T13:40:21" table:formula="of:=[.J688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89157600000000004" table:style-name="ce1">
            <text:p>0,891576</text:p>
          </table:table-cell>
          <table:table-cell office:value-type="float" office:value="0.21" table:style-name="ce1">
            <text:p>0,21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1108" table:style-name="ce2">
            <text:p>1661175621108</text:p>
          </table:table-cell>
          <table:table-cell office:value-type="date" office:date-value="2022-08-22T13:40:21" table:formula="of:=[.J689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13088" table:style-name="ce1">
            <text:p>1,01308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1195" table:style-name="ce2">
            <text:p>1661175621195</text:p>
          </table:table-cell>
          <table:table-cell office:value-type="date" office:date-value="2022-08-22T13:40:21" table:formula="of:=[.J690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96" table:style-name="ce1">
            <text:p>-1,96</text:p>
          </table:table-cell>
          <table:table-cell office:value-type="float" office:value="0" table:style-name="ce1">
            <text:p>0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1252" table:style-name="ce2">
            <text:p>1661175621252</text:p>
          </table:table-cell>
          <table:table-cell office:value-type="date" office:date-value="2022-08-22T13:40:21" table:formula="of:=[.J691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464E-3" table:style-name="ce1">
            <text:p>0,001464</text:p>
          </table:table-cell>
          <table:table-cell office:value-type="float" office:value="1.015528" table:style-name="ce1">
            <text:p>1,015528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1311" table:style-name="ce2">
            <text:p>1661175621311</text:p>
          </table:table-cell>
          <table:table-cell office:value-type="date" office:date-value="2022-08-22T13:40:21" table:formula="of:=[.J692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3176E-2" table:style-name="ce1">
            <text:p>0,013176</text:p>
          </table:table-cell>
          <table:table-cell office:value-type="float" office:value="1.013088" table:style-name="ce1">
            <text:p>1,013088</text:p>
          </table:table-cell>
          <table:table-cell office:value-type="float" office:value="0.77" table:style-name="ce1">
            <text:p>0,7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1369" table:style-name="ce2">
            <text:p>1661175621369</text:p>
          </table:table-cell>
          <table:table-cell office:value-type="date" office:date-value="2022-08-22T13:40:21" table:formula="of:=[.J693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1456" table:style-name="ce2">
            <text:p>1661175621456</text:p>
          </table:table-cell>
          <table:table-cell office:value-type="date" office:date-value="2022-08-22T13:40:21" table:formula="of:=[.J694]/86400000+DATE(1970;1;1)" table:style-name="ce3">
            <text:p>2022-08-22 13:40:21:402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1514" table:style-name="ce2">
            <text:p>1661175621514</text:p>
          </table:table-cell>
          <table:table-cell office:value-type="date" office:date-value="2022-08-22T13:40:21" table:formula="of:=[.J695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1.6104E-2" table:style-name="ce1">
            <text:p>0,016104</text:p>
          </table:table-cell>
          <table:table-cell office:value-type="float" office:value="1.033096" table:style-name="ce1">
            <text:p>1,0330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21572" table:style-name="ce2">
            <text:p>1661175621572</text:p>
          </table:table-cell>
          <table:table-cell office:value-type="date" office:date-value="2022-08-22T13:40:21" table:formula="of:=[.J696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1630" table:style-name="ce2">
            <text:p>1661175621630</text:p>
          </table:table-cell>
          <table:table-cell office:value-type="date" office:date-value="2022-08-22T13:40:21" table:formula="of:=[.J697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1.033096" table:style-name="ce1">
            <text:p>1,033096</text:p>
          </table:table-cell>
          <table:table-cell office:value-type="float" office:value="0.77" table:style-name="ce1">
            <text:p>0,7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1718" table:style-name="ce2">
            <text:p>1661175621718</text:p>
          </table:table-cell>
          <table:table-cell office:value-type="date" office:date-value="2022-08-22T13:40:21" table:formula="of:=[.J698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-1.1712E-2" table:style-name="ce1">
            <text:p>-0,011712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1777" table:style-name="ce2">
            <text:p>1661175621777</text:p>
          </table:table-cell>
          <table:table-cell office:value-type="date" office:date-value="2022-08-22T13:40:21" table:formula="of:=[.J699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1.001376" table:style-name="ce1">
            <text:p>1,001376</text:p>
          </table:table-cell>
          <table:table-cell office:value-type="float" office:value="1.05" table:style-name="ce1">
            <text:p>1,05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621834" table:style-name="ce2">
            <text:p>1661175621834</text:p>
          </table:table-cell>
          <table:table-cell office:value-type="date" office:date-value="2022-08-22T13:40:21" table:formula="of:=[.J700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1.47" table:style-name="ce1">
            <text:p>1,4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1892" table:style-name="ce2">
            <text:p>1661175621892</text:p>
          </table:table-cell>
          <table:table-cell office:value-type="date" office:date-value="2022-08-22T13:40:21" table:formula="of:=[.J701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-1.2200000000000001E-2" table:style-name="ce1">
            <text:p>-0,0122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1980" table:style-name="ce2">
            <text:p>1661175621980</text:p>
          </table:table-cell>
          <table:table-cell office:value-type="date" office:date-value="2022-08-22T13:40:21" table:formula="of:=[.J702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213840000000001" table:style-name="ce1">
            <text:p>1,02138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2038" table:style-name="ce2">
            <text:p>1661175622038</text:p>
          </table:table-cell>
          <table:table-cell office:value-type="date" office:date-value="2022-08-22T13:40:22" table:formula="of:=[.J703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1.96" table:style-name="ce1">
            <text:p>1,96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2096" table:style-name="ce2">
            <text:p>1661175622096</text:p>
          </table:table-cell>
          <table:table-cell office:value-type="date" office:date-value="2022-08-22T13:40:22" table:formula="of:=[.J704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2154" table:style-name="ce2">
            <text:p>1661175622154</text:p>
          </table:table-cell>
          <table:table-cell office:value-type="date" office:date-value="2022-08-22T13:40:22" table:formula="of:=[.J705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599999999999996E-3" table:style-name="ce1">
            <text:p>0,0097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1.4" table:style-name="ce1">
            <text:p>1,4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2242" table:style-name="ce2">
            <text:p>1661175622242</text:p>
          </table:table-cell>
          <table:table-cell office:value-type="date" office:date-value="2022-08-22T13:40:22" table:formula="of:=[.J706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-4.8799999999999998E-3" table:style-name="ce1">
            <text:p>-0,00488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84" table:style-name="ce1">
            <text:p>0,8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2300" table:style-name="ce2">
            <text:p>1661175622300</text:p>
          </table:table-cell>
          <table:table-cell office:value-type="date" office:date-value="2022-08-22T13:40:22" table:formula="of:=[.J707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077199999999999" table:style-name="ce1">
            <text:p>1,0077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2358" table:style-name="ce2">
            <text:p>1661175622358</text:p>
          </table:table-cell>
          <table:table-cell office:value-type="date" office:date-value="2022-08-22T13:40:22" table:formula="of:=[.J708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1.61" table:style-name="ce1">
            <text:p>1,61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2416" table:style-name="ce2">
            <text:p>1661175622416</text:p>
          </table:table-cell>
          <table:table-cell office:value-type="date" office:date-value="2022-08-22T13:40:22" table:formula="of:=[.J709]/86400000+DATE(1970;1;1)" table:style-name="ce3">
            <text:p>2022-08-22 13:40:22:402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1.26" table:style-name="ce1">
            <text:p>1,26</text:p>
          </table:table-cell>
          <table:table-cell office:value-type="float" office:value="-4.62" table:style-name="ce1">
            <text:p>-4,62</text:p>
          </table:table-cell>
          <table:table-cell office:value-type="float" office:value="-1.96" table:style-name="ce1">
            <text:p>-1,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22504" table:style-name="ce2">
            <text:p>1661175622504</text:p>
          </table:table-cell>
          <table:table-cell office:value-type="date" office:date-value="2022-08-22T13:40:22" table:formula="of:=[.J710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888E-2" table:style-name="ce1">
            <text:p>0,02488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6256" table:style-name="ce1">
            <text:p>1,006256</text:p>
          </table:table-cell>
          <table:table-cell office:value-type="float" office:value="0.91" table:style-name="ce1">
            <text:p>0,91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2561" table:style-name="ce2">
            <text:p>1661175622561</text:p>
          </table:table-cell>
          <table:table-cell office:value-type="date" office:date-value="2022-08-22T13:40:22" table:formula="of:=[.J711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7568E-2" table:style-name="ce1">
            <text:p>0,017568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2619" table:style-name="ce2">
            <text:p>1661175622619</text:p>
          </table:table-cell>
          <table:table-cell office:value-type="date" office:date-value="2022-08-22T13:40:22" table:formula="of:=[.J712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-1.1712E-2" table:style-name="ce1">
            <text:p>-0,011712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2678" table:style-name="ce2">
            <text:p>1661175622678</text:p>
          </table:table-cell>
          <table:table-cell office:value-type="date" office:date-value="2022-08-22T13:40:22" table:formula="of:=[.J713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1.61" table:style-name="ce1">
            <text:p>1,61</text:p>
          </table:table-cell>
          <table:table-cell office:value-type="float" office:value="-4.34" table:style-name="ce1">
            <text:p>-4,34</text:p>
          </table:table-cell>
          <table:table-cell office:value-type="float" office:value="-1.89" table:style-name="ce1">
            <text:p>-1,89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2765" table:style-name="ce2">
            <text:p>1661175622765</text:p>
          </table:table-cell>
          <table:table-cell office:value-type="date" office:date-value="2022-08-22T13:40:22" table:formula="of:=[.J714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936000000000002E-2" table:style-name="ce1">
            <text:p>0,022936</text:p>
          </table:table-cell>
          <table:table-cell office:value-type="float" office:value="1.7080000000000001E-2" table:style-name="ce1">
            <text:p>0,01708</text:p>
          </table:table-cell>
          <table:table-cell office:value-type="float" office:value="1.013088" table:style-name="ce1">
            <text:p>1,013088</text:p>
          </table:table-cell>
          <table:table-cell office:value-type="float" office:value="1.47" table:style-name="ce1">
            <text:p>1,4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2823" table:style-name="ce2">
            <text:p>1661175622823</text:p>
          </table:table-cell>
          <table:table-cell office:value-type="date" office:date-value="2022-08-22T13:40:22" table:formula="of:=[.J715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1376" table:style-name="ce1">
            <text:p>1,001376</text:p>
          </table:table-cell>
          <table:table-cell office:value-type="float" office:value="1.61" table:style-name="ce1">
            <text:p>1,61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2882" table:style-name="ce2">
            <text:p>1661175622882</text:p>
          </table:table-cell>
          <table:table-cell office:value-type="date" office:date-value="2022-08-22T13:40:22" table:formula="of:=[.J716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1.33" table:style-name="ce1">
            <text:p>1,33</text:p>
          </table:table-cell>
          <table:table-cell office:value-type="float" office:value="-4.83" table:style-name="ce1">
            <text:p>-4,83</text:p>
          </table:table-cell>
          <table:table-cell office:value-type="float" office:value="-1.89" table:style-name="ce1">
            <text:p>-1,89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22940" table:style-name="ce2">
            <text:p>1661175622940</text:p>
          </table:table-cell>
          <table:table-cell office:value-type="date" office:date-value="2022-08-22T13:40:22" table:formula="of:=[.J717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352E-2" table:style-name="ce1">
            <text:p>0,026352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1.19" table:style-name="ce1">
            <text:p>1,19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3027" table:style-name="ce2">
            <text:p>1661175623027</text:p>
          </table:table-cell>
          <table:table-cell office:value-type="date" office:date-value="2022-08-22T13:40:23" table:formula="of:=[.J718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23085" table:style-name="ce2">
            <text:p>1661175623085</text:p>
          </table:table-cell>
          <table:table-cell office:value-type="date" office:date-value="2022-08-22T13:40:23" table:formula="of:=[.J719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2720000000000007E-3" table:style-name="ce1">
            <text:p>0,009272</text:p>
          </table:table-cell>
          <table:table-cell office:value-type="float" office:value="1.6104E-2" table:style-name="ce1">
            <text:p>0,016104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1.05" table:style-name="ce1">
            <text:p>1,05</text:p>
          </table:table-cell>
          <table:table-cell office:value-type="float" office:value="-4.34" table:style-name="ce1">
            <text:p>-4,34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3143" table:style-name="ce2">
            <text:p>1661175623143</text:p>
          </table:table-cell>
          <table:table-cell office:value-type="date" office:date-value="2022-08-22T13:40:23" table:formula="of:=[.J720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3201" table:style-name="ce2">
            <text:p>1661175623201</text:p>
          </table:table-cell>
          <table:table-cell office:value-type="date" office:date-value="2022-08-22T13:40:23" table:formula="of:=[.J721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3288" table:style-name="ce2">
            <text:p>1661175623288</text:p>
          </table:table-cell>
          <table:table-cell office:value-type="date" office:date-value="2022-08-22T13:40:23" table:formula="of:=[.J722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213840000000001" table:style-name="ce1">
            <text:p>1,021384</text:p>
          </table:table-cell>
          <table:table-cell office:value-type="float" office:value="1.19" table:style-name="ce1">
            <text:p>1,1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3346" table:style-name="ce2">
            <text:p>1661175623346</text:p>
          </table:table-cell>
          <table:table-cell office:value-type="date" office:date-value="2022-08-22T13:40:23" table:formula="of:=[.J723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839999999999999E-2" table:style-name="ce1">
            <text:p>0,02684</text:p>
          </table:table-cell>
          <table:table-cell office:value-type="float" office:value="-4.3920000000000001E-3" table:style-name="ce1">
            <text:p>-0,004392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3405" table:style-name="ce2">
            <text:p>1661175623405</text:p>
          </table:table-cell>
          <table:table-cell office:value-type="date" office:date-value="2022-08-22T13:40:23" table:formula="of:=[.J724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52" table:style-name="ce1">
            <text:p>-2,52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3463" table:style-name="ce2">
            <text:p>1661175623463</text:p>
          </table:table-cell>
          <table:table-cell office:value-type="date" office:date-value="2022-08-22T13:40:23" table:formula="of:=[.J725]/86400000+DATE(1970;1;1)" table:style-name="ce3">
            <text:p>2022-08-22 13:40:23:402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1.26" table:style-name="ce1">
            <text:p>1,26</text:p>
          </table:table-cell>
          <table:table-cell office:value-type="float" office:value="-4.76" table:style-name="ce1">
            <text:p>-4,76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3550" table:style-name="ce2">
            <text:p>1661175623550</text:p>
          </table:table-cell>
          <table:table-cell office:value-type="date" office:date-value="2022-08-22T13:40:23" table:formula="of:=[.J726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-1.0736000000000001E-2" table:style-name="ce1">
            <text:p>-0,010736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98" table:style-name="ce1">
            <text:p>0,98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3609" table:style-name="ce2">
            <text:p>1661175623609</text:p>
          </table:table-cell>
          <table:table-cell office:value-type="date" office:date-value="2022-08-22T13:40:23" table:formula="of:=[.J727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96008" table:style-name="ce1">
            <text:p>0,996008</text:p>
          </table:table-cell>
          <table:table-cell office:value-type="float" office:value="1.05" table:style-name="ce1">
            <text:p>1,05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3666" table:style-name="ce2">
            <text:p>1661175623666</text:p>
          </table:table-cell>
          <table:table-cell office:value-type="date" office:date-value="2022-08-22T13:40:23" table:formula="of:=[.J728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06256" table:style-name="ce1">
            <text:p>1,006256</text:p>
          </table:table-cell>
          <table:table-cell office:value-type="float" office:value="0.63" table:style-name="ce1">
            <text:p>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3724" table:style-name="ce2">
            <text:p>1661175623724</text:p>
          </table:table-cell>
          <table:table-cell office:value-type="date" office:date-value="2022-08-22T13:40:23" table:formula="of:=[.J729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328000000000002E-2" table:style-name="ce1">
            <text:p>0,027328</text:p>
          </table:table-cell>
          <table:table-cell office:value-type="float" office:value="2.3424E-2" table:style-name="ce1">
            <text:p>0,023424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1.68" table:style-name="ce1">
            <text:p>1,6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3811" table:style-name="ce2">
            <text:p>1661175623811</text:p>
          </table:table-cell>
          <table:table-cell office:value-type="date" office:date-value="2022-08-22T13:40:23" table:formula="of:=[.J730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8320000000000004E-3" table:style-name="ce1">
            <text:p>0,00683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1.47" table:style-name="ce1">
            <text:p>1,47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3870" table:style-name="ce2">
            <text:p>1661175623870</text:p>
          </table:table-cell>
          <table:table-cell office:value-type="date" office:date-value="2022-08-22T13:40:23" table:formula="of:=[.J731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75" table:style-name="ce1">
            <text:p>1,75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3928" table:style-name="ce2">
            <text:p>1661175623928</text:p>
          </table:table-cell>
          <table:table-cell office:value-type="date" office:date-value="2022-08-22T13:40:23" table:formula="of:=[.J732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33" table:style-name="ce1">
            <text:p>1,33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3986" table:style-name="ce2">
            <text:p>1661175623986</text:p>
          </table:table-cell>
          <table:table-cell office:value-type="date" office:date-value="2022-08-22T13:40:23" table:formula="of:=[.J733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888E-2" table:style-name="ce1">
            <text:p>0,02488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98" table:style-name="ce1">
            <text:p>0,9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1661175624073" table:style-name="ce2">
            <text:p>1661175624073</text:p>
          </table:table-cell>
          <table:table-cell office:value-type="date" office:date-value="2022-08-22T13:40:24" table:formula="of:=[.J734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4132" table:style-name="ce2">
            <text:p>1661175624132</text:p>
          </table:table-cell>
          <table:table-cell office:value-type="date" office:date-value="2022-08-22T13:40:24" table:formula="of:=[.J735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199199999999999" table:style-name="ce1">
            <text:p>1,01992</text:p>
          </table:table-cell>
          <table:table-cell office:value-type="float" office:value="1.75" table:style-name="ce1">
            <text:p>1,75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4190" table:style-name="ce2">
            <text:p>1661175624190</text:p>
          </table:table-cell>
          <table:table-cell office:value-type="date" office:date-value="2022-08-22T13:40:24" table:formula="of:=[.J736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1.68" table:style-name="ce1">
            <text:p>1,6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4248" table:style-name="ce2">
            <text:p>1661175624248</text:p>
          </table:table-cell>
          <table:table-cell office:value-type="date" office:date-value="2022-08-22T13:40:24" table:formula="of:=[.J737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4336" table:style-name="ce2">
            <text:p>1661175624336</text:p>
          </table:table-cell>
          <table:table-cell office:value-type="date" office:date-value="2022-08-22T13:40:24" table:formula="of:=[.J738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84" table:style-name="ce1">
            <text:p>0,8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4393" table:style-name="ce2">
            <text:p>1661175624393</text:p>
          </table:table-cell>
          <table:table-cell office:value-type="date" office:date-value="2022-08-22T13:40:24" table:formula="of:=[.J739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1.464E-2" table:style-name="ce1">
            <text:p>0,01464</text:p>
          </table:table-cell>
          <table:table-cell office:value-type="float" office:value="1.006256" table:style-name="ce1">
            <text:p>1,006256</text:p>
          </table:table-cell>
          <table:table-cell office:value-type="float" office:value="1.4" table:style-name="ce1">
            <text:p>1,4</text:p>
          </table:table-cell>
          <table:table-cell office:value-type="float" office:value="-3.99" table:style-name="ce1">
            <text:p>-3,99</text:p>
          </table:table-cell>
          <table:table-cell office:value-type="float" office:value="-1.89" table:style-name="ce1">
            <text:p>-1,89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4451" table:style-name="ce2">
            <text:p>1661175624451</text:p>
          </table:table-cell>
          <table:table-cell office:value-type="date" office:date-value="2022-08-22T13:40:24" table:formula="of:=[.J740]/86400000+DATE(1970;1;1)" table:style-name="ce3">
            <text:p>2022-08-22 13:40:24:402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816E-2" table:style-name="ce1">
            <text:p>0,02781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24510" table:style-name="ce2">
            <text:p>1661175624510</text:p>
          </table:table-cell>
          <table:table-cell office:value-type="date" office:date-value="2022-08-22T13:40:24" table:formula="of:=[.J741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1.61" table:style-name="ce1">
            <text:p>1,61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4597" table:style-name="ce2">
            <text:p>1661175624597</text:p>
          </table:table-cell>
          <table:table-cell office:value-type="date" office:date-value="2022-08-22T13:40:24" table:formula="of:=[.J742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-3.9039999999999999E-3" table:style-name="ce1">
            <text:p>-0,003904</text:p>
          </table:table-cell>
          <table:table-cell office:value-type="float" office:value="1.00284" table:style-name="ce1">
            <text:p>1,0028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4655" table:style-name="ce2">
            <text:p>1661175624655</text:p>
          </table:table-cell>
          <table:table-cell office:value-type="date" office:date-value="2022-08-22T13:40:24" table:formula="of:=[.J743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2720000000000007E-3" table:style-name="ce1">
            <text:p>0,00927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4712" table:style-name="ce2">
            <text:p>1661175624712</text:p>
          </table:table-cell>
          <table:table-cell office:value-type="date" office:date-value="2022-08-22T13:40:24" table:formula="of:=[.J744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1.26" table:style-name="ce1">
            <text:p>1,26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4771" table:style-name="ce2">
            <text:p>1661175624771</text:p>
          </table:table-cell>
          <table:table-cell office:value-type="date" office:date-value="2022-08-22T13:40:24" table:formula="of:=[.J745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1.00528" table:style-name="ce1">
            <text:p>1,00528</text:p>
          </table:table-cell>
          <table:table-cell office:value-type="float" office:value="1.47" table:style-name="ce1">
            <text:p>1,4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4858" table:style-name="ce2">
            <text:p>1661175624858</text:p>
          </table:table-cell>
          <table:table-cell office:value-type="date" office:date-value="2022-08-22T13:40:24" table:formula="of:=[.J746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1.33" table:style-name="ce1">
            <text:p>1,3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1.96" table:style-name="ce1">
            <text:p>-1,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4916" table:style-name="ce2">
            <text:p>1661175624916</text:p>
          </table:table-cell>
          <table:table-cell office:value-type="date" office:date-value="2022-08-22T13:40:24" table:formula="of:=[.J747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375999999999999E-2" table:style-name="ce1">
            <text:p>0,025376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1.020408" table:style-name="ce1">
            <text:p>1,020408</text:p>
          </table:table-cell>
          <table:table-cell office:value-type="float" office:value="1.05" table:style-name="ce1">
            <text:p>1,05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4975" table:style-name="ce2">
            <text:p>1661175624975</text:p>
          </table:table-cell>
          <table:table-cell office:value-type="date" office:date-value="2022-08-22T13:40:24" table:formula="of:=[.J748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5033" table:style-name="ce2">
            <text:p>1661175625033</text:p>
          </table:table-cell>
          <table:table-cell office:value-type="date" office:date-value="2022-08-22T13:40:25" table:formula="of:=[.J749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424E-2" table:style-name="ce1">
            <text:p>0,023424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174799999999999" table:style-name="ce1">
            <text:p>1,01748</text:p>
          </table:table-cell>
          <table:table-cell office:value-type="float" office:value="1.47" table:style-name="ce1">
            <text:p>1,4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5120" table:style-name="ce2">
            <text:p>1661175625120</text:p>
          </table:table-cell>
          <table:table-cell office:value-type="date" office:date-value="2022-08-22T13:40:25" table:formula="of:=[.J750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1.47" table:style-name="ce1">
            <text:p>1,4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5178" table:style-name="ce2">
            <text:p>1661175625178</text:p>
          </table:table-cell>
          <table:table-cell office:value-type="date" office:date-value="2022-08-22T13:40:25" table:formula="of:=[.J751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1.75" table:style-name="ce1">
            <text:p>1,75</text:p>
          </table:table-cell>
          <table:table-cell office:value-type="float" office:value="-4.62" table:style-name="ce1">
            <text:p>-4,62</text:p>
          </table:table-cell>
          <table:table-cell office:value-type="float" office:value="-1.82" table:style-name="ce1">
            <text:p>-1,82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5237" table:style-name="ce2">
            <text:p>1661175625237</text:p>
          </table:table-cell>
          <table:table-cell office:value-type="date" office:date-value="2022-08-22T13:40:25" table:formula="of:=[.J752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375999999999999E-2" table:style-name="ce1">
            <text:p>0,02537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262640000000001" table:style-name="ce1">
            <text:p>1,026264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5294" table:style-name="ce2">
            <text:p>1661175625294</text:p>
          </table:table-cell>
          <table:table-cell office:value-type="date" office:date-value="2022-08-22T13:40:25" table:formula="of:=[.J753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1.68" table:style-name="ce1">
            <text:p>1,68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5382" table:style-name="ce2">
            <text:p>1661175625382</text:p>
          </table:table-cell>
          <table:table-cell office:value-type="date" office:date-value="2022-08-22T13:40:25" table:formula="of:=[.J754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238240000000001" table:style-name="ce1">
            <text:p>1,023824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5440" table:style-name="ce2">
            <text:p>1661175625440</text:p>
          </table:table-cell>
          <table:table-cell office:value-type="date" office:date-value="2022-08-22T13:40:25" table:formula="of:=[.J755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13088" table:style-name="ce1">
            <text:p>1,013088</text:p>
          </table:table-cell>
          <table:table-cell office:value-type="float" office:value="1.68" table:style-name="ce1">
            <text:p>1,6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5498" table:style-name="ce2">
            <text:p>1661175625498</text:p>
          </table:table-cell>
          <table:table-cell office:value-type="date" office:date-value="2022-08-22T13:40:25" table:formula="of:=[.J756]/86400000+DATE(1970;1;1)" table:style-name="ce3">
            <text:p>2022-08-22 13:40:25:402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1136" table:style-name="ce1">
            <text:p>1,011136</text:p>
          </table:table-cell>
          <table:table-cell office:value-type="float" office:value="1.96" table:style-name="ce1">
            <text:p>1,9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5556" table:style-name="ce2">
            <text:p>1661175625556</text:p>
          </table:table-cell>
          <table:table-cell office:value-type="date" office:date-value="2022-08-22T13:40:25" table:formula="of:=[.J757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424E-2" table:style-name="ce1">
            <text:p>0,02342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5643" table:style-name="ce2">
            <text:p>1661175625643</text:p>
          </table:table-cell>
          <table:table-cell office:value-type="date" office:date-value="2022-08-22T13:40:25" table:formula="of:=[.J758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25702" table:style-name="ce2">
            <text:p>1661175625702</text:p>
          </table:table-cell>
          <table:table-cell office:value-type="date" office:date-value="2022-08-22T13:40:25" table:formula="of:=[.J759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1.2688E-2" table:style-name="ce1">
            <text:p>0,012688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1.19" table:style-name="ce1">
            <text:p>1,1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5760" table:style-name="ce2">
            <text:p>1661175625760</text:p>
          </table:table-cell>
          <table:table-cell office:value-type="date" office:date-value="2022-08-22T13:40:25" table:formula="of:=[.J760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1.33" table:style-name="ce1">
            <text:p>1,33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5818" table:style-name="ce2">
            <text:p>1661175625818</text:p>
          </table:table-cell>
          <table:table-cell office:value-type="date" office:date-value="2022-08-22T13:40:25" table:formula="of:=[.J761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6256" table:style-name="ce1">
            <text:p>1,006256</text:p>
          </table:table-cell>
          <table:table-cell office:value-type="float" office:value="1.05" table:style-name="ce1">
            <text:p>1,05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5905" table:style-name="ce2">
            <text:p>1661175625905</text:p>
          </table:table-cell>
          <table:table-cell office:value-type="date" office:date-value="2022-08-22T13:40:25" table:formula="of:=[.J762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2.6352E-2" table:style-name="ce1">
            <text:p>0,026352</text:p>
          </table:table-cell>
          <table:table-cell office:value-type="float" office:value="0.97697599999999996" table:style-name="ce1">
            <text:p>0,97697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76" table:style-name="ce1">
            <text:p>-4,76</text:p>
          </table:table-cell>
          <table:table-cell office:value-type="float" office:value="-2.1" table:style-name="ce1">
            <text:p>-2,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25964" table:style-name="ce2">
            <text:p>1661175625964</text:p>
          </table:table-cell>
          <table:table-cell office:value-type="date" office:date-value="2022-08-22T13:40:25" table:formula="of:=[.J763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98" table:style-name="ce1">
            <text:p>0,98</text:p>
          </table:table-cell>
          <table:table-cell office:value-type="float" office:value="-4.13" table:style-name="ce1">
            <text:p>-4,13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26021" table:style-name="ce2">
            <text:p>1661175626021</text:p>
          </table:table-cell>
          <table:table-cell office:value-type="date" office:date-value="2022-08-22T13:40:26" table:formula="of:=[.J764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1.26" table:style-name="ce1">
            <text:p>1,2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89" table:style-name="ce1">
            <text:p>-1,89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6079" table:style-name="ce2">
            <text:p>1661175626079</text:p>
          </table:table-cell>
          <table:table-cell office:value-type="date" office:date-value="2022-08-22T13:40:26" table:formula="of:=[.J765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864000000000002E-2" table:style-name="ce1">
            <text:p>0,025864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98" table:style-name="ce1">
            <text:p>0,9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26166" table:style-name="ce2">
            <text:p>1661175626166</text:p>
          </table:table-cell>
          <table:table-cell office:value-type="date" office:date-value="2022-08-22T13:40:26" table:formula="of:=[.J766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49" table:style-name="ce1">
            <text:p>0,49</text:p>
          </table:table-cell>
          <table:table-cell office:value-type="float" office:value="-4.76" table:style-name="ce1">
            <text:p>-4,76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6225" table:style-name="ce2">
            <text:p>1661175626225</text:p>
          </table:table-cell>
          <table:table-cell office:value-type="date" office:date-value="2022-08-22T13:40:26" table:formula="of:=[.J767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82" table:style-name="ce1">
            <text:p>-1,82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6283" table:style-name="ce2">
            <text:p>1661175626283</text:p>
          </table:table-cell>
          <table:table-cell office:value-type="date" office:date-value="2022-08-22T13:40:26" table:formula="of:=[.J768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424E-2" table:style-name="ce1">
            <text:p>0,023424</text:p>
          </table:table-cell>
          <table:table-cell office:value-type="float" office:value="1.9032E-2" table:style-name="ce1">
            <text:p>0,019032</text:p>
          </table:table-cell>
          <table:table-cell office:value-type="float" office:value="1.0145519999999999" table:style-name="ce1">
            <text:p>1,014552</text:p>
          </table:table-cell>
          <table:table-cell office:value-type="float" office:value="1.4" table:style-name="ce1">
            <text:p>1,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96" table:style-name="ce1">
            <text:p>-1,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6342" table:style-name="ce2">
            <text:p>1661175626342</text:p>
          </table:table-cell>
          <table:table-cell office:value-type="date" office:date-value="2022-08-22T13:40:26" table:formula="of:=[.J769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6429" table:style-name="ce2">
            <text:p>1661175626429</text:p>
          </table:table-cell>
          <table:table-cell office:value-type="date" office:date-value="2022-08-22T13:40:26" table:formula="of:=[.J770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6487" table:style-name="ce2">
            <text:p>1661175626487</text:p>
          </table:table-cell>
          <table:table-cell office:value-type="date" office:date-value="2022-08-22T13:40:26" table:formula="of:=[.J771]/86400000+DATE(1970;1;1)" table:style-name="ce3">
            <text:p>2022-08-22 13:40:26:402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8087999999999997" table:style-name="ce1">
            <text:p>0,98088</text:p>
          </table:table-cell>
          <table:table-cell office:value-type="float" office:value="1.05" table:style-name="ce1">
            <text:p>1,05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6545" table:style-name="ce2">
            <text:p>1661175626545</text:p>
          </table:table-cell>
          <table:table-cell office:value-type="date" office:date-value="2022-08-22T13:40:26" table:formula="of:=[.J772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4160000000000003E-2" table:style-name="ce1">
            <text:p>0,03416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1.54" table:style-name="ce1">
            <text:p>1,54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6603" table:style-name="ce2">
            <text:p>1661175626603</text:p>
          </table:table-cell>
          <table:table-cell office:value-type="date" office:date-value="2022-08-22T13:40:26" table:formula="of:=[.J773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839999999999999E-2" table:style-name="ce1">
            <text:p>0,02684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6691" table:style-name="ce2">
            <text:p>1661175626691</text:p>
          </table:table-cell>
          <table:table-cell office:value-type="date" office:date-value="2022-08-22T13:40:26" table:formula="of:=[.J774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352E-2" table:style-name="ce1">
            <text:p>0,026352</text:p>
          </table:table-cell>
          <table:table-cell office:value-type="float" office:value="0.122488" table:style-name="ce1">
            <text:p>0,122488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6749" table:style-name="ce2">
            <text:p>1661175626749</text:p>
          </table:table-cell>
          <table:table-cell office:value-type="date" office:date-value="2022-08-22T13:40:26" table:formula="of:=[.J775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6806" table:style-name="ce2">
            <text:p>1661175626806</text:p>
          </table:table-cell>
          <table:table-cell office:value-type="date" office:date-value="2022-08-22T13:40:26" table:formula="of:=[.J776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888E-2" table:style-name="ce1">
            <text:p>0,02488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1.26" table:style-name="ce1">
            <text:p>1,26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6865" table:style-name="ce2">
            <text:p>1661175626865</text:p>
          </table:table-cell>
          <table:table-cell office:value-type="date" office:date-value="2022-08-22T13:40:26" table:formula="of:=[.J777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400000000000002E-2" table:style-name="ce1">
            <text:p>0,0244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7599999999999998" table:style-name="ce1">
            <text:p>0,97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6952" table:style-name="ce2">
            <text:p>1661175626952</text:p>
          </table:table-cell>
          <table:table-cell office:value-type="date" office:date-value="2022-08-22T13:40:26" table:formula="of:=[.J778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0.97795200000000004" table:style-name="ce1">
            <text:p>0,977952</text:p>
          </table:table-cell>
          <table:table-cell office:value-type="float" office:value="1.19" table:style-name="ce1">
            <text:p>1,1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7010" table:style-name="ce2">
            <text:p>1661175627010</text:p>
          </table:table-cell>
          <table:table-cell office:value-type="date" office:date-value="2022-08-22T13:40:27" table:formula="of:=[.J779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7069" table:style-name="ce2">
            <text:p>1661175627069</text:p>
          </table:table-cell>
          <table:table-cell office:value-type="date" office:date-value="2022-08-22T13:40:27" table:formula="of:=[.J780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35" table:style-name="ce1">
            <text:p>0,35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7126" table:style-name="ce2">
            <text:p>1661175627126</text:p>
          </table:table-cell>
          <table:table-cell office:value-type="date" office:date-value="2022-08-22T13:40:27" table:formula="of:=[.J781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-3.9039999999999999E-3" table:style-name="ce1">
            <text:p>-0,003904</text:p>
          </table:table-cell>
          <table:table-cell office:value-type="float" office:value="0.97404800000000002" table:style-name="ce1">
            <text:p>0,974048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7214" table:style-name="ce2">
            <text:p>1661175627214</text:p>
          </table:table-cell>
          <table:table-cell office:value-type="date" office:date-value="2022-08-22T13:40:27" table:formula="of:=[.J782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7795200000000004" table:style-name="ce1">
            <text:p>0,977952</text:p>
          </table:table-cell>
          <table:table-cell office:value-type="float" office:value="0.21" table:style-name="ce1">
            <text:p>0,2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7271" table:style-name="ce2">
            <text:p>1661175627271</text:p>
          </table:table-cell>
          <table:table-cell office:value-type="date" office:date-value="2022-08-22T13:40:27" table:formula="of:=[.J783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7330" table:style-name="ce2">
            <text:p>1661175627330</text:p>
          </table:table-cell>
          <table:table-cell office:value-type="date" office:date-value="2022-08-22T13:40:27" table:formula="of:=[.J784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-6.3439999999999998E-3" table:style-name="ce1">
            <text:p>-0,006344</text:p>
          </table:table-cell>
          <table:table-cell office:value-type="float" office:value="0.97453599999999996" table:style-name="ce1">
            <text:p>0,974536</text:p>
          </table:table-cell>
          <table:table-cell office:value-type="float" office:value="0.63" table:style-name="ce1">
            <text:p>0,63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7388" table:style-name="ce2">
            <text:p>1661175627388</text:p>
          </table:table-cell>
          <table:table-cell office:value-type="date" office:date-value="2022-08-22T13:40:27" table:formula="of:=[.J785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2.928E-3" table:style-name="ce1">
            <text:p>0,002928</text:p>
          </table:table-cell>
          <table:table-cell office:value-type="float" office:value="0.97404800000000002" table:style-name="ce1">
            <text:p>0,974048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7475" table:style-name="ce2">
            <text:p>1661175627475</text:p>
          </table:table-cell>
          <table:table-cell office:value-type="date" office:date-value="2022-08-22T13:40:27" table:formula="of:=[.J786]/86400000+DATE(1970;1;1)" table:style-name="ce3">
            <text:p>2022-08-22 13:40:27:402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8303999999999999E-2" table:style-name="ce1">
            <text:p>0,028304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7534" table:style-name="ce2">
            <text:p>1661175627534</text:p>
          </table:table-cell>
          <table:table-cell office:value-type="date" office:date-value="2022-08-22T13:40:27" table:formula="of:=[.J787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8527200000000004" table:style-name="ce1">
            <text:p>0,98527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7592" table:style-name="ce2">
            <text:p>1661175627592</text:p>
          </table:table-cell>
          <table:table-cell office:value-type="date" office:date-value="2022-08-22T13:40:27" table:formula="of:=[.J788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8722399999999999" table:style-name="ce1">
            <text:p>0,987224</text:p>
          </table:table-cell>
          <table:table-cell office:value-type="float" office:value="0.42" table:style-name="ce1">
            <text:p>0,42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96" table:style-name="ce1">
            <text:p>-1,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7650" table:style-name="ce2">
            <text:p>1661175627650</text:p>
          </table:table-cell>
          <table:table-cell office:value-type="date" office:date-value="2022-08-22T13:40:27" table:formula="of:=[.J789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" table:style-name="ce1">
            <text:p>0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7737" table:style-name="ce2">
            <text:p>1661175627737</text:p>
          </table:table-cell>
          <table:table-cell office:value-type="date" office:date-value="2022-08-22T13:40:27" table:formula="of:=[.J790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816E-2" table:style-name="ce1">
            <text:p>0,02781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0.49" table:style-name="ce1">
            <text:p>0,49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7796" table:style-name="ce2">
            <text:p>1661175627796</text:p>
          </table:table-cell>
          <table:table-cell office:value-type="date" office:date-value="2022-08-22T13:40:27" table:formula="of:=[.J791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21" table:style-name="ce1">
            <text:p>0,21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7853" table:style-name="ce2">
            <text:p>1661175627853</text:p>
          </table:table-cell>
          <table:table-cell office:value-type="date" office:date-value="2022-08-22T13:40:27" table:formula="of:=[.J792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7911" table:style-name="ce2">
            <text:p>1661175627911</text:p>
          </table:table-cell>
          <table:table-cell office:value-type="date" office:date-value="2022-08-22T13:40:27" table:formula="of:=[.J793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7998" table:style-name="ce2">
            <text:p>1661175627998</text:p>
          </table:table-cell>
          <table:table-cell office:value-type="date" office:date-value="2022-08-22T13:40:27" table:formula="of:=[.J794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-9.7599999999999998E-4" table:style-name="ce1">
            <text:p>-0,000976</text:p>
          </table:table-cell>
          <table:table-cell office:value-type="float" office:value="0.97941599999999995" table:style-name="ce1">
            <text:p>0,979416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28057" table:style-name="ce2">
            <text:p>1661175628057</text:p>
          </table:table-cell>
          <table:table-cell office:value-type="date" office:date-value="2022-08-22T13:40:28" table:formula="of:=[.J795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0.122976" table:style-name="ce1">
            <text:p>0,122976</text:p>
          </table:table-cell>
          <table:table-cell office:value-type="float" office:value="0.98527200000000004" table:style-name="ce1">
            <text:p>0,98527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8115" table:style-name="ce2">
            <text:p>1661175628115</text:p>
          </table:table-cell>
          <table:table-cell office:value-type="date" office:date-value="2022-08-22T13:40:28" table:formula="of:=[.J796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8174" table:style-name="ce2">
            <text:p>1661175628174</text:p>
          </table:table-cell>
          <table:table-cell office:value-type="date" office:date-value="2022-08-22T13:40:28" table:formula="of:=[.J797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" table:style-name="ce1">
            <text:p>0</text:p>
          </table:table-cell>
          <table:table-cell office:value-type="float" office:value="1661175628261" table:style-name="ce2">
            <text:p>1661175628261</text:p>
          </table:table-cell>
          <table:table-cell office:value-type="date" office:date-value="2022-08-22T13:40:28" table:formula="of:=[.J798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424E-2" table:style-name="ce1">
            <text:p>0,023424</text:p>
          </table:table-cell>
          <table:table-cell office:value-type="float" office:value="0" table:style-name="ce1">
            <text:p>0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28319" table:style-name="ce2">
            <text:p>1661175628319</text:p>
          </table:table-cell>
          <table:table-cell office:value-type="date" office:date-value="2022-08-22T13:40:28" table:formula="of:=[.J799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1.0004" table:style-name="ce1">
            <text:p>1,000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8376" table:style-name="ce2">
            <text:p>1661175628376</text:p>
          </table:table-cell>
          <table:table-cell office:value-type="date" office:date-value="2022-08-22T13:40:28" table:formula="of:=[.J800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28435" table:style-name="ce2">
            <text:p>1661175628435</text:p>
          </table:table-cell>
          <table:table-cell office:value-type="date" office:date-value="2022-08-22T13:40:28" table:formula="of:=[.J801]/86400000+DATE(1970;1;1)" table:style-name="ce3">
            <text:p>2022-08-22 13:40:28:402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" table:style-name="ce1">
            <text:p>0</text:p>
          </table:table-cell>
          <table:table-cell office:value-type="float" office:value="-4.41" table:style-name="ce1">
            <text:p>-4,41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28522" table:style-name="ce2">
            <text:p>1661175628522</text:p>
          </table:table-cell>
          <table:table-cell office:value-type="date" office:date-value="2022-08-22T13:40:28" table:formula="of:=[.J802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7840000000000001E-3" table:style-name="ce1">
            <text:p>0,008784</text:p>
          </table:table-cell>
          <table:table-cell office:value-type="float" office:value="-0.11224000000000001" table:style-name="ce1">
            <text:p>-0,11224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21" table:style-name="ce1">
            <text:p>0,21</text:p>
          </table:table-cell>
          <table:table-cell office:value-type="float" office:value="-4.76" table:style-name="ce1">
            <text:p>-4,76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8580" table:style-name="ce2">
            <text:p>1661175628580</text:p>
          </table:table-cell>
          <table:table-cell office:value-type="date" office:date-value="2022-08-22T13:40:28" table:formula="of:=[.J803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28638" table:style-name="ce2">
            <text:p>1661175628638</text:p>
          </table:table-cell>
          <table:table-cell office:value-type="date" office:date-value="2022-08-22T13:40:28" table:formula="of:=[.J804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88327999999999995" table:style-name="ce1">
            <text:p>0,88328</text:p>
          </table:table-cell>
          <table:table-cell office:value-type="float" office:value="0" table:style-name="ce1">
            <text:p>0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8697" table:style-name="ce2">
            <text:p>1661175628697</text:p>
          </table:table-cell>
          <table:table-cell office:value-type="date" office:date-value="2022-08-22T13:40:28" table:formula="of:=[.J805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8784" table:style-name="ce2">
            <text:p>1661175628784</text:p>
          </table:table-cell>
          <table:table-cell office:value-type="date" office:date-value="2022-08-22T13:40:28" table:formula="of:=[.J806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0" table:style-name="ce1">
            <text:p>0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28841" table:style-name="ce2">
            <text:p>1661175628841</text:p>
          </table:table-cell>
          <table:table-cell office:value-type="date" office:date-value="2022-08-22T13:40:28" table:formula="of:=[.J807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28900" table:style-name="ce2">
            <text:p>1661175628900</text:p>
          </table:table-cell>
          <table:table-cell office:value-type="date" office:date-value="2022-08-22T13:40:28" table:formula="of:=[.J808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8958" table:style-name="ce2">
            <text:p>1661175628958</text:p>
          </table:table-cell>
          <table:table-cell office:value-type="date" office:date-value="2022-08-22T13:40:28" table:formula="of:=[.J809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1.3176E-2" table:style-name="ce1">
            <text:p>0,01317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9045" table:style-name="ce2">
            <text:p>1661175629045</text:p>
          </table:table-cell>
          <table:table-cell office:value-type="date" office:date-value="2022-08-22T13:40:29" table:formula="of:=[.J810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65040000000001" table:style-name="ce1">
            <text:p>1,016504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29103" table:style-name="ce2">
            <text:p>1661175629103</text:p>
          </table:table-cell>
          <table:table-cell office:value-type="date" office:date-value="2022-08-22T13:40:29" table:formula="of:=[.J811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49" table:style-name="ce1">
            <text:p>0,49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1.96" table:style-name="ce1">
            <text:p>-1,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9161" table:style-name="ce2">
            <text:p>1661175629161</text:p>
          </table:table-cell>
          <table:table-cell office:value-type="date" office:date-value="2022-08-22T13:40:29" table:formula="of:=[.J812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9219" table:style-name="ce2">
            <text:p>1661175629219</text:p>
          </table:table-cell>
          <table:table-cell office:value-type="date" office:date-value="2022-08-22T13:40:29" table:formula="of:=[.J813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9307" table:style-name="ce2">
            <text:p>1661175629307</text:p>
          </table:table-cell>
          <table:table-cell office:value-type="date" office:date-value="2022-08-22T13:40:29" table:formula="of:=[.J814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18456" table:style-name="ce1">
            <text:p>1,018456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29364" table:style-name="ce2">
            <text:p>1661175629364</text:p>
          </table:table-cell>
          <table:table-cell office:value-type="date" office:date-value="2022-08-22T13:40:29" table:formula="of:=[.J815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29423" table:style-name="ce2">
            <text:p>1661175629423</text:p>
          </table:table-cell>
          <table:table-cell office:value-type="date" office:date-value="2022-08-22T13:40:29" table:formula="of:=[.J816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29481" table:style-name="ce2">
            <text:p>1661175629481</text:p>
          </table:table-cell>
          <table:table-cell office:value-type="date" office:date-value="2022-08-22T13:40:29" table:formula="of:=[.J817]/86400000+DATE(1970;1;1)" table:style-name="ce3">
            <text:p>2022-08-22 13:40:29:402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145519999999999" table:style-name="ce1">
            <text:p>1,014552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29568" table:style-name="ce2">
            <text:p>1661175629568</text:p>
          </table:table-cell>
          <table:table-cell office:value-type="date" office:date-value="2022-08-22T13:40:29" table:formula="of:=[.J818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9627" table:style-name="ce2">
            <text:p>1661175629627</text:p>
          </table:table-cell>
          <table:table-cell office:value-type="date" office:date-value="2022-08-22T13:40:29" table:formula="of:=[.J819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13576" table:style-name="ce1">
            <text:p>1,013576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29685" table:style-name="ce2">
            <text:p>1661175629685</text:p>
          </table:table-cell>
          <table:table-cell office:value-type="date" office:date-value="2022-08-22T13:40:29" table:formula="of:=[.J820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9742" table:style-name="ce2">
            <text:p>1661175629742</text:p>
          </table:table-cell>
          <table:table-cell office:value-type="date" office:date-value="2022-08-22T13:40:29" table:formula="of:=[.J821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29830" table:style-name="ce2">
            <text:p>1661175629830</text:p>
          </table:table-cell>
          <table:table-cell office:value-type="date" office:date-value="2022-08-22T13:40:29" table:formula="of:=[.J822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29888" table:style-name="ce2">
            <text:p>1661175629888</text:p>
          </table:table-cell>
          <table:table-cell office:value-type="date" office:date-value="2022-08-22T13:40:29" table:formula="of:=[.J823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165040000000001" table:style-name="ce1">
            <text:p>1,016504</text:p>
          </table:table-cell>
          <table:table-cell office:value-type="float" office:value="0.98" table:style-name="ce1">
            <text:p>0,9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29946" table:style-name="ce2">
            <text:p>1661175629946</text:p>
          </table:table-cell>
          <table:table-cell office:value-type="date" office:date-value="2022-08-22T13:40:29" table:formula="of:=[.J824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1.464E-3" table:style-name="ce1">
            <text:p>0,001464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1.19" table:style-name="ce1">
            <text:p>1,19</text:p>
          </table:table-cell>
          <table:table-cell office:value-type="float" office:value="-4.13" table:style-name="ce1">
            <text:p>-4,13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30004" table:style-name="ce2">
            <text:p>1661175630004</text:p>
          </table:table-cell>
          <table:table-cell office:value-type="date" office:date-value="2022-08-22T13:40:30" table:formula="of:=[.J825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0091" table:style-name="ce2">
            <text:p>1661175630091</text:p>
          </table:table-cell>
          <table:table-cell office:value-type="date" office:date-value="2022-08-22T13:40:30" table:formula="of:=[.J826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096719999999999" table:style-name="ce1">
            <text:p>1,009672</text:p>
          </table:table-cell>
          <table:table-cell office:value-type="float" office:value="1.33" table:style-name="ce1">
            <text:p>1,3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0150" table:style-name="ce2">
            <text:p>1661175630150</text:p>
          </table:table-cell>
          <table:table-cell office:value-type="date" office:date-value="2022-08-22T13:40:30" table:formula="of:=[.J827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1.05" table:style-name="ce1">
            <text:p>1,0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0208" table:style-name="ce2">
            <text:p>1661175630208</text:p>
          </table:table-cell>
          <table:table-cell office:value-type="date" office:date-value="2022-08-22T13:40:30" table:formula="of:=[.J828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30267" table:style-name="ce2">
            <text:p>1661175630267</text:p>
          </table:table-cell>
          <table:table-cell office:value-type="date" office:date-value="2022-08-22T13:40:30" table:formula="of:=[.J829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30354" table:style-name="ce2">
            <text:p>1661175630354</text:p>
          </table:table-cell>
          <table:table-cell office:value-type="date" office:date-value="2022-08-22T13:40:30" table:formula="of:=[.J830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0412" table:style-name="ce2">
            <text:p>1661175630412</text:p>
          </table:table-cell>
          <table:table-cell office:value-type="date" office:date-value="2022-08-22T13:40:30" table:formula="of:=[.J831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1.19" table:style-name="ce1">
            <text:p>1,19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30469" table:style-name="ce2">
            <text:p>1661175630469</text:p>
          </table:table-cell>
          <table:table-cell office:value-type="date" office:date-value="2022-08-22T13:40:30" table:formula="of:=[.J832]/86400000+DATE(1970;1;1)" table:style-name="ce3">
            <text:p>2022-08-22 13:40:30:403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08208" table:style-name="ce1">
            <text:p>1,00820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0528" table:style-name="ce2">
            <text:p>1661175630528</text:p>
          </table:table-cell>
          <table:table-cell office:value-type="date" office:date-value="2022-08-22T13:40:30" table:formula="of:=[.J833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0528" table:style-name="ce1">
            <text:p>1,00528</text:p>
          </table:table-cell>
          <table:table-cell office:value-type="float" office:value="0.77" table:style-name="ce1">
            <text:p>0,7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0616" table:style-name="ce2">
            <text:p>1661175630616</text:p>
          </table:table-cell>
          <table:table-cell office:value-type="date" office:date-value="2022-08-22T13:40:30" table:formula="of:=[.J834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05" table:style-name="ce1">
            <text:p>1,05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30673" table:style-name="ce2">
            <text:p>1661175630673</text:p>
          </table:table-cell>
          <table:table-cell office:value-type="date" office:date-value="2022-08-22T13:40:30" table:formula="of:=[.J835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1.19" table:style-name="ce1">
            <text:p>1,19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0731" table:style-name="ce2">
            <text:p>1661175630731</text:p>
          </table:table-cell>
          <table:table-cell office:value-type="date" office:date-value="2022-08-22T13:40:30" table:formula="of:=[.J836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98" table:style-name="ce1">
            <text:p>0,98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30790" table:style-name="ce2">
            <text:p>1661175630790</text:p>
          </table:table-cell>
          <table:table-cell office:value-type="date" office:date-value="2022-08-22T13:40:30" table:formula="of:=[.J837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424E-2" table:style-name="ce1">
            <text:p>0,02342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1.26" table:style-name="ce1">
            <text:p>1,26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30877" table:style-name="ce2">
            <text:p>1661175630877</text:p>
          </table:table-cell>
          <table:table-cell office:value-type="date" office:date-value="2022-08-22T13:40:30" table:formula="of:=[.J838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1.33" table:style-name="ce1">
            <text:p>1,33</text:p>
          </table:table-cell>
          <table:table-cell office:value-type="float" office:value="-4.41" table:style-name="ce1">
            <text:p>-4,41</text:p>
          </table:table-cell>
          <table:table-cell office:value-type="float" office:value="-1.96" table:style-name="ce1">
            <text:p>-1,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30935" table:style-name="ce2">
            <text:p>1661175630935</text:p>
          </table:table-cell>
          <table:table-cell office:value-type="date" office:date-value="2022-08-22T13:40:30" table:formula="of:=[.J839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1.00528" table:style-name="ce1">
            <text:p>1,0052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0993" table:style-name="ce2">
            <text:p>1661175630993</text:p>
          </table:table-cell>
          <table:table-cell office:value-type="date" office:date-value="2022-08-22T13:40:30" table:formula="of:=[.J840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31051" table:style-name="ce2">
            <text:p>1661175631051</text:p>
          </table:table-cell>
          <table:table-cell office:value-type="date" office:date-value="2022-08-22T13:40:31" table:formula="of:=[.J841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936000000000002E-2" table:style-name="ce1">
            <text:p>0,022936</text:p>
          </table:table-cell>
          <table:table-cell office:value-type="float" office:value="-6.3439999999999998E-3" table:style-name="ce1">
            <text:p>-0,006344</text:p>
          </table:table-cell>
          <table:table-cell office:value-type="float" office:value="1.003816" table:style-name="ce1">
            <text:p>1,0038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631139" table:style-name="ce2">
            <text:p>1661175631139</text:p>
          </table:table-cell>
          <table:table-cell office:value-type="date" office:date-value="2022-08-22T13:40:31" table:formula="of:=[.J842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31196" table:style-name="ce2">
            <text:p>1661175631196</text:p>
          </table:table-cell>
          <table:table-cell office:value-type="date" office:date-value="2022-08-22T13:40:31" table:formula="of:=[.J843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888E-2" table:style-name="ce1">
            <text:p>0,024888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7648800000000002" table:style-name="ce1">
            <text:p>0,976488</text:p>
          </table:table-cell>
          <table:table-cell office:value-type="float" office:value="1.33" table:style-name="ce1">
            <text:p>1,33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31255" table:style-name="ce2">
            <text:p>1661175631255</text:p>
          </table:table-cell>
          <table:table-cell office:value-type="date" office:date-value="2022-08-22T13:40:31" table:formula="of:=[.J844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91" table:style-name="ce1">
            <text:p>0,91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1313" table:style-name="ce2">
            <text:p>1661175631313</text:p>
          </table:table-cell>
          <table:table-cell office:value-type="date" office:date-value="2022-08-22T13:40:31" table:formula="of:=[.J845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839999999999999E-2" table:style-name="ce1">
            <text:p>0,02684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6867999999999999" table:style-name="ce1">
            <text:p>0,96868</text:p>
          </table:table-cell>
          <table:table-cell office:value-type="float" office:value="1.05" table:style-name="ce1">
            <text:p>1,05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1400" table:style-name="ce2">
            <text:p>1661175631400</text:p>
          </table:table-cell>
          <table:table-cell office:value-type="date" office:date-value="2022-08-22T13:40:31" table:formula="of:=[.J846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31459" table:style-name="ce2">
            <text:p>1661175631459</text:p>
          </table:table-cell>
          <table:table-cell office:value-type="date" office:date-value="2022-08-22T13:40:31" table:formula="of:=[.J847]/86400000+DATE(1970;1;1)" table:style-name="ce3">
            <text:p>2022-08-22 13:40:31:403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352E-2" table:style-name="ce1">
            <text:p>0,026352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8087999999999997" table:style-name="ce1">
            <text:p>0,98088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1516" table:style-name="ce2">
            <text:p>1661175631516</text:p>
          </table:table-cell>
          <table:table-cell office:value-type="date" office:date-value="2022-08-22T13:40:31" table:formula="of:=[.J848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8331999999999997" table:style-name="ce1">
            <text:p>0,98332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1574" table:style-name="ce2">
            <text:p>1661175631574</text:p>
          </table:table-cell>
          <table:table-cell office:value-type="date" office:date-value="2022-08-22T13:40:31" table:formula="of:=[.J849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0.97697599999999996" table:style-name="ce1">
            <text:p>0,97697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1661" table:style-name="ce2">
            <text:p>1661175631661</text:p>
          </table:table-cell>
          <table:table-cell office:value-type="date" office:date-value="2022-08-22T13:40:31" table:formula="of:=[.J850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75024" table:style-name="ce1">
            <text:p>0,975024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31720" table:style-name="ce2">
            <text:p>1661175631720</text:p>
          </table:table-cell>
          <table:table-cell office:value-type="date" office:date-value="2022-08-22T13:40:31" table:formula="of:=[.J851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77464" table:style-name="ce1">
            <text:p>0,97746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1778" table:style-name="ce2">
            <text:p>1661175631778</text:p>
          </table:table-cell>
          <table:table-cell office:value-type="date" office:date-value="2022-08-22T13:40:31" table:formula="of:=[.J852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7599999999999998" table:style-name="ce1">
            <text:p>0,976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31836" table:style-name="ce2">
            <text:p>1661175631836</text:p>
          </table:table-cell>
          <table:table-cell office:value-type="date" office:date-value="2022-08-22T13:40:31" table:formula="of:=[.J853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7843999999999998" table:style-name="ce1">
            <text:p>0,97844</text:p>
          </table:table-cell>
          <table:table-cell office:value-type="float" office:value="0.42" table:style-name="ce1">
            <text:p>0,42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31923" table:style-name="ce2">
            <text:p>1661175631923</text:p>
          </table:table-cell>
          <table:table-cell office:value-type="date" office:date-value="2022-08-22T13:40:31" table:formula="of:=[.J854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8380800000000002" table:style-name="ce1">
            <text:p>0,98380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31982" table:style-name="ce2">
            <text:p>1661175631982</text:p>
          </table:table-cell>
          <table:table-cell office:value-type="date" office:date-value="2022-08-22T13:40:31" table:formula="of:=[.J855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888E-2" table:style-name="ce1">
            <text:p>0,024888</text:p>
          </table:table-cell>
          <table:table-cell office:value-type="float" office:value="-1.3664000000000001E-2" table:style-name="ce1">
            <text:p>-0,013664</text:p>
          </table:table-cell>
          <table:table-cell office:value-type="float" office:value="0.96379999999999999" table:style-name="ce1">
            <text:p>0,9638</text:p>
          </table:table-cell>
          <table:table-cell office:value-type="float" office:value="1.26" table:style-name="ce1">
            <text:p>1,2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32039" table:style-name="ce2">
            <text:p>1661175632039</text:p>
          </table:table-cell>
          <table:table-cell office:value-type="date" office:date-value="2022-08-22T13:40:32" table:formula="of:=[.J856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2098" table:style-name="ce2">
            <text:p>1661175632098</text:p>
          </table:table-cell>
          <table:table-cell office:value-type="date" office:date-value="2022-08-22T13:40:32" table:formula="of:=[.J857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0.977464" table:style-name="ce1">
            <text:p>0,977464</text:p>
          </table:table-cell>
          <table:table-cell office:value-type="float" office:value="0.77" table:style-name="ce1">
            <text:p>0,77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32185" table:style-name="ce2">
            <text:p>1661175632185</text:p>
          </table:table-cell>
          <table:table-cell office:value-type="date" office:date-value="2022-08-22T13:40:32" table:formula="of:=[.J858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0" table:style-name="ce1">
            <text:p>0</text:p>
          </table:table-cell>
          <table:table-cell office:value-type="float" office:value="0.97795200000000004" table:style-name="ce1">
            <text:p>0,97795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2243" table:style-name="ce2">
            <text:p>1661175632243</text:p>
          </table:table-cell>
          <table:table-cell office:value-type="date" office:date-value="2022-08-22T13:40:32" table:formula="of:=[.J859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0" table:style-name="ce1">
            <text:p>0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.42" table:style-name="ce1">
            <text:p>0,42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2301" table:style-name="ce2">
            <text:p>1661175632301</text:p>
          </table:table-cell>
          <table:table-cell office:value-type="date" office:date-value="2022-08-22T13:40:32" table:formula="of:=[.J860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-9.7599999999999998E-4" table:style-name="ce1">
            <text:p>-0,000976</text:p>
          </table:table-cell>
          <table:table-cell office:value-type="float" office:value="0.97892800000000002" table:style-name="ce1">
            <text:p>0,978928</text:p>
          </table:table-cell>
          <table:table-cell office:value-type="float" office:value="0.21" table:style-name="ce1">
            <text:p>0,21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32360" table:style-name="ce2">
            <text:p>1661175632360</text:p>
          </table:table-cell>
          <table:table-cell office:value-type="date" office:date-value="2022-08-22T13:40:32" table:formula="of:=[.J861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35" table:style-name="ce1">
            <text:p>0,35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32447" table:style-name="ce2">
            <text:p>1661175632447</text:p>
          </table:table-cell>
          <table:table-cell office:value-type="date" office:date-value="2022-08-22T13:40:32" table:formula="of:=[.J862]/86400000+DATE(1970;1;1)" table:style-name="ce3">
            <text:p>2022-08-22 13:40:32:403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400000000000002E-2" table:style-name="ce1">
            <text:p>0,0244</text:p>
          </table:table-cell>
          <table:table-cell office:value-type="float" office:value="0" table:style-name="ce1">
            <text:p>0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2505" table:style-name="ce2">
            <text:p>1661175632505</text:p>
          </table:table-cell>
          <table:table-cell office:value-type="date" office:date-value="2022-08-22T13:40:32" table:formula="of:=[.J863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" table:style-name="ce1">
            <text:p>0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32562" table:style-name="ce2">
            <text:p>1661175632562</text:p>
          </table:table-cell>
          <table:table-cell office:value-type="date" office:date-value="2022-08-22T13:40:32" table:formula="of:=[.J864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21" table:style-name="ce1">
            <text:p>0,2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32621" table:style-name="ce2">
            <text:p>1661175632621</text:p>
          </table:table-cell>
          <table:table-cell office:value-type="date" office:date-value="2022-08-22T13:40:32" table:formula="of:=[.J865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-9.7599999999999998E-4" table:style-name="ce1">
            <text:p>-0,000976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32709" table:style-name="ce2">
            <text:p>1661175632709</text:p>
          </table:table-cell>
          <table:table-cell office:value-type="date" office:date-value="2022-08-22T13:40:32" table:formula="of:=[.J866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936000000000002E-2" table:style-name="ce1">
            <text:p>0,022936</text:p>
          </table:table-cell>
          <table:table-cell office:value-type="float" office:value="9.7599999999999998E-4" table:style-name="ce1">
            <text:p>0,000976</text:p>
          </table:table-cell>
          <table:table-cell office:value-type="float" office:value="0.996008" table:style-name="ce1">
            <text:p>0,99600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2766" table:style-name="ce2">
            <text:p>1661175632766</text:p>
          </table:table-cell>
          <table:table-cell office:value-type="date" office:date-value="2022-08-22T13:40:32" table:formula="of:=[.J867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" table:style-name="ce1">
            <text:p>0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2825" table:style-name="ce2">
            <text:p>1661175632825</text:p>
          </table:table-cell>
          <table:table-cell office:value-type="date" office:date-value="2022-08-22T13:40:32" table:formula="of:=[.J868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816E-2" table:style-name="ce1">
            <text:p>0,027816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21" table:style-name="ce1">
            <text:p>0,21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32883" table:style-name="ce2">
            <text:p>1661175632883</text:p>
          </table:table-cell>
          <table:table-cell office:value-type="date" office:date-value="2022-08-22T13:40:32" table:formula="of:=[.J869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8624800000000001" table:style-name="ce1">
            <text:p>0,986248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2970" table:style-name="ce2">
            <text:p>1661175632970</text:p>
          </table:table-cell>
          <table:table-cell office:value-type="date" office:date-value="2022-08-22T13:40:32" table:formula="of:=[.J870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0" table:style-name="ce1">
            <text:p>0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34" table:style-name="ce1">
            <text:p>-4,34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3028" table:style-name="ce2">
            <text:p>1661175633028</text:p>
          </table:table-cell>
          <table:table-cell office:value-type="date" office:date-value="2022-08-22T13:40:33" table:formula="of:=[.J871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528" table:style-name="ce1">
            <text:p>1,00528</text:p>
          </table:table-cell>
          <table:table-cell office:value-type="float" office:value="0" table:style-name="ce1">
            <text:p>0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3086" table:style-name="ce2">
            <text:p>1661175633086</text:p>
          </table:table-cell>
          <table:table-cell office:value-type="date" office:date-value="2022-08-22T13:40:33" table:formula="of:=[.J872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3144" table:style-name="ce2">
            <text:p>1661175633144</text:p>
          </table:table-cell>
          <table:table-cell office:value-type="date" office:date-value="2022-08-22T13:40:33" table:formula="of:=[.J873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" table:style-name="ce1">
            <text:p>0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3231" table:style-name="ce2">
            <text:p>1661175633231</text:p>
          </table:table-cell>
          <table:table-cell office:value-type="date" office:date-value="2022-08-22T13:40:33" table:formula="of:=[.J874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-0.113216" table:style-name="ce1">
            <text:p>-0,113216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3289" table:style-name="ce2">
            <text:p>1661175633289</text:p>
          </table:table-cell>
          <table:table-cell office:value-type="date" office:date-value="2022-08-22T13:40:33" table:formula="of:=[.J875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33348" table:style-name="ce2">
            <text:p>1661175633348</text:p>
          </table:table-cell>
          <table:table-cell office:value-type="date" office:date-value="2022-08-22T13:40:33" table:formula="of:=[.J876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89401600000000003" table:style-name="ce1">
            <text:p>0,89401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33406" table:style-name="ce2">
            <text:p>1661175633406</text:p>
          </table:table-cell>
          <table:table-cell office:value-type="date" office:date-value="2022-08-22T13:40:33" table:formula="of:=[.J877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3493" table:style-name="ce2">
            <text:p>1661175633493</text:p>
          </table:table-cell>
          <table:table-cell office:value-type="date" office:date-value="2022-08-22T13:40:33" table:formula="of:=[.J878]/86400000+DATE(1970;1;1)" table:style-name="ce3">
            <text:p>2022-08-22 13:40:33:403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33552" table:style-name="ce2">
            <text:p>1661175633552</text:p>
          </table:table-cell>
          <table:table-cell office:value-type="date" office:date-value="2022-08-22T13:40:33" table:formula="of:=[.J879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1.013088" table:style-name="ce1">
            <text:p>1,01308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33610" table:style-name="ce2">
            <text:p>1661175633610</text:p>
          </table:table-cell>
          <table:table-cell office:value-type="date" office:date-value="2022-08-22T13:40:33" table:formula="of:=[.J880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9032E-2" table:style-name="ce1">
            <text:p>0,019032</text:p>
          </table:table-cell>
          <table:table-cell office:value-type="float" office:value="1.0243119999999999" table:style-name="ce1">
            <text:p>1,024312</text:p>
          </table:table-cell>
          <table:table-cell office:value-type="float" office:value="0.42" table:style-name="ce1">
            <text:p>0,42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33667" table:style-name="ce2">
            <text:p>1661175633667</text:p>
          </table:table-cell>
          <table:table-cell office:value-type="date" office:date-value="2022-08-22T13:40:33" table:formula="of:=[.J881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3911999999999999E-2" table:style-name="ce1">
            <text:p>-0,023912</text:p>
          </table:table-cell>
          <table:table-cell office:value-type="float" office:value="0.29524" table:style-name="ce1">
            <text:p>0,29524</text:p>
          </table:table-cell>
          <table:table-cell office:value-type="float" office:value="0.83448" table:style-name="ce1">
            <text:p>0,83448</text:p>
          </table:table-cell>
          <table:table-cell office:value-type="float" office:value="7.35" table:style-name="ce1">
            <text:p>7,35</text:p>
          </table:table-cell>
          <table:table-cell office:value-type="float" office:value="-3.57" table:style-name="ce1">
            <text:p>-3,57</text:p>
          </table:table-cell>
          <table:table-cell office:value-type="float" office:value="1.4" table:style-name="ce1">
            <text:p>1,4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1661175633754" table:style-name="ce2">
            <text:p>1661175633754</text:p>
          </table:table-cell>
          <table:table-cell office:value-type="date" office:date-value="2022-08-22T13:40:33" table:formula="of:=[.J882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0032000000000006E-2" table:style-name="ce1">
            <text:p>0,080032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1.15168" table:style-name="ce1">
            <text:p>1,15168</text:p>
          </table:table-cell>
          <table:table-cell office:value-type="float" office:value="3.85" table:style-name="ce1">
            <text:p>3,85</text:p>
          </table:table-cell>
          <table:table-cell office:value-type="float" office:value="-3.57" table:style-name="ce1">
            <text:p>-3,57</text:p>
          </table:table-cell>
          <table:table-cell office:value-type="float" office:value="-6.23" table:style-name="ce1">
            <text:p>-6,23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0" table:style-name="ce1">
            <text:p>0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1661175633813" table:style-name="ce2">
            <text:p>1661175633813</text:p>
          </table:table-cell>
          <table:table-cell office:value-type="date" office:date-value="2022-08-22T13:40:33" table:formula="of:=[.J883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1967999999999998E-2" table:style-name="ce1">
            <text:p>0,041968</text:p>
          </table:table-cell>
          <table:table-cell office:value-type="float" office:value="-0.15323200000000001" table:style-name="ce1">
            <text:p>-0,153232</text:p>
          </table:table-cell>
          <table:table-cell office:value-type="float" office:value="1.119472" table:style-name="ce1">
            <text:p>1,119472</text:p>
          </table:table-cell>
          <table:table-cell office:value-type="float" office:value="-3.36" table:style-name="ce1">
            <text:p>-3,3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7.07" table:style-name="ce1">
            <text:p>-7,07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1661175633871" table:style-name="ce2">
            <text:p>1661175633871</text:p>
          </table:table-cell>
          <table:table-cell office:value-type="date" office:date-value="2022-08-22T13:40:33" table:formula="of:=[.J884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1719999999999998E-2" table:style-name="ce1">
            <text:p>0,03172</text:p>
          </table:table-cell>
          <table:table-cell office:value-type="float" office:value="-8.7351999999999999E-2" table:style-name="ce1">
            <text:p>-0,087352</text:p>
          </table:table-cell>
          <table:table-cell office:value-type="float" office:value="1.153632" table:style-name="ce1">
            <text:p>1,153632</text:p>
          </table:table-cell>
          <table:table-cell office:value-type="float" office:value="-0.77" table:style-name="ce1">
            <text:p>-0,77</text:p>
          </table:table-cell>
          <table:table-cell office:value-type="float" office:value="-5.95" table:style-name="ce1">
            <text:p>-5,9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1.182609" table:style-name="ce1">
            <text:p>1,182609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3928" table:style-name="ce2">
            <text:p>1661175633928</text:p>
          </table:table-cell>
          <table:table-cell office:value-type="date" office:date-value="2022-08-22T13:40:33" table:formula="of:=[.J885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6607999999999999E-2" table:style-name="ce1">
            <text:p>0,056608</text:p>
          </table:table-cell>
          <table:table-cell office:value-type="float" office:value="2.9767999999999999E-2" table:style-name="ce1">
            <text:p>0,029768</text:p>
          </table:table-cell>
          <table:table-cell office:value-type="float" office:value="1.043344" table:style-name="ce1">
            <text:p>1,043344</text:p>
          </table:table-cell>
          <table:table-cell office:value-type="float" office:value="1.82" table:style-name="ce1">
            <text:p>1,82</text:p>
          </table:table-cell>
          <table:table-cell office:value-type="float" office:value="-1.75" table:style-name="ce1">
            <text:p>-1,75</text:p>
          </table:table-cell>
          <table:table-cell office:value-type="float" office:value="-2.38" table:style-name="ce1">
            <text:p>-2,38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34016" table:style-name="ce2">
            <text:p>1661175634016</text:p>
          </table:table-cell>
          <table:table-cell office:value-type="date" office:date-value="2022-08-22T13:40:34" table:formula="of:=[.J886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0992000000000001E-2" table:style-name="ce1">
            <text:p>0,040992</text:p>
          </table:table-cell>
          <table:table-cell office:value-type="float" office:value="-4.1480000000000003E-2" table:style-name="ce1">
            <text:p>-0,04148</text:p>
          </table:table-cell>
          <table:table-cell office:value-type="float" office:value="1.050176" table:style-name="ce1">
            <text:p>1,050176</text:p>
          </table:table-cell>
          <table:table-cell office:value-type="float" office:value="-3.15" table:style-name="ce1">
            <text:p>-3,15</text:p>
          </table:table-cell>
          <table:table-cell office:value-type="float" office:value="-4.13" table:style-name="ce1">
            <text:p>-4,13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34074" table:style-name="ce2">
            <text:p>1661175634074</text:p>
          </table:table-cell>
          <table:table-cell office:value-type="date" office:date-value="2022-08-22T13:40:34" table:formula="of:=[.J887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4408000000000003E-2" table:style-name="ce1">
            <text:p>-0,044408</text:p>
          </table:table-cell>
          <table:table-cell office:value-type="float" office:value="-7.3200000000000001E-3" table:style-name="ce1">
            <text:p>-0,00732</text:p>
          </table:table-cell>
          <table:table-cell office:value-type="float" office:value="0.97111999999999998" table:style-name="ce1">
            <text:p>0,97112</text:p>
          </table:table-cell>
          <table:table-cell office:value-type="float" office:value="-1.05" table:style-name="ce1">
            <text:p>-1,05</text:p>
          </table:table-cell>
          <table:table-cell office:value-type="float" office:value="-6.3" table:style-name="ce1">
            <text:p>-6,3</text:p>
          </table:table-cell>
          <table:table-cell office:value-type="float" office:value="-1.68" table:style-name="ce1">
            <text:p>-1,68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1661175634132" table:style-name="ce2">
            <text:p>1661175634132</text:p>
          </table:table-cell>
          <table:table-cell office:value-type="date" office:date-value="2022-08-22T13:40:34" table:formula="of:=[.J888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95688" table:style-name="ce1">
            <text:p>0,195688</text:p>
          </table:table-cell>
          <table:table-cell office:value-type="float" office:value="-0.410408" table:style-name="ce1">
            <text:p>-0,410408</text:p>
          </table:table-cell>
          <table:table-cell office:value-type="float" office:value="1.0765279999999999" table:style-name="ce1">
            <text:p>1,076528</text:p>
          </table:table-cell>
          <table:table-cell office:value-type="float" office:value="3.08" table:style-name="ce1">
            <text:p>3,08</text:p>
          </table:table-cell>
          <table:table-cell office:value-type="float" office:value="-7.7" table:style-name="ce1">
            <text:p>-7,7</text:p>
          </table:table-cell>
          <table:table-cell office:value-type="float" office:value="-43.19" table:style-name="ce1">
            <text:p>-43,19</text:p>
          </table:table-cell>
          <table:table-cell office:value-type="float" office:value="0" table:style-name="ce1">
            <text:p>0</text:p>
          </table:table-cell>
          <table:table-cell office:value-type="float" office:value="-1.7391300000000001" table:style-name="ce1">
            <text:p>-1,73913</text:p>
          </table:table-cell>
          <table:table-cell office:value-type="float" office:value="-34.573909999999998" table:style-name="ce1">
            <text:p>-34,57391</text:p>
          </table:table-cell>
          <table:table-cell office:value-type="float" office:value="1661175634191" table:style-name="ce2">
            <text:p>1661175634191</text:p>
          </table:table-cell>
          <table:table-cell office:value-type="date" office:date-value="2022-08-22T13:40:34" table:formula="of:=[.J889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47864" table:style-name="ce1">
            <text:p>-0,147864</text:p>
          </table:table-cell>
          <table:table-cell office:value-type="float" office:value="4.3431999999999998E-2" table:style-name="ce1">
            <text:p>0,043432</text:p>
          </table:table-cell>
          <table:table-cell office:value-type="float" office:value="0.92768799999999996" table:style-name="ce1">
            <text:p>0,927688</text:p>
          </table:table-cell>
          <table:table-cell office:value-type="float" office:value="0.35" table:style-name="ce1">
            <text:p>0,35</text:p>
          </table:table-cell>
          <table:table-cell office:value-type="float" office:value="-6.93" table:style-name="ce1">
            <text:p>-6,93</text:p>
          </table:table-cell>
          <table:table-cell office:value-type="float" office:value="-37.03" table:style-name="ce1">
            <text:p>-37,0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32.765219999999999" table:style-name="ce1">
            <text:p>-32,76522</text:p>
          </table:table-cell>
          <table:table-cell office:value-type="float" office:value="1661175634278" table:style-name="ce2">
            <text:p>1661175634278</text:p>
          </table:table-cell>
          <table:table-cell office:value-type="date" office:date-value="2022-08-22T13:40:34" table:formula="of:=[.J890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5639999999999999E-2" table:style-name="ce1">
            <text:p>0,07564</text:p>
          </table:table-cell>
          <table:table-cell office:value-type="float" office:value="-4.9776000000000001E-2" table:style-name="ce1">
            <text:p>-0,04977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-3.15" table:style-name="ce1">
            <text:p>-3,15</text:p>
          </table:table-cell>
          <table:table-cell office:value-type="float" office:value="-32.479999999999997" table:style-name="ce1">
            <text:p>-32,48</text:p>
          </table:table-cell>
          <table:table-cell office:value-type="float" office:value="1.182609" table:style-name="ce1">
            <text:p>1,182609</text:p>
          </table:table-cell>
          <table:table-cell office:value-type="float" office:value="-2.991304" table:style-name="ce1">
            <text:p>-2,991304</text:p>
          </table:table-cell>
          <table:table-cell office:value-type="float" office:value="-37.147829999999999" table:style-name="ce1">
            <text:p>-37,14783</text:p>
          </table:table-cell>
          <table:table-cell office:value-type="float" office:value="1661175634336" table:style-name="ce2">
            <text:p>1661175634336</text:p>
          </table:table-cell>
          <table:table-cell office:value-type="date" office:date-value="2022-08-22T13:40:34" table:formula="of:=[.J891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22" table:style-name="ce1">
            <text:p>-0,122</text:p>
          </table:table-cell>
          <table:table-cell office:value-type="float" office:value="-7.3200000000000001E-3" table:style-name="ce1">
            <text:p>-0,00732</text:p>
          </table:table-cell>
          <table:table-cell office:value-type="float" office:value="0.92280799999999996" table:style-name="ce1">
            <text:p>0,922808</text:p>
          </table:table-cell>
          <table:table-cell office:value-type="float" office:value="4.13" table:style-name="ce1">
            <text:p>4,1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30.94" table:style-name="ce1">
            <text:p>-30,94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2.7130429999999999" table:style-name="ce1">
            <text:p>-2,713043</text:p>
          </table:table-cell>
          <table:table-cell office:value-type="float" office:value="-27.060870000000001" table:style-name="ce1">
            <text:p>-27,06087</text:p>
          </table:table-cell>
          <table:table-cell office:value-type="float" office:value="1661175634394" table:style-name="ce2">
            <text:p>1661175634394</text:p>
          </table:table-cell>
          <table:table-cell office:value-type="date" office:date-value="2022-08-22T13:40:34" table:formula="of:=[.J892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4160000000000003E-2" table:style-name="ce1">
            <text:p>-0,03416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6331199999999995" table:style-name="ce1">
            <text:p>0,963312</text:p>
          </table:table-cell>
          <table:table-cell office:value-type="float" office:value="-1.68" table:style-name="ce1">
            <text:p>-1,68</text:p>
          </table:table-cell>
          <table:table-cell office:value-type="float" office:value="-6.37" table:style-name="ce1">
            <text:p>-6,37</text:p>
          </table:table-cell>
          <table:table-cell office:value-type="float" office:value="-37.729999999999997" table:style-name="ce1">
            <text:p>-37,73</text:p>
          </table:table-cell>
          <table:table-cell office:value-type="float" office:value="2.5043479999999998" table:style-name="ce1">
            <text:p>2,504348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34.434780000000003" table:style-name="ce1">
            <text:p>-34,43478</text:p>
          </table:table-cell>
          <table:table-cell office:value-type="float" office:value="1661175634452" table:style-name="ce2">
            <text:p>1661175634452</text:p>
          </table:table-cell>
          <table:table-cell office:value-type="date" office:date-value="2022-08-22T13:40:34" table:formula="of:=[.J893]/86400000+DATE(1970;1;1)" table:style-name="ce3">
            <text:p>2022-08-22 13:40:34:403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20252000000000001" table:style-name="ce1">
            <text:p>-0,20252</text:p>
          </table:table-cell>
          <table:table-cell office:value-type="float" office:value="0.113216" table:style-name="ce1">
            <text:p>0,113216</text:p>
          </table:table-cell>
          <table:table-cell office:value-type="float" office:value="1.055544" table:style-name="ce1">
            <text:p>1,055544</text:p>
          </table:table-cell>
          <table:table-cell office:value-type="float" office:value="-0.42" table:style-name="ce1">
            <text:p>-0,42</text:p>
          </table:table-cell>
          <table:table-cell office:value-type="float" office:value="-4.97" table:style-name="ce1">
            <text:p>-4,97</text:p>
          </table:table-cell>
          <table:table-cell office:value-type="float" office:value="-31.85" table:style-name="ce1">
            <text:p>-31,85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28.5913" table:style-name="ce1">
            <text:p>-28,5913</text:p>
          </table:table-cell>
          <table:table-cell office:value-type="float" office:value="1661175634541" table:style-name="ce2">
            <text:p>1661175634541</text:p>
          </table:table-cell>
          <table:table-cell office:value-type="date" office:date-value="2022-08-22T13:40:34" table:formula="of:=[.J894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1007999999999997E-2" table:style-name="ce1">
            <text:p>0,081008</text:p>
          </table:table-cell>
          <table:table-cell office:value-type="float" office:value="0.18056" table:style-name="ce1">
            <text:p>0,18056</text:p>
          </table:table-cell>
          <table:table-cell office:value-type="float" office:value="1.0487120000000001" table:style-name="ce1">
            <text:p>1,048712</text:p>
          </table:table-cell>
          <table:table-cell office:value-type="float" office:value="2.87" table:style-name="ce1">
            <text:p>2,87</text:p>
          </table:table-cell>
          <table:table-cell office:value-type="float" office:value="-3.36" table:style-name="ce1">
            <text:p>-3,36</text:p>
          </table:table-cell>
          <table:table-cell office:value-type="float" office:value="-30.8" table:style-name="ce1">
            <text:p>-30,8</text:p>
          </table:table-cell>
          <table:table-cell office:value-type="float" office:value="-1.6" table:style-name="ce1">
            <text:p>-1,6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-32.834780000000002" table:style-name="ce1">
            <text:p>-32,83478</text:p>
          </table:table-cell>
          <table:table-cell office:value-type="float" office:value="1661175634598" table:style-name="ce2">
            <text:p>1661175634598</text:p>
          </table:table-cell>
          <table:table-cell office:value-type="date" office:date-value="2022-08-22T13:40:34" table:formula="of:=[.J895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3911999999999999E-2" table:style-name="ce1">
            <text:p>-0,023912</text:p>
          </table:table-cell>
          <table:table-cell office:value-type="float" office:value="-1.5128000000000001E-2" table:style-name="ce1">
            <text:p>-0,015128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-1.96" table:style-name="ce1">
            <text:p>-1,96</text:p>
          </table:table-cell>
          <table:table-cell office:value-type="float" office:value="-3.71" table:style-name="ce1">
            <text:p>-3,71</text:p>
          </table:table-cell>
          <table:table-cell office:value-type="float" office:value="-34.020000000000003" table:style-name="ce1">
            <text:p>-34,02</text:p>
          </table:table-cell>
          <table:table-cell office:value-type="float" office:value="1.182609" table:style-name="ce1">
            <text:p>1,182609</text:p>
          </table:table-cell>
          <table:table-cell office:value-type="float" office:value="0" table:style-name="ce1">
            <text:p>0</text:p>
          </table:table-cell>
          <table:table-cell office:value-type="float" office:value="-33.6" table:style-name="ce1">
            <text:p>-33,6</text:p>
          </table:table-cell>
          <table:table-cell office:value-type="float" office:value="1661175634656" table:style-name="ce2">
            <text:p>1661175634656</text:p>
          </table:table-cell>
          <table:table-cell office:value-type="date" office:date-value="2022-08-22T13:40:34" table:formula="of:=[.J896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30890400000000001" table:style-name="ce1">
            <text:p>0,308904</text:p>
          </table:table-cell>
          <table:table-cell office:value-type="float" office:value="5.9048000000000003E-2" table:style-name="ce1">
            <text:p>0,059048</text:p>
          </table:table-cell>
          <table:table-cell office:value-type="float" office:value="0.95306400000000002" table:style-name="ce1">
            <text:p>0,953064</text:p>
          </table:table-cell>
          <table:table-cell office:value-type="float" office:value="5.25" table:style-name="ce1">
            <text:p>5,25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31.29" table:style-name="ce1">
            <text:p>-31,2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32.695650000000001" table:style-name="ce1">
            <text:p>-32,69565</text:p>
          </table:table-cell>
          <table:table-cell office:value-type="float" office:value="1661175634715" table:style-name="ce2">
            <text:p>1661175634715</text:p>
          </table:table-cell>
          <table:table-cell office:value-type="date" office:date-value="2022-08-22T13:40:34" table:formula="of:=[.J897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4249600000000001" table:style-name="ce1">
            <text:p>0,142496</text:p>
          </table:table-cell>
          <table:table-cell office:value-type="float" office:value="-0.200568" table:style-name="ce1">
            <text:p>-0,200568</text:p>
          </table:table-cell>
          <table:table-cell office:value-type="float" office:value="1.049688" table:style-name="ce1">
            <text:p>1,049688</text:p>
          </table:table-cell>
          <table:table-cell office:value-type="float" office:value="1.33" table:style-name="ce1">
            <text:p>1,33</text:p>
          </table:table-cell>
          <table:table-cell office:value-type="float" office:value="-3.5" table:style-name="ce1">
            <text:p>-3,5</text:p>
          </table:table-cell>
          <table:table-cell office:value-type="float" office:value="-32.83" table:style-name="ce1">
            <text:p>-32,83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3.8956520000000001" table:style-name="ce1">
            <text:p>-3,895652</text:p>
          </table:table-cell>
          <table:table-cell office:value-type="float" office:value="-25.878260000000001" table:style-name="ce1">
            <text:p>-25,87826</text:p>
          </table:table-cell>
          <table:table-cell office:value-type="float" office:value="1661175634802" table:style-name="ce2">
            <text:p>1661175634802</text:p>
          </table:table-cell>
          <table:table-cell office:value-type="date" office:date-value="2022-08-22T13:40:34" table:formula="of:=[.J898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9791999999999997E-2" table:style-name="ce1">
            <text:p>0,089792</text:p>
          </table:table-cell>
          <table:table-cell office:value-type="float" office:value="0.12736800000000001" table:style-name="ce1">
            <text:p>0,127368</text:p>
          </table:table-cell>
          <table:table-cell office:value-type="float" office:value="1.0287040000000001" table:style-name="ce1">
            <text:p>1,028704</text:p>
          </table:table-cell>
          <table:table-cell office:value-type="float" office:value="-1.05" table:style-name="ce1">
            <text:p>-1,05</text:p>
          </table:table-cell>
          <table:table-cell office:value-type="float" office:value="-3.99" table:style-name="ce1">
            <text:p>-3,99</text:p>
          </table:table-cell>
          <table:table-cell office:value-type="float" office:value="-35.909999999999997" table:style-name="ce1">
            <text:p>-35,91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3.7565219999999999" table:style-name="ce1">
            <text:p>-3,756522</text:p>
          </table:table-cell>
          <table:table-cell office:value-type="float" office:value="-31.304349999999999" table:style-name="ce1">
            <text:p>-31,30435</text:p>
          </table:table-cell>
          <table:table-cell office:value-type="float" office:value="1661175634860" table:style-name="ce2">
            <text:p>1661175634860</text:p>
          </table:table-cell>
          <table:table-cell office:value-type="date" office:date-value="2022-08-22T13:40:34" table:formula="of:=[.J899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0.111752" table:style-name="ce1">
            <text:p>-0,111752</text:p>
          </table:table-cell>
          <table:table-cell office:value-type="float" office:value="-3.4647999999999998E-2" table:style-name="ce1">
            <text:p>-0,034648</text:p>
          </table:table-cell>
          <table:table-cell office:value-type="float" office:value="1.0613999999999999" table:style-name="ce1">
            <text:p>1,0614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3.57" table:style-name="ce1">
            <text:p>-3,57</text:p>
          </table:table-cell>
          <table:table-cell office:value-type="float" office:value="-31.08" table:style-name="ce1">
            <text:p>-31,08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24.139130000000002" table:style-name="ce1">
            <text:p>-24,13913</text:p>
          </table:table-cell>
          <table:table-cell office:value-type="float" office:value="1661175634919" table:style-name="ce2">
            <text:p>1661175634919</text:p>
          </table:table-cell>
          <table:table-cell office:value-type="date" office:date-value="2022-08-22T13:40:34" table:formula="of:=[.J900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6111999999999998E-2" table:style-name="ce1">
            <text:p>0,036112</text:p>
          </table:table-cell>
          <table:table-cell office:value-type="float" office:value="0.111264" table:style-name="ce1">
            <text:p>0,111264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2.31" table:style-name="ce1">
            <text:p>2,31</text:p>
          </table:table-cell>
          <table:table-cell office:value-type="float" office:value="-2.94" table:style-name="ce1">
            <text:p>-2,94</text:p>
          </table:table-cell>
          <table:table-cell office:value-type="float" office:value="-34.299999999999997" table:style-name="ce1">
            <text:p>-34,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.182609" table:style-name="ce1">
            <text:p>1,182609</text:p>
          </table:table-cell>
          <table:table-cell office:value-type="float" office:value="-29.147829999999999" table:style-name="ce1">
            <text:p>-29,14783</text:p>
          </table:table-cell>
          <table:table-cell office:value-type="float" office:value="1661175634977" table:style-name="ce2">
            <text:p>1661175634977</text:p>
          </table:table-cell>
          <table:table-cell office:value-type="date" office:date-value="2022-08-22T13:40:34" table:formula="of:=[.J901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9617599999999999" table:style-name="ce1">
            <text:p>0,196176</text:p>
          </table:table-cell>
          <table:table-cell office:value-type="float" office:value="2.928E-2" table:style-name="ce1">
            <text:p>0,02928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21" table:style-name="ce1">
            <text:p>0,21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35.14" table:style-name="ce1">
            <text:p>-35,1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29.147829999999999" table:style-name="ce1">
            <text:p>-29,14783</text:p>
          </table:table-cell>
          <table:table-cell office:value-type="float" office:value="1661175635065" table:style-name="ce2">
            <text:p>1661175635065</text:p>
          </table:table-cell>
          <table:table-cell office:value-type="date" office:date-value="2022-08-22T13:40:35" table:formula="of:=[.J902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9422400000000001" table:style-name="ce1">
            <text:p>0,194224</text:p>
          </table:table-cell>
          <table:table-cell office:value-type="float" office:value="-3.1231999999999999E-2" table:style-name="ce1">
            <text:p>-0,031232</text:p>
          </table:table-cell>
          <table:table-cell office:value-type="float" office:value="0.94476800000000005" table:style-name="ce1">
            <text:p>0,944768</text:p>
          </table:table-cell>
          <table:table-cell office:value-type="float" office:value="3.57" table:style-name="ce1">
            <text:p>3,57</text:p>
          </table:table-cell>
          <table:table-cell office:value-type="float" office:value="-3.22" table:style-name="ce1">
            <text:p>-3,22</text:p>
          </table:table-cell>
          <table:table-cell office:value-type="float" office:value="-34.090000000000003" table:style-name="ce1">
            <text:p>-34,09</text:p>
          </table:table-cell>
          <table:table-cell office:value-type="float" office:value="1.669565" table:style-name="ce1">
            <text:p>1,669565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31.165220000000001" table:style-name="ce1">
            <text:p>-31,16522</text:p>
          </table:table-cell>
          <table:table-cell office:value-type="float" office:value="1661175635123" table:style-name="ce2">
            <text:p>1661175635123</text:p>
          </table:table-cell>
          <table:table-cell office:value-type="date" office:date-value="2022-08-22T13:40:35" table:formula="of:=[.J903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2215999999999999E-2" table:style-name="ce1">
            <text:p>0,052216</text:p>
          </table:table-cell>
          <table:table-cell office:value-type="float" office:value="0.101504" table:style-name="ce1">
            <text:p>0,101504</text:p>
          </table:table-cell>
          <table:table-cell office:value-type="float" office:value="0.96965599999999996" table:style-name="ce1">
            <text:p>0,969656</text:p>
          </table:table-cell>
          <table:table-cell office:value-type="float" office:value="2.38" table:style-name="ce1">
            <text:p>2,38</text:p>
          </table:table-cell>
          <table:table-cell office:value-type="float" office:value="-4.55" table:style-name="ce1">
            <text:p>-4,55</text:p>
          </table:table-cell>
          <table:table-cell office:value-type="float" office:value="-34.72" table:style-name="ce1">
            <text:p>-34,72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30.956520000000001" table:style-name="ce1">
            <text:p>-30,95652</text:p>
          </table:table-cell>
          <table:table-cell office:value-type="float" office:value="1661175635181" table:style-name="ce2">
            <text:p>1661175635181</text:p>
          </table:table-cell>
          <table:table-cell office:value-type="date" office:date-value="2022-08-22T13:40:35" table:formula="of:=[.J904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7088000000000003E-2" table:style-name="ce1">
            <text:p>-0,037088</text:p>
          </table:table-cell>
          <table:table-cell office:value-type="float" office:value="4.8312000000000001E-2" table:style-name="ce1">
            <text:p>0,048312</text:p>
          </table:table-cell>
          <table:table-cell office:value-type="float" office:value="1.0340720000000001" table:style-name="ce1">
            <text:p>1,034072</text:p>
          </table:table-cell>
          <table:table-cell office:value-type="float" office:value="0.49" table:style-name="ce1">
            <text:p>0,49</text:p>
          </table:table-cell>
          <table:table-cell office:value-type="float" office:value="-6.02" table:style-name="ce1">
            <text:p>-6,02</text:p>
          </table:table-cell>
          <table:table-cell office:value-type="float" office:value="-39.549999999999997" table:style-name="ce1">
            <text:p>-39,55</text:p>
          </table:table-cell>
          <table:table-cell office:value-type="float" office:value="1.321739" table:style-name="ce1">
            <text:p>1,321739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36.591299999999997" table:style-name="ce1">
            <text:p>-36,5913</text:p>
          </table:table-cell>
          <table:table-cell office:value-type="float" office:value="1661175635239" table:style-name="ce2">
            <text:p>1661175635239</text:p>
          </table:table-cell>
          <table:table-cell office:value-type="date" office:date-value="2022-08-22T13:40:35" table:formula="of:=[.J905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9032E-2" table:style-name="ce1">
            <text:p>-0,019032</text:p>
          </table:table-cell>
          <table:table-cell office:value-type="float" office:value="3.2208000000000001E-2" table:style-name="ce1">
            <text:p>0,032208</text:p>
          </table:table-cell>
          <table:table-cell office:value-type="float" office:value="1.057984" table:style-name="ce1">
            <text:p>1,057984</text:p>
          </table:table-cell>
          <table:table-cell office:value-type="float" office:value="0.21" table:style-name="ce1">
            <text:p>0,21</text:p>
          </table:table-cell>
          <table:table-cell office:value-type="float" office:value="-4.13" table:style-name="ce1">
            <text:p>-4,13</text:p>
          </table:table-cell>
          <table:table-cell office:value-type="float" office:value="-33.32" table:style-name="ce1">
            <text:p>-33,32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29.147829999999999" table:style-name="ce1">
            <text:p>-29,14783</text:p>
          </table:table-cell>
          <table:table-cell office:value-type="float" office:value="1661175635327" table:style-name="ce2">
            <text:p>1661175635327</text:p>
          </table:table-cell>
          <table:table-cell office:value-type="date" office:date-value="2022-08-22T13:40:35" table:formula="of:=[.J906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8800000000000003E-2" table:style-name="ce1">
            <text:p>0,0488</text:p>
          </table:table-cell>
          <table:table-cell office:value-type="float" office:value="3.1719999999999998E-2" table:style-name="ce1">
            <text:p>0,03172</text:p>
          </table:table-cell>
          <table:table-cell office:value-type="float" office:value="1.025776" table:style-name="ce1">
            <text:p>1,025776</text:p>
          </table:table-cell>
          <table:table-cell office:value-type="float" office:value="1.82" table:style-name="ce1">
            <text:p>1,82</text:p>
          </table:table-cell>
          <table:table-cell office:value-type="float" office:value="-1.75" table:style-name="ce1">
            <text:p>-1,75</text:p>
          </table:table-cell>
          <table:table-cell office:value-type="float" office:value="-31.29" table:style-name="ce1">
            <text:p>-31,29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27.547830000000001" table:style-name="ce1">
            <text:p>-27,54783</text:p>
          </table:table-cell>
          <table:table-cell office:value-type="float" office:value="1661175635386" table:style-name="ce2">
            <text:p>1661175635386</text:p>
          </table:table-cell>
          <table:table-cell office:value-type="date" office:date-value="2022-08-22T13:40:35" table:formula="of:=[.J907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7088000000000003E-2" table:style-name="ce1">
            <text:p>-0,037088</text:p>
          </table:table-cell>
          <table:table-cell office:value-type="float" office:value="6.0024000000000001E-2" table:style-name="ce1">
            <text:p>0,060024</text:p>
          </table:table-cell>
          <table:table-cell office:value-type="float" office:value="1.059936" table:style-name="ce1">
            <text:p>1,059936</text:p>
          </table:table-cell>
          <table:table-cell office:value-type="float" office:value="2.59" table:style-name="ce1">
            <text:p>2,59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37.590000000000003" table:style-name="ce1">
            <text:p>-37,59</text:p>
          </table:table-cell>
          <table:table-cell office:value-type="float" office:value="1.321739" table:style-name="ce1">
            <text:p>1,321739</text:p>
          </table:table-cell>
          <table:table-cell office:value-type="float" office:value="0" table:style-name="ce1">
            <text:p>0</text:p>
          </table:table-cell>
          <table:table-cell office:value-type="float" office:value="-32.139130000000002" table:style-name="ce1">
            <text:p>-32,13913</text:p>
          </table:table-cell>
          <table:table-cell office:value-type="float" office:value="1661175635444" table:style-name="ce2">
            <text:p>1661175635444</text:p>
          </table:table-cell>
          <table:table-cell office:value-type="date" office:date-value="2022-08-22T13:40:35" table:formula="of:=[.J908]/86400000+DATE(1970;1;1)" table:style-name="ce3">
            <text:p>2022-08-22 13:40:35:4035</text:p>
          </table:table-cell>
          <table:table-cell table:number-columns-repeated="16373"/>
        </table:table-row>
        <table:table-row table:style-name="ro1" table:visibility="filter">
          <table:table-cell office:value-type="float" office:value="-5.6607999999999999E-2" table:style-name="ce1">
            <text:p>-0,056608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1.055056" table:style-name="ce1">
            <text:p>1,05505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34" table:style-name="ce1">
            <text:p>-4,34</text:p>
          </table:table-cell>
          <table:table-cell office:value-type="float" office:value="-29.61" table:style-name="ce1">
            <text:p>-29,61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23.860869999999998" table:style-name="ce1">
            <text:p>-23,86087</text:p>
          </table:table-cell>
          <table:table-cell office:value-type="float" office:value="1661175635502" table:style-name="ce2">
            <text:p>1661175635502</text:p>
          </table:table-cell>
          <table:table-cell office:value-type="date" office:date-value="2022-08-22T13:40:35" table:formula="of:=[.J909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4184000000000001" table:style-name="ce1">
            <text:p>0,94184</text:p>
          </table:table-cell>
          <table:table-cell office:value-type="float" office:value="3.78" table:style-name="ce1">
            <text:p>3,78</text:p>
          </table:table-cell>
          <table:table-cell office:value-type="float" office:value="-2.59" table:style-name="ce1">
            <text:p>-2,59</text:p>
          </table:table-cell>
          <table:table-cell office:value-type="float" office:value="-32.06" table:style-name="ce1">
            <text:p>-32,06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2.295652" table:style-name="ce1">
            <text:p>-2,295652</text:p>
          </table:table-cell>
          <table:table-cell office:value-type="float" office:value="-36.452179999999998" table:style-name="ce1">
            <text:p>-36,45218</text:p>
          </table:table-cell>
          <table:table-cell office:value-type="float" office:value="1661175635589" table:style-name="ce2">
            <text:p>1661175635589</text:p>
          </table:table-cell>
          <table:table-cell office:value-type="date" office:date-value="2022-08-22T13:40:35" table:formula="of:=[.J910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9287999999999998E-2" table:style-name="ce1">
            <text:p>0,049288</text:p>
          </table:table-cell>
          <table:table-cell office:value-type="float" office:value="0.140544" table:style-name="ce1">
            <text:p>0,140544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3.78" table:style-name="ce1">
            <text:p>-3,78</text:p>
          </table:table-cell>
          <table:table-cell office:value-type="float" office:value="-35.630000000000003" table:style-name="ce1">
            <text:p>-35,63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34.365220000000001" table:style-name="ce1">
            <text:p>-34,36522</text:p>
          </table:table-cell>
          <table:table-cell office:value-type="float" office:value="1661175635648" table:style-name="ce2">
            <text:p>1661175635648</text:p>
          </table:table-cell>
          <table:table-cell office:value-type="date" office:date-value="2022-08-22T13:40:35" table:formula="of:=[.J911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5384000000000001E-2" table:style-name="ce1">
            <text:p>0,045384</text:p>
          </table:table-cell>
          <table:table-cell office:value-type="float" office:value="9.3207999999999999E-2" table:style-name="ce1">
            <text:p>0,093208</text:p>
          </table:table-cell>
          <table:table-cell office:value-type="float" office:value="0.90768000000000004" table:style-name="ce1">
            <text:p>0,90768</text:p>
          </table:table-cell>
          <table:table-cell office:value-type="float" office:value="4.97" table:style-name="ce1">
            <text:p>4,97</text:p>
          </table:table-cell>
          <table:table-cell office:value-type="float" office:value="-3.64" table:style-name="ce1">
            <text:p>-3,64</text:p>
          </table:table-cell>
          <table:table-cell office:value-type="float" office:value="-31.29" table:style-name="ce1">
            <text:p>-31,29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2.7826089999999999" table:style-name="ce1">
            <text:p>2,782609</text:p>
          </table:table-cell>
          <table:table-cell office:value-type="float" office:value="-33.391300000000001" table:style-name="ce1">
            <text:p>-33,3913</text:p>
          </table:table-cell>
          <table:table-cell office:value-type="float" office:value="1661175635706" table:style-name="ce2">
            <text:p>1661175635706</text:p>
          </table:table-cell>
          <table:table-cell office:value-type="date" office:date-value="2022-08-22T13:40:35" table:formula="of:=[.J912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328000000000002E-2" table:style-name="ce1">
            <text:p>0,027328</text:p>
          </table:table-cell>
          <table:table-cell office:value-type="float" office:value="0.12590399999999999" table:style-name="ce1">
            <text:p>0,125904</text:p>
          </table:table-cell>
          <table:table-cell office:value-type="float" office:value="0.95940800000000004" table:style-name="ce1">
            <text:p>0,959408</text:p>
          </table:table-cell>
          <table:table-cell office:value-type="float" office:value="0" table:style-name="ce1">
            <text:p>0</text:p>
          </table:table-cell>
          <table:table-cell office:value-type="float" office:value="-3.29" table:style-name="ce1">
            <text:p>-3,29</text:p>
          </table:table-cell>
          <table:table-cell office:value-type="float" office:value="-34.299999999999997" table:style-name="ce1">
            <text:p>-34,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37.217390000000002" table:style-name="ce1">
            <text:p>-37,21739</text:p>
          </table:table-cell>
          <table:table-cell office:value-type="float" office:value="1661175635764" table:style-name="ce2">
            <text:p>1661175635764</text:p>
          </table:table-cell>
          <table:table-cell office:value-type="date" office:date-value="2022-08-22T13:40:35" table:formula="of:=[.J913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6600000000000001E-2" table:style-name="ce1">
            <text:p>0,0366</text:p>
          </table:table-cell>
          <table:table-cell office:value-type="float" office:value="3.6111999999999998E-2" table:style-name="ce1">
            <text:p>0,036112</text:p>
          </table:table-cell>
          <table:table-cell office:value-type="float" office:value="1.013088" table:style-name="ce1">
            <text:p>1,01308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13" table:style-name="ce1">
            <text:p>-4,13</text:p>
          </table:table-cell>
          <table:table-cell office:value-type="float" office:value="-34.090000000000003" table:style-name="ce1">
            <text:p>-34,09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2.3652169999999999" table:style-name="ce1">
            <text:p>-2,365217</text:p>
          </table:table-cell>
          <table:table-cell office:value-type="float" office:value="-30.4" table:style-name="ce1">
            <text:p>-30,4</text:p>
          </table:table-cell>
          <table:table-cell office:value-type="float" office:value="1661175635851" table:style-name="ce2">
            <text:p>1661175635851</text:p>
          </table:table-cell>
          <table:table-cell office:value-type="date" office:date-value="2022-08-22T13:40:35" table:formula="of:=[.J914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-8.8328000000000004E-2" table:style-name="ce1">
            <text:p>-0,088328</text:p>
          </table:table-cell>
          <table:table-cell office:value-type="float" office:value="0.96721599999999996" table:style-name="ce1">
            <text:p>0,967216</text:p>
          </table:table-cell>
          <table:table-cell office:value-type="float" office:value="3.15" table:style-name="ce1">
            <text:p>3,15</text:p>
          </table:table-cell>
          <table:table-cell office:value-type="float" office:value="-5.67" table:style-name="ce1">
            <text:p>-5,67</text:p>
          </table:table-cell>
          <table:table-cell office:value-type="float" office:value="-33.950000000000003" table:style-name="ce1">
            <text:p>-33,95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0.13913" table:style-name="ce1">
            <text:p>0,13913</text:p>
          </table:table-cell>
          <table:table-cell office:value-type="float" office:value="-35.61739" table:style-name="ce1">
            <text:p>-35,61739</text:p>
          </table:table-cell>
          <table:table-cell office:value-type="float" office:value="1661175635910" table:style-name="ce2">
            <text:p>1661175635910</text:p>
          </table:table-cell>
          <table:table-cell office:value-type="date" office:date-value="2022-08-22T13:40:35" table:formula="of:=[.J915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2E-3" table:style-name="ce1">
            <text:p>0,001952</text:p>
          </table:table-cell>
          <table:table-cell office:value-type="float" office:value="-0.17616799999999999" table:style-name="ce1">
            <text:p>-0,176168</text:p>
          </table:table-cell>
          <table:table-cell office:value-type="float" office:value="1.025776" table:style-name="ce1">
            <text:p>1,025776</text:p>
          </table:table-cell>
          <table:table-cell office:value-type="float" office:value="0" table:style-name="ce1">
            <text:p>0</text:p>
          </table:table-cell>
          <table:table-cell office:value-type="float" office:value="-3.85" table:style-name="ce1">
            <text:p>-3,85</text:p>
          </table:table-cell>
          <table:table-cell office:value-type="float" office:value="-35.700000000000003" table:style-name="ce1">
            <text:p>-35,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3.4086959999999999" table:style-name="ce1">
            <text:p>-3,408696</text:p>
          </table:table-cell>
          <table:table-cell office:value-type="float" office:value="-30.33043" table:style-name="ce1">
            <text:p>-30,33043</text:p>
          </table:table-cell>
          <table:table-cell office:value-type="float" office:value="1661175635968" table:style-name="ce2">
            <text:p>1661175635968</text:p>
          </table:table-cell>
          <table:table-cell office:value-type="date" office:date-value="2022-08-22T13:40:35" table:formula="of:=[.J916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2456000000000001E-2" table:style-name="ce1">
            <text:p>0,042456</text:p>
          </table:table-cell>
          <table:table-cell office:value-type="float" office:value="-1.3176E-2" table:style-name="ce1">
            <text:p>-0,01317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1.33" table:style-name="ce1">
            <text:p>1,33</text:p>
          </table:table-cell>
          <table:table-cell office:value-type="float" office:value="-4.41" table:style-name="ce1">
            <text:p>-4,41</text:p>
          </table:table-cell>
          <table:table-cell office:value-type="float" office:value="-36.96" table:style-name="ce1">
            <text:p>-36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-35.060870000000001" table:style-name="ce1">
            <text:p>-35,06087</text:p>
          </table:table-cell>
          <table:table-cell office:value-type="float" office:value="1661175636027" table:style-name="ce2">
            <text:p>1661175636027</text:p>
          </table:table-cell>
          <table:table-cell office:value-type="date" office:date-value="2022-08-22T13:40:36" table:formula="of:=[.J917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0024000000000001E-2" table:style-name="ce1">
            <text:p>0,060024</text:p>
          </table:table-cell>
          <table:table-cell office:value-type="float" office:value="-0.13322400000000001" table:style-name="ce1">
            <text:p>-0,133224</text:p>
          </table:table-cell>
          <table:table-cell office:value-type="float" office:value="1.006256" table:style-name="ce1">
            <text:p>1,006256</text:p>
          </table:table-cell>
          <table:table-cell office:value-type="float" office:value="3.36" table:style-name="ce1">
            <text:p>3,36</text:p>
          </table:table-cell>
          <table:table-cell office:value-type="float" office:value="-3.64" table:style-name="ce1">
            <text:p>-3,64</text:p>
          </table:table-cell>
          <table:table-cell office:value-type="float" office:value="-35.28" table:style-name="ce1">
            <text:p>-35,28</text:p>
          </table:table-cell>
          <table:table-cell office:value-type="float" office:value="-1.9478260000000001" table:style-name="ce1">
            <text:p>-1,94782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32.139130000000002" table:style-name="ce1">
            <text:p>-32,13913</text:p>
          </table:table-cell>
          <table:table-cell office:value-type="float" office:value="1661175636115" table:style-name="ce2">
            <text:p>1661175636115</text:p>
          </table:table-cell>
          <table:table-cell office:value-type="date" office:date-value="2022-08-22T13:40:36" table:formula="of:=[.J918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8799999999999998E-3" table:style-name="ce1">
            <text:p>-0,00488</text:p>
          </table:table-cell>
          <table:table-cell office:value-type="float" office:value="-2.3911999999999999E-2" table:style-name="ce1">
            <text:p>-0,02391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3.08" table:style-name="ce1">
            <text:p>-3,08</text:p>
          </table:table-cell>
          <table:table-cell office:value-type="float" office:value="-34.72" table:style-name="ce1">
            <text:p>-34,72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1.9478260000000001" table:style-name="ce1">
            <text:p>-1,947826</text:p>
          </table:table-cell>
          <table:table-cell office:value-type="float" office:value="-34.504350000000002" table:style-name="ce1">
            <text:p>-34,50435</text:p>
          </table:table-cell>
          <table:table-cell office:value-type="float" office:value="1661175636173" table:style-name="ce2">
            <text:p>1661175636173</text:p>
          </table:table-cell>
          <table:table-cell office:value-type="date" office:date-value="2022-08-22T13:40:36" table:formula="of:=[.J919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6855999999999999E-2" table:style-name="ce1">
            <text:p>0,066856</text:p>
          </table:table-cell>
          <table:table-cell office:value-type="float" office:value="9.6135999999999999E-2" table:style-name="ce1">
            <text:p>0,096136</text:p>
          </table:table-cell>
          <table:table-cell office:value-type="float" office:value="0.96477599999999997" table:style-name="ce1">
            <text:p>0,964776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3.15" table:style-name="ce1">
            <text:p>-3,15</text:p>
          </table:table-cell>
          <table:table-cell office:value-type="float" office:value="-33.6" table:style-name="ce1">
            <text:p>-33,6</text:p>
          </table:table-cell>
          <table:table-cell office:value-type="float" office:value="-0.13913" table:style-name="ce1">
            <text:p>-0,13913</text:p>
          </table:table-cell>
          <table:table-cell office:value-type="float" office:value="-1.6" table:style-name="ce1">
            <text:p>-1,6</text:p>
          </table:table-cell>
          <table:table-cell office:value-type="float" office:value="-30.33043" table:style-name="ce1">
            <text:p>-30,33043</text:p>
          </table:table-cell>
          <table:table-cell office:value-type="float" office:value="1661175636230" table:style-name="ce2">
            <text:p>1661175636230</text:p>
          </table:table-cell>
          <table:table-cell office:value-type="date" office:date-value="2022-08-22T13:40:36" table:formula="of:=[.J920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0744E-2" table:style-name="ce1">
            <text:p>0,030744</text:p>
          </table:table-cell>
          <table:table-cell office:value-type="float" office:value="-3.3672000000000001E-2" table:style-name="ce1">
            <text:p>-0,033672</text:p>
          </table:table-cell>
          <table:table-cell office:value-type="float" office:value="1.0150399999999999" table:style-name="ce1">
            <text:p>1,01504</text:p>
          </table:table-cell>
          <table:table-cell office:value-type="float" office:value="2.8" table:style-name="ce1">
            <text:p>2,8</text:p>
          </table:table-cell>
          <table:table-cell office:value-type="float" office:value="-3.92" table:style-name="ce1">
            <text:p>-3,92</text:p>
          </table:table-cell>
          <table:table-cell office:value-type="float" office:value="-32.340000000000003" table:style-name="ce1">
            <text:p>-32,34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2.2260870000000001" table:style-name="ce1">
            <text:p>-2,226087</text:p>
          </table:table-cell>
          <table:table-cell office:value-type="float" office:value="-28.660869999999999" table:style-name="ce1">
            <text:p>-28,66087</text:p>
          </table:table-cell>
          <table:table-cell office:value-type="float" office:value="1661175636289" table:style-name="ce2">
            <text:p>1661175636289</text:p>
          </table:table-cell>
          <table:table-cell office:value-type="date" office:date-value="2022-08-22T13:40:36" table:formula="of:=[.J921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952E-3" table:style-name="ce1">
            <text:p>-0,001952</text:p>
          </table:table-cell>
          <table:table-cell office:value-type="float" office:value="-0.10004" table:style-name="ce1">
            <text:p>-0,10004</text:p>
          </table:table-cell>
          <table:table-cell office:value-type="float" office:value="0.90182399999999996" table:style-name="ce1">
            <text:p>0,901824</text:p>
          </table:table-cell>
          <table:table-cell office:value-type="float" office:value="1.89" table:style-name="ce1">
            <text:p>1,89</text:p>
          </table:table-cell>
          <table:table-cell office:value-type="float" office:value="-4.62" table:style-name="ce1">
            <text:p>-4,62</text:p>
          </table:table-cell>
          <table:table-cell office:value-type="float" office:value="-36.19" table:style-name="ce1">
            <text:p>-36,19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2.139130000000002" table:style-name="ce1">
            <text:p>-32,13913</text:p>
          </table:table-cell>
          <table:table-cell office:value-type="float" office:value="1661175636377" table:style-name="ce2">
            <text:p>1661175636377</text:p>
          </table:table-cell>
          <table:table-cell office:value-type="date" office:date-value="2022-08-22T13:40:36" table:formula="of:=[.J922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7575999999999998E-2" table:style-name="ce1">
            <text:p>0,037576</text:p>
          </table:table-cell>
          <table:table-cell office:value-type="float" office:value="0.19617599999999999" table:style-name="ce1">
            <text:p>0,196176</text:p>
          </table:table-cell>
          <table:table-cell office:value-type="float" office:value="0.93012799999999995" table:style-name="ce1">
            <text:p>0,930128</text:p>
          </table:table-cell>
          <table:table-cell office:value-type="float" office:value="0.98" table:style-name="ce1">
            <text:p>0,98</text:p>
          </table:table-cell>
          <table:table-cell office:value-type="float" office:value="-4.83" table:style-name="ce1">
            <text:p>-4,83</text:p>
          </table:table-cell>
          <table:table-cell office:value-type="float" office:value="-30.73" table:style-name="ce1">
            <text:p>-30,73</text:p>
          </table:table-cell>
          <table:table-cell office:value-type="float" office:value="1.182609" table:style-name="ce1">
            <text:p>1,182609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28.521740000000001" table:style-name="ce1">
            <text:p>-28,52174</text:p>
          </table:table-cell>
          <table:table-cell office:value-type="float" office:value="1661175636435" table:style-name="ce2">
            <text:p>1661175636435</text:p>
          </table:table-cell>
          <table:table-cell office:value-type="date" office:date-value="2022-08-22T13:40:36" table:formula="of:=[.J923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864000000000002E-2" table:style-name="ce1">
            <text:p>0,025864</text:p>
          </table:table-cell>
          <table:table-cell office:value-type="float" office:value="3.0256000000000002E-2" table:style-name="ce1">
            <text:p>0,030256</text:p>
          </table:table-cell>
          <table:table-cell office:value-type="float" office:value="0.89889600000000003" table:style-name="ce1">
            <text:p>0,898896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3.01" table:style-name="ce1">
            <text:p>-3,01</text:p>
          </table:table-cell>
          <table:table-cell office:value-type="float" office:value="-36.82" table:style-name="ce1">
            <text:p>-36,82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-40.278260000000003" table:style-name="ce1">
            <text:p>-40,27826</text:p>
          </table:table-cell>
          <table:table-cell office:value-type="float" office:value="1661175636494" table:style-name="ce2">
            <text:p>1661175636494</text:p>
          </table:table-cell>
          <table:table-cell office:value-type="date" office:date-value="2022-08-22T13:40:36" table:formula="of:=[.J924]/86400000+DATE(1970;1;1)" table:style-name="ce3">
            <text:p>2022-08-22 13:40:36:4036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9528000000000001E-2" table:style-name="ce1">
            <text:p>0,039528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87986399999999998" table:style-name="ce1">
            <text:p>0,87986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3.43" table:style-name="ce1">
            <text:p>-3,43</text:p>
          </table:table-cell>
          <table:table-cell office:value-type="float" office:value="-31.71" table:style-name="ce1">
            <text:p>-31,71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3.617391" table:style-name="ce1">
            <text:p>-3,617391</text:p>
          </table:table-cell>
          <table:table-cell office:value-type="float" office:value="-33.739130000000003" table:style-name="ce1">
            <text:p>-33,73913</text:p>
          </table:table-cell>
          <table:table-cell office:value-type="float" office:value="1661175636552" table:style-name="ce2">
            <text:p>1661175636552</text:p>
          </table:table-cell>
          <table:table-cell office:value-type="date" office:date-value="2022-08-22T13:40:36" table:formula="of:=[.J925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4888E-2" table:style-name="ce1">
            <text:p>-0,024888</text:p>
          </table:table-cell>
          <table:table-cell office:value-type="float" office:value="5.0264000000000003E-2" table:style-name="ce1">
            <text:p>0,050264</text:p>
          </table:table-cell>
          <table:table-cell office:value-type="float" office:value="1.072624" table:style-name="ce1">
            <text:p>1,072624</text:p>
          </table:table-cell>
          <table:table-cell office:value-type="float" office:value="-2.52" table:style-name="ce1">
            <text:p>-2,5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8.42" table:style-name="ce1">
            <text:p>-28,42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2.5739130000000001" table:style-name="ce1">
            <text:p>-2,573913</text:p>
          </table:table-cell>
          <table:table-cell office:value-type="float" office:value="-25.321739999999998" table:style-name="ce1">
            <text:p>-25,32174</text:p>
          </table:table-cell>
          <table:table-cell office:value-type="float" office:value="1661175636640" table:style-name="ce2">
            <text:p>1661175636640</text:p>
          </table:table-cell>
          <table:table-cell office:value-type="date" office:date-value="2022-08-22T13:40:36" table:formula="of:=[.J926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3200000000000001E-3" table:style-name="ce1">
            <text:p>-0,00732</text:p>
          </table:table-cell>
          <table:table-cell office:value-type="float" office:value="-2.5375999999999999E-2" table:style-name="ce1">
            <text:p>-0,025376</text:p>
          </table:table-cell>
          <table:table-cell office:value-type="float" office:value="0.98087999999999997" table:style-name="ce1">
            <text:p>0,98088</text:p>
          </table:table-cell>
          <table:table-cell office:value-type="float" office:value="3.22" table:style-name="ce1">
            <text:p>3,22</text:p>
          </table:table-cell>
          <table:table-cell office:value-type="float" office:value="-5.25" table:style-name="ce1">
            <text:p>-5,25</text:p>
          </table:table-cell>
          <table:table-cell office:value-type="float" office:value="-41.72" table:style-name="ce1">
            <text:p>-41,72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6.86956" table:style-name="ce1">
            <text:p>-36,86956</text:p>
          </table:table-cell>
          <table:table-cell office:value-type="float" office:value="1661175636698" table:style-name="ce2">
            <text:p>1661175636698</text:p>
          </table:table-cell>
          <table:table-cell office:value-type="date" office:date-value="2022-08-22T13:40:36" table:formula="of:=[.J927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5864000000000002E-2" table:style-name="ce1">
            <text:p>-0,025864</text:p>
          </table:table-cell>
          <table:table-cell office:value-type="float" office:value="-0.24448800000000001" table:style-name="ce1">
            <text:p>-0,244488</text:p>
          </table:table-cell>
          <table:table-cell office:value-type="float" office:value="1.0692079999999999" table:style-name="ce1">
            <text:p>1,069208</text:p>
          </table:table-cell>
          <table:table-cell office:value-type="float" office:value="1.19" table:style-name="ce1">
            <text:p>1,19</text:p>
          </table:table-cell>
          <table:table-cell office:value-type="float" office:value="-3.92" table:style-name="ce1">
            <text:p>-3,92</text:p>
          </table:table-cell>
          <table:table-cell office:value-type="float" office:value="-34.58" table:style-name="ce1">
            <text:p>-34,58</text:p>
          </table:table-cell>
          <table:table-cell office:value-type="float" office:value="0.13913" table:style-name="ce1">
            <text:p>0,13913</text:p>
          </table:table-cell>
          <table:table-cell office:value-type="float" office:value="-2.3652169999999999" table:style-name="ce1">
            <text:p>-2,365217</text:p>
          </table:table-cell>
          <table:table-cell office:value-type="float" office:value="-32" table:style-name="ce1">
            <text:p>-32</text:p>
          </table:table-cell>
          <table:table-cell office:value-type="float" office:value="1661175636756" table:style-name="ce2">
            <text:p>1661175636756</text:p>
          </table:table-cell>
          <table:table-cell office:value-type="date" office:date-value="2022-08-22T13:40:36" table:formula="of:=[.J928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0.11224000000000001" table:style-name="ce1">
            <text:p>0,11224</text:p>
          </table:table-cell>
          <table:table-cell office:value-type="float" office:value="1.028216" table:style-name="ce1">
            <text:p>1,02821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76" table:style-name="ce1">
            <text:p>-4,76</text:p>
          </table:table-cell>
          <table:table-cell office:value-type="float" office:value="-33.67" table:style-name="ce1">
            <text:p>-33,67</text:p>
          </table:table-cell>
          <table:table-cell office:value-type="float" office:value="1.182609" table:style-name="ce1">
            <text:p>1,182609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-29.426089999999999" table:style-name="ce1">
            <text:p>-29,42609</text:p>
          </table:table-cell>
          <table:table-cell office:value-type="float" office:value="1661175636814" table:style-name="ce2">
            <text:p>1661175636814</text:p>
          </table:table-cell>
          <table:table-cell office:value-type="date" office:date-value="2022-08-22T13:40:36" table:formula="of:=[.J929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9535999999999999E-2" table:style-name="ce1">
            <text:p>0,059536</text:p>
          </table:table-cell>
          <table:table-cell office:value-type="float" office:value="0.16103999999999999" table:style-name="ce1">
            <text:p>0,16104</text:p>
          </table:table-cell>
          <table:table-cell office:value-type="float" office:value="1.008208" table:style-name="ce1">
            <text:p>1,008208</text:p>
          </table:table-cell>
          <table:table-cell office:value-type="float" office:value="2.66" table:style-name="ce1">
            <text:p>2,66</text:p>
          </table:table-cell>
          <table:table-cell office:value-type="float" office:value="-3.78" table:style-name="ce1">
            <text:p>-3,78</text:p>
          </table:table-cell>
          <table:table-cell office:value-type="float" office:value="-36.89" table:style-name="ce1">
            <text:p>-36,89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32.417389999999997" table:style-name="ce1">
            <text:p>-32,41739</text:p>
          </table:table-cell>
          <table:table-cell office:value-type="float" office:value="1661175636902" table:style-name="ce2">
            <text:p>1661175636902</text:p>
          </table:table-cell>
          <table:table-cell office:value-type="date" office:date-value="2022-08-22T13:40:36" table:formula="of:=[.J930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8064000000000001E-2" table:style-name="ce1">
            <text:p>0,038064</text:p>
          </table:table-cell>
          <table:table-cell office:value-type="float" office:value="-4.7336000000000003E-2" table:style-name="ce1">
            <text:p>-0,047336</text:p>
          </table:table-cell>
          <table:table-cell office:value-type="float" office:value="0.97453599999999996" table:style-name="ce1">
            <text:p>0,974536</text:p>
          </table:table-cell>
          <table:table-cell office:value-type="float" office:value="2.8" table:style-name="ce1">
            <text:p>2,8</text:p>
          </table:table-cell>
          <table:table-cell office:value-type="float" office:value="-3.92" table:style-name="ce1">
            <text:p>-3,92</text:p>
          </table:table-cell>
          <table:table-cell office:value-type="float" office:value="-37.380000000000003" table:style-name="ce1">
            <text:p>-37,38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34.573909999999998" table:style-name="ce1">
            <text:p>-34,57391</text:p>
          </table:table-cell>
          <table:table-cell office:value-type="float" office:value="1661175636960" table:style-name="ce2">
            <text:p>1661175636960</text:p>
          </table:table-cell>
          <table:table-cell office:value-type="date" office:date-value="2022-08-22T13:40:36" table:formula="of:=[.J931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7823999999999998E-2" table:style-name="ce1">
            <text:p>0,047824</text:p>
          </table:table-cell>
          <table:table-cell office:value-type="float" office:value="7.9544000000000004E-2" table:style-name="ce1">
            <text:p>0,079544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-0.98" table:style-name="ce1">
            <text:p>-0,98</text:p>
          </table:table-cell>
          <table:table-cell office:value-type="float" office:value="-2.73" table:style-name="ce1">
            <text:p>-2,73</text:p>
          </table:table-cell>
          <table:table-cell office:value-type="float" office:value="-28.84" table:style-name="ce1">
            <text:p>-28,8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-25.18261" table:style-name="ce1">
            <text:p>-25,18261</text:p>
          </table:table-cell>
          <table:table-cell office:value-type="float" office:value="1661175637019" table:style-name="ce2">
            <text:p>1661175637019</text:p>
          </table:table-cell>
          <table:table-cell office:value-type="date" office:date-value="2022-08-22T13:40:37" table:formula="of:=[.J932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3176E-2" table:style-name="ce1">
            <text:p>-0,013176</text:p>
          </table:table-cell>
          <table:table-cell office:value-type="float" office:value="-8.2472000000000004E-2" table:style-name="ce1">
            <text:p>-0,082472</text:p>
          </table:table-cell>
          <table:table-cell office:value-type="float" office:value="1.0384640000000001" table:style-name="ce1">
            <text:p>1,038464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5.04" table:style-name="ce1">
            <text:p>-5,04</text:p>
          </table:table-cell>
          <table:table-cell office:value-type="float" office:value="-39.619999999999997" table:style-name="ce1">
            <text:p>-39,62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33.182609999999997" table:style-name="ce1">
            <text:p>-33,18261</text:p>
          </table:table-cell>
          <table:table-cell office:value-type="float" office:value="1661175637077" table:style-name="ce2">
            <text:p>1661175637077</text:p>
          </table:table-cell>
          <table:table-cell office:value-type="date" office:date-value="2022-08-22T13:40:37" table:formula="of:=[.J933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3.6600000000000001E-2" table:style-name="ce1">
            <text:p>0,0366</text:p>
          </table:table-cell>
          <table:table-cell office:value-type="float" office:value="0.94916" table:style-name="ce1">
            <text:p>0,94916</text:p>
          </table:table-cell>
          <table:table-cell office:value-type="float" office:value="1.61" table:style-name="ce1">
            <text:p>1,61</text:p>
          </table:table-cell>
          <table:table-cell office:value-type="float" office:value="-5.32" table:style-name="ce1">
            <text:p>-5,32</text:p>
          </table:table-cell>
          <table:table-cell office:value-type="float" office:value="-38.08" table:style-name="ce1">
            <text:p>-38,0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-37.982610000000001" table:style-name="ce1">
            <text:p>-37,98261</text:p>
          </table:table-cell>
          <table:table-cell office:value-type="float" office:value="1661175637165" table:style-name="ce2">
            <text:p>1661175637165</text:p>
          </table:table-cell>
          <table:table-cell office:value-type="date" office:date-value="2022-08-22T13:40:37" table:formula="of:=[.J934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6104E-2" table:style-name="ce1">
            <text:p>-0,016104</text:p>
          </table:table-cell>
          <table:table-cell office:value-type="float" office:value="4.7823999999999998E-2" table:style-name="ce1">
            <text:p>0,047824</text:p>
          </table:table-cell>
          <table:table-cell office:value-type="float" office:value="0.96282400000000001" table:style-name="ce1">
            <text:p>0,962824</text:p>
          </table:table-cell>
          <table:table-cell office:value-type="float" office:value="-0.98" table:style-name="ce1">
            <text:p>-0,98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9.47" table:style-name="ce1">
            <text:p>-29,47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30.05217" table:style-name="ce1">
            <text:p>-30,05217</text:p>
          </table:table-cell>
          <table:table-cell office:value-type="float" office:value="1661175637224" table:style-name="ce2">
            <text:p>1661175637224</text:p>
          </table:table-cell>
          <table:table-cell office:value-type="date" office:date-value="2022-08-22T13:40:37" table:formula="of:=[.J935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8807999999999994E-2" table:style-name="ce1">
            <text:p>0,068808</text:p>
          </table:table-cell>
          <table:table-cell office:value-type="float" office:value="8.7840000000000001E-2" table:style-name="ce1">
            <text:p>0,08784</text:p>
          </table:table-cell>
          <table:table-cell office:value-type="float" office:value="0.96575200000000005" table:style-name="ce1">
            <text:p>0,965752</text:p>
          </table:table-cell>
          <table:table-cell office:value-type="float" office:value="2.94" table:style-name="ce1">
            <text:p>2,94</text:p>
          </table:table-cell>
          <table:table-cell office:value-type="float" office:value="-4.55" table:style-name="ce1">
            <text:p>-4,55</text:p>
          </table:table-cell>
          <table:table-cell office:value-type="float" office:value="-37.31" table:style-name="ce1">
            <text:p>-37,3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34.92174" table:style-name="ce1">
            <text:p>-34,92174</text:p>
          </table:table-cell>
          <table:table-cell office:value-type="float" office:value="1661175637282" table:style-name="ce2">
            <text:p>1661175637282</text:p>
          </table:table-cell>
          <table:table-cell office:value-type="date" office:date-value="2022-08-22T13:40:37" table:formula="of:=[.J936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2.73" table:style-name="ce1">
            <text:p>2,73</text:p>
          </table:table-cell>
          <table:table-cell office:value-type="float" office:value="-3.71" table:style-name="ce1">
            <text:p>-3,71</text:p>
          </table:table-cell>
          <table:table-cell office:value-type="float" office:value="-36.82" table:style-name="ce1">
            <text:p>-36,82</text:p>
          </table:table-cell>
          <table:table-cell office:value-type="float" office:value="-1.6" table:style-name="ce1">
            <text:p>-1,6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35.060870000000001" table:style-name="ce1">
            <text:p>-35,06087</text:p>
          </table:table-cell>
          <table:table-cell office:value-type="float" office:value="1661175637339" table:style-name="ce2">
            <text:p>1661175637339</text:p>
          </table:table-cell>
          <table:table-cell office:value-type="date" office:date-value="2022-08-22T13:40:37" table:formula="of:=[.J937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3192000000000003E-2" table:style-name="ce1">
            <text:p>0,053192</text:p>
          </table:table-cell>
          <table:table-cell office:value-type="float" office:value="-7.2711999999999999E-2" table:style-name="ce1">
            <text:p>-0,072712</text:p>
          </table:table-cell>
          <table:table-cell office:value-type="float" office:value="1.0287040000000001" table:style-name="ce1">
            <text:p>1,028704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3.85" table:style-name="ce1">
            <text:p>-3,85</text:p>
          </table:table-cell>
          <table:table-cell office:value-type="float" office:value="-34.65" table:style-name="ce1">
            <text:p>-34,65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33.46087" table:style-name="ce1">
            <text:p>-33,46087</text:p>
          </table:table-cell>
          <table:table-cell office:value-type="float" office:value="1661175637427" table:style-name="ce2">
            <text:p>1661175637427</text:p>
          </table:table-cell>
          <table:table-cell office:value-type="date" office:date-value="2022-08-22T13:40:37" table:formula="of:=[.J938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2711999999999999E-2" table:style-name="ce1">
            <text:p>0,072712</text:p>
          </table:table-cell>
          <table:table-cell office:value-type="float" office:value="0.147864" table:style-name="ce1">
            <text:p>0,147864</text:p>
          </table:table-cell>
          <table:table-cell office:value-type="float" office:value="0.97551200000000005" table:style-name="ce1">
            <text:p>0,97551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3.29" table:style-name="ce1">
            <text:p>-3,29</text:p>
          </table:table-cell>
          <table:table-cell office:value-type="float" office:value="-34.159999999999997" table:style-name="ce1">
            <text:p>-34,16</text:p>
          </table:table-cell>
          <table:table-cell office:value-type="float" office:value="1.530435" table:style-name="ce1">
            <text:p>1,530435</text:p>
          </table:table-cell>
          <table:table-cell office:value-type="float" office:value="-4.8695649999999997" table:style-name="ce1">
            <text:p>-4,869565</text:p>
          </table:table-cell>
          <table:table-cell office:value-type="float" office:value="-32.973909999999997" table:style-name="ce1">
            <text:p>-32,97391</text:p>
          </table:table-cell>
          <table:table-cell office:value-type="float" office:value="1661175637486" table:style-name="ce2">
            <text:p>1661175637486</text:p>
          </table:table-cell>
          <table:table-cell office:value-type="date" office:date-value="2022-08-22T13:40:37" table:formula="of:=[.J939]/86400000+DATE(1970;1;1)" table:style-name="ce3">
            <text:p>2022-08-22 13:40:37:403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0.122976" table:style-name="ce1">
            <text:p>0,122976</text:p>
          </table:table-cell>
          <table:table-cell office:value-type="float" office:value="0.96721599999999996" table:style-name="ce1">
            <text:p>0,967216</text:p>
          </table:table-cell>
          <table:table-cell office:value-type="float" office:value="2.8" table:style-name="ce1">
            <text:p>2,8</text:p>
          </table:table-cell>
          <table:table-cell office:value-type="float" office:value="-4.83" table:style-name="ce1">
            <text:p>-4,83</text:p>
          </table:table-cell>
          <table:table-cell office:value-type="float" office:value="-36.89" table:style-name="ce1">
            <text:p>-36,89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7.84348" table:style-name="ce1">
            <text:p>-37,84348</text:p>
          </table:table-cell>
          <table:table-cell office:value-type="float" office:value="1661175637544" table:style-name="ce2">
            <text:p>1661175637544</text:p>
          </table:table-cell>
          <table:table-cell office:value-type="date" office:date-value="2022-08-22T13:40:37" table:formula="of:=[.J940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4408000000000003E-2" table:style-name="ce1">
            <text:p>0,044408</text:p>
          </table:table-cell>
          <table:table-cell office:value-type="float" office:value="-2.3911999999999999E-2" table:style-name="ce1">
            <text:p>-0,02391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-1.05" table:style-name="ce1">
            <text:p>-1,05</text:p>
          </table:table-cell>
          <table:table-cell office:value-type="float" office:value="-3.57" table:style-name="ce1">
            <text:p>-3,57</text:p>
          </table:table-cell>
          <table:table-cell office:value-type="float" office:value="-31.08" table:style-name="ce1">
            <text:p>-31,08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33.947830000000003" table:style-name="ce1">
            <text:p>-33,94783</text:p>
          </table:table-cell>
          <table:table-cell office:value-type="float" office:value="1661175637603" table:style-name="ce2">
            <text:p>1661175637603</text:p>
          </table:table-cell>
          <table:table-cell office:value-type="date" office:date-value="2022-08-22T13:40:37" table:formula="of:=[.J941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8799999999999999E-4" table:style-name="ce1">
            <text:p>0,000488</text:p>
          </table:table-cell>
          <table:table-cell office:value-type="float" office:value="-0.15762399999999999" table:style-name="ce1">
            <text:p>-0,157624</text:p>
          </table:table-cell>
          <table:table-cell office:value-type="float" office:value="0.97355999999999998" table:style-name="ce1">
            <text:p>0,97356</text:p>
          </table:table-cell>
          <table:table-cell office:value-type="float" office:value="14.98" table:style-name="ce1">
            <text:p>14,98</text:p>
          </table:table-cell>
          <table:table-cell office:value-type="float" office:value="-3.29" table:style-name="ce1">
            <text:p>-3,29</text:p>
          </table:table-cell>
          <table:table-cell office:value-type="float" office:value="-32.340000000000003" table:style-name="ce1">
            <text:p>-32,34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3.2" table:style-name="ce1">
            <text:p>-3,2</text:p>
          </table:table-cell>
          <table:table-cell office:value-type="float" office:value="-27.756519999999998" table:style-name="ce1">
            <text:p>-27,75652</text:p>
          </table:table-cell>
          <table:table-cell office:value-type="float" office:value="1661175637691" table:style-name="ce2">
            <text:p>1661175637691</text:p>
          </table:table-cell>
          <table:table-cell office:value-type="date" office:date-value="2022-08-22T13:40:37" table:formula="of:=[.J942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-3.8064000000000001E-2" table:style-name="ce1">
            <text:p>-0,038064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3.08" table:style-name="ce1">
            <text:p>3,08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36.54" table:style-name="ce1">
            <text:p>-36,54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-33.530430000000003" table:style-name="ce1">
            <text:p>-33,53043</text:p>
          </table:table-cell>
          <table:table-cell office:value-type="float" office:value="1661175637749" table:style-name="ce2">
            <text:p>1661175637749</text:p>
          </table:table-cell>
          <table:table-cell office:value-type="date" office:date-value="2022-08-22T13:40:37" table:formula="of:=[.J943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9039999999999999E-3" table:style-name="ce1">
            <text:p>0,003904</text:p>
          </table:table-cell>
          <table:table-cell office:value-type="float" office:value="-4.8312000000000001E-2" table:style-name="ce1">
            <text:p>-0,048312</text:p>
          </table:table-cell>
          <table:table-cell office:value-type="float" office:value="0.96087199999999995" table:style-name="ce1">
            <text:p>0,960872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-4.34" table:style-name="ce1">
            <text:p>-4,34</text:p>
          </table:table-cell>
          <table:table-cell office:value-type="float" office:value="-33.53" table:style-name="ce1">
            <text:p>-33,5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-30.956520000000001" table:style-name="ce1">
            <text:p>-30,95652</text:p>
          </table:table-cell>
          <table:table-cell office:value-type="float" office:value="1661175637806" table:style-name="ce2">
            <text:p>1661175637806</text:p>
          </table:table-cell>
          <table:table-cell office:value-type="date" office:date-value="2022-08-22T13:40:37" table:formula="of:=[.J944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8.1495999999999999E-2" table:style-name="ce1">
            <text:p>0,081496</text:p>
          </table:table-cell>
          <table:table-cell office:value-type="float" office:value="0.95794400000000002" table:style-name="ce1">
            <text:p>0,957944</text:p>
          </table:table-cell>
          <table:table-cell office:value-type="float" office:value="1.89" table:style-name="ce1">
            <text:p>1,89</text:p>
          </table:table-cell>
          <table:table-cell office:value-type="float" office:value="-3.36" table:style-name="ce1">
            <text:p>-3,36</text:p>
          </table:table-cell>
          <table:table-cell office:value-type="float" office:value="-36.47" table:style-name="ce1">
            <text:p>-36,47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31.304349999999999" table:style-name="ce1">
            <text:p>-31,30435</text:p>
          </table:table-cell>
          <table:table-cell office:value-type="float" office:value="1661175637865" table:style-name="ce2">
            <text:p>1661175637865</text:p>
          </table:table-cell>
          <table:table-cell office:value-type="date" office:date-value="2022-08-22T13:40:37" table:formula="of:=[.J945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816E-2" table:style-name="ce1">
            <text:p>0,027816</text:p>
          </table:table-cell>
          <table:table-cell office:value-type="float" office:value="0.19520000000000001" table:style-name="ce1">
            <text:p>0,1952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1.89" table:style-name="ce1">
            <text:p>1,89</text:p>
          </table:table-cell>
          <table:table-cell office:value-type="float" office:value="-4.13" table:style-name="ce1">
            <text:p>-4,13</text:p>
          </table:table-cell>
          <table:table-cell office:value-type="float" office:value="-34.65" table:style-name="ce1">
            <text:p>-34,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30.121739999999999" table:style-name="ce1">
            <text:p>-30,12174</text:p>
          </table:table-cell>
          <table:table-cell office:value-type="float" office:value="1661175637954" table:style-name="ce2">
            <text:p>1661175637954</text:p>
          </table:table-cell>
          <table:table-cell office:value-type="date" office:date-value="2022-08-22T13:40:37" table:formula="of:=[.J946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3439999999999998E-3" table:style-name="ce1">
            <text:p>0,006344</text:p>
          </table:table-cell>
          <table:table-cell office:value-type="float" office:value="-7.4176000000000006E-2" table:style-name="ce1">
            <text:p>-0,074176</text:p>
          </table:table-cell>
          <table:table-cell office:value-type="float" office:value="1.00284" table:style-name="ce1">
            <text:p>1,00284</text:p>
          </table:table-cell>
          <table:table-cell office:value-type="float" office:value="2.66" table:style-name="ce1">
            <text:p>2,66</text:p>
          </table:table-cell>
          <table:table-cell office:value-type="float" office:value="-3.99" table:style-name="ce1">
            <text:p>-3,99</text:p>
          </table:table-cell>
          <table:table-cell office:value-type="float" office:value="-33.74" table:style-name="ce1">
            <text:p>-33,74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2.2260870000000001" table:style-name="ce1">
            <text:p>2,226087</text:p>
          </table:table-cell>
          <table:table-cell office:value-type="float" office:value="-30.678260000000002" table:style-name="ce1">
            <text:p>-30,67826</text:p>
          </table:table-cell>
          <table:table-cell office:value-type="float" office:value="1661175638011" table:style-name="ce2">
            <text:p>1661175638011</text:p>
          </table:table-cell>
          <table:table-cell office:value-type="date" office:date-value="2022-08-22T13:40:38" table:formula="of:=[.J947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816E-2" table:style-name="ce1">
            <text:p>0,027816</text:p>
          </table:table-cell>
          <table:table-cell office:value-type="float" office:value="0.12102400000000001" table:style-name="ce1">
            <text:p>0,121024</text:p>
          </table:table-cell>
          <table:table-cell office:value-type="float" office:value="1.0589599999999999" table:style-name="ce1">
            <text:p>1,05896</text:p>
          </table:table-cell>
          <table:table-cell office:value-type="float" office:value="-0.63" table:style-name="ce1">
            <text:p>-0,63</text:p>
          </table:table-cell>
          <table:table-cell office:value-type="float" office:value="-4.2" table:style-name="ce1">
            <text:p>-4,2</text:p>
          </table:table-cell>
          <table:table-cell office:value-type="float" office:value="-31.29" table:style-name="ce1">
            <text:p>-31,29</text:p>
          </table:table-cell>
          <table:table-cell office:value-type="float" office:value="1.182609" table:style-name="ce1">
            <text:p>1,182609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29.56522" table:style-name="ce1">
            <text:p>-29,56522</text:p>
          </table:table-cell>
          <table:table-cell office:value-type="float" office:value="1661175638069" table:style-name="ce2">
            <text:p>1661175638069</text:p>
          </table:table-cell>
          <table:table-cell office:value-type="date" office:date-value="2022-08-22T13:40:38" table:formula="of:=[.J948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7568E-2" table:style-name="ce1">
            <text:p>-0,01756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72584" table:style-name="ce1">
            <text:p>0,972584</text:p>
          </table:table-cell>
          <table:table-cell office:value-type="float" office:value="1.4" table:style-name="ce1">
            <text:p>1,4</text:p>
          </table:table-cell>
          <table:table-cell office:value-type="float" office:value="-4.97" table:style-name="ce1">
            <text:p>-4,97</text:p>
          </table:table-cell>
          <table:table-cell office:value-type="float" office:value="-37.94" table:style-name="ce1">
            <text:p>-37,9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1.7391300000000001" table:style-name="ce1">
            <text:p>-1,73913</text:p>
          </table:table-cell>
          <table:table-cell office:value-type="float" office:value="-34.643479999999997" table:style-name="ce1">
            <text:p>-34,64348</text:p>
          </table:table-cell>
          <table:table-cell office:value-type="float" office:value="1661175638128" table:style-name="ce2">
            <text:p>1661175638128</text:p>
          </table:table-cell>
          <table:table-cell office:value-type="date" office:date-value="2022-08-22T13:40:38" table:formula="of:=[.J949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0256000000000002E-2" table:style-name="ce1">
            <text:p>-0,030256</text:p>
          </table:table-cell>
          <table:table-cell office:value-type="float" office:value="-2.4888E-2" table:style-name="ce1">
            <text:p>-0,024888</text:p>
          </table:table-cell>
          <table:table-cell office:value-type="float" office:value="1.0662799999999999" table:style-name="ce1">
            <text:p>1,06628</text:p>
          </table:table-cell>
          <table:table-cell office:value-type="float" office:value="0.35" table:style-name="ce1">
            <text:p>0,35</text:p>
          </table:table-cell>
          <table:table-cell office:value-type="float" office:value="-5.53" table:style-name="ce1">
            <text:p>-5,53</text:p>
          </table:table-cell>
          <table:table-cell office:value-type="float" office:value="-37.31" table:style-name="ce1">
            <text:p>-37,31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0" table:style-name="ce1">
            <text:p>0</text:p>
          </table:table-cell>
          <table:table-cell office:value-type="float" office:value="-37.356520000000003" table:style-name="ce1">
            <text:p>-37,35652</text:p>
          </table:table-cell>
          <table:table-cell office:value-type="float" office:value="1661175638216" table:style-name="ce2">
            <text:p>1661175638216</text:p>
          </table:table-cell>
          <table:table-cell office:value-type="date" office:date-value="2022-08-22T13:40:38" table:formula="of:=[.J950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8799999999999998E-3" table:style-name="ce1">
            <text:p>0,00488</text:p>
          </table:table-cell>
          <table:table-cell office:value-type="float" office:value="-1.5616E-2" table:style-name="ce1">
            <text:p>-0,015616</text:p>
          </table:table-cell>
          <table:table-cell office:value-type="float" office:value="1.0443199999999999" table:style-name="ce1">
            <text:p>1,04432</text:p>
          </table:table-cell>
          <table:table-cell office:value-type="float" office:value="-0.98" table:style-name="ce1">
            <text:p>-0,98</text:p>
          </table:table-cell>
          <table:table-cell office:value-type="float" office:value="-3.71" table:style-name="ce1">
            <text:p>-3,71</text:p>
          </table:table-cell>
          <table:table-cell office:value-type="float" office:value="-32.130000000000003" table:style-name="ce1">
            <text:p>-32,13</text:p>
          </table:table-cell>
          <table:table-cell office:value-type="float" office:value="1.321739" table:style-name="ce1">
            <text:p>1,321739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35.269570000000002" table:style-name="ce1">
            <text:p>-35,26957</text:p>
          </table:table-cell>
          <table:table-cell office:value-type="float" office:value="1661175638274" table:style-name="ce2">
            <text:p>1661175638274</text:p>
          </table:table-cell>
          <table:table-cell office:value-type="date" office:date-value="2022-08-22T13:40:38" table:formula="of:=[.J951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1231999999999999E-2" table:style-name="ce1">
            <text:p>0,031232</text:p>
          </table:table-cell>
          <table:table-cell office:value-type="float" office:value="0.12834400000000001" table:style-name="ce1">
            <text:p>0,128344</text:p>
          </table:table-cell>
          <table:table-cell office:value-type="float" office:value="1.047248" table:style-name="ce1">
            <text:p>1,047248</text:p>
          </table:table-cell>
          <table:table-cell office:value-type="float" office:value="1.61" table:style-name="ce1">
            <text:p>1,61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35.909999999999997" table:style-name="ce1">
            <text:p>-35,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31.304349999999999" table:style-name="ce1">
            <text:p>-31,30435</text:p>
          </table:table-cell>
          <table:table-cell office:value-type="float" office:value="1661175638332" table:style-name="ce2">
            <text:p>1661175638332</text:p>
          </table:table-cell>
          <table:table-cell office:value-type="date" office:date-value="2022-08-22T13:40:38" table:formula="of:=[.J952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3183999999999998E-2" table:style-name="ce1">
            <text:p>0,033184</text:p>
          </table:table-cell>
          <table:table-cell office:value-type="float" office:value="-0.12590399999999999" table:style-name="ce1">
            <text:p>-0,125904</text:p>
          </table:table-cell>
          <table:table-cell office:value-type="float" office:value="0.96867999999999999" table:style-name="ce1">
            <text:p>0,96868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32.9" table:style-name="ce1">
            <text:p>-32,9</text:p>
          </table:table-cell>
          <table:table-cell office:value-type="float" office:value="-1.7391300000000001" table:style-name="ce1">
            <text:p>-1,73913</text:p>
          </table:table-cell>
          <table:table-cell office:value-type="float" office:value="-2.1565219999999998" table:style-name="ce1">
            <text:p>-2,156522</text:p>
          </table:table-cell>
          <table:table-cell office:value-type="float" office:value="-31.652170000000002" table:style-name="ce1">
            <text:p>-31,65217</text:p>
          </table:table-cell>
          <table:table-cell office:value-type="float" office:value="1661175638390" table:style-name="ce2">
            <text:p>1661175638390</text:p>
          </table:table-cell>
          <table:table-cell office:value-type="date" office:date-value="2022-08-22T13:40:38" table:formula="of:=[.J953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464E-3" table:style-name="ce1">
            <text:p>-0,001464</text:p>
          </table:table-cell>
          <table:table-cell office:value-type="float" office:value="-0.13078400000000001" table:style-name="ce1">
            <text:p>-0,130784</text:p>
          </table:table-cell>
          <table:table-cell office:value-type="float" office:value="1.0101599999999999" table:style-name="ce1">
            <text:p>1,01016</text:p>
          </table:table-cell>
          <table:table-cell office:value-type="float" office:value="1.33" table:style-name="ce1">
            <text:p>1,33</text:p>
          </table:table-cell>
          <table:table-cell office:value-type="float" office:value="-3.57" table:style-name="ce1">
            <text:p>-3,57</text:p>
          </table:table-cell>
          <table:table-cell office:value-type="float" office:value="-35.28" table:style-name="ce1">
            <text:p>-35,28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32.904350000000001" table:style-name="ce1">
            <text:p>-32,90435</text:p>
          </table:table-cell>
          <table:table-cell office:value-type="float" office:value="1661175638478" table:style-name="ce2">
            <text:p>1661175638478</text:p>
          </table:table-cell>
          <table:table-cell office:value-type="date" office:date-value="2022-08-22T13:40:38" table:formula="of:=[.J954]/86400000+DATE(1970;1;1)" table:style-name="ce3">
            <text:p>2022-08-22 13:40:38:4038</text:p>
          </table:table-cell>
          <table:table-cell table:number-columns-repeated="16373"/>
        </table:table-row>
        <table:table-row table:style-name="ro1" table:visibility="filter">
          <table:table-cell office:value-type="float" office:value="0" table:style-name="ce1">
            <text:p>0</text:p>
          </table:table-cell>
          <table:table-cell office:value-type="float" office:value="0.18836800000000001" table:style-name="ce1">
            <text:p>0,18836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98" table:style-name="ce1">
            <text:p>0,98</text:p>
          </table:table-cell>
          <table:table-cell office:value-type="float" office:value="-4.55" table:style-name="ce1">
            <text:p>-4,55</text:p>
          </table:table-cell>
          <table:table-cell office:value-type="float" office:value="-30.31" table:style-name="ce1">
            <text:p>-30,31</text:p>
          </table:table-cell>
          <table:table-cell office:value-type="float" office:value="1.6" table:style-name="ce1">
            <text:p>1,6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-29.217390000000002" table:style-name="ce1">
            <text:p>-29,21739</text:p>
          </table:table-cell>
          <table:table-cell office:value-type="float" office:value="1661175638536" table:style-name="ce2">
            <text:p>1661175638536</text:p>
          </table:table-cell>
          <table:table-cell office:value-type="date" office:date-value="2022-08-22T13:40:38" table:formula="of:=[.J955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2200000000000001E-2" table:style-name="ce1">
            <text:p>-0,0122</text:p>
          </table:table-cell>
          <table:table-cell office:value-type="float" office:value="1.9519999999999999E-2" table:style-name="ce1">
            <text:p>0,01952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63" table:style-name="ce1">
            <text:p>0,63</text:p>
          </table:table-cell>
          <table:table-cell office:value-type="float" office:value="-5.04" table:style-name="ce1">
            <text:p>-5,04</text:p>
          </table:table-cell>
          <table:table-cell office:value-type="float" office:value="-38.08" table:style-name="ce1">
            <text:p>-38,08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-39.304349999999999" table:style-name="ce1">
            <text:p>-39,30435</text:p>
          </table:table-cell>
          <table:table-cell office:value-type="float" office:value="1661175638595" table:style-name="ce2">
            <text:p>1661175638595</text:p>
          </table:table-cell>
          <table:table-cell office:value-type="date" office:date-value="2022-08-22T13:40:38" table:formula="of:=[.J956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5624000000000003E-2" table:style-name="ce1">
            <text:p>0,035624</text:p>
          </table:table-cell>
          <table:table-cell office:value-type="float" office:value="-3.6111999999999998E-2" table:style-name="ce1">
            <text:p>-0,036112</text:p>
          </table:table-cell>
          <table:table-cell office:value-type="float" office:value="1.039928" table:style-name="ce1">
            <text:p>1,039928</text:p>
          </table:table-cell>
          <table:table-cell office:value-type="float" office:value="-0.21" table:style-name="ce1">
            <text:p>-0,21</text:p>
          </table:table-cell>
          <table:table-cell office:value-type="float" office:value="-4.13" table:style-name="ce1">
            <text:p>-4,13</text:p>
          </table:table-cell>
          <table:table-cell office:value-type="float" office:value="-31.43" table:style-name="ce1">
            <text:p>-31,43</text:p>
          </table:table-cell>
          <table:table-cell office:value-type="float" office:value="1.321739" table:style-name="ce1">
            <text:p>1,321739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33.739130000000003" table:style-name="ce1">
            <text:p>-33,73913</text:p>
          </table:table-cell>
          <table:table-cell office:value-type="float" office:value="1661175638653" table:style-name="ce2">
            <text:p>1661175638653</text:p>
          </table:table-cell>
          <table:table-cell office:value-type="date" office:date-value="2022-08-22T13:40:38" table:formula="of:=[.J957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3920000000000001E-3" table:style-name="ce1">
            <text:p>0,004392</text:p>
          </table:table-cell>
          <table:table-cell office:value-type="float" office:value="4.6848000000000001E-2" table:style-name="ce1">
            <text:p>0,046848</text:p>
          </table:table-cell>
          <table:table-cell office:value-type="float" office:value="0.94672000000000001" table:style-name="ce1">
            <text:p>0,94672</text:p>
          </table:table-cell>
          <table:table-cell office:value-type="float" office:value="0.91" table:style-name="ce1">
            <text:p>0,91</text:p>
          </table:table-cell>
          <table:table-cell office:value-type="float" office:value="-3.5" table:style-name="ce1">
            <text:p>-3,5</text:p>
          </table:table-cell>
          <table:table-cell office:value-type="float" office:value="-29.12" table:style-name="ce1">
            <text:p>-29,12</text:p>
          </table:table-cell>
          <table:table-cell office:value-type="float" office:value="1.530435" table:style-name="ce1">
            <text:p>1,53043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25.66957" table:style-name="ce1">
            <text:p>-25,66957</text:p>
          </table:table-cell>
          <table:table-cell office:value-type="float" office:value="1661175638741" table:style-name="ce2">
            <text:p>1661175638741</text:p>
          </table:table-cell>
          <table:table-cell office:value-type="date" office:date-value="2022-08-22T13:40:38" table:formula="of:=[.J958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7832000000000003E-2" table:style-name="ce1">
            <text:p>0,067832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1.61" table:style-name="ce1">
            <text:p>1,61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-40.04" table:style-name="ce1">
            <text:p>-40,04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-33.391300000000001" table:style-name="ce1">
            <text:p>-33,3913</text:p>
          </table:table-cell>
          <table:table-cell office:value-type="float" office:value="1661175638800" table:style-name="ce2">
            <text:p>1661175638800</text:p>
          </table:table-cell>
          <table:table-cell office:value-type="date" office:date-value="2022-08-22T13:40:38" table:formula="of:=[.J959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8560000000000001E-3" table:style-name="ce1">
            <text:p>0,005856</text:p>
          </table:table-cell>
          <table:table-cell office:value-type="float" office:value="-0.15323200000000001" table:style-name="ce1">
            <text:p>-0,153232</text:p>
          </table:table-cell>
          <table:table-cell office:value-type="float" office:value="0.97697599999999996" table:style-name="ce1">
            <text:p>0,976976</text:p>
          </table:table-cell>
          <table:table-cell office:value-type="float" office:value="1.96" table:style-name="ce1">
            <text:p>1,96</text:p>
          </table:table-cell>
          <table:table-cell office:value-type="float" office:value="-3.36" table:style-name="ce1">
            <text:p>-3,36</text:p>
          </table:table-cell>
          <table:table-cell office:value-type="float" office:value="-37.799999999999997" table:style-name="ce1">
            <text:p>-37,8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2.3652169999999999" table:style-name="ce1">
            <text:p>-2,365217</text:p>
          </table:table-cell>
          <table:table-cell office:value-type="float" office:value="-33.66957" table:style-name="ce1">
            <text:p>-33,66957</text:p>
          </table:table-cell>
          <table:table-cell office:value-type="float" office:value="1661175638858" table:style-name="ce2">
            <text:p>1661175638858</text:p>
          </table:table-cell>
          <table:table-cell office:value-type="date" office:date-value="2022-08-22T13:40:38" table:formula="of:=[.J960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4160000000000003E-2" table:style-name="ce1">
            <text:p>0,03416</text:p>
          </table:table-cell>
          <table:table-cell office:value-type="float" office:value="7.9056000000000001E-2" table:style-name="ce1">
            <text:p>0,079056</text:p>
          </table:table-cell>
          <table:table-cell office:value-type="float" office:value="1.00284" table:style-name="ce1">
            <text:p>1,00284</text:p>
          </table:table-cell>
          <table:table-cell office:value-type="float" office:value="-0.21" table:style-name="ce1">
            <text:p>-0,21</text:p>
          </table:table-cell>
          <table:table-cell office:value-type="float" office:value="-4.13" table:style-name="ce1">
            <text:p>-4,13</text:p>
          </table:table-cell>
          <table:table-cell office:value-type="float" office:value="-30.1" table:style-name="ce1">
            <text:p>-30,1</text:p>
          </table:table-cell>
          <table:table-cell office:value-type="float" office:value="1.669565" table:style-name="ce1">
            <text:p>1,669565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30.956520000000001" table:style-name="ce1">
            <text:p>-30,95652</text:p>
          </table:table-cell>
          <table:table-cell office:value-type="float" office:value="1661175638915" table:style-name="ce2">
            <text:p>1661175638915</text:p>
          </table:table-cell>
          <table:table-cell office:value-type="date" office:date-value="2022-08-22T13:40:38" table:formula="of:=[.J961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-6.8320000000000004E-3" table:style-name="ce1">
            <text:p>-0,006832</text:p>
          </table:table-cell>
          <table:table-cell office:value-type="float" office:value="0.907192" table:style-name="ce1">
            <text:p>0,907192</text:p>
          </table:table-cell>
          <table:table-cell office:value-type="float" office:value="-0.7" table:style-name="ce1">
            <text:p>-0,7</text:p>
          </table:table-cell>
          <table:table-cell office:value-type="float" office:value="-4.76" table:style-name="ce1">
            <text:p>-4,76</text:p>
          </table:table-cell>
          <table:table-cell office:value-type="float" office:value="-36.049999999999997" table:style-name="ce1">
            <text:p>-36,05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3.2" table:style-name="ce1">
            <text:p>-3,2</text:p>
          </table:table-cell>
          <table:table-cell office:value-type="float" office:value="-31.930440000000001" table:style-name="ce1">
            <text:p>-31,93044</text:p>
          </table:table-cell>
          <table:table-cell office:value-type="float" office:value="1661175639003" table:style-name="ce2">
            <text:p>1661175639003</text:p>
          </table:table-cell>
          <table:table-cell office:value-type="date" office:date-value="2022-08-22T13:40:39" table:formula="of:=[.J962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-3.9039999999999998E-2" table:style-name="ce1">
            <text:p>-0,03904</text:p>
          </table:table-cell>
          <table:table-cell office:value-type="float" office:value="0.97599999999999998" table:style-name="ce1">
            <text:p>0,976</text:p>
          </table:table-cell>
          <table:table-cell office:value-type="float" office:value="2.52" table:style-name="ce1">
            <text:p>2,52</text:p>
          </table:table-cell>
          <table:table-cell office:value-type="float" office:value="-4.76" table:style-name="ce1">
            <text:p>-4,76</text:p>
          </table:table-cell>
          <table:table-cell office:value-type="float" office:value="-36.19" table:style-name="ce1">
            <text:p>-36,19</text:p>
          </table:table-cell>
          <table:table-cell office:value-type="float" office:value="-1.182609" table:style-name="ce1">
            <text:p>-1,182609</text:p>
          </table:table-cell>
          <table:table-cell office:value-type="float" office:value="-2.086957" table:style-name="ce1">
            <text:p>-2,086957</text:p>
          </table:table-cell>
          <table:table-cell office:value-type="float" office:value="-33.66957" table:style-name="ce1">
            <text:p>-33,66957</text:p>
          </table:table-cell>
          <table:table-cell office:value-type="float" office:value="1661175639062" table:style-name="ce2">
            <text:p>1661175639062</text:p>
          </table:table-cell>
          <table:table-cell office:value-type="date" office:date-value="2022-08-22T13:40:39" table:formula="of:=[.J963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-0.122976" table:style-name="ce1">
            <text:p>-0,122976</text:p>
          </table:table-cell>
          <table:table-cell office:value-type="float" office:value="0.91597600000000001" table:style-name="ce1">
            <text:p>0,915976</text:p>
          </table:table-cell>
          <table:table-cell office:value-type="float" office:value="0.42" table:style-name="ce1">
            <text:p>0,42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31.85" table:style-name="ce1">
            <text:p>-31,85</text:p>
          </table:table-cell>
          <table:table-cell office:value-type="float" office:value="0.13913" table:style-name="ce1">
            <text:p>0,13913</text:p>
          </table:table-cell>
          <table:table-cell office:value-type="float" office:value="-1.9478260000000001" table:style-name="ce1">
            <text:p>-1,947826</text:p>
          </table:table-cell>
          <table:table-cell office:value-type="float" office:value="-28.939129999999999" table:style-name="ce1">
            <text:p>-28,93913</text:p>
          </table:table-cell>
          <table:table-cell office:value-type="float" office:value="1661175639120" table:style-name="ce2">
            <text:p>1661175639120</text:p>
          </table:table-cell>
          <table:table-cell office:value-type="date" office:date-value="2022-08-22T13:40:39" table:formula="of:=[.J964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375999999999999E-2" table:style-name="ce1">
            <text:p>0,025376</text:p>
          </table:table-cell>
          <table:table-cell office:value-type="float" office:value="7.9544000000000004E-2" table:style-name="ce1">
            <text:p>0,079544</text:p>
          </table:table-cell>
          <table:table-cell office:value-type="float" office:value="0.89987200000000001" table:style-name="ce1">
            <text:p>0,899872</text:p>
          </table:table-cell>
          <table:table-cell office:value-type="float" office:value="3.64" table:style-name="ce1">
            <text:p>3,64</text:p>
          </table:table-cell>
          <table:table-cell office:value-type="float" office:value="-3.15" table:style-name="ce1">
            <text:p>-3,15</text:p>
          </table:table-cell>
          <table:table-cell office:value-type="float" office:value="-36.75" table:style-name="ce1">
            <text:p>-36,7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34.92174" table:style-name="ce1">
            <text:p>-34,92174</text:p>
          </table:table-cell>
          <table:table-cell office:value-type="float" office:value="1661175639178" table:style-name="ce2">
            <text:p>1661175639178</text:p>
          </table:table-cell>
          <table:table-cell office:value-type="date" office:date-value="2022-08-22T13:40:39" table:formula="of:=[.J965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2208000000000001E-2" table:style-name="ce1">
            <text:p>0,032208</text:p>
          </table:table-cell>
          <table:table-cell office:value-type="float" office:value="-3.6600000000000001E-2" table:style-name="ce1">
            <text:p>-0,0366</text:p>
          </table:table-cell>
          <table:table-cell office:value-type="float" office:value="1.0467599999999999" table:style-name="ce1">
            <text:p>1,0467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5.28" table:style-name="ce1">
            <text:p>-35,28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-33.043480000000002" table:style-name="ce1">
            <text:p>-33,04348</text:p>
          </table:table-cell>
          <table:table-cell office:value-type="float" office:value="1661175639267" table:style-name="ce2">
            <text:p>1661175639267</text:p>
          </table:table-cell>
          <table:table-cell office:value-type="date" office:date-value="2022-08-22T13:40:39" table:formula="of:=[.J966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839999999999999E-2" table:style-name="ce1">
            <text:p>0,02684</text:p>
          </table:table-cell>
          <table:table-cell office:value-type="float" office:value="-3.8064000000000001E-2" table:style-name="ce1">
            <text:p>-0,038064</text:p>
          </table:table-cell>
          <table:table-cell office:value-type="float" office:value="1.101416" table:style-name="ce1">
            <text:p>1,101416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97" table:style-name="ce1">
            <text:p>-4,97</text:p>
          </table:table-cell>
          <table:table-cell office:value-type="float" office:value="-30.03" table:style-name="ce1">
            <text:p>-30,0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3.3391299999999999" table:style-name="ce1">
            <text:p>-3,33913</text:p>
          </table:table-cell>
          <table:table-cell office:value-type="float" office:value="-27.060870000000001" table:style-name="ce1">
            <text:p>-27,06087</text:p>
          </table:table-cell>
          <table:table-cell office:value-type="float" office:value="1661175639325" table:style-name="ce2">
            <text:p>1661175639325</text:p>
          </table:table-cell>
          <table:table-cell office:value-type="date" office:date-value="2022-08-22T13:40:39" table:formula="of:=[.J967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352E-2" table:style-name="ce1">
            <text:p>0,026352</text:p>
          </table:table-cell>
          <table:table-cell office:value-type="float" office:value="0.20496" table:style-name="ce1">
            <text:p>0,20496</text:p>
          </table:table-cell>
          <table:table-cell office:value-type="float" office:value="1.048224" table:style-name="ce1">
            <text:p>1,048224</text:p>
          </table:table-cell>
          <table:table-cell office:value-type="float" office:value="2.17" table:style-name="ce1">
            <text:p>2,1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6.96" table:style-name="ce1">
            <text:p>-36,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4.573909999999998" table:style-name="ce1">
            <text:p>-34,57391</text:p>
          </table:table-cell>
          <table:table-cell office:value-type="float" office:value="1661175639382" table:style-name="ce2">
            <text:p>1661175639382</text:p>
          </table:table-cell>
          <table:table-cell office:value-type="date" office:date-value="2022-08-22T13:40:39" table:formula="of:=[.J968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858000000000001" table:style-name="ce1">
            <text:p>1,0858</text:p>
          </table:table-cell>
          <table:table-cell office:value-type="float" office:value="2.52" table:style-name="ce1">
            <text:p>2,52</text:p>
          </table:table-cell>
          <table:table-cell office:value-type="float" office:value="-3.01" table:style-name="ce1">
            <text:p>-3,01</text:p>
          </table:table-cell>
          <table:table-cell office:value-type="float" office:value="-36.54" table:style-name="ce1">
            <text:p>-36,54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2.7130429999999999" table:style-name="ce1">
            <text:p>-2,713043</text:p>
          </table:table-cell>
          <table:table-cell office:value-type="float" office:value="-34.086959999999998" table:style-name="ce1">
            <text:p>-34,08696</text:p>
          </table:table-cell>
          <table:table-cell office:value-type="float" office:value="1661175639441" table:style-name="ce2">
            <text:p>1661175639441</text:p>
          </table:table-cell>
          <table:table-cell office:value-type="date" office:date-value="2022-08-22T13:40:39" table:formula="of:=[.J969]/86400000+DATE(1970;1;1)" table:style-name="ce3">
            <text:p>2022-08-22 13:40:39:4039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3200000000000001E-2" table:style-name="ce1">
            <text:p>0,0732</text:p>
          </table:table-cell>
          <table:table-cell office:value-type="float" office:value="-0.11809600000000001" table:style-name="ce1">
            <text:p>-0,118096</text:p>
          </table:table-cell>
          <table:table-cell office:value-type="float" office:value="0.97014400000000001" table:style-name="ce1">
            <text:p>0,970144</text:p>
          </table:table-cell>
          <table:table-cell office:value-type="float" office:value="0.21" table:style-name="ce1">
            <text:p>0,2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33.46" table:style-name="ce1">
            <text:p>-33,46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-31.72174" table:style-name="ce1">
            <text:p>-31,72174</text:p>
          </table:table-cell>
          <table:table-cell office:value-type="float" office:value="1661175639530" table:style-name="ce2">
            <text:p>1661175639530</text:p>
          </table:table-cell>
          <table:table-cell office:value-type="date" office:date-value="2022-08-22T13:40:39" table:formula="of:=[.J970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5.3680000000000004E-3" table:style-name="ce1">
            <text:p>-0,005368</text:p>
          </table:table-cell>
          <table:table-cell office:value-type="float" office:value="8.1984000000000001E-2" table:style-name="ce1">
            <text:p>0,081984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.42" table:style-name="ce1">
            <text:p>0,42</text:p>
          </table:table-cell>
          <table:table-cell office:value-type="float" office:value="-4.13" table:style-name="ce1">
            <text:p>-4,13</text:p>
          </table:table-cell>
          <table:table-cell office:value-type="float" office:value="-35.700000000000003" table:style-name="ce1">
            <text:p>-35,7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1.7391300000000001" table:style-name="ce1">
            <text:p>-1,73913</text:p>
          </table:table-cell>
          <table:table-cell office:value-type="float" office:value="-30.260870000000001" table:style-name="ce1">
            <text:p>-30,26087</text:p>
          </table:table-cell>
          <table:table-cell office:value-type="float" office:value="1661175639587" table:style-name="ce2">
            <text:p>1661175639587</text:p>
          </table:table-cell>
          <table:table-cell office:value-type="date" office:date-value="2022-08-22T13:40:39" table:formula="of:=[.J971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1231999999999999E-2" table:style-name="ce1">
            <text:p>-0,031232</text:p>
          </table:table-cell>
          <table:table-cell office:value-type="float" office:value="-3.9528000000000001E-2" table:style-name="ce1">
            <text:p>-0,039528</text:p>
          </table:table-cell>
          <table:table-cell office:value-type="float" office:value="0.94086400000000003" table:style-name="ce1">
            <text:p>0,940864</text:p>
          </table:table-cell>
          <table:table-cell office:value-type="float" office:value="1.4" table:style-name="ce1">
            <text:p>1,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35" table:style-name="ce1">
            <text:p>-3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31.582609999999999" table:style-name="ce1">
            <text:p>-31,58261</text:p>
          </table:table-cell>
          <table:table-cell office:value-type="float" office:value="1661175639645" table:style-name="ce2">
            <text:p>1661175639645</text:p>
          </table:table-cell>
          <table:table-cell office:value-type="date" office:date-value="2022-08-22T13:40:39" table:formula="of:=[.J972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8799999999999998E-3" table:style-name="ce1">
            <text:p>-0,00488</text:p>
          </table:table-cell>
          <table:table-cell office:value-type="float" office:value="4.9776000000000001E-2" table:style-name="ce1">
            <text:p>0,049776</text:p>
          </table:table-cell>
          <table:table-cell office:value-type="float" office:value="0.90280000000000005" table:style-name="ce1">
            <text:p>0,9028</text:p>
          </table:table-cell>
          <table:table-cell office:value-type="float" office:value="-0.49" table:style-name="ce1">
            <text:p>-0,49</text:p>
          </table:table-cell>
          <table:table-cell office:value-type="float" office:value="-4.34" table:style-name="ce1">
            <text:p>-4,34</text:p>
          </table:table-cell>
          <table:table-cell office:value-type="float" office:value="-30.73" table:style-name="ce1">
            <text:p>-30,73</text:p>
          </table:table-cell>
          <table:table-cell office:value-type="float" office:value="1.182609" table:style-name="ce1">
            <text:p>1,182609</text:p>
          </table:table-cell>
          <table:table-cell office:value-type="float" office:value="-0.13913" table:style-name="ce1">
            <text:p>-0,13913</text:p>
          </table:table-cell>
          <table:table-cell office:value-type="float" office:value="-28.521740000000001" table:style-name="ce1">
            <text:p>-28,52174</text:p>
          </table:table-cell>
          <table:table-cell office:value-type="float" office:value="1661175639704" table:style-name="ce2">
            <text:p>1661175639704</text:p>
          </table:table-cell>
          <table:table-cell office:value-type="date" office:date-value="2022-08-22T13:40:39" table:formula="of:=[.J973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9039999999999998E-2" table:style-name="ce1">
            <text:p>0,03904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101904" table:style-name="ce1">
            <text:p>1,10190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62" table:style-name="ce1">
            <text:p>-4,62</text:p>
          </table:table-cell>
          <table:table-cell office:value-type="float" office:value="-31.64" table:style-name="ce1">
            <text:p>-31,6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31.51304" table:style-name="ce1">
            <text:p>-31,51304</text:p>
          </table:table-cell>
          <table:table-cell office:value-type="float" office:value="1661175639792" table:style-name="ce2">
            <text:p>1661175639792</text:p>
          </table:table-cell>
          <table:table-cell office:value-type="date" office:date-value="2022-08-22T13:40:39" table:formula="of:=[.J974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-3.7575999999999998E-2" table:style-name="ce1">
            <text:p>-0,037576</text:p>
          </table:table-cell>
          <table:table-cell office:value-type="float" office:value="1.0589599999999999" table:style-name="ce1">
            <text:p>1,05896</text:p>
          </table:table-cell>
          <table:table-cell office:value-type="float" office:value="2.17" table:style-name="ce1">
            <text:p>2,1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5.770000000000003" table:style-name="ce1">
            <text:p>-35,77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1.3913040000000001" table:style-name="ce1">
            <text:p>-1,391304</text:p>
          </table:table-cell>
          <table:table-cell office:value-type="float" office:value="-32.973909999999997" table:style-name="ce1">
            <text:p>-32,97391</text:p>
          </table:table-cell>
          <table:table-cell office:value-type="float" office:value="1661175639849" table:style-name="ce2">
            <text:p>1661175639849</text:p>
          </table:table-cell>
          <table:table-cell office:value-type="date" office:date-value="2022-08-22T13:40:39" table:formula="of:=[.J975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2696000000000003E-2" table:style-name="ce1">
            <text:p>0,032696</text:p>
          </table:table-cell>
          <table:table-cell office:value-type="float" office:value="-2.2936000000000002E-2" table:style-name="ce1">
            <text:p>-0,022936</text:p>
          </table:table-cell>
          <table:table-cell office:value-type="float" office:value="1.037488" table:style-name="ce1">
            <text:p>1,037488</text:p>
          </table:table-cell>
          <table:table-cell office:value-type="float" office:value="1.47" table:style-name="ce1">
            <text:p>1,47</text:p>
          </table:table-cell>
          <table:table-cell office:value-type="float" office:value="-4.62" table:style-name="ce1">
            <text:p>-4,62</text:p>
          </table:table-cell>
          <table:table-cell office:value-type="float" office:value="-31.01" table:style-name="ce1">
            <text:p>-31,01</text:p>
          </table:table-cell>
          <table:table-cell office:value-type="float" office:value="-2.4347829999999999" table:style-name="ce1">
            <text:p>-2,434783</text:p>
          </table:table-cell>
          <table:table-cell office:value-type="float" office:value="-1.113043" table:style-name="ce1">
            <text:p>-1,113043</text:p>
          </table:table-cell>
          <table:table-cell office:value-type="float" office:value="-28.173909999999999" table:style-name="ce1">
            <text:p>-28,17391</text:p>
          </table:table-cell>
          <table:table-cell office:value-type="float" office:value="1661175639908" table:style-name="ce2">
            <text:p>1661175639908</text:p>
          </table:table-cell>
          <table:table-cell office:value-type="date" office:date-value="2022-08-22T13:40:39" table:formula="of:=[.J976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8792000000000002E-2" table:style-name="ce1">
            <text:p>0,028792</text:p>
          </table:table-cell>
          <table:table-cell office:value-type="float" office:value="9.2231999999999995E-2" table:style-name="ce1">
            <text:p>0,092232</text:p>
          </table:table-cell>
          <table:table-cell office:value-type="float" office:value="1.079456" table:style-name="ce1">
            <text:p>1,079456</text:p>
          </table:table-cell>
          <table:table-cell office:value-type="float" office:value="1.05" table:style-name="ce1">
            <text:p>1,05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6.75" table:style-name="ce1">
            <text:p>-36,75</text:p>
          </table:table-cell>
          <table:table-cell office:value-type="float" office:value="0" table:style-name="ce1">
            <text:p>0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2.347830000000002" table:style-name="ce1">
            <text:p>-32,34783</text:p>
          </table:table-cell>
          <table:table-cell office:value-type="float" office:value="1661175639966" table:style-name="ce2">
            <text:p>1661175639966</text:p>
          </table:table-cell>
          <table:table-cell office:value-type="date" office:date-value="2022-08-22T13:40:39" table:formula="of:=[.J977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3200000000000001E-3" table:style-name="ce1">
            <text:p>-0,00732</text:p>
          </table:table-cell>
          <table:table-cell office:value-type="float" office:value="5.4656000000000003E-2" table:style-name="ce1">
            <text:p>0,054656</text:p>
          </table:table-cell>
          <table:table-cell office:value-type="float" office:value="0.96184800000000004" table:style-name="ce1">
            <text:p>0,961848</text:p>
          </table:table-cell>
          <table:table-cell office:value-type="float" office:value="0.7" table:style-name="ce1">
            <text:p>0,7</text:p>
          </table:table-cell>
          <table:table-cell office:value-type="float" office:value="-3.71" table:style-name="ce1">
            <text:p>-3,71</text:p>
          </table:table-cell>
          <table:table-cell office:value-type="float" office:value="-36.4" table:style-name="ce1">
            <text:p>-36,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-31.02609" table:style-name="ce1">
            <text:p>-31,02609</text:p>
          </table:table-cell>
          <table:table-cell office:value-type="float" office:value="1661175640054" table:style-name="ce2">
            <text:p>1661175640054</text:p>
          </table:table-cell>
          <table:table-cell office:value-type="date" office:date-value="2022-08-22T13:40:40" table:formula="of:=[.J978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0248E-2" table:style-name="ce1">
            <text:p>-0,010248</text:p>
          </table:table-cell>
          <table:table-cell office:value-type="float" office:value="-0.10004" table:style-name="ce1">
            <text:p>-0,10004</text:p>
          </table:table-cell>
          <table:table-cell office:value-type="float" office:value="0.96623999999999999" table:style-name="ce1">
            <text:p>0,96624</text:p>
          </table:table-cell>
          <table:table-cell office:value-type="float" office:value="1.19" table:style-name="ce1">
            <text:p>1,19</text:p>
          </table:table-cell>
          <table:table-cell office:value-type="float" office:value="-3.78" table:style-name="ce1">
            <text:p>-3,78</text:p>
          </table:table-cell>
          <table:table-cell office:value-type="float" office:value="-33.25" table:style-name="ce1">
            <text:p>-33,25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30.81739" table:style-name="ce1">
            <text:p>-30,81739</text:p>
          </table:table-cell>
          <table:table-cell office:value-type="float" office:value="1661175640112" table:style-name="ce2">
            <text:p>1661175640112</text:p>
          </table:table-cell>
          <table:table-cell office:value-type="date" office:date-value="2022-08-22T13:40:40" table:formula="of:=[.J979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1472000000000002E-2" table:style-name="ce1">
            <text:p>-0,021472</text:p>
          </table:table-cell>
          <table:table-cell office:value-type="float" office:value="0.12590399999999999" table:style-name="ce1">
            <text:p>0,125904</text:p>
          </table:table-cell>
          <table:table-cell office:value-type="float" office:value="0.92622400000000005" table:style-name="ce1">
            <text:p>0,926224</text:p>
          </table:table-cell>
          <table:table-cell office:value-type="float" office:value="1.68" table:style-name="ce1">
            <text:p>1,68</text:p>
          </table:table-cell>
          <table:table-cell office:value-type="float" office:value="-4.55" table:style-name="ce1">
            <text:p>-4,55</text:p>
          </table:table-cell>
          <table:table-cell office:value-type="float" office:value="-34.72" table:style-name="ce1">
            <text:p>-34,72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29.56522" table:style-name="ce1">
            <text:p>-29,56522</text:p>
          </table:table-cell>
          <table:table-cell office:value-type="float" office:value="1661175640171" table:style-name="ce2">
            <text:p>1661175640171</text:p>
          </table:table-cell>
          <table:table-cell office:value-type="date" office:date-value="2022-08-22T13:40:40" table:formula="of:=[.J980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8055999999999999E-2" table:style-name="ce1">
            <text:p>-0,018056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0.92524799999999996" table:style-name="ce1">
            <text:p>0,925248</text:p>
          </table:table-cell>
          <table:table-cell office:value-type="float" office:value="1.05" table:style-name="ce1">
            <text:p>1,05</text:p>
          </table:table-cell>
          <table:table-cell office:value-type="float" office:value="-3.78" table:style-name="ce1">
            <text:p>-3,78</text:p>
          </table:table-cell>
          <table:table-cell office:value-type="float" office:value="-36.119999999999997" table:style-name="ce1">
            <text:p>-36,12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-33.46087" table:style-name="ce1">
            <text:p>-33,46087</text:p>
          </table:table-cell>
          <table:table-cell office:value-type="float" office:value="1661175640229" table:style-name="ce2">
            <text:p>1661175640229</text:p>
          </table:table-cell>
          <table:table-cell office:value-type="date" office:date-value="2022-08-22T13:40:40" table:formula="of:=[.J981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9295999999999996E-2" table:style-name="ce1">
            <text:p>0,069296</text:p>
          </table:table-cell>
          <table:table-cell office:value-type="float" office:value="-7.8079999999999997E-2" table:style-name="ce1">
            <text:p>-0,07808</text:p>
          </table:table-cell>
          <table:table-cell office:value-type="float" office:value="1.010648" table:style-name="ce1">
            <text:p>1,010648</text:p>
          </table:table-cell>
          <table:table-cell office:value-type="float" office:value="1.89" table:style-name="ce1">
            <text:p>1,89</text:p>
          </table:table-cell>
          <table:table-cell office:value-type="float" office:value="-3.92" table:style-name="ce1">
            <text:p>-3,92</text:p>
          </table:table-cell>
          <table:table-cell office:value-type="float" office:value="-33.74" table:style-name="ce1">
            <text:p>-33,74</text:p>
          </table:table-cell>
          <table:table-cell office:value-type="float" office:value="-1.4608699999999999" table:style-name="ce1">
            <text:p>-1,46087</text:p>
          </table:table-cell>
          <table:table-cell office:value-type="float" office:value="-1.530435" table:style-name="ce1">
            <text:p>-1,530435</text:p>
          </table:table-cell>
          <table:table-cell office:value-type="float" office:value="-31.72174" table:style-name="ce1">
            <text:p>-31,72174</text:p>
          </table:table-cell>
          <table:table-cell office:value-type="float" office:value="1661175640317" table:style-name="ce2">
            <text:p>1661175640317</text:p>
          </table:table-cell>
          <table:table-cell office:value-type="date" office:date-value="2022-08-22T13:40:40" table:formula="of:=[.J982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4152E-2" table:style-name="ce1">
            <text:p>-0,014152</text:p>
          </table:table-cell>
          <table:table-cell office:value-type="float" office:value="8.5400000000000004E-2" table:style-name="ce1">
            <text:p>0,0854</text:p>
          </table:table-cell>
          <table:table-cell office:value-type="float" office:value="1.1082479999999999" table:style-name="ce1">
            <text:p>1,108248</text:p>
          </table:table-cell>
          <table:table-cell office:value-type="float" office:value="0.49" table:style-name="ce1">
            <text:p>0,49</text:p>
          </table:table-cell>
          <table:table-cell office:value-type="float" office:value="-6.23" table:style-name="ce1">
            <text:p>-6,23</text:p>
          </table:table-cell>
          <table:table-cell office:value-type="float" office:value="-30.31" table:style-name="ce1">
            <text:p>-30,3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30.260870000000001" table:style-name="ce1">
            <text:p>-30,26087</text:p>
          </table:table-cell>
          <table:table-cell office:value-type="float" office:value="1661175640376" table:style-name="ce2">
            <text:p>1661175640376</text:p>
          </table:table-cell>
          <table:table-cell office:value-type="date" office:date-value="2022-08-22T13:40:40" table:formula="of:=[.J983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765279999999999" table:style-name="ce1">
            <text:p>1,076528</text:p>
          </table:table-cell>
          <table:table-cell office:value-type="float" office:value="2.66" table:style-name="ce1">
            <text:p>2,66</text:p>
          </table:table-cell>
          <table:table-cell office:value-type="float" office:value="-3.36" table:style-name="ce1">
            <text:p>-3,36</text:p>
          </table:table-cell>
          <table:table-cell office:value-type="float" office:value="-35.35" table:style-name="ce1">
            <text:p>-35,35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-2.0173909999999999" table:style-name="ce1">
            <text:p>-2,017391</text:p>
          </table:table-cell>
          <table:table-cell office:value-type="float" office:value="-31.930440000000001" table:style-name="ce1">
            <text:p>-31,93044</text:p>
          </table:table-cell>
          <table:table-cell office:value-type="float" office:value="1661175640433" table:style-name="ce2">
            <text:p>1661175640433</text:p>
          </table:table-cell>
          <table:table-cell office:value-type="date" office:date-value="2022-08-22T13:40:40" table:formula="of:=[.J984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-6.5879999999999994E-2" table:style-name="ce1">
            <text:p>-0,06588</text:p>
          </table:table-cell>
          <table:table-cell office:value-type="float" office:value="1.025776" table:style-name="ce1">
            <text:p>1,025776</text:p>
          </table:table-cell>
          <table:table-cell office:value-type="float" office:value="0.35" table:style-name="ce1">
            <text:p>0,35</text:p>
          </table:table-cell>
          <table:table-cell office:value-type="float" office:value="-5.74" table:style-name="ce1">
            <text:p>-5,74</text:p>
          </table:table-cell>
          <table:table-cell office:value-type="float" office:value="-31.08" table:style-name="ce1">
            <text:p>-31,08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2.643478" table:style-name="ce1">
            <text:p>-2,643478</text:p>
          </table:table-cell>
          <table:table-cell office:value-type="float" office:value="-28.730429999999998" table:style-name="ce1">
            <text:p>-28,73043</text:p>
          </table:table-cell>
          <table:table-cell office:value-type="float" office:value="1661175640491" table:style-name="ce2">
            <text:p>1661175640491</text:p>
          </table:table-cell>
          <table:table-cell office:value-type="date" office:date-value="2022-08-22T13:40:40" table:formula="of:=[.J985]/86400000+DATE(1970;1;1)" table:style-name="ce3">
            <text:p>2022-08-22 13:40:40:4040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4888E-2" table:style-name="ce1">
            <text:p>-0,024888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0.87693600000000005" table:style-name="ce1">
            <text:p>0,876936</text:p>
          </table:table-cell>
          <table:table-cell office:value-type="float" office:value="0.63" table:style-name="ce1">
            <text:p>0,63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30.66" table:style-name="ce1">
            <text:p>-30,66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1.6" table:style-name="ce1">
            <text:p>1,6</text:p>
          </table:table-cell>
          <table:table-cell office:value-type="float" office:value="-28.86957" table:style-name="ce1">
            <text:p>-28,86957</text:p>
          </table:table-cell>
          <table:table-cell office:value-type="float" office:value="1661175640579" table:style-name="ce2">
            <text:p>1661175640579</text:p>
          </table:table-cell>
          <table:table-cell office:value-type="date" office:date-value="2022-08-22T13:40:40" table:formula="of:=[.J986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9.2720000000000007E-3" table:style-name="ce1">
            <text:p>-0,009272</text:p>
          </table:table-cell>
          <table:table-cell office:value-type="float" office:value="4.7823999999999998E-2" table:style-name="ce1">
            <text:p>0,047824</text:p>
          </table:table-cell>
          <table:table-cell office:value-type="float" office:value="0.91451199999999999" table:style-name="ce1">
            <text:p>0,914512</text:p>
          </table:table-cell>
          <table:table-cell office:value-type="float" office:value="2.66" table:style-name="ce1">
            <text:p>2,66</text:p>
          </table:table-cell>
          <table:table-cell office:value-type="float" office:value="-3.01" table:style-name="ce1">
            <text:p>-3,01</text:p>
          </table:table-cell>
          <table:table-cell office:value-type="float" office:value="-36.119999999999997" table:style-name="ce1">
            <text:p>-36,12</text:p>
          </table:table-cell>
          <table:table-cell office:value-type="float" office:value="0.13913" table:style-name="ce1">
            <text:p>0,13913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-33.808700000000002" table:style-name="ce1">
            <text:p>-33,8087</text:p>
          </table:table-cell>
          <table:table-cell office:value-type="float" office:value="1661175640638" table:style-name="ce2">
            <text:p>1661175640638</text:p>
          </table:table-cell>
          <table:table-cell office:value-type="date" office:date-value="2022-08-22T13:40:40" table:formula="of:=[.J987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9535999999999999E-2" table:style-name="ce1">
            <text:p>0,059536</text:p>
          </table:table-cell>
          <table:table-cell office:value-type="float" office:value="-0.203984" table:style-name="ce1">
            <text:p>-0,203984</text:p>
          </table:table-cell>
          <table:table-cell office:value-type="float" office:value="0.94330400000000003" table:style-name="ce1">
            <text:p>0,943304</text:p>
          </table:table-cell>
          <table:table-cell office:value-type="float" office:value="1.89" table:style-name="ce1">
            <text:p>1,8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32.9" table:style-name="ce1">
            <text:p>-32,9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3.5478260000000001" table:style-name="ce1">
            <text:p>-3,547826</text:p>
          </table:table-cell>
          <table:table-cell office:value-type="float" office:value="-29.286960000000001" table:style-name="ce1">
            <text:p>-29,28696</text:p>
          </table:table-cell>
          <table:table-cell office:value-type="float" office:value="1661175640696" table:style-name="ce2">
            <text:p>1661175640696</text:p>
          </table:table-cell>
          <table:table-cell office:value-type="date" office:date-value="2022-08-22T13:40:40" table:formula="of:=[.J988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9032E-2" table:style-name="ce1">
            <text:p>-0,019032</text:p>
          </table:table-cell>
          <table:table-cell office:value-type="float" office:value="9.4184000000000004E-2" table:style-name="ce1">
            <text:p>0,094184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-0.21" table:style-name="ce1">
            <text:p>-0,21</text:p>
          </table:table-cell>
          <table:table-cell office:value-type="float" office:value="-5.39" table:style-name="ce1">
            <text:p>-5,39</text:p>
          </table:table-cell>
          <table:table-cell office:value-type="float" office:value="-35.28" table:style-name="ce1">
            <text:p>-35,28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29.982610000000001" table:style-name="ce1">
            <text:p>-29,98261</text:p>
          </table:table-cell>
          <table:table-cell office:value-type="float" office:value="1661175640753" table:style-name="ce2">
            <text:p>1661175640753</text:p>
          </table:table-cell>
          <table:table-cell office:value-type="date" office:date-value="2022-08-22T13:40:40" table:formula="of:=[.J989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4647999999999998E-2" table:style-name="ce1">
            <text:p>0,034648</text:p>
          </table:table-cell>
          <table:table-cell office:value-type="float" office:value="7.6128000000000001E-2" table:style-name="ce1">
            <text:p>0,076128</text:p>
          </table:table-cell>
          <table:table-cell office:value-type="float" office:value="1.0189440000000001" table:style-name="ce1">
            <text:p>1,018944</text:p>
          </table:table-cell>
          <table:table-cell office:value-type="float" office:value="3.78" table:style-name="ce1">
            <text:p>3,78</text:p>
          </table:table-cell>
          <table:table-cell office:value-type="float" office:value="-1.96" table:style-name="ce1">
            <text:p>-1,96</text:p>
          </table:table-cell>
          <table:table-cell office:value-type="float" office:value="-36.4" table:style-name="ce1">
            <text:p>-36,4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2.8521740000000002" table:style-name="ce1">
            <text:p>-2,852174</text:p>
          </table:table-cell>
          <table:table-cell office:value-type="float" office:value="-31.304349999999999" table:style-name="ce1">
            <text:p>-31,30435</text:p>
          </table:table-cell>
          <table:table-cell office:value-type="float" office:value="1661175640842" table:style-name="ce2">
            <text:p>1661175640842</text:p>
          </table:table-cell>
          <table:table-cell office:value-type="date" office:date-value="2022-08-22T13:40:40" table:formula="of:=[.J990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1809600000000001" table:style-name="ce1">
            <text:p>0,118096</text:p>
          </table:table-cell>
          <table:table-cell office:value-type="float" office:value="-0.13322400000000001" table:style-name="ce1">
            <text:p>-0,133224</text:p>
          </table:table-cell>
          <table:table-cell office:value-type="float" office:value="1.028216" table:style-name="ce1">
            <text:p>1,028216</text:p>
          </table:table-cell>
          <table:table-cell office:value-type="float" office:value="-0.21" table:style-name="ce1">
            <text:p>-0,21</text:p>
          </table:table-cell>
          <table:table-cell office:value-type="float" office:value="-2.87" table:style-name="ce1">
            <text:p>-2,87</text:p>
          </table:table-cell>
          <table:table-cell office:value-type="float" office:value="-31.71" table:style-name="ce1">
            <text:p>-31,7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-31.304349999999999" table:style-name="ce1">
            <text:p>-31,30435</text:p>
          </table:table-cell>
          <table:table-cell office:value-type="float" office:value="1661175640900" table:style-name="ce2">
            <text:p>1661175640900</text:p>
          </table:table-cell>
          <table:table-cell office:value-type="date" office:date-value="2022-08-22T13:40:40" table:formula="of:=[.J991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1967999999999998E-2" table:style-name="ce1">
            <text:p>-0,041968</text:p>
          </table:table-cell>
          <table:table-cell office:value-type="float" office:value="0.163968" table:style-name="ce1">
            <text:p>0,163968</text:p>
          </table:table-cell>
          <table:table-cell office:value-type="float" office:value="0.89889600000000003" table:style-name="ce1">
            <text:p>0,898896</text:p>
          </table:table-cell>
          <table:table-cell office:value-type="float" office:value="0" table:style-name="ce1">
            <text:p>0</text:p>
          </table:table-cell>
          <table:table-cell office:value-type="float" office:value="-2.94" table:style-name="ce1">
            <text:p>-2,94</text:p>
          </table:table-cell>
          <table:table-cell office:value-type="float" office:value="-34.369999999999997" table:style-name="ce1">
            <text:p>-34,37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28.939129999999999" table:style-name="ce1">
            <text:p>-28,93913</text:p>
          </table:table-cell>
          <table:table-cell office:value-type="float" office:value="1661175640958" table:style-name="ce2">
            <text:p>1661175640958</text:p>
          </table:table-cell>
          <table:table-cell office:value-type="date" office:date-value="2022-08-22T13:40:40" table:formula="of:=[.J992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2688E-2" table:style-name="ce1">
            <text:p>-0,012688</text:p>
          </table:table-cell>
          <table:table-cell office:value-type="float" office:value="-4.9776000000000001E-2" table:style-name="ce1">
            <text:p>-0,049776</text:p>
          </table:table-cell>
          <table:table-cell office:value-type="float" office:value="0.93452000000000002" table:style-name="ce1">
            <text:p>0,93452</text:p>
          </table:table-cell>
          <table:table-cell office:value-type="float" office:value="-0.98" table:style-name="ce1">
            <text:p>-0,98</text:p>
          </table:table-cell>
          <table:table-cell office:value-type="float" office:value="-3.71" table:style-name="ce1">
            <text:p>-3,71</text:p>
          </table:table-cell>
          <table:table-cell office:value-type="float" office:value="-39.06" table:style-name="ce1">
            <text:p>-39,06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-36.313040000000001" table:style-name="ce1">
            <text:p>-36,31304</text:p>
          </table:table-cell>
          <table:table-cell office:value-type="float" office:value="1661175641017" table:style-name="ce2">
            <text:p>1661175641017</text:p>
          </table:table-cell>
          <table:table-cell office:value-type="date" office:date-value="2022-08-22T13:40:41" table:formula="of:=[.J993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-5.5632000000000001E-2" table:style-name="ce1">
            <text:p>-0,055632</text:p>
          </table:table-cell>
          <table:table-cell office:value-type="float" office:value="1.015528" table:style-name="ce1">
            <text:p>1,01552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5.46" table:style-name="ce1">
            <text:p>-5,46</text:p>
          </table:table-cell>
          <table:table-cell office:value-type="float" office:value="-32.83" table:style-name="ce1">
            <text:p>-32,8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1.669565" table:style-name="ce1">
            <text:p>-1,669565</text:p>
          </table:table-cell>
          <table:table-cell office:value-type="float" office:value="-31.652170000000002" table:style-name="ce1">
            <text:p>-31,65217</text:p>
          </table:table-cell>
          <table:table-cell office:value-type="float" office:value="1661175641105" table:style-name="ce2">
            <text:p>1661175641105</text:p>
          </table:table-cell>
          <table:table-cell office:value-type="date" office:date-value="2022-08-22T13:40:41" table:formula="of:=[.J994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8320000000000004E-3" table:style-name="ce1">
            <text:p>0,006832</text:p>
          </table:table-cell>
          <table:table-cell office:value-type="float" office:value="0.139568" table:style-name="ce1">
            <text:p>0,139568</text:p>
          </table:table-cell>
          <table:table-cell office:value-type="float" office:value="1.0814079999999999" table:style-name="ce1">
            <text:p>1,081408</text:p>
          </table:table-cell>
          <table:table-cell office:value-type="float" office:value="1.33" table:style-name="ce1">
            <text:p>1,33</text:p>
          </table:table-cell>
          <table:table-cell office:value-type="float" office:value="-5.39" table:style-name="ce1">
            <text:p>-5,39</text:p>
          </table:table-cell>
          <table:table-cell office:value-type="float" office:value="-31.64" table:style-name="ce1">
            <text:p>-31,64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30.191310000000001" table:style-name="ce1">
            <text:p>-30,19131</text:p>
          </table:table-cell>
          <table:table-cell office:value-type="float" office:value="1661175641163" table:style-name="ce2">
            <text:p>1661175641163</text:p>
          </table:table-cell>
          <table:table-cell office:value-type="date" office:date-value="2022-08-22T13:40:41" table:formula="of:=[.J995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8560000000000001E-3" table:style-name="ce1">
            <text:p>0,005856</text:p>
          </table:table-cell>
          <table:table-cell office:value-type="float" office:value="-0.101992" table:style-name="ce1">
            <text:p>-0,101992</text:p>
          </table:table-cell>
          <table:table-cell office:value-type="float" office:value="1.030168" table:style-name="ce1">
            <text:p>1,030168</text:p>
          </table:table-cell>
          <table:table-cell office:value-type="float" office:value="1.89" table:style-name="ce1">
            <text:p>1,89</text:p>
          </table:table-cell>
          <table:table-cell office:value-type="float" office:value="-3.29" table:style-name="ce1">
            <text:p>-3,29</text:p>
          </table:table-cell>
          <table:table-cell office:value-type="float" office:value="-39.340000000000003" table:style-name="ce1">
            <text:p>-39,34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2.5043479999999998" table:style-name="ce1">
            <text:p>-2,504348</text:p>
          </table:table-cell>
          <table:table-cell office:value-type="float" office:value="-36.86956" table:style-name="ce1">
            <text:p>-36,86956</text:p>
          </table:table-cell>
          <table:table-cell office:value-type="float" office:value="1661175641221" table:style-name="ce2">
            <text:p>1661175641221</text:p>
          </table:table-cell>
          <table:table-cell office:value-type="date" office:date-value="2022-08-22T13:40:41" table:formula="of:=[.J996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5.8560000000000001E-3" table:style-name="ce1">
            <text:p>-0,005856</text:p>
          </table:table-cell>
          <table:table-cell office:value-type="float" office:value="-1.7080000000000001E-2" table:style-name="ce1">
            <text:p>-0,01708</text:p>
          </table:table-cell>
          <table:table-cell office:value-type="float" office:value="1.0570079999999999" table:style-name="ce1">
            <text:p>1,057008</text:p>
          </table:table-cell>
          <table:table-cell office:value-type="float" office:value="-1.61" table:style-name="ce1">
            <text:p>-1,61</text:p>
          </table:table-cell>
          <table:table-cell office:value-type="float" office:value="-6.02" table:style-name="ce1">
            <text:p>-6,02</text:p>
          </table:table-cell>
          <table:table-cell office:value-type="float" office:value="-26.88" table:style-name="ce1">
            <text:p>-26,88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1.321739" table:style-name="ce1">
            <text:p>-1,321739</text:p>
          </table:table-cell>
          <table:table-cell office:value-type="float" office:value="-24.347829999999998" table:style-name="ce1">
            <text:p>-24,34783</text:p>
          </table:table-cell>
          <table:table-cell office:value-type="float" office:value="1661175641279" table:style-name="ce2">
            <text:p>1661175641279</text:p>
          </table:table-cell>
          <table:table-cell office:value-type="date" office:date-value="2022-08-22T13:40:41" table:formula="of:=[.J997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9528000000000001E-2" table:style-name="ce1">
            <text:p>-0,039528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0.92378400000000005" table:style-name="ce1">
            <text:p>0,923784</text:p>
          </table:table-cell>
          <table:table-cell office:value-type="float" office:value="0.35" table:style-name="ce1">
            <text:p>0,35</text:p>
          </table:table-cell>
          <table:table-cell office:value-type="float" office:value="-4.97" table:style-name="ce1">
            <text:p>-4,97</text:p>
          </table:table-cell>
          <table:table-cell office:value-type="float" office:value="-29.68" table:style-name="ce1">
            <text:p>-29,68</text:p>
          </table:table-cell>
          <table:table-cell office:value-type="float" office:value="0.97391300000000003" table:style-name="ce1">
            <text:p>0,97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26.991299999999999" table:style-name="ce1">
            <text:p>-26,9913</text:p>
          </table:table-cell>
          <table:table-cell office:value-type="float" office:value="1661175641368" table:style-name="ce2">
            <text:p>1661175641368</text:p>
          </table:table-cell>
          <table:table-cell office:value-type="date" office:date-value="2022-08-22T13:40:41" table:formula="of:=[.J998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-6.7832000000000003E-2" table:style-name="ce1">
            <text:p>-0,067832</text:p>
          </table:table-cell>
          <table:table-cell office:value-type="float" office:value="0.96135999999999999" table:style-name="ce1">
            <text:p>0,96136</text:p>
          </table:table-cell>
          <table:table-cell office:value-type="float" office:value="3.22" table:style-name="ce1">
            <text:p>3,22</text:p>
          </table:table-cell>
          <table:table-cell office:value-type="float" office:value="-2.59" table:style-name="ce1">
            <text:p>-2,59</text:p>
          </table:table-cell>
          <table:table-cell office:value-type="float" office:value="-40.67" table:style-name="ce1">
            <text:p>-40,6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2.7130429999999999" table:style-name="ce1">
            <text:p>-2,713043</text:p>
          </table:table-cell>
          <table:table-cell office:value-type="float" office:value="-32.904350000000001" table:style-name="ce1">
            <text:p>-32,90435</text:p>
          </table:table-cell>
          <table:table-cell office:value-type="float" office:value="1661175641425" table:style-name="ce2">
            <text:p>1661175641425</text:p>
          </table:table-cell>
          <table:table-cell office:value-type="date" office:date-value="2022-08-22T13:40:41" table:formula="of:=[.J999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7.3200000000000001E-3" table:style-name="ce1">
            <text:p>-0,00732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-0.84" table:style-name="ce1">
            <text:p>-0,84</text:p>
          </table:table-cell>
          <table:table-cell office:value-type="float" office:value="-4.83" table:style-name="ce1">
            <text:p>-4,83</text:p>
          </table:table-cell>
          <table:table-cell office:value-type="float" office:value="-28.91" table:style-name="ce1">
            <text:p>-28,91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29.913039999999999" table:style-name="ce1">
            <text:p>-29,91304</text:p>
          </table:table-cell>
          <table:table-cell office:value-type="float" office:value="1661175641483" table:style-name="ce2">
            <text:p>1661175641483</text:p>
          </table:table-cell>
          <table:table-cell office:value-type="date" office:date-value="2022-08-22T13:40:41" table:formula="of:=[.J1000]/86400000+DATE(1970;1;1)" table:style-name="ce3">
            <text:p>2022-08-22 13:40:41:404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4152E-2" table:style-name="ce1">
            <text:p>-0,014152</text:p>
          </table:table-cell>
          <table:table-cell office:value-type="float" office:value="0.15420800000000001" table:style-name="ce1">
            <text:p>0,154208</text:p>
          </table:table-cell>
          <table:table-cell office:value-type="float" office:value="0.92866400000000004" table:style-name="ce1">
            <text:p>0,928664</text:p>
          </table:table-cell>
          <table:table-cell office:value-type="float" office:value="1.47" table:style-name="ce1">
            <text:p>1,47</text:p>
          </table:table-cell>
          <table:table-cell office:value-type="float" office:value="-3.64" table:style-name="ce1">
            <text:p>-3,64</text:p>
          </table:table-cell>
          <table:table-cell office:value-type="float" office:value="-33.74" table:style-name="ce1">
            <text:p>-33,74</text:p>
          </table:table-cell>
          <table:table-cell office:value-type="float" office:value="-1.2521739999999999" table:style-name="ce1">
            <text:p>-1,252174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27.686959999999999" table:style-name="ce1">
            <text:p>-27,68696</text:p>
          </table:table-cell>
          <table:table-cell office:value-type="float" office:value="1661175641542" table:style-name="ce2">
            <text:p>1661175641542</text:p>
          </table:table-cell>
          <table:table-cell office:value-type="date" office:date-value="2022-08-22T13:40:41" table:formula="of:=[.J1001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328000000000002E-2" table:style-name="ce1">
            <text:p>0,027328</text:p>
          </table:table-cell>
          <table:table-cell office:value-type="float" office:value="0.17519199999999999" table:style-name="ce1">
            <text:p>0,175192</text:p>
          </table:table-cell>
          <table:table-cell office:value-type="float" office:value="1.0540799999999999" table:style-name="ce1">
            <text:p>1,05408</text:p>
          </table:table-cell>
          <table:table-cell office:value-type="float" office:value="3.92" table:style-name="ce1">
            <text:p>3,92</text:p>
          </table:table-cell>
          <table:table-cell office:value-type="float" office:value="-4.62" table:style-name="ce1">
            <text:p>-4,62</text:p>
          </table:table-cell>
          <table:table-cell office:value-type="float" office:value="-35.42" table:style-name="ce1">
            <text:p>-35,42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0.13913" table:style-name="ce1">
            <text:p>0,13913</text:p>
          </table:table-cell>
          <table:table-cell office:value-type="float" office:value="-30.33043" table:style-name="ce1">
            <text:p>-30,33043</text:p>
          </table:table-cell>
          <table:table-cell office:value-type="float" office:value="1661175641630" table:style-name="ce2">
            <text:p>1661175641630</text:p>
          </table:table-cell>
          <table:table-cell office:value-type="date" office:date-value="2022-08-22T13:40:41" table:formula="of:=[.J1002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0008000000000001E-2" table:style-name="ce1">
            <text:p>-0,020008</text:p>
          </table:table-cell>
          <table:table-cell office:value-type="float" office:value="3.6600000000000001E-2" table:style-name="ce1">
            <text:p>0,0366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-3.08" table:style-name="ce1">
            <text:p>-3,08</text:p>
          </table:table-cell>
          <table:table-cell office:value-type="float" office:value="-4.76" table:style-name="ce1">
            <text:p>-4,76</text:p>
          </table:table-cell>
          <table:table-cell office:value-type="float" office:value="-32.619999999999997" table:style-name="ce1">
            <text:p>-32,62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32.139130000000002" table:style-name="ce1">
            <text:p>-32,13913</text:p>
          </table:table-cell>
          <table:table-cell office:value-type="float" office:value="1661175641688" table:style-name="ce2">
            <text:p>1661175641688</text:p>
          </table:table-cell>
          <table:table-cell office:value-type="date" office:date-value="2022-08-22T13:40:41" table:formula="of:=[.J1003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3439999999999996E-2" table:style-name="ce1">
            <text:p>0,06344</text:p>
          </table:table-cell>
          <table:table-cell office:value-type="float" office:value="0.20691200000000001" table:style-name="ce1">
            <text:p>0,206912</text:p>
          </table:table-cell>
          <table:table-cell office:value-type="float" office:value="1.0716479999999999" table:style-name="ce1">
            <text:p>1,071648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-3.71" table:style-name="ce1">
            <text:p>-3,71</text:p>
          </table:table-cell>
          <table:table-cell office:value-type="float" office:value="-29.61" table:style-name="ce1">
            <text:p>-29,61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27.686959999999999" table:style-name="ce1">
            <text:p>-27,68696</text:p>
          </table:table-cell>
          <table:table-cell office:value-type="float" office:value="1661175641747" table:style-name="ce2">
            <text:p>1661175641747</text:p>
          </table:table-cell>
          <table:table-cell office:value-type="date" office:date-value="2022-08-22T13:40:41" table:formula="of:=[.J1004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3176E-2" table:style-name="ce1">
            <text:p>-0,013176</text:p>
          </table:table-cell>
          <table:table-cell office:value-type="float" office:value="-8.7840000000000001E-3" table:style-name="ce1">
            <text:p>-0,008784</text:p>
          </table:table-cell>
          <table:table-cell office:value-type="float" office:value="0.977464" table:style-name="ce1">
            <text:p>0,977464</text:p>
          </table:table-cell>
          <table:table-cell office:value-type="float" office:value="-15.47" table:style-name="ce1">
            <text:p>-15,47</text:p>
          </table:table-cell>
          <table:table-cell office:value-type="float" office:value="-5.81" table:style-name="ce1">
            <text:p>-5,81</text:p>
          </table:table-cell>
          <table:table-cell office:value-type="float" office:value="-39.479999999999997" table:style-name="ce1">
            <text:p>-39,48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36.313040000000001" table:style-name="ce1">
            <text:p>-36,31304</text:p>
          </table:table-cell>
          <table:table-cell office:value-type="float" office:value="1661175641805" table:style-name="ce2">
            <text:p>1661175641805</text:p>
          </table:table-cell>
          <table:table-cell office:value-type="date" office:date-value="2022-08-22T13:40:41" table:formula="of:=[.J1005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3439999999999998E-3" table:style-name="ce1">
            <text:p>0,006344</text:p>
          </table:table-cell>
          <table:table-cell office:value-type="float" office:value="-2.0008000000000001E-2" table:style-name="ce1">
            <text:p>-0,020008</text:p>
          </table:table-cell>
          <table:table-cell office:value-type="float" office:value="1.0165040000000001" table:style-name="ce1">
            <text:p>1,016504</text:p>
          </table:table-cell>
          <table:table-cell office:value-type="float" office:value="0.63" table:style-name="ce1">
            <text:p>0,63</text:p>
          </table:table-cell>
          <table:table-cell office:value-type="float" office:value="-3.92" table:style-name="ce1">
            <text:p>-3,92</text:p>
          </table:table-cell>
          <table:table-cell office:value-type="float" office:value="-37.380000000000003" table:style-name="ce1">
            <text:p>-37,38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40.347830000000002" table:style-name="ce1">
            <text:p>-40,34783</text:p>
          </table:table-cell>
          <table:table-cell office:value-type="float" office:value="1661175641893" table:style-name="ce2">
            <text:p>1661175641893</text:p>
          </table:table-cell>
          <table:table-cell office:value-type="date" office:date-value="2022-08-22T13:40:41" table:formula="of:=[.J1006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3183999999999998E-2" table:style-name="ce1">
            <text:p>0,033184</text:p>
          </table:table-cell>
          <table:table-cell office:value-type="float" office:value="-4.0992000000000001E-2" table:style-name="ce1">
            <text:p>-0,040992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-3.92" table:style-name="ce1">
            <text:p>-3,92</text:p>
          </table:table-cell>
          <table:table-cell office:value-type="float" office:value="-30.03" table:style-name="ce1">
            <text:p>-30,0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-30.886959999999998" table:style-name="ce1">
            <text:p>-30,88696</text:p>
          </table:table-cell>
          <table:table-cell office:value-type="float" office:value="1661175641951" table:style-name="ce2">
            <text:p>1661175641951</text:p>
          </table:table-cell>
          <table:table-cell office:value-type="date" office:date-value="2022-08-22T13:40:41" table:formula="of:=[.J1007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6.1976000000000003E-2" table:style-name="ce1">
            <text:p>0,061976</text:p>
          </table:table-cell>
          <table:table-cell office:value-type="float" office:value="0.96575200000000005" table:style-name="ce1">
            <text:p>0,965752</text:p>
          </table:table-cell>
          <table:table-cell office:value-type="float" office:value="3.57" table:style-name="ce1">
            <text:p>3,57</text:p>
          </table:table-cell>
          <table:table-cell office:value-type="float" office:value="-3.43" table:style-name="ce1">
            <text:p>-3,43</text:p>
          </table:table-cell>
          <table:table-cell office:value-type="float" office:value="-38.85" table:style-name="ce1">
            <text:p>-38,85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-35.478259999999999" table:style-name="ce1">
            <text:p>-35,47826</text:p>
          </table:table-cell>
          <table:table-cell office:value-type="float" office:value="1661175642009" table:style-name="ce2">
            <text:p>1661175642009</text:p>
          </table:table-cell>
          <table:table-cell office:value-type="date" office:date-value="2022-08-22T13:40:42" table:formula="of:=[.J1008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4656000000000003E-2" table:style-name="ce1">
            <text:p>0,054656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1.047248" table:style-name="ce1">
            <text:p>1,047248</text:p>
          </table:table-cell>
          <table:table-cell office:value-type="float" office:value="1.26" table:style-name="ce1">
            <text:p>1,26</text:p>
          </table:table-cell>
          <table:table-cell office:value-type="float" office:value="-3.71" table:style-name="ce1">
            <text:p>-3,71</text:p>
          </table:table-cell>
          <table:table-cell office:value-type="float" office:value="-30.45" table:style-name="ce1">
            <text:p>-30,4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.321739" table:style-name="ce1">
            <text:p>1,321739</text:p>
          </table:table-cell>
          <table:table-cell office:value-type="float" office:value="-34.365220000000001" table:style-name="ce1">
            <text:p>-34,36522</text:p>
          </table:table-cell>
          <table:table-cell office:value-type="float" office:value="1661175642067" table:style-name="ce2">
            <text:p>1661175642067</text:p>
          </table:table-cell>
          <table:table-cell office:value-type="date" office:date-value="2022-08-22T13:40:42" table:formula="of:=[.J1009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-0.108824" table:style-name="ce1">
            <text:p>-0,108824</text:p>
          </table:table-cell>
          <table:table-cell office:value-type="float" office:value="1.0340720000000001" table:style-name="ce1">
            <text:p>1,034072</text:p>
          </table:table-cell>
          <table:table-cell office:value-type="float" office:value="-1.05" table:style-name="ce1">
            <text:p>-1,05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31.43" table:style-name="ce1">
            <text:p>-31,43</text:p>
          </table:table-cell>
          <table:table-cell office:value-type="float" office:value="0.90434800000000004" table:style-name="ce1">
            <text:p>0,904348</text:p>
          </table:table-cell>
          <table:table-cell office:value-type="float" office:value="-1.878261" table:style-name="ce1">
            <text:p>-1,878261</text:p>
          </table:table-cell>
          <table:table-cell office:value-type="float" office:value="-31.02609" table:style-name="ce1">
            <text:p>-31,02609</text:p>
          </table:table-cell>
          <table:table-cell office:value-type="float" office:value="1661175642155" table:style-name="ce2">
            <text:p>1661175642155</text:p>
          </table:table-cell>
          <table:table-cell office:value-type="date" office:date-value="2022-08-22T13:40:42" table:formula="of:=[.J1010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6111999999999998E-2" table:style-name="ce1">
            <text:p>0,036112</text:p>
          </table:table-cell>
          <table:table-cell office:value-type="float" office:value="7.4176000000000006E-2" table:style-name="ce1">
            <text:p>0,074176</text:p>
          </table:table-cell>
          <table:table-cell office:value-type="float" office:value="0.94916" table:style-name="ce1">
            <text:p>0,94916</text:p>
          </table:table-cell>
          <table:table-cell office:value-type="float" office:value="2.87" table:style-name="ce1">
            <text:p>2,87</text:p>
          </table:table-cell>
          <table:table-cell office:value-type="float" office:value="-5.18" table:style-name="ce1">
            <text:p>-5,18</text:p>
          </table:table-cell>
          <table:table-cell office:value-type="float" office:value="-33.950000000000003" table:style-name="ce1">
            <text:p>-33,95</text:p>
          </table:table-cell>
          <table:table-cell office:value-type="float" office:value="-2.2260870000000001" table:style-name="ce1">
            <text:p>-2,226087</text:p>
          </table:table-cell>
          <table:table-cell office:value-type="float" office:value="-1.8086960000000001" table:style-name="ce1">
            <text:p>-1,808696</text:p>
          </table:table-cell>
          <table:table-cell office:value-type="float" office:value="-29.704350000000002" table:style-name="ce1">
            <text:p>-29,70435</text:p>
          </table:table-cell>
          <table:table-cell office:value-type="float" office:value="1661175642214" table:style-name="ce2">
            <text:p>1661175642214</text:p>
          </table:table-cell>
          <table:table-cell office:value-type="date" office:date-value="2022-08-22T13:40:42" table:formula="of:=[.J1011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7816E-2" table:style-name="ce1">
            <text:p>0,027816</text:p>
          </table:table-cell>
          <table:table-cell office:value-type="float" office:value="-0.19178400000000001" table:style-name="ce1">
            <text:p>-0,191784</text:p>
          </table:table-cell>
          <table:table-cell office:value-type="float" office:value="0.90914399999999995" table:style-name="ce1">
            <text:p>0,909144</text:p>
          </table:table-cell>
          <table:table-cell office:value-type="float" office:value="-3.15" table:style-name="ce1">
            <text:p>-3,15</text:p>
          </table:table-cell>
          <table:table-cell office:value-type="float" office:value="-2.73" table:style-name="ce1">
            <text:p>-2,73</text:p>
          </table:table-cell>
          <table:table-cell office:value-type="float" office:value="-35.979999999999997" table:style-name="ce1">
            <text:p>-35,98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2.0173909999999999" table:style-name="ce1">
            <text:p>-2,017391</text:p>
          </table:table-cell>
          <table:table-cell office:value-type="float" office:value="-35.269570000000002" table:style-name="ce1">
            <text:p>-35,26957</text:p>
          </table:table-cell>
          <table:table-cell office:value-type="float" office:value="1661175642272" table:style-name="ce2">
            <text:p>1661175642272</text:p>
          </table:table-cell>
          <table:table-cell office:value-type="date" office:date-value="2022-08-22T13:40:42" table:formula="of:=[.J1012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7.2711999999999999E-2" table:style-name="ce1">
            <text:p>0,072712</text:p>
          </table:table-cell>
          <table:table-cell office:value-type="float" office:value="0.92866400000000004" table:style-name="ce1">
            <text:p>0,928664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6.3" table:style-name="ce1">
            <text:p>-6,3</text:p>
          </table:table-cell>
          <table:table-cell office:value-type="float" office:value="-29.19" table:style-name="ce1">
            <text:p>-29,19</text:p>
          </table:table-cell>
          <table:table-cell office:value-type="float" office:value="-1.0434779999999999" table:style-name="ce1">
            <text:p>-1,043478</text:p>
          </table:table-cell>
          <table:table-cell office:value-type="float" office:value="-1.9478260000000001" table:style-name="ce1">
            <text:p>-1,947826</text:p>
          </table:table-cell>
          <table:table-cell office:value-type="float" office:value="-27.2" table:style-name="ce1">
            <text:p>-27,2</text:p>
          </table:table-cell>
          <table:table-cell office:value-type="float" office:value="1661175642330" table:style-name="ce2">
            <text:p>1661175642330</text:p>
          </table:table-cell>
          <table:table-cell office:value-type="date" office:date-value="2022-08-22T13:40:42" table:formula="of:=[.J1013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424E-2" table:style-name="ce1">
            <text:p>0,023424</text:p>
          </table:table-cell>
          <table:table-cell office:value-type="float" office:value="8.5400000000000004E-2" table:style-name="ce1">
            <text:p>0,085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4.55" table:style-name="ce1">
            <text:p>4,55</text:p>
          </table:table-cell>
          <table:table-cell office:value-type="float" office:value="-4.41" table:style-name="ce1">
            <text:p>-4,41</text:p>
          </table:table-cell>
          <table:table-cell office:value-type="float" office:value="-29.75" table:style-name="ce1">
            <text:p>-29,75</text:p>
          </table:table-cell>
          <table:table-cell office:value-type="float" office:value="-2.086957" table:style-name="ce1">
            <text:p>-2,086957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30.74783" table:style-name="ce1">
            <text:p>-30,74783</text:p>
          </table:table-cell>
          <table:table-cell office:value-type="float" office:value="1661175642418" table:style-name="ce2">
            <text:p>1661175642418</text:p>
          </table:table-cell>
          <table:table-cell office:value-type="date" office:date-value="2022-08-22T13:40:42" table:formula="of:=[.J1014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5136000000000001E-2" table:style-name="ce1">
            <text:p>-0,035136</text:p>
          </table:table-cell>
          <table:table-cell office:value-type="float" office:value="-0.162992" table:style-name="ce1">
            <text:p>-0,162992</text:p>
          </table:table-cell>
          <table:table-cell office:value-type="float" office:value="1.047736" table:style-name="ce1">
            <text:p>1,047736</text:p>
          </table:table-cell>
          <table:table-cell office:value-type="float" office:value="-2.31" table:style-name="ce1">
            <text:p>-2,31</text:p>
          </table:table-cell>
          <table:table-cell office:value-type="float" office:value="-4.41" table:style-name="ce1">
            <text:p>-4,41</text:p>
          </table:table-cell>
          <table:table-cell office:value-type="float" office:value="-38.78" table:style-name="ce1">
            <text:p>-38,78</text:p>
          </table:table-cell>
          <table:table-cell office:value-type="float" office:value="3.2" table:style-name="ce1">
            <text:p>3,2</text:p>
          </table:table-cell>
          <table:table-cell office:value-type="float" office:value="0.69565200000000005" table:style-name="ce1">
            <text:p>0,695652</text:p>
          </table:table-cell>
          <table:table-cell office:value-type="float" office:value="-38.956519999999998" table:style-name="ce1">
            <text:p>-38,95652</text:p>
          </table:table-cell>
          <table:table-cell office:value-type="float" office:value="1661175642476" table:style-name="ce2">
            <text:p>1661175642476</text:p>
          </table:table-cell>
          <table:table-cell office:value-type="date" office:date-value="2022-08-22T13:40:42" table:formula="of:=[.J1015]/86400000+DATE(1970;1;1)" table:style-name="ce3">
            <text:p>2022-08-22 13:40:42:4042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0256000000000002E-2" table:style-name="ce1">
            <text:p>0,030256</text:p>
          </table:table-cell>
          <table:table-cell office:value-type="float" office:value="8.3935999999999997E-2" table:style-name="ce1">
            <text:p>0,083936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0.03" table:style-name="ce1">
            <text:p>-30,03</text:p>
          </table:table-cell>
          <table:table-cell office:value-type="float" office:value="0" table:style-name="ce1">
            <text:p>0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33.391300000000001" table:style-name="ce1">
            <text:p>-33,3913</text:p>
          </table:table-cell>
          <table:table-cell office:value-type="float" office:value="1661175642534" table:style-name="ce2">
            <text:p>1661175642534</text:p>
          </table:table-cell>
          <table:table-cell office:value-type="date" office:date-value="2022-08-22T13:40:42" table:formula="of:=[.J1016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4152E-2" table:style-name="ce1">
            <text:p>-0,014152</text:p>
          </table:table-cell>
          <table:table-cell office:value-type="float" office:value="4.3920000000000001E-2" table:style-name="ce1">
            <text:p>0,04392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36.26" table:style-name="ce1">
            <text:p>-36,26</text:p>
          </table:table-cell>
          <table:table-cell office:value-type="float" office:value="0" table:style-name="ce1">
            <text:p>0</text:p>
          </table:table-cell>
          <table:table-cell office:value-type="float" office:value="0.83478300000000005" table:style-name="ce1">
            <text:p>0,834783</text:p>
          </table:table-cell>
          <table:table-cell office:value-type="float" office:value="-33.947830000000003" table:style-name="ce1">
            <text:p>-33,94783</text:p>
          </table:table-cell>
          <table:table-cell office:value-type="float" office:value="1661175642592" table:style-name="ce2">
            <text:p>1661175642592</text:p>
          </table:table-cell>
          <table:table-cell office:value-type="date" office:date-value="2022-08-22T13:40:42" table:formula="of:=[.J1017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196E-2" table:style-name="ce1">
            <text:p>-0,02196</text:p>
          </table:table-cell>
          <table:table-cell office:value-type="float" office:value="0.28011200000000003" table:style-name="ce1">
            <text:p>0,280112</text:p>
          </table:table-cell>
          <table:table-cell office:value-type="float" office:value="1.107272" table:style-name="ce1">
            <text:p>1,107272</text:p>
          </table:table-cell>
          <table:table-cell office:value-type="float" office:value="-0.7" table:style-name="ce1">
            <text:p>-0,7</text:p>
          </table:table-cell>
          <table:table-cell office:value-type="float" office:value="-0.84" table:style-name="ce1">
            <text:p>-0,84</text:p>
          </table:table-cell>
          <table:table-cell office:value-type="float" office:value="16.38" table:style-name="ce1">
            <text:p>16,38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2.1565219999999998" table:style-name="ce1">
            <text:p>-2,156522</text:p>
          </table:table-cell>
          <table:table-cell office:value-type="float" office:value="5.7739130000000003" table:style-name="ce1">
            <text:p>5,773913</text:p>
          </table:table-cell>
          <table:table-cell office:value-type="float" office:value="1661175642681" table:style-name="ce2">
            <text:p>1661175642681</text:p>
          </table:table-cell>
          <table:table-cell office:value-type="date" office:date-value="2022-08-22T13:40:42" table:formula="of:=[.J1018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0.11956" table:style-name="ce1">
            <text:p>0,11956</text:p>
          </table:table-cell>
          <table:table-cell office:value-type="float" office:value="0.28060000000000002" table:style-name="ce1">
            <text:p>0,2806</text:p>
          </table:table-cell>
          <table:table-cell office:value-type="float" office:value="0.97551200000000005" table:style-name="ce1">
            <text:p>0,975512</text:p>
          </table:table-cell>
          <table:table-cell office:value-type="float" office:value="-0.35" table:style-name="ce1">
            <text:p>-0,3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7.21" table:style-name="ce1">
            <text:p>7,21</text:p>
          </table:table-cell>
          <table:table-cell office:value-type="float" office:value="1.4608699999999999" table:style-name="ce1">
            <text:p>1,46087</text:p>
          </table:table-cell>
          <table:table-cell office:value-type="float" office:value="-0.13913" table:style-name="ce1">
            <text:p>-0,13913</text:p>
          </table:table-cell>
          <table:table-cell office:value-type="float" office:value="2.1565219999999998" table:style-name="ce1">
            <text:p>2,156522</text:p>
          </table:table-cell>
          <table:table-cell office:value-type="float" office:value="1661175642739" table:style-name="ce2">
            <text:p>1661175642739</text:p>
          </table:table-cell>
          <table:table-cell office:value-type="date" office:date-value="2022-08-22T13:40:42" table:formula="of:=[.J1019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399999999999999E-3" table:style-name="ce1">
            <text:p>0,00244</text:p>
          </table:table-cell>
          <table:table-cell office:value-type="float" office:value="0.154696" table:style-name="ce1">
            <text:p>0,154696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2.52" table:style-name="ce1">
            <text:p>2,52</text:p>
          </table:table-cell>
          <table:table-cell office:value-type="float" office:value="-5.39" table:style-name="ce1">
            <text:p>-5,39</text:p>
          </table:table-cell>
          <table:table-cell office:value-type="float" office:value="1.75" table:style-name="ce1">
            <text:p>1,75</text:p>
          </table:table-cell>
          <table:table-cell office:value-type="float" office:value="-1.6" table:style-name="ce1">
            <text:p>-1,6</text:p>
          </table:table-cell>
          <table:table-cell office:value-type="float" office:value="1.2521739999999999" table:style-name="ce1">
            <text:p>1,252174</text:p>
          </table:table-cell>
          <table:table-cell office:value-type="float" office:value="1.878261" table:style-name="ce1">
            <text:p>1,878261</text:p>
          </table:table-cell>
          <table:table-cell office:value-type="float" office:value="1661175642797" table:style-name="ce2">
            <text:p>1661175642797</text:p>
          </table:table-cell>
          <table:table-cell office:value-type="date" office:date-value="2022-08-22T13:40:42" table:formula="of:=[.J1020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599999999999998E-4" table:style-name="ce1">
            <text:p>0,000976</text:p>
          </table:table-cell>
          <table:table-cell office:value-type="float" office:value="5.9535999999999999E-2" table:style-name="ce1">
            <text:p>0,059536</text:p>
          </table:table-cell>
          <table:table-cell office:value-type="float" office:value="1.0296799999999999" table:style-name="ce1">
            <text:p>1,02968</text:p>
          </table:table-cell>
          <table:table-cell office:value-type="float" office:value="-1.54" table:style-name="ce1">
            <text:p>-1,54</text:p>
          </table:table-cell>
          <table:table-cell office:value-type="float" office:value="-3.64" table:style-name="ce1">
            <text:p>-3,64</text:p>
          </table:table-cell>
          <table:table-cell office:value-type="float" office:value="0" table:style-name="ce1">
            <text:p>0</text:p>
          </table:table-cell>
          <table:table-cell office:value-type="float" office:value="1.0434779999999999" table:style-name="ce1">
            <text:p>1,043478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42855" table:style-name="ce2">
            <text:p>1661175642855</text:p>
          </table:table-cell>
          <table:table-cell office:value-type="date" office:date-value="2022-08-22T13:40:42" table:formula="of:=[.J1021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7080000000000001E-2" table:style-name="ce1">
            <text:p>-0,01708</text:p>
          </table:table-cell>
          <table:table-cell office:value-type="float" office:value="2.2447999999999999E-2" table:style-name="ce1">
            <text:p>0,022448</text:p>
          </table:table-cell>
          <table:table-cell office:value-type="float" office:value="1.013576" table:style-name="ce1">
            <text:p>1,013576</text:p>
          </table:table-cell>
          <table:table-cell office:value-type="float" office:value="-1.05" table:style-name="ce1">
            <text:p>-1,05</text:p>
          </table:table-cell>
          <table:table-cell office:value-type="float" office:value="-3.64" table:style-name="ce1">
            <text:p>-3,64</text:p>
          </table:table-cell>
          <table:table-cell office:value-type="float" office:value="-3.64" table:style-name="ce1">
            <text:p>-3,64</text:p>
          </table:table-cell>
          <table:table-cell office:value-type="float" office:value="1.3913040000000001" table:style-name="ce1">
            <text:p>1,39130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2942" table:style-name="ce2">
            <text:p>1661175642942</text:p>
          </table:table-cell>
          <table:table-cell office:value-type="date" office:date-value="2022-08-22T13:40:42" table:formula="of:=[.J1022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4168000000000001E-2" table:style-name="ce1">
            <text:p>0,054168</text:p>
          </table:table-cell>
          <table:table-cell office:value-type="float" office:value="5.0751999999999999E-2" table:style-name="ce1">
            <text:p>0,050752</text:p>
          </table:table-cell>
          <table:table-cell office:value-type="float" office:value="0.97307200000000005" table:style-name="ce1">
            <text:p>0,973072</text:p>
          </table:table-cell>
          <table:table-cell office:value-type="float" office:value="1.96" table:style-name="ce1">
            <text:p>1,96</text:p>
          </table:table-cell>
          <table:table-cell office:value-type="float" office:value="-4.13" table:style-name="ce1">
            <text:p>-4,13</text:p>
          </table:table-cell>
          <table:table-cell office:value-type="float" office:value="-2.17" table:style-name="ce1">
            <text:p>-2,1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3000" table:style-name="ce2">
            <text:p>1661175643000</text:p>
          </table:table-cell>
          <table:table-cell office:value-type="date" office:date-value="2022-08-22T13:40:43" table:formula="of:=[.J1023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8.2959999999999996E-3" table:style-name="ce1">
            <text:p>-0,008296</text:p>
          </table:table-cell>
          <table:table-cell office:value-type="float" office:value="-8.2959999999999996E-3" table:style-name="ce1">
            <text:p>-0,008296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42" table:style-name="ce1">
            <text:p>0,42</text:p>
          </table:table-cell>
          <table:table-cell office:value-type="float" office:value="-5.81" table:style-name="ce1">
            <text:p>-5,81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0.13913" table:style-name="ce1">
            <text:p>-0,13913</text:p>
          </table:table-cell>
          <table:table-cell office:value-type="float" office:value="1.7391300000000001" table:style-name="ce1">
            <text:p>1,7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43058" table:style-name="ce2">
            <text:p>1661175643058</text:p>
          </table:table-cell>
          <table:table-cell office:value-type="date" office:date-value="2022-08-22T13:40:43" table:formula="of:=[.J1024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4.8799999999999999E-4" table:style-name="ce1">
            <text:p>-0,000488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" table:style-name="ce1">
            <text:p>0</text:p>
          </table:table-cell>
          <table:table-cell office:value-type="float" office:value="-2.94" table:style-name="ce1">
            <text:p>-2,9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3117" table:style-name="ce2">
            <text:p>1661175643117</text:p>
          </table:table-cell>
          <table:table-cell office:value-type="date" office:date-value="2022-08-22T13:40:43" table:formula="of:=[.J1025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04" table:style-name="ce1">
            <text:p>1,0004</text:p>
          </table:table-cell>
          <table:table-cell office:value-type="float" office:value="0.7" table:style-name="ce1">
            <text:p>0,7</text:p>
          </table:table-cell>
          <table:table-cell office:value-type="float" office:value="-3.43" table:style-name="ce1">
            <text:p>-3,43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3204" table:style-name="ce2">
            <text:p>1661175643204</text:p>
          </table:table-cell>
          <table:table-cell office:value-type="date" office:date-value="2022-08-22T13:40:43" table:formula="of:=[.J1026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9767999999999999E-2" table:style-name="ce1">
            <text:p>0,02976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8185599999999995" table:style-name="ce1">
            <text:p>0,98185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5.04" table:style-name="ce1">
            <text:p>-5,04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43262" table:style-name="ce2">
            <text:p>1661175643262</text:p>
          </table:table-cell>
          <table:table-cell office:value-type="date" office:date-value="2022-08-22T13:40:43" table:formula="of:=[.J1027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-3.4160000000000002E-3" table:style-name="ce1">
            <text:p>-0,003416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01376" table:style-name="ce1">
            <text:p>1,001376</text:p>
          </table:table-cell>
          <table:table-cell office:value-type="float" office:value="1.75" table:style-name="ce1">
            <text:p>1,7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0.97391300000000003" table:style-name="ce1">
            <text:p>-0,973913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3321" table:style-name="ce2">
            <text:p>1661175643321</text:p>
          </table:table-cell>
          <table:table-cell office:value-type="date" office:date-value="2022-08-22T13:40:43" table:formula="of:=[.J1028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42" table:style-name="ce1">
            <text:p>0,42</text:p>
          </table:table-cell>
          <table:table-cell office:value-type="float" office:value="-3.99" table:style-name="ce1">
            <text:p>-3,9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62608699999999995" table:style-name="ce1">
            <text:p>0,62608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3378" table:style-name="ce2">
            <text:p>1661175643378</text:p>
          </table:table-cell>
          <table:table-cell office:value-type="date" office:date-value="2022-08-22T13:40:43" table:formula="of:=[.J1029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5768" table:style-name="ce1">
            <text:p>1,005768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13" table:style-name="ce1">
            <text:p>-4,13</text:p>
          </table:table-cell>
          <table:table-cell office:value-type="float" office:value="-2.38" table:style-name="ce1">
            <text:p>-2,38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3466" table:style-name="ce2">
            <text:p>1661175643466</text:p>
          </table:table-cell>
          <table:table-cell office:value-type="date" office:date-value="2022-08-22T13:40:43" table:formula="of:=[.J1030]/86400000+DATE(1970;1;1)" table:style-name="ce3">
            <text:p>2022-08-22 13:40:43:404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6839999999999999E-2" table:style-name="ce1">
            <text:p>0,0268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3523" table:style-name="ce2">
            <text:p>1661175643523</text:p>
          </table:table-cell>
          <table:table-cell office:value-type="date" office:date-value="2022-08-22T13:40:43" table:formula="of:=[.J1031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3439999999999998E-3" table:style-name="ce1">
            <text:p>0,006344</text:p>
          </table:table-cell>
          <table:table-cell office:value-type="float" office:value="-1.2688E-2" table:style-name="ce1">
            <text:p>-0,012688</text:p>
          </table:table-cell>
          <table:table-cell office:value-type="float" office:value="1.010648" table:style-name="ce1">
            <text:p>1,010648</text:p>
          </table:table-cell>
          <table:table-cell office:value-type="float" office:value="0.91" table:style-name="ce1">
            <text:p>0,91</text:p>
          </table:table-cell>
          <table:table-cell office:value-type="float" office:value="-5.1100000000000003" table:style-name="ce1">
            <text:p>-5,1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3582" table:style-name="ce2">
            <text:p>1661175643582</text:p>
          </table:table-cell>
          <table:table-cell office:value-type="date" office:date-value="2022-08-22T13:40:43" table:formula="of:=[.J1032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2720000000000007E-3" table:style-name="ce1">
            <text:p>0,009272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84" table:style-name="ce1">
            <text:p>0,84</text:p>
          </table:table-cell>
          <table:table-cell office:value-type="float" office:value="-3.71" table:style-name="ce1">
            <text:p>-3,71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3640" table:style-name="ce2">
            <text:p>1661175643640</text:p>
          </table:table-cell>
          <table:table-cell office:value-type="date" office:date-value="2022-08-22T13:40:43" table:formula="of:=[.J1033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1.0169919999999999" table:style-name="ce1">
            <text:p>1,016992</text:p>
          </table:table-cell>
          <table:table-cell office:value-type="float" office:value="0.84" table:style-name="ce1">
            <text:p>0,84</text:p>
          </table:table-cell>
          <table:table-cell office:value-type="float" office:value="-3.99" table:style-name="ce1">
            <text:p>-3,99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3727" table:style-name="ce2">
            <text:p>1661175643727</text:p>
          </table:table-cell>
          <table:table-cell office:value-type="date" office:date-value="2022-08-22T13:40:43" table:formula="of:=[.J1034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8303999999999999E-2" table:style-name="ce1">
            <text:p>0,028304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76" table:style-name="ce1">
            <text:p>-4,76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3785" table:style-name="ce2">
            <text:p>1661175643785</text:p>
          </table:table-cell>
          <table:table-cell office:value-type="date" office:date-value="2022-08-22T13:40:43" table:formula="of:=[.J1035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-1.464E-3" table:style-name="ce1">
            <text:p>-0,001464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47" table:style-name="ce1">
            <text:p>1,47</text:p>
          </table:table-cell>
          <table:table-cell office:value-type="float" office:value="-4.76" table:style-name="ce1">
            <text:p>-4,76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3844" table:style-name="ce2">
            <text:p>1661175643844</text:p>
          </table:table-cell>
          <table:table-cell office:value-type="date" office:date-value="2022-08-22T13:40:43" table:formula="of:=[.J1036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49" table:style-name="ce1">
            <text:p>0,49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3902" table:style-name="ce2">
            <text:p>1661175643902</text:p>
          </table:table-cell>
          <table:table-cell office:value-type="date" office:date-value="2022-08-22T13:40:43" table:formula="of:=[.J1037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2959999999999996E-3" table:style-name="ce1">
            <text:p>0,008296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3989" table:style-name="ce2">
            <text:p>1661175643989</text:p>
          </table:table-cell>
          <table:table-cell office:value-type="date" office:date-value="2022-08-22T13:40:43" table:formula="of:=[.J1038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2447999999999999E-2" table:style-name="ce1">
            <text:p>0,02244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4048" table:style-name="ce2">
            <text:p>1661175644048</text:p>
          </table:table-cell>
          <table:table-cell office:value-type="date" office:date-value="2022-08-22T13:40:44" table:formula="of:=[.J1039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4106" table:style-name="ce2">
            <text:p>1661175644106</text:p>
          </table:table-cell>
          <table:table-cell office:value-type="date" office:date-value="2022-08-22T13:40:44" table:formula="of:=[.J1040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4.3920000000000001E-3" table:style-name="ce1">
            <text:p>0,004392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21" table:style-name="ce1">
            <text:p>0,21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4163" table:style-name="ce2">
            <text:p>1661175644163</text:p>
          </table:table-cell>
          <table:table-cell office:value-type="date" office:date-value="2022-08-22T13:40:44" table:formula="of:=[.J1041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4251" table:style-name="ce2">
            <text:p>1661175644251</text:p>
          </table:table-cell>
          <table:table-cell office:value-type="date" office:date-value="2022-08-22T13:40:44" table:formula="of:=[.J1042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1.464E-3" table:style-name="ce1">
            <text:p>0,001464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4309" table:style-name="ce2">
            <text:p>1661175644309</text:p>
          </table:table-cell>
          <table:table-cell office:value-type="date" office:date-value="2022-08-22T13:40:44" table:formula="of:=[.J1043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4367" table:style-name="ce2">
            <text:p>1661175644367</text:p>
          </table:table-cell>
          <table:table-cell office:value-type="date" office:date-value="2022-08-22T13:40:44" table:formula="of:=[.J1044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-1.0736000000000001E-2" table:style-name="ce1">
            <text:p>-0,01073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" table:style-name="ce1">
            <text:p>0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4425" table:style-name="ce2">
            <text:p>1661175644425</text:p>
          </table:table-cell>
          <table:table-cell office:value-type="date" office:date-value="2022-08-22T13:40:44" table:formula="of:=[.J1045]/86400000+DATE(1970;1;1)" table:style-name="ce3">
            <text:p>2022-08-22 13:40:44:404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44512" table:style-name="ce2">
            <text:p>1661175644512</text:p>
          </table:table-cell>
          <table:table-cell office:value-type="date" office:date-value="2022-08-22T13:40:44" table:formula="of:=[.J1046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1.19" table:style-name="ce1">
            <text:p>1,19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44571" table:style-name="ce2">
            <text:p>1661175644571</text:p>
          </table:table-cell>
          <table:table-cell office:value-type="date" office:date-value="2022-08-22T13:40:44" table:formula="of:=[.J1047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7" table:style-name="ce1">
            <text:p>0,7</text:p>
          </table:table-cell>
          <table:table-cell office:value-type="float" office:value="-4.76" table:style-name="ce1">
            <text:p>-4,76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4629" table:style-name="ce2">
            <text:p>1661175644629</text:p>
          </table:table-cell>
          <table:table-cell office:value-type="date" office:date-value="2022-08-22T13:40:44" table:formula="of:=[.J1048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3680000000000004E-3" table:style-name="ce1">
            <text:p>0,00536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4688" table:style-name="ce2">
            <text:p>1661175644688</text:p>
          </table:table-cell>
          <table:table-cell office:value-type="date" office:date-value="2022-08-22T13:40:44" table:formula="of:=[.J1049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0" table:style-name="ce1">
            <text:p>0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4775" table:style-name="ce2">
            <text:p>1661175644775</text:p>
          </table:table-cell>
          <table:table-cell office:value-type="date" office:date-value="2022-08-22T13:40:44" table:formula="of:=[.J1050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4833" table:style-name="ce2">
            <text:p>1661175644833</text:p>
          </table:table-cell>
          <table:table-cell office:value-type="date" office:date-value="2022-08-22T13:40:44" table:formula="of:=[.J1051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98" table:style-name="ce1">
            <text:p>0,98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1661175644891" table:style-name="ce2">
            <text:p>1661175644891</text:p>
          </table:table-cell>
          <table:table-cell office:value-type="date" office:date-value="2022-08-22T13:40:44" table:formula="of:=[.J1052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4949" table:style-name="ce2">
            <text:p>1661175644949</text:p>
          </table:table-cell>
          <table:table-cell office:value-type="date" office:date-value="2022-08-22T13:40:44" table:formula="of:=[.J1053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5037" table:style-name="ce2">
            <text:p>1661175645037</text:p>
          </table:table-cell>
          <table:table-cell office:value-type="date" office:date-value="2022-08-22T13:40:45" table:formula="of:=[.J1054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7568E-2" table:style-name="ce1">
            <text:p>0,01756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5094" table:style-name="ce2">
            <text:p>1661175645094</text:p>
          </table:table-cell>
          <table:table-cell office:value-type="date" office:date-value="2022-08-22T13:40:45" table:formula="of:=[.J1055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284" table:style-name="ce1">
            <text:p>1,00284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45152" table:style-name="ce2">
            <text:p>1661175645152</text:p>
          </table:table-cell>
          <table:table-cell office:value-type="date" office:date-value="2022-08-22T13:40:45" table:formula="of:=[.J1056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5211" table:style-name="ce2">
            <text:p>1661175645211</text:p>
          </table:table-cell>
          <table:table-cell office:value-type="date" office:date-value="2022-08-22T13:40:45" table:formula="of:=[.J1057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3439999999999998E-3" table:style-name="ce1">
            <text:p>0,006344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1.00284" table:style-name="ce1">
            <text:p>1,00284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5298" table:style-name="ce2">
            <text:p>1661175645298</text:p>
          </table:table-cell>
          <table:table-cell office:value-type="date" office:date-value="2022-08-22T13:40:45" table:formula="of:=[.J1058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-9.2720000000000007E-3" table:style-name="ce1">
            <text:p>-0,009272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5356" table:style-name="ce2">
            <text:p>1661175645356</text:p>
          </table:table-cell>
          <table:table-cell office:value-type="date" office:date-value="2022-08-22T13:40:45" table:formula="of:=[.J1059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5414" table:style-name="ce2">
            <text:p>1661175645414</text:p>
          </table:table-cell>
          <table:table-cell office:value-type="date" office:date-value="2022-08-22T13:40:45" table:formula="of:=[.J1060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2688E-2" table:style-name="ce1">
            <text:p>0,012688</text:p>
          </table:table-cell>
          <table:table-cell office:value-type="float" office:value="1.0072319999999999" table:style-name="ce1">
            <text:p>1,007232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5472" table:style-name="ce2">
            <text:p>1661175645472</text:p>
          </table:table-cell>
          <table:table-cell office:value-type="date" office:date-value="2022-08-22T13:40:45" table:formula="of:=[.J1061]/86400000+DATE(1970;1;1)" table:style-name="ce3">
            <text:p>2022-08-22 13:40:45:404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0528" table:style-name="ce1">
            <text:p>1,00528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5559" table:style-name="ce2">
            <text:p>1661175645559</text:p>
          </table:table-cell>
          <table:table-cell office:value-type="date" office:date-value="2022-08-22T13:40:45" table:formula="of:=[.J1062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5617" table:style-name="ce2">
            <text:p>1661175645617</text:p>
          </table:table-cell>
          <table:table-cell office:value-type="date" office:date-value="2022-08-22T13:40:45" table:formula="of:=[.J1063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1.05" table:style-name="ce1">
            <text:p>1,05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45676" table:style-name="ce2">
            <text:p>1661175645676</text:p>
          </table:table-cell>
          <table:table-cell office:value-type="date" office:date-value="2022-08-22T13:40:45" table:formula="of:=[.J1064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0.122976" table:style-name="ce1">
            <text:p>0,122976</text:p>
          </table:table-cell>
          <table:table-cell office:value-type="float" office:value="1.008696" table:style-name="ce1">
            <text:p>1,008696</text:p>
          </table:table-cell>
          <table:table-cell office:value-type="float" office:value="0.49" table:style-name="ce1">
            <text:p>0,49</text:p>
          </table:table-cell>
          <table:table-cell office:value-type="float" office:value="-4.13" table:style-name="ce1">
            <text:p>-4,13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5734" table:style-name="ce2">
            <text:p>1661175645734</text:p>
          </table:table-cell>
          <table:table-cell office:value-type="date" office:date-value="2022-08-22T13:40:45" table:formula="of:=[.J1065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3328" table:style-name="ce1">
            <text:p>1,003328</text:p>
          </table:table-cell>
          <table:table-cell office:value-type="float" office:value="0.91" table:style-name="ce1">
            <text:p>0,91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5821" table:style-name="ce2">
            <text:p>1661175645821</text:p>
          </table:table-cell>
          <table:table-cell office:value-type="date" office:date-value="2022-08-22T13:40:45" table:formula="of:=[.J1066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5880" table:style-name="ce2">
            <text:p>1661175645880</text:p>
          </table:table-cell>
          <table:table-cell office:value-type="date" office:date-value="2022-08-22T13:40:45" table:formula="of:=[.J1067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03328" table:style-name="ce1">
            <text:p>1,003328</text:p>
          </table:table-cell>
          <table:table-cell office:value-type="float" office:value="0.7" table:style-name="ce1">
            <text:p>0,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5938" table:style-name="ce2">
            <text:p>1661175645938</text:p>
          </table:table-cell>
          <table:table-cell office:value-type="date" office:date-value="2022-08-22T13:40:45" table:formula="of:=[.J1068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45995" table:style-name="ce2">
            <text:p>1661175645995</text:p>
          </table:table-cell>
          <table:table-cell office:value-type="date" office:date-value="2022-08-22T13:40:45" table:formula="of:=[.J1069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1.7568E-2" table:style-name="ce1">
            <text:p>0,017568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6083" table:style-name="ce2">
            <text:p>1661175646083</text:p>
          </table:table-cell>
          <table:table-cell office:value-type="date" office:date-value="2022-08-22T13:40:46" table:formula="of:=[.J1070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6141" table:style-name="ce2">
            <text:p>1661175646141</text:p>
          </table:table-cell>
          <table:table-cell office:value-type="date" office:date-value="2022-08-22T13:40:46" table:formula="of:=[.J1071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98" table:style-name="ce1">
            <text:p>0,98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46199" table:style-name="ce2">
            <text:p>1661175646199</text:p>
          </table:table-cell>
          <table:table-cell office:value-type="date" office:date-value="2022-08-22T13:40:46" table:formula="of:=[.J1072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1.6104E-2" table:style-name="ce1">
            <text:p>0,016104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6257" table:style-name="ce2">
            <text:p>1661175646257</text:p>
          </table:table-cell>
          <table:table-cell office:value-type="date" office:date-value="2022-08-22T13:40:46" table:formula="of:=[.J1073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1.5616E-2" table:style-name="ce1">
            <text:p>0,01561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6344" table:style-name="ce2">
            <text:p>1661175646344</text:p>
          </table:table-cell>
          <table:table-cell office:value-type="date" office:date-value="2022-08-22T13:40:46" table:formula="of:=[.J1074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6403" table:style-name="ce2">
            <text:p>1661175646403</text:p>
          </table:table-cell>
          <table:table-cell office:value-type="date" office:date-value="2022-08-22T13:40:46" table:formula="of:=[.J1075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84" table:style-name="ce1">
            <text:p>0,84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6460" table:style-name="ce2">
            <text:p>1661175646460</text:p>
          </table:table-cell>
          <table:table-cell office:value-type="date" office:date-value="2022-08-22T13:40:46" table:formula="of:=[.J1076]/86400000+DATE(1970;1;1)" table:style-name="ce3">
            <text:p>2022-08-22 13:40:46:404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6518" table:style-name="ce2">
            <text:p>1661175646518</text:p>
          </table:table-cell>
          <table:table-cell office:value-type="date" office:date-value="2022-08-22T13:40:46" table:formula="of:=[.J1077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42" table:style-name="ce1">
            <text:p>0,42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6606" table:style-name="ce2">
            <text:p>1661175646606</text:p>
          </table:table-cell>
          <table:table-cell office:value-type="date" office:date-value="2022-08-22T13:40:46" table:formula="of:=[.J1078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6664" table:style-name="ce2">
            <text:p>1661175646664</text:p>
          </table:table-cell>
          <table:table-cell office:value-type="date" office:date-value="2022-08-22T13:40:46" table:formula="of:=[.J1079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0284" table:style-name="ce1">
            <text:p>1,00284</text:p>
          </table:table-cell>
          <table:table-cell office:value-type="float" office:value="0.91" table:style-name="ce1">
            <text:p>0,91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6722" table:style-name="ce2">
            <text:p>1661175646722</text:p>
          </table:table-cell>
          <table:table-cell office:value-type="date" office:date-value="2022-08-22T13:40:46" table:formula="of:=[.J1080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1.7080000000000001E-2" table:style-name="ce1">
            <text:p>0,01708</text:p>
          </table:table-cell>
          <table:table-cell office:value-type="float" office:value="1.003328" table:style-name="ce1">
            <text:p>1,00332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6780" table:style-name="ce2">
            <text:p>1661175646780</text:p>
          </table:table-cell>
          <table:table-cell office:value-type="date" office:date-value="2022-08-22T13:40:46" table:formula="of:=[.J1081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6868" table:style-name="ce2">
            <text:p>1661175646868</text:p>
          </table:table-cell>
          <table:table-cell office:value-type="date" office:date-value="2022-08-22T13:40:46" table:formula="of:=[.J1082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6925" table:style-name="ce2">
            <text:p>1661175646925</text:p>
          </table:table-cell>
          <table:table-cell office:value-type="date" office:date-value="2022-08-22T13:40:46" table:formula="of:=[.J1083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46983" table:style-name="ce2">
            <text:p>1661175646983</text:p>
          </table:table-cell>
          <table:table-cell office:value-type="date" office:date-value="2022-08-22T13:40:46" table:formula="of:=[.J1084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7042" table:style-name="ce2">
            <text:p>1661175647042</text:p>
          </table:table-cell>
          <table:table-cell office:value-type="date" office:date-value="2022-08-22T13:40:47" table:formula="of:=[.J1085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7129" table:style-name="ce2">
            <text:p>1661175647129</text:p>
          </table:table-cell>
          <table:table-cell office:value-type="date" office:date-value="2022-08-22T13:40:47" table:formula="of:=[.J1086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3.5624000000000003E-2" table:style-name="ce1">
            <text:p>0,03562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1.68" table:style-name="ce1">
            <text:p>1,68</text:p>
          </table:table-cell>
          <table:table-cell office:value-type="float" office:value="-4.13" table:style-name="ce1">
            <text:p>-4,13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7187" table:style-name="ce2">
            <text:p>1661175647187</text:p>
          </table:table-cell>
          <table:table-cell office:value-type="date" office:date-value="2022-08-22T13:40:47" table:formula="of:=[.J1087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-5.3680000000000004E-3" table:style-name="ce1">
            <text:p>-0,005368</text:p>
          </table:table-cell>
          <table:table-cell office:value-type="float" office:value="1.0238240000000001" table:style-name="ce1">
            <text:p>1,023824</text:p>
          </table:table-cell>
          <table:table-cell office:value-type="float" office:value="2.38" table:style-name="ce1">
            <text:p>2,38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47245" table:style-name="ce2">
            <text:p>1661175647245</text:p>
          </table:table-cell>
          <table:table-cell office:value-type="date" office:date-value="2022-08-22T13:40:47" table:formula="of:=[.J1088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2.2447999999999999E-2" table:style-name="ce1">
            <text:p>0,02244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-1.19" table:style-name="ce1">
            <text:p>-1,19</text:p>
          </table:table-cell>
          <table:table-cell office:value-type="float" office:value="-4.97" table:style-name="ce1">
            <text:p>-4,9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47303" table:style-name="ce2">
            <text:p>1661175647303</text:p>
          </table:table-cell>
          <table:table-cell office:value-type="date" office:date-value="2022-08-22T13:40:47" table:formula="of:=[.J1089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6.3439999999999998E-3" table:style-name="ce1">
            <text:p>0,006344</text:p>
          </table:table-cell>
          <table:table-cell office:value-type="float" office:value="-1.3664000000000001E-2" table:style-name="ce1">
            <text:p>-0,013664</text:p>
          </table:table-cell>
          <table:table-cell office:value-type="float" office:value="0.979904" table:style-name="ce1">
            <text:p>0,97990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47391" table:style-name="ce2">
            <text:p>1661175647391</text:p>
          </table:table-cell>
          <table:table-cell office:value-type="date" office:date-value="2022-08-22T13:40:47" table:formula="of:=[.J1090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77464" table:style-name="ce1">
            <text:p>0,977464</text:p>
          </table:table-cell>
          <table:table-cell office:value-type="float" office:value="-0.35" table:style-name="ce1">
            <text:p>-0,35</text:p>
          </table:table-cell>
          <table:table-cell office:value-type="float" office:value="-4.83" table:style-name="ce1">
            <text:p>-4,83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7448" table:style-name="ce2">
            <text:p>1661175647448</text:p>
          </table:table-cell>
          <table:table-cell office:value-type="date" office:date-value="2022-08-22T13:40:47" table:formula="of:=[.J1091]/86400000+DATE(1970;1;1)" table:style-name="ce3">
            <text:p>2022-08-22 13:40:47:4047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7507" table:style-name="ce2">
            <text:p>1661175647507</text:p>
          </table:table-cell>
          <table:table-cell office:value-type="date" office:date-value="2022-08-22T13:40:47" table:formula="of:=[.J1092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7565" table:style-name="ce2">
            <text:p>1661175647565</text:p>
          </table:table-cell>
          <table:table-cell office:value-type="date" office:date-value="2022-08-22T13:40:47" table:formula="of:=[.J1093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47652" table:style-name="ce2">
            <text:p>1661175647652</text:p>
          </table:table-cell>
          <table:table-cell office:value-type="date" office:date-value="2022-08-22T13:40:47" table:formula="of:=[.J1094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21" table:style-name="ce1">
            <text:p>0,21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7710" table:style-name="ce2">
            <text:p>1661175647710</text:p>
          </table:table-cell>
          <table:table-cell office:value-type="date" office:date-value="2022-08-22T13:40:47" table:formula="of:=[.J1095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7768" table:style-name="ce2">
            <text:p>1661175647768</text:p>
          </table:table-cell>
          <table:table-cell office:value-type="date" office:date-value="2022-08-22T13:40:47" table:formula="of:=[.J1096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4.8799999999999999E-4" table:style-name="ce1">
            <text:p>0,000488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7826" table:style-name="ce2">
            <text:p>1661175647826</text:p>
          </table:table-cell>
          <table:table-cell office:value-type="date" office:date-value="2022-08-22T13:40:47" table:formula="of:=[.J1097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7913" table:style-name="ce2">
            <text:p>1661175647913</text:p>
          </table:table-cell>
          <table:table-cell office:value-type="date" office:date-value="2022-08-22T13:40:47" table:formula="of:=[.J1098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7972" table:style-name="ce2">
            <text:p>1661175647972</text:p>
          </table:table-cell>
          <table:table-cell office:value-type="date" office:date-value="2022-08-22T13:40:47" table:formula="of:=[.J1099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1661175648030" table:style-name="ce2">
            <text:p>1661175648030</text:p>
          </table:table-cell>
          <table:table-cell office:value-type="date" office:date-value="2022-08-22T13:40:48" table:formula="of:=[.J1100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42" table:style-name="ce1">
            <text:p>0,42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8087" table:style-name="ce2">
            <text:p>1661175648087</text:p>
          </table:table-cell>
          <table:table-cell office:value-type="date" office:date-value="2022-08-22T13:40:48" table:formula="of:=[.J1101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13" table:style-name="ce1">
            <text:p>-4,13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8175" table:style-name="ce2">
            <text:p>1661175648175</text:p>
          </table:table-cell>
          <table:table-cell office:value-type="date" office:date-value="2022-08-22T13:40:48" table:formula="of:=[.J1102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8234" table:style-name="ce2">
            <text:p>1661175648234</text:p>
          </table:table-cell>
          <table:table-cell office:value-type="date" office:date-value="2022-08-22T13:40:48" table:formula="of:=[.J1103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1.96" table:style-name="ce1">
            <text:p>-1,96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48291" table:style-name="ce2">
            <text:p>1661175648291</text:p>
          </table:table-cell>
          <table:table-cell office:value-type="date" office:date-value="2022-08-22T13:40:48" table:formula="of:=[.J1104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8349" table:style-name="ce2">
            <text:p>1661175648349</text:p>
          </table:table-cell>
          <table:table-cell office:value-type="date" office:date-value="2022-08-22T13:40:48" table:formula="of:=[.J1105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599999999999996E-3" table:style-name="ce1">
            <text:p>0,0097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48436" table:style-name="ce2">
            <text:p>1661175648436</text:p>
          </table:table-cell>
          <table:table-cell office:value-type="date" office:date-value="2022-08-22T13:40:48" table:formula="of:=[.J1106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48495" table:style-name="ce2">
            <text:p>1661175648495</text:p>
          </table:table-cell>
          <table:table-cell office:value-type="date" office:date-value="2022-08-22T13:40:48" table:formula="of:=[.J1107]/86400000+DATE(1970;1;1)" table:style-name="ce3">
            <text:p>2022-08-22 13:40:48:404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76" table:style-name="ce1">
            <text:p>-4,76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8553" table:style-name="ce2">
            <text:p>1661175648553</text:p>
          </table:table-cell>
          <table:table-cell office:value-type="date" office:date-value="2022-08-22T13:40:48" table:formula="of:=[.J1108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48611" table:style-name="ce2">
            <text:p>1661175648611</text:p>
          </table:table-cell>
          <table:table-cell office:value-type="date" office:date-value="2022-08-22T13:40:48" table:formula="of:=[.J1109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8699" table:style-name="ce2">
            <text:p>1661175648699</text:p>
          </table:table-cell>
          <table:table-cell office:value-type="date" office:date-value="2022-08-22T13:40:48" table:formula="of:=[.J1110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8757" table:style-name="ce2">
            <text:p>1661175648757</text:p>
          </table:table-cell>
          <table:table-cell office:value-type="date" office:date-value="2022-08-22T13:40:48" table:formula="of:=[.J1111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8814" table:style-name="ce2">
            <text:p>1661175648814</text:p>
          </table:table-cell>
          <table:table-cell office:value-type="date" office:date-value="2022-08-22T13:40:48" table:formula="of:=[.J1112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7" table:style-name="ce1">
            <text:p>0,7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48873" table:style-name="ce2">
            <text:p>1661175648873</text:p>
          </table:table-cell>
          <table:table-cell office:value-type="date" office:date-value="2022-08-22T13:40:48" table:formula="of:=[.J1113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8960" table:style-name="ce2">
            <text:p>1661175648960</text:p>
          </table:table-cell>
          <table:table-cell office:value-type="date" office:date-value="2022-08-22T13:40:48" table:formula="of:=[.J1114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9018" table:style-name="ce2">
            <text:p>1661175649018</text:p>
          </table:table-cell>
          <table:table-cell office:value-type="date" office:date-value="2022-08-22T13:40:49" table:formula="of:=[.J1115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7" table:style-name="ce1">
            <text:p>0,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49075" table:style-name="ce2">
            <text:p>1661175649075</text:p>
          </table:table-cell>
          <table:table-cell office:value-type="date" office:date-value="2022-08-22T13:40:49" table:formula="of:=[.J1116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9134" table:style-name="ce2">
            <text:p>1661175649134</text:p>
          </table:table-cell>
          <table:table-cell office:value-type="date" office:date-value="2022-08-22T13:40:49" table:formula="of:=[.J1117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9221" table:style-name="ce2">
            <text:p>1661175649221</text:p>
          </table:table-cell>
          <table:table-cell office:value-type="date" office:date-value="2022-08-22T13:40:49" table:formula="of:=[.J1118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9279" table:style-name="ce2">
            <text:p>1661175649279</text:p>
          </table:table-cell>
          <table:table-cell office:value-type="date" office:date-value="2022-08-22T13:40:49" table:formula="of:=[.J1119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49338" table:style-name="ce2">
            <text:p>1661175649338</text:p>
          </table:table-cell>
          <table:table-cell office:value-type="date" office:date-value="2022-08-22T13:40:49" table:formula="of:=[.J1120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49395" table:style-name="ce2">
            <text:p>1661175649395</text:p>
          </table:table-cell>
          <table:table-cell office:value-type="date" office:date-value="2022-08-22T13:40:49" table:formula="of:=[.J1121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49483" table:style-name="ce2">
            <text:p>1661175649483</text:p>
          </table:table-cell>
          <table:table-cell office:value-type="date" office:date-value="2022-08-22T13:40:49" table:formula="of:=[.J1122]/86400000+DATE(1970;1;1)" table:style-name="ce3">
            <text:p>2022-08-22 13:40:49:404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49540" table:style-name="ce2">
            <text:p>1661175649540</text:p>
          </table:table-cell>
          <table:table-cell office:value-type="date" office:date-value="2022-08-22T13:40:49" table:formula="of:=[.J1123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49599" table:style-name="ce2">
            <text:p>1661175649599</text:p>
          </table:table-cell>
          <table:table-cell office:value-type="date" office:date-value="2022-08-22T13:40:49" table:formula="of:=[.J1124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9657" table:style-name="ce2">
            <text:p>1661175649657</text:p>
          </table:table-cell>
          <table:table-cell office:value-type="date" office:date-value="2022-08-22T13:40:49" table:formula="of:=[.J1125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49744" table:style-name="ce2">
            <text:p>1661175649744</text:p>
          </table:table-cell>
          <table:table-cell office:value-type="date" office:date-value="2022-08-22T13:40:49" table:formula="of:=[.J1126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7568E-2" table:style-name="ce1">
            <text:p>0,01756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49802" table:style-name="ce2">
            <text:p>1661175649802</text:p>
          </table:table-cell>
          <table:table-cell office:value-type="date" office:date-value="2022-08-22T13:40:49" table:formula="of:=[.J1127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49861" table:style-name="ce2">
            <text:p>1661175649861</text:p>
          </table:table-cell>
          <table:table-cell office:value-type="date" office:date-value="2022-08-22T13:40:49" table:formula="of:=[.J1128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49919" table:style-name="ce2">
            <text:p>1661175649919</text:p>
          </table:table-cell>
          <table:table-cell office:value-type="date" office:date-value="2022-08-22T13:40:49" table:formula="of:=[.J1129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77" table:style-name="ce1">
            <text:p>0,77</text:p>
          </table:table-cell>
          <table:table-cell office:value-type="float" office:value="-4.2" table:style-name="ce1">
            <text:p>-4,2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0006" table:style-name="ce2">
            <text:p>1661175650006</text:p>
          </table:table-cell>
          <table:table-cell office:value-type="date" office:date-value="2022-08-22T13:40:50" table:formula="of:=[.J1130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1.3176E-2" table:style-name="ce1">
            <text:p>0,013176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0065" table:style-name="ce2">
            <text:p>1661175650065</text:p>
          </table:table-cell>
          <table:table-cell office:value-type="date" office:date-value="2022-08-22T13:40:50" table:formula="of:=[.J1131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42" table:style-name="ce1">
            <text:p>0,42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0122" table:style-name="ce2">
            <text:p>1661175650122</text:p>
          </table:table-cell>
          <table:table-cell office:value-type="date" office:date-value="2022-08-22T13:40:50" table:formula="of:=[.J1132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0180" table:style-name="ce2">
            <text:p>1661175650180</text:p>
          </table:table-cell>
          <table:table-cell office:value-type="date" office:date-value="2022-08-22T13:40:50" table:formula="of:=[.J1133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1.3176E-2" table:style-name="ce1">
            <text:p>0,013176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0267" table:style-name="ce2">
            <text:p>1661175650267</text:p>
          </table:table-cell>
          <table:table-cell office:value-type="date" office:date-value="2022-08-22T13:40:50" table:formula="of:=[.J1134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7" table:style-name="ce1">
            <text:p>0,7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0326" table:style-name="ce2">
            <text:p>1661175650326</text:p>
          </table:table-cell>
          <table:table-cell office:value-type="date" office:date-value="2022-08-22T13:40:50" table:formula="of:=[.J1135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50384" table:style-name="ce2">
            <text:p>1661175650384</text:p>
          </table:table-cell>
          <table:table-cell office:value-type="date" office:date-value="2022-08-22T13:40:50" table:formula="of:=[.J1136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50442" table:style-name="ce2">
            <text:p>1661175650442</text:p>
          </table:table-cell>
          <table:table-cell office:value-type="date" office:date-value="2022-08-22T13:40:50" table:formula="of:=[.J1137]/86400000+DATE(1970;1;1)" table:style-name="ce3">
            <text:p>2022-08-22 13:40:50:405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0530" table:style-name="ce2">
            <text:p>1661175650530</text:p>
          </table:table-cell>
          <table:table-cell office:value-type="date" office:date-value="2022-08-22T13:40:50" table:formula="of:=[.J1138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0588" table:style-name="ce2">
            <text:p>1661175650588</text:p>
          </table:table-cell>
          <table:table-cell office:value-type="date" office:date-value="2022-08-22T13:40:50" table:formula="of:=[.J1139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0646" table:style-name="ce2">
            <text:p>1661175650646</text:p>
          </table:table-cell>
          <table:table-cell office:value-type="date" office:date-value="2022-08-22T13:40:50" table:formula="of:=[.J1140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50704" table:style-name="ce2">
            <text:p>1661175650704</text:p>
          </table:table-cell>
          <table:table-cell office:value-type="date" office:date-value="2022-08-22T13:40:50" table:formula="of:=[.J1141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0792" table:style-name="ce2">
            <text:p>1661175650792</text:p>
          </table:table-cell>
          <table:table-cell office:value-type="date" office:date-value="2022-08-22T13:40:50" table:formula="of:=[.J1142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8771200000000003" table:style-name="ce1">
            <text:p>0,987712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0849" table:style-name="ce2">
            <text:p>1661175650849</text:p>
          </table:table-cell>
          <table:table-cell office:value-type="date" office:date-value="2022-08-22T13:40:50" table:formula="of:=[.J1143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13" table:style-name="ce1">
            <text:p>-4,13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0907" table:style-name="ce2">
            <text:p>1661175650907</text:p>
          </table:table-cell>
          <table:table-cell office:value-type="date" office:date-value="2022-08-22T13:40:50" table:formula="of:=[.J1144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8079999999999998E-3" table:style-name="ce1">
            <text:p>0,00780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0966" table:style-name="ce2">
            <text:p>1661175650966</text:p>
          </table:table-cell>
          <table:table-cell office:value-type="date" office:date-value="2022-08-22T13:40:50" table:formula="of:=[.J1145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1053" table:style-name="ce2">
            <text:p>1661175651053</text:p>
          </table:table-cell>
          <table:table-cell office:value-type="date" office:date-value="2022-08-22T13:40:51" table:formula="of:=[.J1146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1111" table:style-name="ce2">
            <text:p>1661175651111</text:p>
          </table:table-cell>
          <table:table-cell office:value-type="date" office:date-value="2022-08-22T13:40:51" table:formula="of:=[.J1147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1170" table:style-name="ce2">
            <text:p>1661175651170</text:p>
          </table:table-cell>
          <table:table-cell office:value-type="date" office:date-value="2022-08-22T13:40:51" table:formula="of:=[.J1148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464E-2" table:style-name="ce1">
            <text:p>0,01464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1228" table:style-name="ce2">
            <text:p>1661175651228</text:p>
          </table:table-cell>
          <table:table-cell office:value-type="date" office:date-value="2022-08-22T13:40:51" table:formula="of:=[.J1149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1315" table:style-name="ce2">
            <text:p>1661175651315</text:p>
          </table:table-cell>
          <table:table-cell office:value-type="date" office:date-value="2022-08-22T13:40:51" table:formula="of:=[.J1150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1373" table:style-name="ce2">
            <text:p>1661175651373</text:p>
          </table:table-cell>
          <table:table-cell office:value-type="date" office:date-value="2022-08-22T13:40:51" table:formula="of:=[.J1151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51431" table:style-name="ce2">
            <text:p>1661175651431</text:p>
          </table:table-cell>
          <table:table-cell office:value-type="date" office:date-value="2022-08-22T13:40:51" table:formula="of:=[.J1152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42" table:style-name="ce1">
            <text:p>0,42</text:p>
          </table:table-cell>
          <table:table-cell office:value-type="float" office:value="-4.2" table:style-name="ce1">
            <text:p>-4,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51489" table:style-name="ce2">
            <text:p>1661175651489</text:p>
          </table:table-cell>
          <table:table-cell office:value-type="date" office:date-value="2022-08-22T13:40:51" table:formula="of:=[.J1153]/86400000+DATE(1970;1;1)" table:style-name="ce3">
            <text:p>2022-08-22 13:40:51:405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1577" table:style-name="ce2">
            <text:p>1661175651577</text:p>
          </table:table-cell>
          <table:table-cell office:value-type="date" office:date-value="2022-08-22T13:40:51" table:formula="of:=[.J1154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1634" table:style-name="ce2">
            <text:p>1661175651634</text:p>
          </table:table-cell>
          <table:table-cell office:value-type="date" office:date-value="2022-08-22T13:40:51" table:formula="of:=[.J1155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1693" table:style-name="ce2">
            <text:p>1661175651693</text:p>
          </table:table-cell>
          <table:table-cell office:value-type="date" office:date-value="2022-08-22T13:40:51" table:formula="of:=[.J1156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1751" table:style-name="ce2">
            <text:p>1661175651751</text:p>
          </table:table-cell>
          <table:table-cell office:value-type="date" office:date-value="2022-08-22T13:40:51" table:formula="of:=[.J1157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015200000000003" table:style-name="ce1">
            <text:p>0,9901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1838" table:style-name="ce2">
            <text:p>1661175651838</text:p>
          </table:table-cell>
          <table:table-cell office:value-type="date" office:date-value="2022-08-22T13:40:51" table:formula="of:=[.J1158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1897" table:style-name="ce2">
            <text:p>1661175651897</text:p>
          </table:table-cell>
          <table:table-cell office:value-type="date" office:date-value="2022-08-22T13:40:51" table:formula="of:=[.J1159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1955" table:style-name="ce2">
            <text:p>1661175651955</text:p>
          </table:table-cell>
          <table:table-cell office:value-type="date" office:date-value="2022-08-22T13:40:51" table:formula="of:=[.J1160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7" table:style-name="ce1">
            <text:p>0,7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2013" table:style-name="ce2">
            <text:p>1661175652013</text:p>
          </table:table-cell>
          <table:table-cell office:value-type="date" office:date-value="2022-08-22T13:40:52" table:formula="of:=[.J1161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2100" table:style-name="ce2">
            <text:p>1661175652100</text:p>
          </table:table-cell>
          <table:table-cell office:value-type="date" office:date-value="2022-08-22T13:40:52" table:formula="of:=[.J1162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52159" table:style-name="ce2">
            <text:p>1661175652159</text:p>
          </table:table-cell>
          <table:table-cell office:value-type="date" office:date-value="2022-08-22T13:40:52" table:formula="of:=[.J1163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2216" table:style-name="ce2">
            <text:p>1661175652216</text:p>
          </table:table-cell>
          <table:table-cell office:value-type="date" office:date-value="2022-08-22T13:40:52" table:formula="of:=[.J1164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2274" table:style-name="ce2">
            <text:p>1661175652274</text:p>
          </table:table-cell>
          <table:table-cell office:value-type="date" office:date-value="2022-08-22T13:40:52" table:formula="of:=[.J1165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4.2944000000000003E-2" table:style-name="ce1">
            <text:p>0,042944</text:p>
          </table:table-cell>
          <table:table-cell office:value-type="float" office:value="1.0609120000000001" table:style-name="ce1">
            <text:p>1,060912</text:p>
          </table:table-cell>
          <table:table-cell office:value-type="float" office:value="3.71" table:style-name="ce1">
            <text:p>3,71</text:p>
          </table:table-cell>
          <table:table-cell office:value-type="float" office:value="-4.76" table:style-name="ce1">
            <text:p>-4,76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661175652361" table:style-name="ce2">
            <text:p>1661175652361</text:p>
          </table:table-cell>
          <table:table-cell office:value-type="date" office:date-value="2022-08-22T13:40:52" table:formula="of:=[.J1166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2720000000000007E-3" table:style-name="ce1">
            <text:p>0,009272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52420" table:style-name="ce2">
            <text:p>1661175652420</text:p>
          </table:table-cell>
          <table:table-cell office:value-type="date" office:date-value="2022-08-22T13:40:52" table:formula="of:=[.J1167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7840000000000001E-3" table:style-name="ce1">
            <text:p>0,008784</text:p>
          </table:table-cell>
          <table:table-cell office:value-type="float" office:value="-1.8544000000000001E-2" table:style-name="ce1">
            <text:p>-0,018544</text:p>
          </table:table-cell>
          <table:table-cell office:value-type="float" office:value="0.97014400000000001" table:style-name="ce1">
            <text:p>0,970144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52478" table:style-name="ce2">
            <text:p>1661175652478</text:p>
          </table:table-cell>
          <table:table-cell office:value-type="date" office:date-value="2022-08-22T13:40:52" table:formula="of:=[.J1168]/86400000+DATE(1970;1;1)" table:style-name="ce3">
            <text:p>2022-08-22 13:40:52:405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-2.928E-3" table:style-name="ce1">
            <text:p>-0,002928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2536" table:style-name="ce2">
            <text:p>1661175652536</text:p>
          </table:table-cell>
          <table:table-cell office:value-type="date" office:date-value="2022-08-22T13:40:52" table:formula="of:=[.J1169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-8.2959999999999996E-3" table:style-name="ce1">
            <text:p>-0,008296</text:p>
          </table:table-cell>
          <table:table-cell office:value-type="float" office:value="1.016016" table:style-name="ce1">
            <text:p>1,016016</text:p>
          </table:table-cell>
          <table:table-cell office:value-type="float" office:value="1.05" table:style-name="ce1">
            <text:p>1,0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2624" table:style-name="ce2">
            <text:p>1661175652624</text:p>
          </table:table-cell>
          <table:table-cell office:value-type="date" office:date-value="2022-08-22T13:40:52" table:formula="of:=[.J1170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63" table:style-name="ce1">
            <text:p>0,63</text:p>
          </table:table-cell>
          <table:table-cell office:value-type="float" office:value="-3.99" table:style-name="ce1">
            <text:p>-3,99</text:p>
          </table:table-cell>
          <table:table-cell office:value-type="float" office:value="-2.17" table:style-name="ce1">
            <text:p>-2,17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2682" table:style-name="ce2">
            <text:p>1661175652682</text:p>
          </table:table-cell>
          <table:table-cell office:value-type="date" office:date-value="2022-08-22T13:40:52" table:formula="of:=[.J1171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2.928E-3" table:style-name="ce1">
            <text:p>0,002928</text:p>
          </table:table-cell>
          <table:table-cell office:value-type="float" office:value="1.0169919999999999" table:style-name="ce1">
            <text:p>1,016992</text:p>
          </table:table-cell>
          <table:table-cell office:value-type="float" office:value="0.98" table:style-name="ce1">
            <text:p>0,98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2740" table:style-name="ce2">
            <text:p>1661175652740</text:p>
          </table:table-cell>
          <table:table-cell office:value-type="date" office:date-value="2022-08-22T13:40:52" table:formula="of:=[.J1172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4160000000000002E-3" table:style-name="ce1">
            <text:p>0,003416</text:p>
          </table:table-cell>
          <table:table-cell office:value-type="float" office:value="-0.119072" table:style-name="ce1">
            <text:p>-0,11907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" table:style-name="ce1">
            <text:p>0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2798" table:style-name="ce2">
            <text:p>1661175652798</text:p>
          </table:table-cell>
          <table:table-cell office:value-type="date" office:date-value="2022-08-22T13:40:52" table:formula="of:=[.J1173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2886" table:style-name="ce2">
            <text:p>1661175652886</text:p>
          </table:table-cell>
          <table:table-cell office:value-type="date" office:date-value="2022-08-22T13:40:52" table:formula="of:=[.J1174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52943" table:style-name="ce2">
            <text:p>1661175652943</text:p>
          </table:table-cell>
          <table:table-cell office:value-type="date" office:date-value="2022-08-22T13:40:52" table:formula="of:=[.J1175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3001" table:style-name="ce2">
            <text:p>1661175653001</text:p>
          </table:table-cell>
          <table:table-cell office:value-type="date" office:date-value="2022-08-22T13:40:53" table:formula="of:=[.J1176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3060" table:style-name="ce2">
            <text:p>1661175653060</text:p>
          </table:table-cell>
          <table:table-cell office:value-type="date" office:date-value="2022-08-22T13:40:53" table:formula="of:=[.J1177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3147" table:style-name="ce2">
            <text:p>1661175653147</text:p>
          </table:table-cell>
          <table:table-cell office:value-type="date" office:date-value="2022-08-22T13:40:53" table:formula="of:=[.J1178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3205" table:style-name="ce2">
            <text:p>1661175653205</text:p>
          </table:table-cell>
          <table:table-cell office:value-type="date" office:date-value="2022-08-22T13:40:53" table:formula="of:=[.J1179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3264" table:style-name="ce2">
            <text:p>1661175653264</text:p>
          </table:table-cell>
          <table:table-cell office:value-type="date" office:date-value="2022-08-22T13:40:53" table:formula="of:=[.J1180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3322" table:style-name="ce2">
            <text:p>1661175653322</text:p>
          </table:table-cell>
          <table:table-cell office:value-type="date" office:date-value="2022-08-22T13:40:53" table:formula="of:=[.J1181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42" table:style-name="ce1">
            <text:p>0,42</text:p>
          </table:table-cell>
          <table:table-cell office:value-type="float" office:value="-4.34" table:style-name="ce1">
            <text:p>-4,34</text:p>
          </table:table-cell>
          <table:table-cell office:value-type="float" office:value="-2.38" table:style-name="ce1">
            <text:p>-2,38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3409" table:style-name="ce2">
            <text:p>1661175653409</text:p>
          </table:table-cell>
          <table:table-cell office:value-type="date" office:date-value="2022-08-22T13:40:53" table:formula="of:=[.J1182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3466" table:style-name="ce2">
            <text:p>1661175653466</text:p>
          </table:table-cell>
          <table:table-cell office:value-type="date" office:date-value="2022-08-22T13:40:53" table:formula="of:=[.J1183]/86400000+DATE(1970;1;1)" table:style-name="ce3">
            <text:p>2022-08-22 13:40:53:405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3525" table:style-name="ce2">
            <text:p>1661175653525</text:p>
          </table:table-cell>
          <table:table-cell office:value-type="date" office:date-value="2022-08-22T13:40:53" table:formula="of:=[.J1184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8079999999999998E-3" table:style-name="ce1">
            <text:p>0,00780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3583" table:style-name="ce2">
            <text:p>1661175653583</text:p>
          </table:table-cell>
          <table:table-cell office:value-type="date" office:date-value="2022-08-22T13:40:53" table:formula="of:=[.J1185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3670" table:style-name="ce2">
            <text:p>1661175653670</text:p>
          </table:table-cell>
          <table:table-cell office:value-type="date" office:date-value="2022-08-22T13:40:53" table:formula="of:=[.J1186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3728" table:style-name="ce2">
            <text:p>1661175653728</text:p>
          </table:table-cell>
          <table:table-cell office:value-type="date" office:date-value="2022-08-22T13:40:53" table:formula="of:=[.J1187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84" table:style-name="ce1">
            <text:p>0,8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3787" table:style-name="ce2">
            <text:p>1661175653787</text:p>
          </table:table-cell>
          <table:table-cell office:value-type="date" office:date-value="2022-08-22T13:40:53" table:formula="of:=[.J1188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53844" table:style-name="ce2">
            <text:p>1661175653844</text:p>
          </table:table-cell>
          <table:table-cell office:value-type="date" office:date-value="2022-08-22T13:40:53" table:formula="of:=[.J1189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53932" table:style-name="ce2">
            <text:p>1661175653932</text:p>
          </table:table-cell>
          <table:table-cell office:value-type="date" office:date-value="2022-08-22T13:40:53" table:formula="of:=[.J1190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3991" table:style-name="ce2">
            <text:p>1661175653991</text:p>
          </table:table-cell>
          <table:table-cell office:value-type="date" office:date-value="2022-08-22T13:40:53" table:formula="of:=[.J1191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54048" table:style-name="ce2">
            <text:p>1661175654048</text:p>
          </table:table-cell>
          <table:table-cell office:value-type="date" office:date-value="2022-08-22T13:40:54" table:formula="of:=[.J1192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4106" table:style-name="ce2">
            <text:p>1661175654106</text:p>
          </table:table-cell>
          <table:table-cell office:value-type="date" office:date-value="2022-08-22T13:40:54" table:formula="of:=[.J1193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54194" table:style-name="ce2">
            <text:p>1661175654194</text:p>
          </table:table-cell>
          <table:table-cell office:value-type="date" office:date-value="2022-08-22T13:40:54" table:formula="of:=[.J1194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654252" table:style-name="ce2">
            <text:p>1661175654252</text:p>
          </table:table-cell>
          <table:table-cell office:value-type="date" office:date-value="2022-08-22T13:40:54" table:formula="of:=[.J1195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4310" table:style-name="ce2">
            <text:p>1661175654310</text:p>
          </table:table-cell>
          <table:table-cell office:value-type="date" office:date-value="2022-08-22T13:40:54" table:formula="of:=[.J1196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63" table:style-name="ce1">
            <text:p>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8" table:style-name="ce1">
            <text:p>-2,38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4368" table:style-name="ce2">
            <text:p>1661175654368</text:p>
          </table:table-cell>
          <table:table-cell office:value-type="date" office:date-value="2022-08-22T13:40:54" table:formula="of:=[.J1197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4456" table:style-name="ce2">
            <text:p>1661175654456</text:p>
          </table:table-cell>
          <table:table-cell office:value-type="date" office:date-value="2022-08-22T13:40:54" table:formula="of:=[.J1198]/86400000+DATE(1970;1;1)" table:style-name="ce3">
            <text:p>2022-08-22 13:40:54:405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54514" table:style-name="ce2">
            <text:p>1661175654514</text:p>
          </table:table-cell>
          <table:table-cell office:value-type="date" office:date-value="2022-08-22T13:40:54" table:formula="of:=[.J1199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49" table:style-name="ce1">
            <text:p>0,49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54572" table:style-name="ce2">
            <text:p>1661175654572</text:p>
          </table:table-cell>
          <table:table-cell office:value-type="date" office:date-value="2022-08-22T13:40:54" table:formula="of:=[.J1200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4630" table:style-name="ce2">
            <text:p>1661175654630</text:p>
          </table:table-cell>
          <table:table-cell office:value-type="date" office:date-value="2022-08-22T13:40:54" table:formula="of:=[.J1201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4717" table:style-name="ce2">
            <text:p>1661175654717</text:p>
          </table:table-cell>
          <table:table-cell office:value-type="date" office:date-value="2022-08-22T13:40:54" table:formula="of:=[.J1202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4775" table:style-name="ce2">
            <text:p>1661175654775</text:p>
          </table:table-cell>
          <table:table-cell office:value-type="date" office:date-value="2022-08-22T13:40:54" table:formula="of:=[.J1203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5.3680000000000004E-3" table:style-name="ce1">
            <text:p>0,005368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4833" table:style-name="ce2">
            <text:p>1661175654833</text:p>
          </table:table-cell>
          <table:table-cell office:value-type="date" office:date-value="2022-08-22T13:40:54" table:formula="of:=[.J1204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4892" table:style-name="ce2">
            <text:p>1661175654892</text:p>
          </table:table-cell>
          <table:table-cell office:value-type="date" office:date-value="2022-08-22T13:40:54" table:formula="of:=[.J1205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4979" table:style-name="ce2">
            <text:p>1661175654979</text:p>
          </table:table-cell>
          <table:table-cell office:value-type="date" office:date-value="2022-08-22T13:40:54" table:formula="of:=[.J1206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5037" table:style-name="ce2">
            <text:p>1661175655037</text:p>
          </table:table-cell>
          <table:table-cell office:value-type="date" office:date-value="2022-08-22T13:40:55" table:formula="of:=[.J1207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1.464E-2" table:style-name="ce1">
            <text:p>0,0146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55096" table:style-name="ce2">
            <text:p>1661175655096</text:p>
          </table:table-cell>
          <table:table-cell office:value-type="date" office:date-value="2022-08-22T13:40:55" table:formula="of:=[.J1208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5153" table:style-name="ce2">
            <text:p>1661175655153</text:p>
          </table:table-cell>
          <table:table-cell office:value-type="date" office:date-value="2022-08-22T13:40:55" table:formula="of:=[.J1209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5241" table:style-name="ce2">
            <text:p>1661175655241</text:p>
          </table:table-cell>
          <table:table-cell office:value-type="date" office:date-value="2022-08-22T13:40:55" table:formula="of:=[.J1210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7" table:style-name="ce1">
            <text:p>0,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5299" table:style-name="ce2">
            <text:p>1661175655299</text:p>
          </table:table-cell>
          <table:table-cell office:value-type="date" office:date-value="2022-08-22T13:40:55" table:formula="of:=[.J1211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7840000000000001E-3" table:style-name="ce1">
            <text:p>0,00878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5357" table:style-name="ce2">
            <text:p>1661175655357</text:p>
          </table:table-cell>
          <table:table-cell office:value-type="date" office:date-value="2022-08-22T13:40:55" table:formula="of:=[.J1212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5415" table:style-name="ce2">
            <text:p>1661175655415</text:p>
          </table:table-cell>
          <table:table-cell office:value-type="date" office:date-value="2022-08-22T13:40:55" table:formula="of:=[.J1213]/86400000+DATE(1970;1;1)" table:style-name="ce3">
            <text:p>2022-08-22 13:40:55:405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84" table:style-name="ce1">
            <text:p>0,84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5502" table:style-name="ce2">
            <text:p>1661175655502</text:p>
          </table:table-cell>
          <table:table-cell office:value-type="date" office:date-value="2022-08-22T13:40:55" table:formula="of:=[.J1214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5560" table:style-name="ce2">
            <text:p>1661175655560</text:p>
          </table:table-cell>
          <table:table-cell office:value-type="date" office:date-value="2022-08-22T13:40:55" table:formula="of:=[.J1215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5619" table:style-name="ce2">
            <text:p>1661175655619</text:p>
          </table:table-cell>
          <table:table-cell office:value-type="date" office:date-value="2022-08-22T13:40:55" table:formula="of:=[.J1216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5676" table:style-name="ce2">
            <text:p>1661175655676</text:p>
          </table:table-cell>
          <table:table-cell office:value-type="date" office:date-value="2022-08-22T13:40:55" table:formula="of:=[.J1217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5763" table:style-name="ce2">
            <text:p>1661175655763</text:p>
          </table:table-cell>
          <table:table-cell office:value-type="date" office:date-value="2022-08-22T13:40:55" table:formula="of:=[.J1218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5822" table:style-name="ce2">
            <text:p>1661175655822</text:p>
          </table:table-cell>
          <table:table-cell office:value-type="date" office:date-value="2022-08-22T13:40:55" table:formula="of:=[.J1219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5880" table:style-name="ce2">
            <text:p>1661175655880</text:p>
          </table:table-cell>
          <table:table-cell office:value-type="date" office:date-value="2022-08-22T13:40:55" table:formula="of:=[.J1220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5938" table:style-name="ce2">
            <text:p>1661175655938</text:p>
          </table:table-cell>
          <table:table-cell office:value-type="date" office:date-value="2022-08-22T13:40:55" table:formula="of:=[.J1221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5616E-2" table:style-name="ce1">
            <text:p>0,015616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6025" table:style-name="ce2">
            <text:p>1661175656025</text:p>
          </table:table-cell>
          <table:table-cell office:value-type="date" office:date-value="2022-08-22T13:40:56" table:formula="of:=[.J1222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6084" table:style-name="ce2">
            <text:p>1661175656084</text:p>
          </table:table-cell>
          <table:table-cell office:value-type="date" office:date-value="2022-08-22T13:40:56" table:formula="of:=[.J1223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56142" table:style-name="ce2">
            <text:p>1661175656142</text:p>
          </table:table-cell>
          <table:table-cell office:value-type="date" office:date-value="2022-08-22T13:40:56" table:formula="of:=[.J1224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6199" table:style-name="ce2">
            <text:p>1661175656199</text:p>
          </table:table-cell>
          <table:table-cell office:value-type="date" office:date-value="2022-08-22T13:40:56" table:formula="of:=[.J1225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6287" table:style-name="ce2">
            <text:p>1661175656287</text:p>
          </table:table-cell>
          <table:table-cell office:value-type="date" office:date-value="2022-08-22T13:40:56" table:formula="of:=[.J1226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6345" table:style-name="ce2">
            <text:p>1661175656345</text:p>
          </table:table-cell>
          <table:table-cell office:value-type="date" office:date-value="2022-08-22T13:40:56" table:formula="of:=[.J1227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56403" table:style-name="ce2">
            <text:p>1661175656403</text:p>
          </table:table-cell>
          <table:table-cell office:value-type="date" office:date-value="2022-08-22T13:40:56" table:formula="of:=[.J1228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6462" table:style-name="ce2">
            <text:p>1661175656462</text:p>
          </table:table-cell>
          <table:table-cell office:value-type="date" office:date-value="2022-08-22T13:40:56" table:formula="of:=[.J1229]/86400000+DATE(1970;1;1)" table:style-name="ce3">
            <text:p>2022-08-22 13:40:56:405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56549" table:style-name="ce2">
            <text:p>1661175656549</text:p>
          </table:table-cell>
          <table:table-cell office:value-type="date" office:date-value="2022-08-22T13:40:56" table:formula="of:=[.J1230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6607" table:style-name="ce2">
            <text:p>1661175656607</text:p>
          </table:table-cell>
          <table:table-cell office:value-type="date" office:date-value="2022-08-22T13:40:56" table:formula="of:=[.J1231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6665" table:style-name="ce2">
            <text:p>1661175656665</text:p>
          </table:table-cell>
          <table:table-cell office:value-type="date" office:date-value="2022-08-22T13:40:56" table:formula="of:=[.J1232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6723" table:style-name="ce2">
            <text:p>1661175656723</text:p>
          </table:table-cell>
          <table:table-cell office:value-type="date" office:date-value="2022-08-22T13:40:56" table:formula="of:=[.J1233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7" table:style-name="ce1">
            <text:p>0,7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6810" table:style-name="ce2">
            <text:p>1661175656810</text:p>
          </table:table-cell>
          <table:table-cell office:value-type="date" office:date-value="2022-08-22T13:40:56" table:formula="of:=[.J1234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56868" table:style-name="ce2">
            <text:p>1661175656868</text:p>
          </table:table-cell>
          <table:table-cell office:value-type="date" office:date-value="2022-08-22T13:40:56" table:formula="of:=[.J1235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42" table:style-name="ce1">
            <text:p>0,42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56926" table:style-name="ce2">
            <text:p>1661175656926</text:p>
          </table:table-cell>
          <table:table-cell office:value-type="date" office:date-value="2022-08-22T13:40:56" table:formula="of:=[.J1236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77" table:style-name="ce1">
            <text:p>0,7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6985" table:style-name="ce2">
            <text:p>1661175656985</text:p>
          </table:table-cell>
          <table:table-cell office:value-type="date" office:date-value="2022-08-22T13:40:56" table:formula="of:=[.J1237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004" table:style-name="ce1">
            <text:p>1,0004</text:p>
          </table:table-cell>
          <table:table-cell office:value-type="float" office:value="0.49" table:style-name="ce1">
            <text:p>0,4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7072" table:style-name="ce2">
            <text:p>1661175657072</text:p>
          </table:table-cell>
          <table:table-cell office:value-type="date" office:date-value="2022-08-22T13:40:57" table:formula="of:=[.J1238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7129" table:style-name="ce2">
            <text:p>1661175657129</text:p>
          </table:table-cell>
          <table:table-cell office:value-type="date" office:date-value="2022-08-22T13:40:57" table:formula="of:=[.J1239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7188" table:style-name="ce2">
            <text:p>1661175657188</text:p>
          </table:table-cell>
          <table:table-cell office:value-type="date" office:date-value="2022-08-22T13:40:57" table:formula="of:=[.J1240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7246" table:style-name="ce2">
            <text:p>1661175657246</text:p>
          </table:table-cell>
          <table:table-cell office:value-type="date" office:date-value="2022-08-22T13:40:57" table:formula="of:=[.J1241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7333" table:style-name="ce2">
            <text:p>1661175657333</text:p>
          </table:table-cell>
          <table:table-cell office:value-type="date" office:date-value="2022-08-22T13:40:57" table:formula="of:=[.J1242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7391" table:style-name="ce2">
            <text:p>1661175657391</text:p>
          </table:table-cell>
          <table:table-cell office:value-type="date" office:date-value="2022-08-22T13:40:57" table:formula="of:=[.J1243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57450" table:style-name="ce2">
            <text:p>1661175657450</text:p>
          </table:table-cell>
          <table:table-cell office:value-type="date" office:date-value="2022-08-22T13:40:57" table:formula="of:=[.J1244]/86400000+DATE(1970;1;1)" table:style-name="ce3">
            <text:p>2022-08-22 13:40:57:405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7508" table:style-name="ce2">
            <text:p>1661175657508</text:p>
          </table:table-cell>
          <table:table-cell office:value-type="date" office:date-value="2022-08-22T13:40:57" table:formula="of:=[.J1245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7595" table:style-name="ce2">
            <text:p>1661175657595</text:p>
          </table:table-cell>
          <table:table-cell office:value-type="date" office:date-value="2022-08-22T13:40:57" table:formula="of:=[.J1246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57653" table:style-name="ce2">
            <text:p>1661175657653</text:p>
          </table:table-cell>
          <table:table-cell office:value-type="date" office:date-value="2022-08-22T13:40:57" table:formula="of:=[.J1247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4152E-2" table:style-name="ce1">
            <text:p>0,014152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7711" table:style-name="ce2">
            <text:p>1661175657711</text:p>
          </table:table-cell>
          <table:table-cell office:value-type="date" office:date-value="2022-08-22T13:40:57" table:formula="of:=[.J1248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49" table:style-name="ce1">
            <text:p>0,49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7769" table:style-name="ce2">
            <text:p>1661175657769</text:p>
          </table:table-cell>
          <table:table-cell office:value-type="date" office:date-value="2022-08-22T13:40:57" table:formula="of:=[.J1249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98" table:style-name="ce1">
            <text:p>0,98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7856" table:style-name="ce2">
            <text:p>1661175657856</text:p>
          </table:table-cell>
          <table:table-cell office:value-type="date" office:date-value="2022-08-22T13:40:57" table:formula="of:=[.J1250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2720000000000007E-3" table:style-name="ce1">
            <text:p>0,009272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1.0243119999999999" table:style-name="ce1">
            <text:p>1,024312</text:p>
          </table:table-cell>
          <table:table-cell office:value-type="float" office:value="1.75" table:style-name="ce1">
            <text:p>1,75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657915" table:style-name="ce2">
            <text:p>1661175657915</text:p>
          </table:table-cell>
          <table:table-cell office:value-type="date" office:date-value="2022-08-22T13:40:57" table:formula="of:=[.J1251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-1.2200000000000001E-2" table:style-name="ce1">
            <text:p>-0,0122</text:p>
          </table:table-cell>
          <table:table-cell office:value-type="float" office:value="0.96867999999999999" table:style-name="ce1">
            <text:p>0,9686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8" table:style-name="ce1">
            <text:p>-2,38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7973" table:style-name="ce2">
            <text:p>1661175657973</text:p>
          </table:table-cell>
          <table:table-cell office:value-type="date" office:date-value="2022-08-22T13:40:57" table:formula="of:=[.J1252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2.196E-2" table:style-name="ce1">
            <text:p>0,02196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1.61" table:style-name="ce1">
            <text:p>1,61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8031" table:style-name="ce2">
            <text:p>1661175658031</text:p>
          </table:table-cell>
          <table:table-cell office:value-type="date" office:date-value="2022-08-22T13:40:58" table:formula="of:=[.J1253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-8.7840000000000001E-3" table:style-name="ce1">
            <text:p>-0,008784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1.82" table:style-name="ce1">
            <text:p>1,82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58118" table:style-name="ce2">
            <text:p>1661175658118</text:p>
          </table:table-cell>
          <table:table-cell office:value-type="date" office:date-value="2022-08-22T13:40:58" table:formula="of:=[.J1254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-2.6839999999999999E-2" table:style-name="ce1">
            <text:p>-0,02684</text:p>
          </table:table-cell>
          <table:table-cell office:value-type="float" office:value="0.98868800000000001" table:style-name="ce1">
            <text:p>0,988688</text:p>
          </table:table-cell>
          <table:table-cell office:value-type="float" office:value="-0.42" table:style-name="ce1">
            <text:p>-0,42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13913" table:style-name="ce1">
            <text:p>-0,13913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8176" table:style-name="ce2">
            <text:p>1661175658176</text:p>
          </table:table-cell>
          <table:table-cell office:value-type="date" office:date-value="2022-08-22T13:40:58" table:formula="of:=[.J1255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0.91" table:style-name="ce1">
            <text:p>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8234" table:style-name="ce2">
            <text:p>1661175658234</text:p>
          </table:table-cell>
          <table:table-cell office:value-type="date" office:date-value="2022-08-22T13:40:58" table:formula="of:=[.J1256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3200000000000001E-3" table:style-name="ce1">
            <text:p>0,00732</text:p>
          </table:table-cell>
          <table:table-cell office:value-type="float" office:value="1.464E-2" table:style-name="ce1">
            <text:p>0,01464</text:p>
          </table:table-cell>
          <table:table-cell office:value-type="float" office:value="0.96965599999999996" table:style-name="ce1">
            <text:p>0,96965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58292" table:style-name="ce2">
            <text:p>1661175658292</text:p>
          </table:table-cell>
          <table:table-cell office:value-type="date" office:date-value="2022-08-22T13:40:58" table:formula="of:=[.J1257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4.8312000000000001E-2" table:style-name="ce1">
            <text:p>0,048312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-0.84" table:style-name="ce1">
            <text:p>-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8379" table:style-name="ce2">
            <text:p>1661175658379</text:p>
          </table:table-cell>
          <table:table-cell office:value-type="date" office:date-value="2022-08-22T13:40:58" table:formula="of:=[.J1258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2.2936000000000002E-2" table:style-name="ce1">
            <text:p>0,022936</text:p>
          </table:table-cell>
          <table:table-cell office:value-type="float" office:value="1.0247999999999999" table:style-name="ce1">
            <text:p>1,0248</text:p>
          </table:table-cell>
          <table:table-cell office:value-type="float" office:value="1.61" table:style-name="ce1">
            <text:p>1,61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8438" table:style-name="ce2">
            <text:p>1661175658438</text:p>
          </table:table-cell>
          <table:table-cell office:value-type="date" office:date-value="2022-08-22T13:40:58" table:formula="of:=[.J1259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3200000000000001E-3" table:style-name="ce1">
            <text:p>0,00732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8039200000000004" table:style-name="ce1">
            <text:p>0,980392</text:p>
          </table:table-cell>
          <table:table-cell office:value-type="float" office:value="0" table:style-name="ce1">
            <text:p>0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8496" table:style-name="ce2">
            <text:p>1661175658496</text:p>
          </table:table-cell>
          <table:table-cell office:value-type="date" office:date-value="2022-08-22T13:40:58" table:formula="of:=[.J1260]/86400000+DATE(1970;1;1)" table:style-name="ce3">
            <text:p>2022-08-22 13:40:58:4058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2.4400000000000002E-2" table:style-name="ce1">
            <text:p>0,0244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1175658554" table:style-name="ce2">
            <text:p>1661175658554</text:p>
          </table:table-cell>
          <table:table-cell office:value-type="date" office:date-value="2022-08-22T13:40:58" table:formula="of:=[.J1261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1.0199199999999999" table:style-name="ce1">
            <text:p>1,01992</text:p>
          </table:table-cell>
          <table:table-cell office:value-type="float" office:value="1.19" table:style-name="ce1">
            <text:p>1,19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58641" table:style-name="ce2">
            <text:p>1661175658641</text:p>
          </table:table-cell>
          <table:table-cell office:value-type="date" office:date-value="2022-08-22T13:40:58" table:formula="of:=[.J1262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-7.8079999999999998E-3" table:style-name="ce1">
            <text:p>-0,007808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8699" table:style-name="ce2">
            <text:p>1661175658699</text:p>
          </table:table-cell>
          <table:table-cell office:value-type="date" office:date-value="2022-08-22T13:40:58" table:formula="of:=[.J1263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7840000000000001E-3" table:style-name="ce1">
            <text:p>0,008784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8208" table:style-name="ce1">
            <text:p>1,008208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1.96" table:style-name="ce1">
            <text:p>-1,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8757" table:style-name="ce2">
            <text:p>1661175658757</text:p>
          </table:table-cell>
          <table:table-cell office:value-type="date" office:date-value="2022-08-22T13:40:58" table:formula="of:=[.J1264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-2.0008000000000001E-2" table:style-name="ce1">
            <text:p>-0,020008</text:p>
          </table:table-cell>
          <table:table-cell office:value-type="float" office:value="0.96428800000000003" table:style-name="ce1">
            <text:p>0,964288</text:p>
          </table:table-cell>
          <table:table-cell office:value-type="float" office:value="-0.21" table:style-name="ce1">
            <text:p>-0,21</text:p>
          </table:table-cell>
          <table:table-cell office:value-type="float" office:value="-4.2" table:style-name="ce1">
            <text:p>-4,2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661175658816" table:style-name="ce2">
            <text:p>1661175658816</text:p>
          </table:table-cell>
          <table:table-cell office:value-type="date" office:date-value="2022-08-22T13:40:58" table:formula="of:=[.J1265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1.8544000000000001E-2" table:style-name="ce1">
            <text:p>0,018544</text:p>
          </table:table-cell>
          <table:table-cell office:value-type="float" office:value="0.99063999999999997" table:style-name="ce1">
            <text:p>0,99064</text:p>
          </table:table-cell>
          <table:table-cell office:value-type="float" office:value="-0.77" table:style-name="ce1">
            <text:p>-0,77</text:p>
          </table:table-cell>
          <table:table-cell office:value-type="float" office:value="-4.76" table:style-name="ce1">
            <text:p>-4,76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58903" table:style-name="ce2">
            <text:p>1661175658903</text:p>
          </table:table-cell>
          <table:table-cell office:value-type="date" office:date-value="2022-08-22T13:40:58" table:formula="of:=[.J1266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2.9767999999999999E-2" table:style-name="ce1">
            <text:p>0,029768</text:p>
          </table:table-cell>
          <table:table-cell office:value-type="float" office:value="1.00528" table:style-name="ce1">
            <text:p>1,00528</text:p>
          </table:table-cell>
          <table:table-cell office:value-type="float" office:value="0.98" table:style-name="ce1">
            <text:p>0,9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8961" table:style-name="ce2">
            <text:p>1661175658961</text:p>
          </table:table-cell>
          <table:table-cell office:value-type="date" office:date-value="2022-08-22T13:40:58" table:formula="of:=[.J1267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-2.0983999999999999E-2" table:style-name="ce1">
            <text:p>-0,020984</text:p>
          </table:table-cell>
          <table:table-cell office:value-type="float" office:value="0.98673599999999995" table:style-name="ce1">
            <text:p>0,98673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9019" table:style-name="ce2">
            <text:p>1661175659019</text:p>
          </table:table-cell>
          <table:table-cell office:value-type="date" office:date-value="2022-08-22T13:40:59" table:formula="of:=[.J1268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0.122" table:style-name="ce1">
            <text:p>0,122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35" table:style-name="ce1">
            <text:p>0,35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1661175659077" table:style-name="ce2">
            <text:p>1661175659077</text:p>
          </table:table-cell>
          <table:table-cell office:value-type="date" office:date-value="2022-08-22T13:40:59" table:formula="of:=[.J1269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7551200000000005" table:style-name="ce1">
            <text:p>0,97551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59164" table:style-name="ce2">
            <text:p>1661175659164</text:p>
          </table:table-cell>
          <table:table-cell office:value-type="date" office:date-value="2022-08-22T13:40:59" table:formula="of:=[.J1270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3664000000000001E-2" table:style-name="ce1">
            <text:p>0,013664</text:p>
          </table:table-cell>
          <table:table-cell office:value-type="float" office:value="1.0125999999999999" table:style-name="ce1">
            <text:p>1,0126</text:p>
          </table:table-cell>
          <table:table-cell office:value-type="float" office:value="1.61" table:style-name="ce1">
            <text:p>1,61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83478300000000005" table:style-name="ce1">
            <text:p>-0,834783</text:p>
          </table:table-cell>
          <table:table-cell office:value-type="float" office:value="1661175659222" table:style-name="ce2">
            <text:p>1661175659222</text:p>
          </table:table-cell>
          <table:table-cell office:value-type="date" office:date-value="2022-08-22T13:40:59" table:formula="of:=[.J1271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2.8792000000000002E-2" table:style-name="ce1">
            <text:p>0,028792</text:p>
          </table:table-cell>
          <table:table-cell office:value-type="float" office:value="0.98429599999999995" table:style-name="ce1">
            <text:p>0,98429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59281" table:style-name="ce2">
            <text:p>1661175659281</text:p>
          </table:table-cell>
          <table:table-cell office:value-type="date" office:date-value="2022-08-22T13:40:59" table:formula="of:=[.J1272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84" table:style-name="ce1">
            <text:p>0,84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9339" table:style-name="ce2">
            <text:p>1661175659339</text:p>
          </table:table-cell>
          <table:table-cell office:value-type="date" office:date-value="2022-08-22T13:40:59" table:formula="of:=[.J1273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2.5375999999999999E-2" table:style-name="ce1">
            <text:p>0,025376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1.33" table:style-name="ce1">
            <text:p>1,3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59426" table:style-name="ce2">
            <text:p>1661175659426</text:p>
          </table:table-cell>
          <table:table-cell office:value-type="date" office:date-value="2022-08-22T13:40:59" table:formula="of:=[.J1274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1.05" table:style-name="ce1">
            <text:p>1,0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59484" table:style-name="ce2">
            <text:p>1661175659484</text:p>
          </table:table-cell>
          <table:table-cell office:value-type="date" office:date-value="2022-08-22T13:40:59" table:formula="of:=[.J1275]/86400000+DATE(1970;1;1)" table:style-name="ce3">
            <text:p>2022-08-22 13:40:59:4059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1.7080000000000001E-2" table:style-name="ce1">
            <text:p>0,01708</text:p>
          </table:table-cell>
          <table:table-cell office:value-type="float" office:value="0.98819999999999997" table:style-name="ce1">
            <text:p>0,9882</text:p>
          </table:table-cell>
          <table:table-cell office:value-type="float" office:value="0.98" table:style-name="ce1">
            <text:p>0,98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59542" table:style-name="ce2">
            <text:p>1661175659542</text:p>
          </table:table-cell>
          <table:table-cell office:value-type="date" office:date-value="2022-08-22T13:40:59" table:formula="of:=[.J1276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345599999999999" table:style-name="ce1">
            <text:p>1,03456</text:p>
          </table:table-cell>
          <table:table-cell office:value-type="float" office:value="1.61" table:style-name="ce1">
            <text:p>1,61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59600" table:style-name="ce2">
            <text:p>1661175659600</text:p>
          </table:table-cell>
          <table:table-cell office:value-type="date" office:date-value="2022-08-22T13:40:59" table:formula="of:=[.J1277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0.104432" table:style-name="ce1">
            <text:p>0,104432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1.61" table:style-name="ce1">
            <text:p>1,61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59688" table:style-name="ce2">
            <text:p>1661175659688</text:p>
          </table:table-cell>
          <table:table-cell office:value-type="date" office:date-value="2022-08-22T13:40:59" table:formula="of:=[.J1278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888E-2" table:style-name="ce1">
            <text:p>0,024888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34" table:style-name="ce1">
            <text:p>-4,3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59746" table:style-name="ce2">
            <text:p>1661175659746</text:p>
          </table:table-cell>
          <table:table-cell office:value-type="date" office:date-value="2022-08-22T13:40:59" table:formula="of:=[.J1279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1.952E-3" table:style-name="ce1">
            <text:p>0,001952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1.75" table:style-name="ce1">
            <text:p>1,75</text:p>
          </table:table-cell>
          <table:table-cell office:value-type="float" office:value="-4.34" table:style-name="ce1">
            <text:p>-4,34</text:p>
          </table:table-cell>
          <table:table-cell office:value-type="float" office:value="-1.96" table:style-name="ce1">
            <text:p>-1,96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59804" table:style-name="ce2">
            <text:p>1661175659804</text:p>
          </table:table-cell>
          <table:table-cell office:value-type="date" office:date-value="2022-08-22T13:40:59" table:formula="of:=[.J1280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2959999999999996E-3" table:style-name="ce1">
            <text:p>0,008296</text:p>
          </table:table-cell>
          <table:table-cell office:value-type="float" office:value="-5.8560000000000001E-3" table:style-name="ce1">
            <text:p>-0,005856</text:p>
          </table:table-cell>
          <table:table-cell office:value-type="float" office:value="0.97648800000000002" table:style-name="ce1">
            <text:p>0,976488</text:p>
          </table:table-cell>
          <table:table-cell office:value-type="float" office:value="-0.91" table:style-name="ce1">
            <text:p>-0,91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59862" table:style-name="ce2">
            <text:p>1661175659862</text:p>
          </table:table-cell>
          <table:table-cell office:value-type="date" office:date-value="2022-08-22T13:40:59" table:formula="of:=[.J1281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7840000000000001E-3" table:style-name="ce1">
            <text:p>0,008784</text:p>
          </table:table-cell>
          <table:table-cell office:value-type="float" office:value="-9.7599999999999998E-4" table:style-name="ce1">
            <text:p>-0,000976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59949" table:style-name="ce2">
            <text:p>1661175659949</text:p>
          </table:table-cell>
          <table:table-cell office:value-type="date" office:date-value="2022-08-22T13:40:59" table:formula="of:=[.J1282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4.2456000000000001E-2" table:style-name="ce1">
            <text:p>0,042456</text:p>
          </table:table-cell>
          <table:table-cell office:value-type="float" office:value="1.00284" table:style-name="ce1">
            <text:p>1,00284</text:p>
          </table:table-cell>
          <table:table-cell office:value-type="float" office:value="1.05" table:style-name="ce1">
            <text:p>1,05</text:p>
          </table:table-cell>
          <table:table-cell office:value-type="float" office:value="-4.13" table:style-name="ce1">
            <text:p>-4,13</text:p>
          </table:table-cell>
          <table:table-cell office:value-type="float" office:value="-1.96" table:style-name="ce1">
            <text:p>-1,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0008" table:style-name="ce2">
            <text:p>1661175660008</text:p>
          </table:table-cell>
          <table:table-cell office:value-type="date" office:date-value="2022-08-22T13:41:00" table:formula="of:=[.J1283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5864000000000002E-2" table:style-name="ce1">
            <text:p>0,025864</text:p>
          </table:table-cell>
          <table:table-cell office:value-type="float" office:value="-1.3176E-2" table:style-name="ce1">
            <text:p>-0,013176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60066" table:style-name="ce2">
            <text:p>1661175660066</text:p>
          </table:table-cell>
          <table:table-cell office:value-type="date" office:date-value="2022-08-22T13:41:00" table:formula="of:=[.J1284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3680000000000004E-3" table:style-name="ce1">
            <text:p>0,005368</text:p>
          </table:table-cell>
          <table:table-cell office:value-type="float" office:value="-4.8799999999999999E-4" table:style-name="ce1">
            <text:p>-0,000488</text:p>
          </table:table-cell>
          <table:table-cell office:value-type="float" office:value="1.011136" table:style-name="ce1">
            <text:p>1,011136</text:p>
          </table:table-cell>
          <table:table-cell office:value-type="float" office:value="0.42" table:style-name="ce1">
            <text:p>0,42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0123" table:style-name="ce2">
            <text:p>1661175660123</text:p>
          </table:table-cell>
          <table:table-cell office:value-type="date" office:date-value="2022-08-22T13:41:00" table:formula="of:=[.J1285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3200000000000001E-3" table:style-name="ce1">
            <text:p>0,00732</text:p>
          </table:table-cell>
          <table:table-cell office:value-type="float" office:value="-2.3424E-2" table:style-name="ce1">
            <text:p>-0,023424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-0.63" table:style-name="ce1">
            <text:p>-0,63</text:p>
          </table:table-cell>
          <table:table-cell office:value-type="float" office:value="-4.76" table:style-name="ce1">
            <text:p>-4,76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60210" table:style-name="ce2">
            <text:p>1661175660210</text:p>
          </table:table-cell>
          <table:table-cell office:value-type="date" office:date-value="2022-08-22T13:41:00" table:formula="of:=[.J1286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2.8303999999999999E-2" table:style-name="ce1">
            <text:p>0,028304</text:p>
          </table:table-cell>
          <table:table-cell office:value-type="float" office:value="1.011136" table:style-name="ce1">
            <text:p>1,01113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60269" table:style-name="ce2">
            <text:p>1661175660269</text:p>
          </table:table-cell>
          <table:table-cell office:value-type="date" office:date-value="2022-08-22T13:41:00" table:formula="of:=[.J1287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-3.9039999999999999E-3" table:style-name="ce1">
            <text:p>-0,003904</text:p>
          </table:table-cell>
          <table:table-cell office:value-type="float" office:value="0.98966399999999999" table:style-name="ce1">
            <text:p>0,989664</text:p>
          </table:table-cell>
          <table:table-cell office:value-type="float" office:value="0.91" table:style-name="ce1">
            <text:p>0,91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0327" table:style-name="ce2">
            <text:p>1661175660327</text:p>
          </table:table-cell>
          <table:table-cell office:value-type="date" office:date-value="2022-08-22T13:41:00" table:formula="of:=[.J1288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7840000000000001E-3" table:style-name="ce1">
            <text:p>0,00878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7355999999999998" table:style-name="ce1">
            <text:p>0,97356</text:p>
          </table:table-cell>
          <table:table-cell office:value-type="float" office:value="-17.850000000000001" table:style-name="ce1">
            <text:p>-17,8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38" table:style-name="ce1">
            <text:p>-2,38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60386" table:style-name="ce2">
            <text:p>1661175660386</text:p>
          </table:table-cell>
          <table:table-cell office:value-type="date" office:date-value="2022-08-22T13:41:00" table:formula="of:=[.J1289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-1.4152E-2" table:style-name="ce1">
            <text:p>-0,01415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-0.35" table:style-name="ce1">
            <text:p>-0,35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60473" table:style-name="ce2">
            <text:p>1661175660473</text:p>
          </table:table-cell>
          <table:table-cell office:value-type="date" office:date-value="2022-08-22T13:41:00" table:formula="of:=[.J1290]/86400000+DATE(1970;1;1)" table:style-name="ce3">
            <text:p>2022-08-22 13:41:00:410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96E-2" table:style-name="ce1">
            <text:p>0,02196</text:p>
          </table:table-cell>
          <table:table-cell office:value-type="float" office:value="1.1224E-2" table:style-name="ce1">
            <text:p>0,011224</text:p>
          </table:table-cell>
          <table:table-cell office:value-type="float" office:value="1.0096719999999999" table:style-name="ce1">
            <text:p>1,009672</text:p>
          </table:table-cell>
          <table:table-cell office:value-type="float" office:value="0.7" table:style-name="ce1">
            <text:p>0,7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76521700000000004" table:style-name="ce1">
            <text:p>-0,765217</text:p>
          </table:table-cell>
          <table:table-cell office:value-type="float" office:value="1661175660530" table:style-name="ce2">
            <text:p>1661175660530</text:p>
          </table:table-cell>
          <table:table-cell office:value-type="date" office:date-value="2022-08-22T13:41:00" table:formula="of:=[.J1291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599999999999996E-3" table:style-name="ce1">
            <text:p>0,00976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8234399999999999" table:style-name="ce1">
            <text:p>0,98234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0588" table:style-name="ce2">
            <text:p>1661175660588</text:p>
          </table:table-cell>
          <table:table-cell office:value-type="date" office:date-value="2022-08-22T13:41:00" table:formula="of:=[.J1292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-9.7599999999999998E-4" table:style-name="ce1">
            <text:p>-0,000976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0647" table:style-name="ce2">
            <text:p>1661175660647</text:p>
          </table:table-cell>
          <table:table-cell office:value-type="date" office:date-value="2022-08-22T13:41:00" table:formula="of:=[.J1293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1.8544000000000001E-2" table:style-name="ce1">
            <text:p>0,018544</text:p>
          </table:table-cell>
          <table:table-cell office:value-type="float" office:value="0.98283200000000004" table:style-name="ce1">
            <text:p>0,982832</text:p>
          </table:table-cell>
          <table:table-cell office:value-type="float" office:value="-0.7" table:style-name="ce1">
            <text:p>-0,7</text:p>
          </table:table-cell>
          <table:table-cell office:value-type="float" office:value="-4.34" table:style-name="ce1">
            <text:p>-4,34</text:p>
          </table:table-cell>
          <table:table-cell office:value-type="float" office:value="-2.4500000000000002" table:style-name="ce1">
            <text:p>-2,45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1661175660735" table:style-name="ce2">
            <text:p>1661175660735</text:p>
          </table:table-cell>
          <table:table-cell office:value-type="date" office:date-value="2022-08-22T13:41:00" table:formula="of:=[.J1294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-3.4160000000000002E-3" table:style-name="ce1">
            <text:p>-0,003416</text:p>
          </table:table-cell>
          <table:table-cell office:value-type="float" office:value="1.003328" table:style-name="ce1">
            <text:p>1,003328</text:p>
          </table:table-cell>
          <table:table-cell office:value-type="float" office:value="0.77" table:style-name="ce1">
            <text:p>0,7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0792" table:style-name="ce2">
            <text:p>1661175660792</text:p>
          </table:table-cell>
          <table:table-cell office:value-type="date" office:date-value="2022-08-22T13:41:00" table:formula="of:=[.J1295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-2.4888E-2" table:style-name="ce1">
            <text:p>-0,024888</text:p>
          </table:table-cell>
          <table:table-cell office:value-type="float" office:value="0.98136800000000002" table:style-name="ce1">
            <text:p>0,981368</text:p>
          </table:table-cell>
          <table:table-cell office:value-type="float" office:value="0.91" table:style-name="ce1">
            <text:p>0,91</text:p>
          </table:table-cell>
          <table:table-cell office:value-type="float" office:value="-4.13" table:style-name="ce1">
            <text:p>-4,13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0850" table:style-name="ce2">
            <text:p>1661175660850</text:p>
          </table:table-cell>
          <table:table-cell office:value-type="date" office:date-value="2022-08-22T13:41:00" table:formula="of:=[.J1296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3911999999999999E-2" table:style-name="ce1">
            <text:p>0,023912</text:p>
          </table:table-cell>
          <table:table-cell office:value-type="float" office:value="3.5624000000000003E-2" table:style-name="ce1">
            <text:p>0,03562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-0.7" table:style-name="ce1">
            <text:p>-0,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0909" table:style-name="ce2">
            <text:p>1661175660909</text:p>
          </table:table-cell>
          <table:table-cell office:value-type="date" office:date-value="2022-08-22T13:41:00" table:formula="of:=[.J1297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2959999999999996E-3" table:style-name="ce1">
            <text:p>0,008296</text:p>
          </table:table-cell>
          <table:table-cell office:value-type="float" office:value="5.4656000000000003E-2" table:style-name="ce1">
            <text:p>0,054656</text:p>
          </table:table-cell>
          <table:table-cell office:value-type="float" office:value="1.0121119999999999" table:style-name="ce1">
            <text:p>1,012112</text:p>
          </table:table-cell>
          <table:table-cell office:value-type="float" office:value="0.7" table:style-name="ce1">
            <text:p>0,7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0996" table:style-name="ce2">
            <text:p>1661175660996</text:p>
          </table:table-cell>
          <table:table-cell office:value-type="date" office:date-value="2022-08-22T13:41:00" table:formula="of:=[.J1298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599999999999998E-4" table:style-name="ce1">
            <text:p>0,000976</text:p>
          </table:table-cell>
          <table:table-cell office:value-type="float" office:value="-1.2688E-2" table:style-name="ce1">
            <text:p>-0,012688</text:p>
          </table:table-cell>
          <table:table-cell office:value-type="float" office:value="1.0096719999999999" table:style-name="ce1">
            <text:p>1,009672</text:p>
          </table:table-cell>
          <table:table-cell office:value-type="float" office:value="1.26" table:style-name="ce1">
            <text:p>1,26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1054" table:style-name="ce2">
            <text:p>1661175661054</text:p>
          </table:table-cell>
          <table:table-cell office:value-type="date" office:date-value="2022-08-22T13:41:01" table:formula="of:=[.J1299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3200000000000001E-3" table:style-name="ce1">
            <text:p>0,00732</text:p>
          </table:table-cell>
          <table:table-cell office:value-type="float" office:value="-2.2447999999999999E-2" table:style-name="ce1">
            <text:p>-0,02244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-1.05" table:style-name="ce1">
            <text:p>-1,05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1113" table:style-name="ce2">
            <text:p>1661175661113</text:p>
          </table:table-cell>
          <table:table-cell office:value-type="date" office:date-value="2022-08-22T13:41:01" table:formula="of:=[.J1300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0.77" table:style-name="ce1">
            <text:p>0,77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61170" table:style-name="ce2">
            <text:p>1661175661170</text:p>
          </table:table-cell>
          <table:table-cell office:value-type="date" office:date-value="2022-08-22T13:41:01" table:formula="of:=[.J1301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032E-2" table:style-name="ce1">
            <text:p>0,019032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1.54" table:style-name="ce1">
            <text:p>1,54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1258" table:style-name="ce2">
            <text:p>1661175661258</text:p>
          </table:table-cell>
          <table:table-cell office:value-type="date" office:date-value="2022-08-22T13:41:01" table:formula="of:=[.J1302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1077600000000001" table:style-name="ce1">
            <text:p>1,10776</text:p>
          </table:table-cell>
          <table:table-cell office:value-type="float" office:value="-0.42" table:style-name="ce1">
            <text:p>-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61316" table:style-name="ce2">
            <text:p>1661175661316</text:p>
          </table:table-cell>
          <table:table-cell office:value-type="date" office:date-value="2022-08-22T13:41:01" table:formula="of:=[.J1303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3.4160000000000003E-2" table:style-name="ce1">
            <text:p>0,03416</text:p>
          </table:table-cell>
          <table:table-cell office:value-type="float" office:value="1.006256" table:style-name="ce1">
            <text:p>1,006256</text:p>
          </table:table-cell>
          <table:table-cell office:value-type="float" office:value="1.26" table:style-name="ce1">
            <text:p>1,2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1374" table:style-name="ce2">
            <text:p>1661175661374</text:p>
          </table:table-cell>
          <table:table-cell office:value-type="date" office:date-value="2022-08-22T13:41:01" table:formula="of:=[.J1304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-2.6352E-2" table:style-name="ce1">
            <text:p>-0,026352</text:p>
          </table:table-cell>
          <table:table-cell office:value-type="float" office:value="1.005768" table:style-name="ce1">
            <text:p>1,005768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1432" table:style-name="ce2">
            <text:p>1661175661432</text:p>
          </table:table-cell>
          <table:table-cell office:value-type="date" office:date-value="2022-08-22T13:41:01" table:formula="of:=[.J1305]/86400000+DATE(1970;1;1)" table:style-name="ce3">
            <text:p>2022-08-22 13:41:01:411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9210399999999999" table:style-name="ce1">
            <text:p>0,992104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1519" table:style-name="ce2">
            <text:p>1661175661519</text:p>
          </table:table-cell>
          <table:table-cell office:value-type="date" office:date-value="2022-08-22T13:41:01" table:formula="of:=[.J1306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84" table:style-name="ce1">
            <text:p>0,8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61577" table:style-name="ce2">
            <text:p>1661175661577</text:p>
          </table:table-cell>
          <table:table-cell office:value-type="date" office:date-value="2022-08-22T13:41:01" table:formula="of:=[.J1307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6008" table:style-name="ce1">
            <text:p>0,996008</text:p>
          </table:table-cell>
          <table:table-cell office:value-type="float" office:value="1.05" table:style-name="ce1">
            <text:p>1,05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1636" table:style-name="ce2">
            <text:p>1661175661636</text:p>
          </table:table-cell>
          <table:table-cell office:value-type="date" office:date-value="2022-08-22T13:41:01" table:formula="of:=[.J1308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7.3200000000000001E-3" table:style-name="ce1">
            <text:p>0,00732</text:p>
          </table:table-cell>
          <table:table-cell office:value-type="float" office:value="-2.928E-2" table:style-name="ce1">
            <text:p>-0,02928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-0.84" table:style-name="ce1">
            <text:p>-0,84</text:p>
          </table:table-cell>
          <table:table-cell office:value-type="float" office:value="-4.83" table:style-name="ce1">
            <text:p>-4,83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1694" table:style-name="ce2">
            <text:p>1661175661694</text:p>
          </table:table-cell>
          <table:table-cell office:value-type="date" office:date-value="2022-08-22T13:41:01" table:formula="of:=[.J1309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2.196E-2" table:style-name="ce1">
            <text:p>0,02196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1.96" table:style-name="ce1">
            <text:p>-1,96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1781" table:style-name="ce2">
            <text:p>1661175661781</text:p>
          </table:table-cell>
          <table:table-cell office:value-type="date" office:date-value="2022-08-22T13:41:01" table:formula="of:=[.J1310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-2.4399999999999999E-3" table:style-name="ce1">
            <text:p>-0,00244</text:p>
          </table:table-cell>
          <table:table-cell office:value-type="float" office:value="1.2200000000000001E-2" table:style-name="ce1">
            <text:p>0,0122</text:p>
          </table:table-cell>
          <table:table-cell office:value-type="float" office:value="1.0047919999999999" table:style-name="ce1">
            <text:p>1,004792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1840" table:style-name="ce2">
            <text:p>1661175661840</text:p>
          </table:table-cell>
          <table:table-cell office:value-type="date" office:date-value="2022-08-22T13:41:01" table:formula="of:=[.J1311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-1.9519999999999999E-2" table:style-name="ce1">
            <text:p>-0,01952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1.96" table:style-name="ce1">
            <text:p>1,9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61897" table:style-name="ce2">
            <text:p>1661175661897</text:p>
          </table:table-cell>
          <table:table-cell office:value-type="date" office:date-value="2022-08-22T13:41:01" table:formula="of:=[.J1312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2.0496E-2" table:style-name="ce1">
            <text:p>0,020496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35" table:style-name="ce1">
            <text:p>0,35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1955" table:style-name="ce2">
            <text:p>1661175661955</text:p>
          </table:table-cell>
          <table:table-cell office:value-type="date" office:date-value="2022-08-22T13:41:01" table:formula="of:=[.J1313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2.7328000000000002E-2" table:style-name="ce1">
            <text:p>0,02732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2043" table:style-name="ce2">
            <text:p>1661175662043</text:p>
          </table:table-cell>
          <table:table-cell office:value-type="date" office:date-value="2022-08-22T13:41:02" table:formula="of:=[.J1314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043040000000001" table:style-name="ce1">
            <text:p>1,004304</text:p>
          </table:table-cell>
          <table:table-cell office:value-type="float" office:value="1.68" table:style-name="ce1">
            <text:p>1,6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1661175662102" table:style-name="ce2">
            <text:p>1661175662102</text:p>
          </table:table-cell>
          <table:table-cell office:value-type="date" office:date-value="2022-08-22T13:41:02" table:formula="of:=[.J1315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-1.9032E-2" table:style-name="ce1">
            <text:p>-0,019032</text:p>
          </table:table-cell>
          <table:table-cell office:value-type="float" office:value="0.97843999999999998" table:style-name="ce1">
            <text:p>0,97844</text:p>
          </table:table-cell>
          <table:table-cell office:value-type="float" office:value="-0.91" table:style-name="ce1">
            <text:p>-0,91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1661175662159" table:style-name="ce2">
            <text:p>1661175662159</text:p>
          </table:table-cell>
          <table:table-cell office:value-type="date" office:date-value="2022-08-22T13:41:02" table:formula="of:=[.J1316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1.9519999999999999E-2" table:style-name="ce1">
            <text:p>0,01952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2217" table:style-name="ce2">
            <text:p>1661175662217</text:p>
          </table:table-cell>
          <table:table-cell office:value-type="date" office:date-value="2022-08-22T13:41:02" table:formula="of:=[.J1317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0736000000000001E-2" table:style-name="ce1">
            <text:p>0,010736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2306" table:style-name="ce2">
            <text:p>1661175662306</text:p>
          </table:table-cell>
          <table:table-cell office:value-type="date" office:date-value="2022-08-22T13:41:02" table:formula="of:=[.J1318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1.61" table:style-name="ce1">
            <text:p>1,61</text:p>
          </table:table-cell>
          <table:table-cell office:value-type="float" office:value="-4.41" table:style-name="ce1">
            <text:p>-4,41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2363" table:style-name="ce2">
            <text:p>1661175662363</text:p>
          </table:table-cell>
          <table:table-cell office:value-type="date" office:date-value="2022-08-22T13:41:02" table:formula="of:=[.J1319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77464" table:style-name="ce1">
            <text:p>0,977464</text:p>
          </table:table-cell>
          <table:table-cell office:value-type="float" office:value="0.35" table:style-name="ce1">
            <text:p>0,35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1661175662421" table:style-name="ce2">
            <text:p>1661175662421</text:p>
          </table:table-cell>
          <table:table-cell office:value-type="date" office:date-value="2022-08-22T13:41:02" table:formula="of:=[.J1320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2.7328000000000002E-2" table:style-name="ce1">
            <text:p>0,027328</text:p>
          </table:table-cell>
          <table:table-cell office:value-type="float" office:value="1.0213840000000001" table:style-name="ce1">
            <text:p>1,021384</text:p>
          </table:table-cell>
          <table:table-cell office:value-type="float" office:value="1.4" table:style-name="ce1">
            <text:p>1,4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76521700000000004" table:style-name="ce1">
            <text:p>0,765217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62480" table:style-name="ce2">
            <text:p>1661175662480</text:p>
          </table:table-cell>
          <table:table-cell office:value-type="date" office:date-value="2022-08-22T13:41:02" table:formula="of:=[.J1321]/86400000+DATE(1970;1;1)" table:style-name="ce3">
            <text:p>2022-08-22 13:41:02:412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2.4888E-2" table:style-name="ce1">
            <text:p>0,024888</text:p>
          </table:table-cell>
          <table:table-cell office:value-type="float" office:value="1.0116240000000001" table:style-name="ce1">
            <text:p>1,011624</text:p>
          </table:table-cell>
          <table:table-cell office:value-type="float" office:value="1.19" table:style-name="ce1">
            <text:p>1,19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62567" table:style-name="ce2">
            <text:p>1661175662567</text:p>
          </table:table-cell>
          <table:table-cell office:value-type="date" office:date-value="2022-08-22T13:41:02" table:formula="of:=[.J1322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-2.0008000000000001E-2" table:style-name="ce1">
            <text:p>-0,020008</text:p>
          </table:table-cell>
          <table:table-cell office:value-type="float" office:value="0.97941599999999995" table:style-name="ce1">
            <text:p>0,979416</text:p>
          </table:table-cell>
          <table:table-cell office:value-type="float" office:value="1.26" table:style-name="ce1">
            <text:p>1,2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2625" table:style-name="ce2">
            <text:p>1661175662625</text:p>
          </table:table-cell>
          <table:table-cell office:value-type="date" office:date-value="2022-08-22T13:41:02" table:formula="of:=[.J1323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0" table:style-name="ce1">
            <text:p>0</text:p>
          </table:table-cell>
          <table:table-cell office:value-type="float" office:value="1.013576" table:style-name="ce1">
            <text:p>1,013576</text:p>
          </table:table-cell>
          <table:table-cell office:value-type="float" office:value="-0.63" table:style-name="ce1">
            <text:p>-0,63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-0.13913" table:style-name="ce1">
            <text:p>-0,13913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2682" table:style-name="ce2">
            <text:p>1661175662682</text:p>
          </table:table-cell>
          <table:table-cell office:value-type="date" office:date-value="2022-08-22T13:41:02" table:formula="of:=[.J1324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2.196E-2" table:style-name="ce1">
            <text:p>0,02196</text:p>
          </table:table-cell>
          <table:table-cell office:value-type="float" office:value="1.008208" table:style-name="ce1">
            <text:p>1,008208</text:p>
          </table:table-cell>
          <table:table-cell office:value-type="float" office:value="-7.0000000000000007E-2" table:style-name="ce1">
            <text:p>-0,07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2741" table:style-name="ce2">
            <text:p>1661175662741</text:p>
          </table:table-cell>
          <table:table-cell office:value-type="date" office:date-value="2022-08-22T13:41:02" table:formula="of:=[.J1325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8.2959999999999996E-3" table:style-name="ce1">
            <text:p>0,008296</text:p>
          </table:table-cell>
          <table:table-cell office:value-type="float" office:value="2.0008000000000001E-2" table:style-name="ce1">
            <text:p>0,020008</text:p>
          </table:table-cell>
          <table:table-cell office:value-type="float" office:value="1.003816" table:style-name="ce1">
            <text:p>1,003816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2828" table:style-name="ce2">
            <text:p>1661175662828</text:p>
          </table:table-cell>
          <table:table-cell office:value-type="date" office:date-value="2022-08-22T13:41:02" table:formula="of:=[.J1326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-2.6352E-2" table:style-name="ce1">
            <text:p>-0,026352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49" table:style-name="ce1">
            <text:p>0,49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2886" table:style-name="ce2">
            <text:p>1661175662886</text:p>
          </table:table-cell>
          <table:table-cell office:value-type="date" office:date-value="2022-08-22T13:41:02" table:formula="of:=[.J1327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200000000000001E-2" table:style-name="ce1">
            <text:p>0,0122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1.33" table:style-name="ce1">
            <text:p>1,3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2944" table:style-name="ce2">
            <text:p>1661175662944</text:p>
          </table:table-cell>
          <table:table-cell office:value-type="date" office:date-value="2022-08-22T13:41:02" table:formula="of:=[.J1328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-9.7599999999999996E-3" table:style-name="ce1">
            <text:p>-0,00976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1.26" table:style-name="ce1">
            <text:p>1,26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3003" table:style-name="ce2">
            <text:p>1661175663003</text:p>
          </table:table-cell>
          <table:table-cell office:value-type="date" office:date-value="2022-08-22T13:41:03" table:formula="of:=[.J1329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712E-2" table:style-name="ce1">
            <text:p>0,011712</text:p>
          </table:table-cell>
          <table:table-cell office:value-type="float" office:value="3.9039999999999999E-3" table:style-name="ce1">
            <text:p>0,003904</text:p>
          </table:table-cell>
          <table:table-cell office:value-type="float" office:value="1.0004" table:style-name="ce1">
            <text:p>1,0004</text:p>
          </table:table-cell>
          <table:table-cell office:value-type="float" office:value="1.33" table:style-name="ce1">
            <text:p>1,3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3090" table:style-name="ce2">
            <text:p>1661175663090</text:p>
          </table:table-cell>
          <table:table-cell office:value-type="date" office:date-value="2022-08-22T13:41:03" table:formula="of:=[.J1330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983999999999999E-2" table:style-name="ce1">
            <text:p>0,020984</text:p>
          </table:table-cell>
          <table:table-cell office:value-type="float" office:value="1.5616E-2" table:style-name="ce1">
            <text:p>0,015616</text:p>
          </table:table-cell>
          <table:table-cell office:value-type="float" office:value="0.97160800000000003" table:style-name="ce1">
            <text:p>0,971608</text:p>
          </table:table-cell>
          <table:table-cell office:value-type="float" office:value="0" table:style-name="ce1">
            <text:p>0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3148" table:style-name="ce2">
            <text:p>1661175663148</text:p>
          </table:table-cell>
          <table:table-cell office:value-type="date" office:date-value="2022-08-22T13:41:03" table:formula="of:=[.J1331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3.4647999999999998E-2" table:style-name="ce1">
            <text:p>0,034648</text:p>
          </table:table-cell>
          <table:table-cell office:value-type="float" office:value="0.99795999999999996" table:style-name="ce1">
            <text:p>0,99796</text:p>
          </table:table-cell>
          <table:table-cell office:value-type="float" office:value="1.05" table:style-name="ce1">
            <text:p>1,05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1661175663207" table:style-name="ce2">
            <text:p>1661175663207</text:p>
          </table:table-cell>
          <table:table-cell office:value-type="date" office:date-value="2022-08-22T13:41:03" table:formula="of:=[.J1332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7080000000000001E-2" table:style-name="ce1">
            <text:p>0,01708</text:p>
          </table:table-cell>
          <table:table-cell office:value-type="float" office:value="1.0004" table:style-name="ce1">
            <text:p>1,0004</text:p>
          </table:table-cell>
          <table:table-cell office:value-type="float" office:value="2.1" table:style-name="ce1">
            <text:p>2,1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0.13913" table:style-name="ce1">
            <text:p>0,13913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63264" table:style-name="ce2">
            <text:p>1661175663264</text:p>
          </table:table-cell>
          <table:table-cell office:value-type="date" office:date-value="2022-08-22T13:41:03" table:formula="of:=[.J1333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-4.8799999999999998E-3" table:style-name="ce1">
            <text:p>-0,00488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98" table:style-name="ce1">
            <text:p>0,98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69565200000000005" table:style-name="ce1">
            <text:p>-0,695652</text:p>
          </table:table-cell>
          <table:table-cell office:value-type="float" office:value="1661175663352" table:style-name="ce2">
            <text:p>1661175663352</text:p>
          </table:table-cell>
          <table:table-cell office:value-type="date" office:date-value="2022-08-22T13:41:03" table:formula="of:=[.J1334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-1.1224E-2" table:style-name="ce1">
            <text:p>-0,011224</text:p>
          </table:table-cell>
          <table:table-cell office:value-type="float" office:value="1.0091840000000001" table:style-name="ce1">
            <text:p>1,009184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3410" table:style-name="ce2">
            <text:p>1661175663410</text:p>
          </table:table-cell>
          <table:table-cell office:value-type="date" office:date-value="2022-08-22T13:41:03" table:formula="of:=[.J1335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1712E-2" table:style-name="ce1">
            <text:p>0,011712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-0.63" table:style-name="ce1">
            <text:p>-0,63</text:p>
          </table:table-cell>
          <table:table-cell office:value-type="float" office:value="-4.34" table:style-name="ce1">
            <text:p>-4,34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63468" table:style-name="ce2">
            <text:p>1661175663468</text:p>
          </table:table-cell>
          <table:table-cell office:value-type="date" office:date-value="2022-08-22T13:41:03" table:formula="of:=[.J1336]/86400000+DATE(1970;1;1)" table:style-name="ce3">
            <text:p>2022-08-22 13:41:03:413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-4.8799999999999998E-3" table:style-name="ce1">
            <text:p>-0,00488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1.4" table:style-name="ce1">
            <text:p>1,4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62608699999999995" table:style-name="ce1">
            <text:p>-0,626087</text:p>
          </table:table-cell>
          <table:table-cell office:value-type="float" office:value="1661175663526" table:style-name="ce2">
            <text:p>1661175663526</text:p>
          </table:table-cell>
          <table:table-cell office:value-type="date" office:date-value="2022-08-22T13:41:03" table:formula="of:=[.J1337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0" table:style-name="ce1">
            <text:p>0</text:p>
          </table:table-cell>
          <table:table-cell office:value-type="float" office:value="1.0194319999999999" table:style-name="ce1">
            <text:p>1,019432</text:p>
          </table:table-cell>
          <table:table-cell office:value-type="float" office:value="0.98" table:style-name="ce1">
            <text:p>0,98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5652199999999996" table:style-name="ce1">
            <text:p>-0,556522</text:p>
          </table:table-cell>
          <table:table-cell office:value-type="float" office:value="1661175663613" table:style-name="ce2">
            <text:p>1661175663613</text:p>
          </table:table-cell>
          <table:table-cell office:value-type="date" office:date-value="2022-08-22T13:41:03" table:formula="of:=[.J1338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3" table:style-name="ce1">
            <text:p>0,001464</text:p>
          </table:table-cell>
          <table:table-cell office:value-type="float" office:value="-3.6111999999999998E-2" table:style-name="ce1">
            <text:p>-0,036112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-0.7" table:style-name="ce1">
            <text:p>-0,7</text:p>
          </table:table-cell>
          <table:table-cell office:value-type="float" office:value="-4.62" table:style-name="ce1">
            <text:p>-4,62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3672" table:style-name="ce2">
            <text:p>1661175663672</text:p>
          </table:table-cell>
          <table:table-cell office:value-type="date" office:date-value="2022-08-22T13:41:03" table:formula="of:=[.J1339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568E-2" table:style-name="ce1">
            <text:p>0,017568</text:p>
          </table:table-cell>
          <table:table-cell office:value-type="float" office:value="3.2696000000000003E-2" table:style-name="ce1">
            <text:p>0,032696</text:p>
          </table:table-cell>
          <table:table-cell office:value-type="float" office:value="1.0067440000000001" table:style-name="ce1">
            <text:p>1,006744</text:p>
          </table:table-cell>
          <table:table-cell office:value-type="float" office:value="-1.1200000000000001" table:style-name="ce1">
            <text:p>-1,1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" table:style-name="ce1">
            <text:p>0</text:p>
          </table:table-cell>
          <table:table-cell office:value-type="float" office:value="1661175663729" table:style-name="ce2">
            <text:p>1661175663729</text:p>
          </table:table-cell>
          <table:table-cell office:value-type="date" office:date-value="2022-08-22T13:41:03" table:formula="of:=[.J1340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3.9039999999999999E-3" table:style-name="ce1">
            <text:p>0,003904</text:p>
          </table:table-cell>
          <table:table-cell office:value-type="float" office:value="1.6591999999999999E-2" table:style-name="ce1">
            <text:p>0,016592</text:p>
          </table:table-cell>
          <table:table-cell office:value-type="float" office:value="1.025776" table:style-name="ce1">
            <text:p>1,02577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62" table:style-name="ce1">
            <text:p>-4,62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8695699999999997" table:style-name="ce1">
            <text:p>-0,486957</text:p>
          </table:table-cell>
          <table:table-cell office:value-type="float" office:value="1661175663787" table:style-name="ce2">
            <text:p>1661175663787</text:p>
          </table:table-cell>
          <table:table-cell office:value-type="date" office:date-value="2022-08-22T13:41:03" table:formula="of:=[.J1341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0.99405600000000005" table:style-name="ce1">
            <text:p>0,994056</text:p>
          </table:table-cell>
          <table:table-cell office:value-type="float" office:value="1.54" table:style-name="ce1">
            <text:p>1,54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3874" table:style-name="ce2">
            <text:p>1661175663874</text:p>
          </table:table-cell>
          <table:table-cell office:value-type="date" office:date-value="2022-08-22T13:41:03" table:formula="of:=[.J1342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5.8560000000000001E-3" table:style-name="ce1">
            <text:p>0,005856</text:p>
          </table:table-cell>
          <table:table-cell office:value-type="float" office:value="-8.7840000000000001E-3" table:style-name="ce1">
            <text:p>-0,008784</text:p>
          </table:table-cell>
          <table:table-cell office:value-type="float" office:value="1.0140640000000001" table:style-name="ce1">
            <text:p>1,014064</text:p>
          </table:table-cell>
          <table:table-cell office:value-type="float" office:value="1.68" table:style-name="ce1">
            <text:p>1,6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3933" table:style-name="ce2">
            <text:p>1661175663933</text:p>
          </table:table-cell>
          <table:table-cell office:value-type="date" office:date-value="2022-08-22T13:41:03" table:formula="of:=[.J1343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1.952E-3" table:style-name="ce1">
            <text:p>0,001952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91" table:style-name="ce1">
            <text:p>0,91</text:p>
          </table:table-cell>
          <table:table-cell office:value-type="float" office:value="-4.34" table:style-name="ce1">
            <text:p>-4,34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3991" table:style-name="ce2">
            <text:p>1661175663991</text:p>
          </table:table-cell>
          <table:table-cell office:value-type="date" office:date-value="2022-08-22T13:41:03" table:formula="of:=[.J1344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1472000000000002E-2" table:style-name="ce1">
            <text:p>0,021472</text:p>
          </table:table-cell>
          <table:table-cell office:value-type="float" office:value="-1.952E-3" table:style-name="ce1">
            <text:p>-0,001952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42" table:style-name="ce1">
            <text:p>0,4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4048" table:style-name="ce2">
            <text:p>1661175664048</text:p>
          </table:table-cell>
          <table:table-cell office:value-type="date" office:date-value="2022-08-22T13:41:04" table:formula="of:=[.J1345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544000000000001E-2" table:style-name="ce1">
            <text:p>0,018544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1.0023519999999999" table:style-name="ce1">
            <text:p>1,002352</text:p>
          </table:table-cell>
          <table:table-cell office:value-type="float" office:value="1.4" table:style-name="ce1">
            <text:p>1,4</text:p>
          </table:table-cell>
          <table:table-cell office:value-type="float" office:value="-4.41" table:style-name="ce1">
            <text:p>-4,41</text:p>
          </table:table-cell>
          <table:table-cell office:value-type="float" office:value="-2.31" table:style-name="ce1">
            <text:p>-2,3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4136" table:style-name="ce2">
            <text:p>1661175664136</text:p>
          </table:table-cell>
          <table:table-cell office:value-type="date" office:date-value="2022-08-22T13:41:04" table:formula="of:=[.J1346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-2.4399999999999999E-3" table:style-name="ce1">
            <text:p>-0,00244</text:p>
          </table:table-cell>
          <table:table-cell office:value-type="float" office:value="1.00284" table:style-name="ce1">
            <text:p>1,00284</text:p>
          </table:table-cell>
          <table:table-cell office:value-type="float" office:value="1.33" table:style-name="ce1">
            <text:p>1,3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38" table:style-name="ce1">
            <text:p>-2,38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4195" table:style-name="ce2">
            <text:p>1661175664195</text:p>
          </table:table-cell>
          <table:table-cell office:value-type="date" office:date-value="2022-08-22T13:41:04" table:formula="of:=[.J1347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496E-2" table:style-name="ce1">
            <text:p>0,020496</text:p>
          </table:table-cell>
          <table:table-cell office:value-type="float" office:value="1.6104E-2" table:style-name="ce1">
            <text:p>0,016104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64252" table:style-name="ce2">
            <text:p>1661175664252</text:p>
          </table:table-cell>
          <table:table-cell office:value-type="date" office:date-value="2022-08-22T13:41:04" table:formula="of:=[.J1348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2.3911999999999999E-2" table:style-name="ce1">
            <text:p>0,023912</text:p>
          </table:table-cell>
          <table:table-cell office:value-type="float" office:value="1.0004" table:style-name="ce1">
            <text:p>1,0004</text:p>
          </table:table-cell>
          <table:table-cell office:value-type="float" office:value="0.98" table:style-name="ce1">
            <text:p>0,98</text:p>
          </table:table-cell>
          <table:table-cell office:value-type="float" office:value="-4.97" table:style-name="ce1">
            <text:p>-4,97</text:p>
          </table:table-cell>
          <table:table-cell office:value-type="float" office:value="-1.96" table:style-name="ce1">
            <text:p>-1,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4310" table:style-name="ce2">
            <text:p>1661175664310</text:p>
          </table:table-cell>
          <table:table-cell office:value-type="date" office:date-value="2022-08-22T13:41:04" table:formula="of:=[.J1349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-7.8079999999999998E-3" table:style-name="ce1">
            <text:p>-0,007808</text:p>
          </table:table-cell>
          <table:table-cell office:value-type="float" office:value="0.98575999999999997" table:style-name="ce1">
            <text:p>0,98576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4.97" table:style-name="ce1">
            <text:p>-4,97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" table:style-name="ce1">
            <text:p>0</text:p>
          </table:table-cell>
          <table:table-cell office:value-type="float" office:value="1661175664399" table:style-name="ce2">
            <text:p>1661175664399</text:p>
          </table:table-cell>
          <table:table-cell office:value-type="date" office:date-value="2022-08-22T13:41:04" table:formula="of:=[.J1350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2.1472000000000002E-2" table:style-name="ce1">
            <text:p>0,021472</text:p>
          </table:table-cell>
          <table:table-cell office:value-type="float" office:value="1.000888" table:style-name="ce1">
            <text:p>1,000888</text:p>
          </table:table-cell>
          <table:table-cell office:value-type="float" office:value="-17.64" table:style-name="ce1">
            <text:p>-17,64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.48695699999999997" table:style-name="ce1">
            <text:p>0,486957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4457" table:style-name="ce2">
            <text:p>1661175664457</text:p>
          </table:table-cell>
          <table:table-cell office:value-type="date" office:date-value="2022-08-22T13:41:04" table:formula="of:=[.J1351]/86400000+DATE(1970;1;1)" table:style-name="ce3">
            <text:p>2022-08-22 13:41:04:414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4400000000000002E-2" table:style-name="ce1">
            <text:p>0,0244</text:p>
          </table:table-cell>
          <table:table-cell office:value-type="float" office:value="1.8544000000000001E-2" table:style-name="ce1">
            <text:p>0,018544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1.19" table:style-name="ce1">
            <text:p>1,19</text:p>
          </table:table-cell>
          <table:table-cell office:value-type="float" office:value="-4.2" table:style-name="ce1">
            <text:p>-4,2</text:p>
          </table:table-cell>
          <table:table-cell office:value-type="float" office:value="-2.17" table:style-name="ce1">
            <text:p>-2,17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4514" table:style-name="ce2">
            <text:p>1661175664514</text:p>
          </table:table-cell>
          <table:table-cell office:value-type="date" office:date-value="2022-08-22T13:41:04" table:formula="of:=[.J1352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6008" table:style-name="ce1">
            <text:p>0,99600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-4.6900000000000004" table:style-name="ce1">
            <text:p>-4,69</text:p>
          </table:table-cell>
          <table:table-cell office:value-type="float" office:value="-2.17" table:style-name="ce1">
            <text:p>-2,1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4573" table:style-name="ce2">
            <text:p>1661175664573</text:p>
          </table:table-cell>
          <table:table-cell office:value-type="date" office:date-value="2022-08-22T13:41:04" table:formula="of:=[.J1353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8055999999999999E-2" table:style-name="ce1">
            <text:p>0,018056</text:p>
          </table:table-cell>
          <table:table-cell office:value-type="float" office:value="0.98478399999999999" table:style-name="ce1">
            <text:p>0,984784</text:p>
          </table:table-cell>
          <table:table-cell office:value-type="float" office:value="0.98" table:style-name="ce1">
            <text:p>0,98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4661" table:style-name="ce2">
            <text:p>1661175664661</text:p>
          </table:table-cell>
          <table:table-cell office:value-type="date" office:date-value="2022-08-22T13:41:04" table:formula="of:=[.J1354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7599999999999996E-3" table:style-name="ce1">
            <text:p>0,00976</text:p>
          </table:table-cell>
          <table:table-cell office:value-type="float" office:value="2.4399999999999999E-3" table:style-name="ce1">
            <text:p>0,00244</text:p>
          </table:table-cell>
          <table:table-cell office:value-type="float" office:value="0.99649600000000005" table:style-name="ce1">
            <text:p>0,996496</text:p>
          </table:table-cell>
          <table:table-cell office:value-type="float" office:value="1.75" table:style-name="ce1">
            <text:p>1,75</text:p>
          </table:table-cell>
          <table:table-cell office:value-type="float" office:value="-4.0599999999999996" table:style-name="ce1">
            <text:p>-4,06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" table:style-name="ce1">
            <text:p>0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4718" table:style-name="ce2">
            <text:p>1661175664718</text:p>
          </table:table-cell>
          <table:table-cell office:value-type="date" office:date-value="2022-08-22T13:41:04" table:formula="of:=[.J1355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2.0008000000000001E-2" table:style-name="ce1">
            <text:p>0,020008</text:p>
          </table:table-cell>
          <table:table-cell office:value-type="float" office:value="-1.1224E-2" table:style-name="ce1">
            <text:p>-0,011224</text:p>
          </table:table-cell>
          <table:table-cell office:value-type="float" office:value="0.98917600000000006" table:style-name="ce1">
            <text:p>0,989176</text:p>
          </table:table-cell>
          <table:table-cell office:value-type="float" office:value="0.77" table:style-name="ce1">
            <text:p>0,7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4776" table:style-name="ce2">
            <text:p>1661175664776</text:p>
          </table:table-cell>
          <table:table-cell office:value-type="date" office:date-value="2022-08-22T13:41:04" table:formula="of:=[.J1356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2.8792000000000002E-2" table:style-name="ce1">
            <text:p>0,028792</text:p>
          </table:table-cell>
          <table:table-cell office:value-type="float" office:value="0.98136800000000002" table:style-name="ce1">
            <text:p>0,981368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4835" table:style-name="ce2">
            <text:p>1661175664835</text:p>
          </table:table-cell>
          <table:table-cell office:value-type="date" office:date-value="2022-08-22T13:41:04" table:formula="of:=[.J1357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-1.464E-3" table:style-name="ce1">
            <text:p>-0,001464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77" table:style-name="ce1">
            <text:p>0,77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4922" table:style-name="ce2">
            <text:p>1661175664922</text:p>
          </table:table-cell>
          <table:table-cell office:value-type="date" office:date-value="2022-08-22T13:41:04" table:formula="of:=[.J1358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9.2720000000000007E-3" table:style-name="ce1">
            <text:p>0,009272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4980" table:style-name="ce2">
            <text:p>1661175664980</text:p>
          </table:table-cell>
          <table:table-cell office:value-type="date" office:date-value="2022-08-22T13:41:04" table:formula="of:=[.J1359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5038" table:style-name="ce2">
            <text:p>1661175665038</text:p>
          </table:table-cell>
          <table:table-cell office:value-type="date" office:date-value="2022-08-22T13:41:05" table:formula="of:=[.J1360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454399999999998" table:style-name="ce1">
            <text:p>0,994544</text:p>
          </table:table-cell>
          <table:table-cell office:value-type="float" office:value="0.63" table:style-name="ce1">
            <text:p>0,63</text:p>
          </table:table-cell>
          <table:table-cell office:value-type="float" office:value="-4.62" table:style-name="ce1">
            <text:p>-4,62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5096" table:style-name="ce2">
            <text:p>1661175665096</text:p>
          </table:table-cell>
          <table:table-cell office:value-type="date" office:date-value="2022-08-22T13:41:05" table:formula="of:=[.J1361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3.4160000000000002E-3" table:style-name="ce1">
            <text:p>0,003416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41739100000000001" table:style-name="ce1">
            <text:p>-0,417391</text:p>
          </table:table-cell>
          <table:table-cell office:value-type="float" office:value="1661175665183" table:style-name="ce2">
            <text:p>1661175665183</text:p>
          </table:table-cell>
          <table:table-cell office:value-type="date" office:date-value="2022-08-22T13:41:05" table:formula="of:=[.J1362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1.5128000000000001E-2" table:style-name="ce1">
            <text:p>0,015128</text:p>
          </table:table-cell>
          <table:table-cell office:value-type="float" office:value="0.99991200000000002" table:style-name="ce1">
            <text:p>0,999912</text:p>
          </table:table-cell>
          <table:table-cell office:value-type="float" office:value="0.7" table:style-name="ce1">
            <text:p>0,7</text:p>
          </table:table-cell>
          <table:table-cell office:value-type="float" office:value="-4.62" table:style-name="ce1">
            <text:p>-4,62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5241" table:style-name="ce2">
            <text:p>1661175665241</text:p>
          </table:table-cell>
          <table:table-cell office:value-type="date" office:date-value="2022-08-22T13:41:05" table:formula="of:=[.J1363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9519999999999999E-2" table:style-name="ce1">
            <text:p>0,01952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1.000888" table:style-name="ce1">
            <text:p>1,000888</text:p>
          </table:table-cell>
          <table:table-cell office:value-type="float" office:value="0.7" table:style-name="ce1">
            <text:p>0,7</text:p>
          </table:table-cell>
          <table:table-cell office:value-type="float" office:value="-4.2" table:style-name="ce1">
            <text:p>-4,2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55652199999999996" table:style-name="ce1">
            <text:p>0,556522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5300" table:style-name="ce2">
            <text:p>1661175665300</text:p>
          </table:table-cell>
          <table:table-cell office:value-type="date" office:date-value="2022-08-22T13:41:05" table:formula="of:=[.J1364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5358" table:style-name="ce2">
            <text:p>1661175665358</text:p>
          </table:table-cell>
          <table:table-cell office:value-type="date" office:date-value="2022-08-22T13:41:05" table:formula="of:=[.J1365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152E-2" table:style-name="ce1">
            <text:p>0,014152</text:p>
          </table:table-cell>
          <table:table-cell office:value-type="float" office:value="1.2688E-2" table:style-name="ce1">
            <text:p>0,012688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5445" table:style-name="ce2">
            <text:p>1661175665445</text:p>
          </table:table-cell>
          <table:table-cell office:value-type="date" office:date-value="2022-08-22T13:41:05" table:formula="of:=[.J1366]/86400000+DATE(1970;1;1)" table:style-name="ce3">
            <text:p>2022-08-22 13:41:05:415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8448" table:style-name="ce1">
            <text:p>0,9984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-0.13913" table:style-name="ce1">
            <text:p>-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5503" table:style-name="ce2">
            <text:p>1661175665503</text:p>
          </table:table-cell>
          <table:table-cell office:value-type="date" office:date-value="2022-08-22T13:41:05" table:formula="of:=[.J1367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1.464E-2" table:style-name="ce1">
            <text:p>0,01464</text:p>
          </table:table-cell>
          <table:table-cell office:value-type="float" office:value="0.99112800000000001" table:style-name="ce1">
            <text:p>0,991128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5562" table:style-name="ce2">
            <text:p>1661175665562</text:p>
          </table:table-cell>
          <table:table-cell office:value-type="date" office:date-value="2022-08-22T13:41:05" table:formula="of:=[.J1368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736000000000001E-2" table:style-name="ce1">
            <text:p>0,010736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0.41739100000000001" table:style-name="ce1">
            <text:p>0,417391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5619" table:style-name="ce2">
            <text:p>1661175665619</text:p>
          </table:table-cell>
          <table:table-cell office:value-type="date" office:date-value="2022-08-22T13:41:05" table:formula="of:=[.J1369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1.3176E-2" table:style-name="ce1">
            <text:p>0,013176</text:p>
          </table:table-cell>
          <table:table-cell office:value-type="float" office:value="0.99161600000000005" table:style-name="ce1">
            <text:p>0,991616</text:p>
          </table:table-cell>
          <table:table-cell office:value-type="float" office:value="0.63" table:style-name="ce1">
            <text:p>0,63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13913" table:style-name="ce1">
            <text:p>0,13913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5707" table:style-name="ce2">
            <text:p>1661175665707</text:p>
          </table:table-cell>
          <table:table-cell office:value-type="date" office:date-value="2022-08-22T13:41:05" table:formula="of:=[.J1370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6.3439999999999998E-3" table:style-name="ce1">
            <text:p>0,006344</text:p>
          </table:table-cell>
          <table:table-cell office:value-type="float" office:value="1.001376" table:style-name="ce1">
            <text:p>1,001376</text:p>
          </table:table-cell>
          <table:table-cell office:value-type="float" office:value="0.7" table:style-name="ce1">
            <text:p>0,7</text:p>
          </table:table-cell>
          <table:table-cell office:value-type="float" office:value="-4.41" table:style-name="ce1">
            <text:p>-4,41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5765" table:style-name="ce2">
            <text:p>1661175665765</text:p>
          </table:table-cell>
          <table:table-cell office:value-type="date" office:date-value="2022-08-22T13:41:05" table:formula="of:=[.J1371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259200000000003" table:style-name="ce1">
            <text:p>0,992592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0.13913" table:style-name="ce1">
            <text:p>0,13913</text:p>
          </table:table-cell>
          <table:table-cell office:value-type="float" office:value="1661175665823" table:style-name="ce2">
            <text:p>1661175665823</text:p>
          </table:table-cell>
          <table:table-cell office:value-type="date" office:date-value="2022-08-22T13:41:05" table:formula="of:=[.J1372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6.8320000000000004E-3" table:style-name="ce1">
            <text:p>0,006832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5881" table:style-name="ce2">
            <text:p>1661175665881</text:p>
          </table:table-cell>
          <table:table-cell office:value-type="date" office:date-value="2022-08-22T13:41:05" table:formula="of:=[.J1373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7080000000000001E-2" table:style-name="ce1">
            <text:p>0,0170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5968" table:style-name="ce2">
            <text:p>1661175665968</text:p>
          </table:table-cell>
          <table:table-cell office:value-type="date" office:date-value="2022-08-22T13:41:05" table:formula="of:=[.J1374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698399999999998" table:style-name="ce1">
            <text:p>0,996984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.13913" table:style-name="ce1">
            <text:p>0,13913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6027" table:style-name="ce2">
            <text:p>1661175666027</text:p>
          </table:table-cell>
          <table:table-cell office:value-type="date" office:date-value="2022-08-22T13:41:06" table:formula="of:=[.J1375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464E-2" table:style-name="ce1">
            <text:p>0,01464</text:p>
          </table:table-cell>
          <table:table-cell office:value-type="float" office:value="4.8799999999999998E-3" table:style-name="ce1">
            <text:p>0,00488</text:p>
          </table:table-cell>
          <table:table-cell office:value-type="float" office:value="0.99942399999999998" table:style-name="ce1">
            <text:p>0,999424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6085" table:style-name="ce2">
            <text:p>1661175666085</text:p>
          </table:table-cell>
          <table:table-cell office:value-type="date" office:date-value="2022-08-22T13:41:06" table:formula="of:=[.J1376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664000000000001E-2" table:style-name="ce1">
            <text:p>0,013664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7" table:style-name="ce1">
            <text:p>0,7</text:p>
          </table:table-cell>
          <table:table-cell office:value-type="float" office:value="-4.34" table:style-name="ce1">
            <text:p>-4,34</text:p>
          </table:table-cell>
          <table:table-cell office:value-type="float" office:value="-2.31" table:style-name="ce1">
            <text:p>-2,3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20869599999999999" table:style-name="ce1">
            <text:p>-0,208696</text:p>
          </table:table-cell>
          <table:table-cell office:value-type="float" office:value="1661175666142" table:style-name="ce2">
            <text:p>1661175666142</text:p>
          </table:table-cell>
          <table:table-cell office:value-type="date" office:date-value="2022-08-22T13:41:06" table:formula="of:=[.J1377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41" table:style-name="ce1">
            <text:p>-4,41</text:p>
          </table:table-cell>
          <table:table-cell office:value-type="float" office:value="-2.1" table:style-name="ce1">
            <text:p>-2,1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6229" table:style-name="ce2">
            <text:p>1661175666229</text:p>
          </table:table-cell>
          <table:table-cell office:value-type="date" office:date-value="2022-08-22T13:41:06" table:formula="of:=[.J1378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8055999999999999E-2" table:style-name="ce1">
            <text:p>0,018056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893600000000005" table:style-name="ce1">
            <text:p>0,998936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-4.55" table:style-name="ce1">
            <text:p>-4,55</text:p>
          </table:table-cell>
          <table:table-cell office:value-type="float" office:value="-2.0299999999999998" table:style-name="ce1">
            <text:p>-2,03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6288" table:style-name="ce2">
            <text:p>1661175666288</text:p>
          </table:table-cell>
          <table:table-cell office:value-type="date" office:date-value="2022-08-22T13:41:06" table:formula="of:=[.J1379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616E-2" table:style-name="ce1">
            <text:p>0,015616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31" table:style-name="ce1">
            <text:p>-2,31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6346" table:style-name="ce2">
            <text:p>1661175666346</text:p>
          </table:table-cell>
          <table:table-cell office:value-type="date" office:date-value="2022-08-22T13:41:06" table:formula="of:=[.J1380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3176E-2" table:style-name="ce1">
            <text:p>0,013176</text:p>
          </table:table-cell>
          <table:table-cell office:value-type="float" office:value="7.3200000000000001E-3" table:style-name="ce1">
            <text:p>0,00732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31" table:style-name="ce1">
            <text:p>-2,31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0" table:style-name="ce1">
            <text:p>0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6405" table:style-name="ce2">
            <text:p>1661175666405</text:p>
          </table:table-cell>
          <table:table-cell office:value-type="date" office:date-value="2022-08-22T13:41:06" table:formula="of:=[.J1381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7.8079999999999998E-3" table:style-name="ce1">
            <text:p>0,00780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0.13913" table:style-name="ce1">
            <text:p>0,13913</text:p>
          </table:table-cell>
          <table:table-cell office:value-type="float" office:value="-6.9565000000000002E-2" table:style-name="ce1">
            <text:p>-0,069565</text:p>
          </table:table-cell>
          <table:table-cell office:value-type="float" office:value="1661175666492" table:style-name="ce2">
            <text:p>1661175666492</text:p>
          </table:table-cell>
          <table:table-cell office:value-type="date" office:date-value="2022-08-22T13:41:06" table:formula="of:=[.J1382]/86400000+DATE(1970;1;1)" table:style-name="ce3">
            <text:p>2022-08-22 13:41:06:416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2688E-2" table:style-name="ce1">
            <text:p>0,012688</text:p>
          </table:table-cell>
          <table:table-cell office:value-type="float" office:value="8.7840000000000001E-3" table:style-name="ce1">
            <text:p>0,008784</text:p>
          </table:table-cell>
          <table:table-cell office:value-type="float" office:value="0.996008" table:style-name="ce1">
            <text:p>0,996008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1" table:style-name="ce1">
            <text:p>-2,1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0.34782600000000002" table:style-name="ce1">
            <text:p>0,347826</text:p>
          </table:table-cell>
          <table:table-cell office:value-type="float" office:value="-0.27826099999999998" table:style-name="ce1">
            <text:p>-0,278261</text:p>
          </table:table-cell>
          <table:table-cell office:value-type="float" office:value="1661175666550" table:style-name="ce2">
            <text:p>1661175666550</text:p>
          </table:table-cell>
          <table:table-cell office:value-type="date" office:date-value="2022-08-22T13:41:06" table:formula="of:=[.J1383]/86400000+DATE(1970;1;1)" table:style-name="ce3">
            <text:p>2022-08-22 13:41:07:4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5128000000000001E-2" table:style-name="ce1">
            <text:p>0,015128</text:p>
          </table:table-cell>
          <table:table-cell office:value-type="float" office:value="8.2959999999999996E-3" table:style-name="ce1">
            <text:p>0,008296</text:p>
          </table:table-cell>
          <table:table-cell office:value-type="float" office:value="0.99551999999999996" table:style-name="ce1">
            <text:p>0,9955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13913" table:style-name="ce1">
            <text:p>0,13913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6608" table:style-name="ce2">
            <text:p>1661175666608</text:p>
          </table:table-cell>
          <table:table-cell office:value-type="date" office:date-value="2022-08-22T13:41:06" table:formula="of:=[.J1384]/86400000+DATE(1970;1;1)" table:style-name="ce3">
            <text:p>2022-08-22 13:41:07:4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591999999999999E-2" table:style-name="ce1">
            <text:p>0,016592</text:p>
          </table:table-cell>
          <table:table-cell office:value-type="float" office:value="5.8560000000000001E-3" table:style-name="ce1">
            <text:p>0,005856</text:p>
          </table:table-cell>
          <table:table-cell office:value-type="float" office:value="0.99307999999999996" table:style-name="ce1">
            <text:p>0,99308</text:p>
          </table:table-cell>
          <table:table-cell office:value-type="float" office:value="0.63" table:style-name="ce1">
            <text:p>0,63</text:p>
          </table:table-cell>
          <table:table-cell office:value-type="float" office:value="-4.55" table:style-name="ce1">
            <text:p>-4,55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13913" table:style-name="ce1">
            <text:p>0,13913</text:p>
          </table:table-cell>
          <table:table-cell office:value-type="float" office:value="0" table:style-name="ce1">
            <text:p>0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1661175666666" table:style-name="ce2">
            <text:p>1661175666666</text:p>
          </table:table-cell>
          <table:table-cell office:value-type="date" office:date-value="2022-08-22T13:41:06" table:formula="of:=[.J1385]/86400000+DATE(1970;1;1)" table:style-name="ce3">
            <text:p>2022-08-22 13:41:07:4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6104E-2" table:style-name="ce1">
            <text:p>0,016104</text:p>
          </table:table-cell>
          <table:table-cell office:value-type="float" office:value="1.1224E-2" table:style-name="ce1">
            <text:p>0,011224</text:p>
          </table:table-cell>
          <table:table-cell office:value-type="float" office:value="0.99503200000000003" table:style-name="ce1">
            <text:p>0,995032</text:p>
          </table:table-cell>
          <table:table-cell office:value-type="float" office:value="0.63" table:style-name="ce1">
            <text:p>0,63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" table:style-name="ce1">
            <text:p>-2,1</text:p>
          </table:table-cell>
          <table:table-cell office:value-type="float" office:value="0.13913" table:style-name="ce1">
            <text:p>0,13913</text:p>
          </table:table-cell>
          <table:table-cell office:value-type="float" office:value="0.27826099999999998" table:style-name="ce1">
            <text:p>0,278261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6754" table:style-name="ce2">
            <text:p>1661175666754</text:p>
          </table:table-cell>
          <table:table-cell office:value-type="date" office:date-value="2022-08-22T13:41:06" table:formula="of:=[.J1386]/86400000+DATE(1970;1;1)" table:style-name="ce3">
            <text:p>2022-08-22 13:41:07:4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0248E-2" table:style-name="ce1">
            <text:p>0,010248</text:p>
          </table:table-cell>
          <table:table-cell office:value-type="float" office:value="4.3920000000000001E-3" table:style-name="ce1">
            <text:p>0,004392</text:p>
          </table:table-cell>
          <table:table-cell office:value-type="float" office:value="1.0018640000000001" table:style-name="ce1">
            <text:p>1,001864</text:p>
          </table:table-cell>
          <table:table-cell office:value-type="float" office:value="0.49" table:style-name="ce1">
            <text:p>0,49</text:p>
          </table:table-cell>
          <table:table-cell office:value-type="float" office:value="-4.55" table:style-name="ce1">
            <text:p>-4,55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6811" table:style-name="ce2">
            <text:p>1661175666811</text:p>
          </table:table-cell>
          <table:table-cell office:value-type="date" office:date-value="2022-08-22T13:41:06" table:formula="of:=[.J1387]/86400000+DATE(1970;1;1)" table:style-name="ce3">
            <text:p>2022-08-22 13:41:07:4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9.2720000000000007E-3" table:style-name="ce1">
            <text:p>0,009272</text:p>
          </table:table-cell>
          <table:table-cell office:value-type="float" office:value="0.99356800000000001" table:style-name="ce1">
            <text:p>0,993568</text:p>
          </table:table-cell>
          <table:table-cell office:value-type="float" office:value="0.7" table:style-name="ce1">
            <text:p>0,7</text:p>
          </table:table-cell>
          <table:table-cell office:value-type="float" office:value="-4.4800000000000004" table:style-name="ce1">
            <text:p>-4,48</text:p>
          </table:table-cell>
          <table:table-cell office:value-type="float" office:value="-2.17" table:style-name="ce1">
            <text:p>-2,17</text:p>
          </table:table-cell>
          <table:table-cell office:value-type="float" office:value="0" table:style-name="ce1">
            <text:p>0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34782600000000002" table:style-name="ce1">
            <text:p>-0,347826</text:p>
          </table:table-cell>
          <table:table-cell office:value-type="float" office:value="1661175666869" table:style-name="ce2">
            <text:p>1661175666869</text:p>
          </table:table-cell>
          <table:table-cell office:value-type="date" office:date-value="2022-08-22T13:41:06" table:formula="of:=[.J1388]/86400000+DATE(1970;1;1)" table:style-name="ce3">
            <text:p>2022-08-22 13:41:07:417</text:p>
          </table:table-cell>
          <table:table-cell table:number-columns-repeated="16373"/>
        </table:table-row>
        <table:table-row table:style-name="ro1" table:visibility="filter">
          <table:table-cell office:value-type="float" office:value="1.1224E-2" table:style-name="ce1">
            <text:p>0,011224</text:p>
          </table:table-cell>
          <table:table-cell office:value-type="float" office:value="1.0248E-2" table:style-name="ce1">
            <text:p>0,010248</text:p>
          </table:table-cell>
          <table:table-cell office:value-type="float" office:value="0.99747200000000003" table:style-name="ce1">
            <text:p>0,997472</text:p>
          </table:table-cell>
          <table:table-cell office:value-type="float" office:value="0.49" table:style-name="ce1">
            <text:p>0,49</text:p>
          </table:table-cell>
          <table:table-cell office:value-type="float" office:value="-4.2699999999999996" table:style-name="ce1">
            <text:p>-4,27</text:p>
          </table:table-cell>
          <table:table-cell office:value-type="float" office:value="-2.17" table:style-name="ce1">
            <text:p>-2,17</text:p>
          </table:table-cell>
          <table:table-cell office:value-type="float" office:value="6.9565000000000002E-2" table:style-name="ce1">
            <text:p>0,069565</text:p>
          </table:table-cell>
          <table:table-cell office:value-type="float" office:value="0.20869599999999999" table:style-name="ce1">
            <text:p>0,208696</text:p>
          </table:table-cell>
          <table:table-cell office:value-type="float" office:value="-0.13913" table:style-name="ce1">
            <text:p>-0,13913</text:p>
          </table:table-cell>
          <table:table-cell office:value-type="float" office:value="1661175666928" table:style-name="ce2">
            <text:p>1661175666928</text:p>
          </table:table-cell>
          <table:table-cell office:value-type="date" office:date-value="2022-08-22T13:41:06" table:formula="of:=[.J1389]/86400000+DATE(1970;1;1)" table:style-name="ce3">
            <text:p>2022-08-22 13:41:07:417</text:p>
          </table:table-cell>
          <table:table-cell table:number-columns-repeated="16373"/>
        </table:table-row>
        <table:table-row table:number-rows-repeated="1047187" table:style-name="ro1">
          <table:table-cell table:number-columns-repeated="16384"/>
        </table:table-row>
      </table:table>
      <table:table table:name="topicdata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6378" table:default-cell-style-name="ce1"/>
        <table:table-row table:style-name="ro1">
          <table:table-cell office:value-type="string" table:style-name="ce1">
            <text:p>topic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tation</text:p>
          </table:table-cell>
          <table:table-cell office:value-type="string" table:style-name="ce1">
            <text:p>ts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mp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po</text:p>
          </table:table-cell>
          <table:table-cell office:value-type="string" table:style-name="ce1">
            <text:p>2022-08-22T13:39:43.343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45.674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39:46.149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39:46.252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dsi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39:46.309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39:46.149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39:46.43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46.464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39:46.252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46.49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39:46.551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dsi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39:46.309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39:46.591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39:46.43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46.464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46.49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39:46.551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39:46.591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39:48.963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39:49.234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39:49.25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39:49.234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39:49.250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0.183Z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0.284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1.442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mp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po</text:p>
          </table:table-cell>
          <table:table-cell office:value-type="string" table:style-name="ce1">
            <text:p>2022-08-22T13:39:53.430Z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3.496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ds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39:54.62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39:54.642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ds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39:54.62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39:54.642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4.896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4.909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4.896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4.909Z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5.775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6.617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6.635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6.617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6.635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7.004Z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7.732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39:59.07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39:59.278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39:59.324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39:59.278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9.389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39:59.324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9.41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9.389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39:59.41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0.498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0.657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0.498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0.657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2.004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2.019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2.004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2.019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2.504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mp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po</text:p>
          </table:table-cell>
          <table:table-cell office:value-type="string" table:style-name="ce1">
            <text:p>2022-08-22T13:40:03.448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5.846Z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f/i/nfc/ds</text:p>
          </table:table-cell>
          <table:table-cell table:number-columns-repeated="4" table:style-name="ce1"/>
          <table:table-cell office:value-type="string" table:style-name="ce1">
            <text:p>2022-08-22T13:40:06.193Z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f/i/nfc/ds</text:p>
          </table:table-cell>
          <table:table-cell table:number-columns-repeated="4" table:style-name="ce1"/>
          <table:table-cell office:value-type="string" table:style-name="ce1">
            <text:p>2022-08-22T13:40:08.853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08.95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08.993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08.96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08.950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9.055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09.051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08.993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40:09.162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08.966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09.055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09.350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09.051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09.391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40:09.162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09.350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09.391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10.67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10.685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10.67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10.685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11.708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11.81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11.708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11.810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mp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po</text:p>
          </table:table-cell>
          <table:table-cell office:value-type="string" table:style-name="ce1">
            <text:p>2022-08-22T13:40:13.463Z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15.953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17.659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17.68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17.659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17.686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18.87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40:19.246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19.430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19.475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40:19.246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19.430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19.475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mp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po</text:p>
          </table:table-cell>
          <table:table-cell office:value-type="string" table:style-name="ce1">
            <text:p>2022-08-22T13:40:23.653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26.215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40:29.470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29.571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29.602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29.571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29.602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mp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po</text:p>
          </table:table-cell>
          <table:table-cell office:value-type="string" table:style-name="ce1">
            <text:p>2022-08-22T13:40:33.674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36.233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37.972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38.090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38.107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38.090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38.177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38.107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38.177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40:39.530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39.635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39.652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39.635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39.652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mp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po</text:p>
          </table:table-cell>
          <table:table-cell office:value-type="string" table:style-name="ce1">
            <text:p>2022-08-22T13:40:43.734Z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46.348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47.074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47.175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47.074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47.371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47.647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47.175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47.697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47.75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47.371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47.811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47.866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vg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47.647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47.904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47.95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47.697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47.75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47.811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47.86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i</text:p>
          </table:table-cell>
          <table:table-cell office:value-type="string" table:style-name="ce1">
            <text:p>2022-08-22T13:40:47.904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ds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so</text:p>
          </table:table-cell>
          <table:table-cell office:value-type="string" table:style-name="ce1">
            <text:p>2022-08-22T13:40:47.95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40:49.551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49.671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49.690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40:49.551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49.671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49.690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mp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po</text:p>
          </table:table-cell>
          <table:table-cell office:value-type="string" table:style-name="ce1">
            <text:p>2022-08-22T13:40:53.754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0:56.362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40:59.605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59.724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59.755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0:59.724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0:59.755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2.263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2.28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2.263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2.286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mp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po</text:p>
          </table:table-cell>
          <table:table-cell office:value-type="string" table:style-name="ce1">
            <text:p>2022-08-22T13:41:03.768Z</text:p>
          </table:table-cell>
          <table:table-cell table:number-columns-repeated="16378"/>
        </table:table-row>
        <table:table-row table:number-rows-repeated="2" table:style-name="ro1" table:visibility="filter">
          <table:table-cell office:value-type="string" table:style-name="ce1">
            <text:p>f/i/state/vg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gr</text:p>
          </table:table-cell>
          <table:table-cell office:value-type="string" table:style-name="ce1">
            <text:p>2022-08-22T13:41:06.378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9.335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9.40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9.45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9.568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9.335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ate/hb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9.40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41:09.688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1:09.758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9.816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9.456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1:09.851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9.568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sl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d</text:p>
          </table:table-cell>
          <table:table-cell office:value-type="string" table:style-name="ce1">
            <text:p>2022-08-22T13:41:09.688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1:09.758Z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f/i/state/hbw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bw</text:p>
          </table:table-cell>
          <table:table-cell office:value-type="string" table:style-name="ce1">
            <text:p>2022-08-22T13:41:09.816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/i/stock</text:p>
          </table:table-cell>
          <table:table-cell table:number-columns-repeated="4" table:style-name="ce1"/>
          <table:table-cell office:value-type="string" table:style-name="ce1">
            <text:p>2022-08-22T13:41:09.851Z</text:p>
          </table:table-cell>
          <table:table-cell table:number-columns-repeated="16378"/>
        </table:table-row>
        <table:table-row table:number-rows-repeated="1048361" table:style-name="ro1">
          <table:table-cell table:number-columns-repeated="16384"/>
        </table:table-row>
      </table:table>
      <table:table table:name="Tabelle1" table:style-name="ta2">
        <table:table-column table:style-name="co1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einlagerungdatatest.A1:einlagerungdatatest.K1389" table:name="einlagerungdatatest" table:display-filter-buttons="true" table:on-update-keep-size="false" table:on-update-keep-styles="true" table:refresh-delay="false">
          <table:database-source-sql table:database-name="Provider=Microsoft.Mashup.OleDb.1;Data Source=$Workbook$;Location=einlagerungdatatest;Extended Properties=&quot;&quot;" table:sql-statement="SELECT * FROM [einlagerungdatatest]"/>
          <table:filter>
            <table:filter-and>
              <table:filter-condition table:field-number="9" table:value="1661175586000" table:operator="&gt;=" table:data-type="number"/>
              <table:filter-condition table:field-number="9" table:value="1661175588000" table:operator="&lt;=" table:data-type="number"/>
            </table:filter-and>
          </table:filter>
        </table:database-range>
        <table:database-range table:target-range-address="topicdata.A1:topicdata.F215" table:name="einlagerung_alex_1" table:display-filter-buttons="true">
          <table:filter>
            <table:filter-or>
              <table:filter-condition table:field-number="1" table:value="1" table:operator="="/>
              <table:filter-condition table:field-number="1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:</number:text>
      <number:minutes/>
      <number:seconds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Alexander Klüsener</meta:initial-creator>
    <dc:creator>Alexander Klüsener</dc:creator>
    <meta:creation-date>2022-08-22T15:18:32Z</meta:creation-date>
    <dc:date>2022-08-25T13:29:58Z</dc:date>
    <meta:editing-duration>PT0S</meta:editing-duration>
  </office:meta>
</office:document-meta>
</file>